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Calibri" fo:font-size="11pt" style:font-name-asian="Calibri" style:font-size-asian="11pt" style:font-name-complex="Calibri" style:font-size-complex="11pt"/>
    </style:style>
    <style:style style:name="T4_2" style:family="text">
      <style:text-properties style:font-name="Calibri" fo:font-size="11pt" style:font-name-asian="Calibri" style:font-size-asian="11pt" style:font-name-complex="Calibri" style:font-size-complex="11pt"/>
    </style:style>
    <style:style style:name="T4_3" style:family="text">
      <style:text-properties style:font-name="Calibri" fo:font-size="11pt" style:font-name-asian="Calibri" style:font-size-asian="11pt" style:font-name-complex="Calibri" style:font-size-complex="11pt"/>
    </style:style>
    <style:style style:name="T4_4" style:family="text">
      <style:text-properties style:font-name="Calibri" fo:font-size="11pt" style:font-name-asian="Calibri" style:font-size-asian="11pt" style:font-name-complex="Calibri" style:font-size-complex="11pt"/>
    </style:style>
    <style:style style:name="T4_5" style:family="text">
      <style:text-properties style:font-name="Calibri" fo:font-size="11pt" style:font-name-asian="Calibri" style:font-size-asian="11pt" style:font-name-complex="Calibri" style:font-size-complex="11pt"/>
    </style:style>
    <style:style style:name="T4_6" style:family="text">
      <style:text-properties style:font-name="Calibri" fo:font-size="11pt" style:font-name-asian="Calibri" style:font-size-asian="11pt" style:font-name-complex="Calibri" style:font-size-complex="11pt"/>
    </style:style>
    <style:style style:name="T4_7" style:family="text">
      <style:text-properties style:font-name="Calibri" fo:font-size="11pt" style:font-name-asian="Calibri" style:font-size-asian="11pt" style:font-name-complex="Calibri" style:font-size-complex="11pt"/>
    </style:style>
    <style:style style:name="T4_8" style:family="text">
      <style:text-properties style:font-name="Calibri" fo:font-size="11pt" style:font-name-asian="Calibri" style:font-size-asian="11pt" style:font-name-complex="Calibri" style:font-size-complex="11pt"/>
    </style:style>
    <style:style style:name="T4_9" style:family="text">
      <style:text-properties style:font-name="Calibri" fo:font-size="11pt" style:font-name-asian="Calibri" style:font-size-asian="11pt" style:font-name-complex="Calibri" style:font-size-complex="11pt"/>
    </style:style>
    <style:style style:name="T4_10" style:family="text">
      <style:text-properties style:font-name="Calibri" fo:font-size="11pt" style:font-name-asian="Calibri" style:font-size-asian="11pt" style:font-name-complex="Calibri" style:font-size-complex="11pt"/>
    </style:style>
    <style:style style:name="T4_11" style:family="text">
      <style:text-properties style:font-name="Calibri" fo:font-size="11pt" style:font-name-asian="Calibri" style:font-size-asian="11pt" style:font-name-complex="Calibri" style:font-size-complex="11pt"/>
    </style:style>
    <style:style style:name="T4_12" style:family="text">
      <style:text-properties style:font-name="Calibri" fo:font-size="11pt" style:font-name-asian="Calibri" style:font-size-asian="11pt" style:font-name-complex="Calibri" style:font-size-complex="11pt"/>
    </style:style>
    <style:style style:name="T4_13" style:family="text">
      <style:text-properties style:font-name="Calibri" fo:font-size="11pt" style:font-name-asian="Calibri" style:font-size-asian="11pt" style:font-name-complex="Calibri" style:font-size-complex="11pt"/>
    </style:style>
    <style:style style:name="T4_14" style:family="text">
      <style:text-properties style:font-name="Calibri" fo:font-size="11pt" style:font-name-asian="Calibri" style:font-size-asian="11pt" style:font-name-complex="Calibri" style:font-size-complex="11pt"/>
    </style:style>
    <style:style style:name="T4_15" style:family="text"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Calibri" fo:font-size="11pt" style:font-name-asian="Calibri" style:font-size-asian="11pt" style:font-name-complex="Calibri" style:font-size-complex="11pt"/>
    </style:style>
    <style:style style:name="T5_2" style:family="text">
      <style:text-properties style:font-name="Calibri" fo:font-size="11pt" style:font-name-asian="Calibri" style:font-size-asian="11pt" style:font-name-complex="Calibri" style:font-size-complex="11pt"/>
    </style:style>
    <style:style style:name="T5_3" style:family="text">
      <style:text-properties style:font-name="Calibri" fo:font-size="11pt" style:font-name-asian="Calibri" style:font-size-asian="11pt" style:font-name-complex="Calibri" style:font-size-complex="11pt"/>
    </style:style>
    <style:style style:name="T5_4" style:family="text">
      <style:text-properties style:font-name="Calibri" fo:font-size="11pt" style:font-name-asian="Calibri" style:font-size-asian="11pt" style:font-name-complex="Calibri" style:font-size-complex="11pt"/>
    </style:style>
    <style:style style:name="T5_5" style:family="text">
      <style:text-properties style:font-name="Calibri" fo:font-size="11pt" style:font-name-asian="Calibri" style:font-size-asian="11pt" style:font-name-complex="Calibri" style:font-size-complex="11pt"/>
    </style:style>
    <style:style style:name="T5_6" style:family="text">
      <style:text-properties style:font-name="Calibri" fo:font-size="11pt" style:font-name-asian="Calibri" style:font-size-asian="11pt" style:font-name-complex="Calibri" style:font-size-complex="11pt"/>
    </style:style>
    <style:style style:name="T5_7" style:family="text">
      <style:text-properties style:font-name="Calibri" fo:font-size="11pt" style:font-name-asian="Calibri" style:font-size-asian="11pt" style:font-name-complex="Calibri" style:font-size-complex="11pt"/>
    </style:style>
    <style:style style:name="T5_8" style:family="text">
      <style:text-properties style:font-name="Calibri" fo:font-size="11pt" style:font-name-asian="Calibri" style:font-size-asian="11pt" style:font-name-complex="Calibri" style:font-size-complex="11pt"/>
    </style:style>
    <style:style style:name="T5_9" style:family="text">
      <style:text-properties style:font-name="Calibri" fo:font-size="11pt" style:font-name-asian="Calibri" style:font-size-asian="11pt" style:font-name-complex="Calibri" style:font-size-complex="11pt"/>
    </style:style>
    <style:style style:name="T5_10" style:family="text">
      <style:text-properties style:font-name="Calibri" fo:font-size="11pt" style:font-name-asian="Calibri" style:font-size-asian="11pt" style:font-name-complex="Calibri" style:font-size-complex="11pt"/>
    </style:style>
    <style:style style:name="T5_11" style:family="text">
      <style:text-properties style:font-name="Calibri" fo:font-size="11pt" style:font-name-asian="Calibri" style:font-size-asian="11pt" style:font-name-complex="Calibri" style:font-size-complex="11pt"/>
    </style:style>
    <style:style style:name="T5_12" style:family="text">
      <style:text-properties style:font-name="Calibri" fo:font-size="11pt" style:font-name-asian="Calibri" style:font-size-asian="11pt" style:font-name-complex="Calibri" style:font-size-complex="11pt"/>
    </style:style>
    <style:style style:name="T5_13" style:family="text">
      <style:text-properties style:font-name="Calibri" fo:font-size="11pt" style:font-name-asian="Calibri" style:font-size-asian="11pt" style:font-name-complex="Calibri" style:font-size-complex="11pt"/>
    </style:style>
    <style:style style:name="T5_14" style:family="text">
      <style:text-properties style:font-name="Calibri" fo:font-size="11pt" style:font-name-asian="Calibri" style:font-size-asian="11pt" style:font-name-complex="Calibri" style:font-size-complex="11pt"/>
    </style:style>
    <style:style style:name="T5_15" style:family="text">
      <style:text-properties style:font-name="Calibri" fo:font-size="11pt" style:font-name-asian="Calibri" style:font-size-asian="11pt" style:font-name-complex="Calibri" style:font-size-complex="11pt"/>
    </style:style>
    <style:style style:name="T5_16" style:family="text">
      <style:text-properties style:font-name="Calibri" fo:font-size="11pt" style:font-name-asian="Calibri" style:font-size-asian="11pt" style:font-name-complex="Calibri" style:font-size-complex="11pt"/>
    </style:style>
    <style:style style:name="T5_17" style:family="text">
      <style:text-properties style:font-name="Calibri" fo:font-size="11pt" style:font-name-asian="Calibri" style:font-size-asian="11pt" style:font-name-complex="Calibri" style:font-size-complex="11pt"/>
    </style:style>
    <style:style style:name="T5_18" style:family="text">
      <style:text-properties style:font-name="Calibri" fo:font-size="11pt" style:font-name-asian="Calibri" style:font-size-asian="11pt" style:font-name-complex="Calibri" style:font-size-complex="11pt"/>
    </style:style>
    <style:style style:name="T5_19" style:family="text">
      <style:text-properties style:font-name="Calibri" fo:font-size="11pt" style:font-name-asian="Calibri" style:font-size-asian="11pt" style:font-name-complex="Calibri" style:font-size-complex="11pt"/>
    </style:style>
    <style:style style:name="T5_20" style:family="text">
      <style:text-properties style:font-name="Calibri" fo:font-size="11pt" style:font-name-asian="Calibri" style:font-size-asian="11pt" style:font-name-complex="Calibri" style:font-size-complex="11pt"/>
    </style:style>
    <style:style style:name="T5_21" style:family="text">
      <style:text-properties style:font-name="Calibri" fo:font-size="11pt" style:font-name-asian="Calibri" style:font-size-asian="11pt" style:font-name-complex="Calibri" style:font-size-complex="11pt"/>
    </style:style>
    <style:style style:name="T5_22" style:family="text">
      <style:text-properties style:font-name="Calibri" fo:font-size="11pt" style:font-name-asian="Calibri" style:font-size-asian="11pt" style:font-name-complex="Calibri" style:font-size-complex="11pt"/>
    </style:style>
    <style:style style:name="T5_23" style:family="text">
      <style:text-properties style:font-name="Calibri" fo:font-size="11pt" style:font-name-asian="Calibri" style:font-size-asian="11pt" style:font-name-complex="Calibri" style:font-size-complex="11pt"/>
    </style:style>
    <style:style style:name="T5_24" style:family="text">
      <style:text-properties style:font-name="Calibri" fo:font-size="11pt" style:font-name-asian="Calibri" style:font-size-asian="11pt" style:font-name-complex="Calibri" style:font-size-complex="11pt"/>
    </style:style>
    <style:style style:name="T5_25" style:family="text">
      <style:text-properties style:font-name="Calibri" fo:font-size="11pt" style:font-name-asian="Calibri" style:font-size-asian="11pt" style:font-name-complex="Calibri" style:font-size-complex="11pt"/>
    </style:style>
    <style:style style:name="T5_26" style:family="text">
      <style:text-properties style:font-name="Calibri" fo:font-size="11pt" style:font-name-asian="Calibri" style:font-size-asian="11pt" style:font-name-complex="Calibri" style:font-size-complex="11pt"/>
    </style:style>
    <style:style style:name="T5_27" style:family="text">
      <style:text-properties style:font-name="Calibri" fo:font-size="11pt" style:font-name-asian="Calibri" style:font-size-asian="11pt" style:font-name-complex="Calibri" style:font-size-complex="11pt"/>
    </style:style>
    <style:style style:name="T5_28" style:family="text">
      <style:text-properties style:font-name="Calibri" fo:font-size="11pt" style:font-name-asian="Calibri" style:font-size-asian="11pt" style:font-name-complex="Calibri" style:font-size-complex="11pt"/>
    </style:style>
    <style:style style:name="T5_29" style:family="text">
      <style:text-properties style:font-name="Calibri" fo:font-size="11pt" style:font-name-asian="Calibri" style:font-size-asian="11pt" style:font-name-complex="Calibri" style:font-size-complex="11pt"/>
    </style:style>
    <style:style style:name="T5_30" style:family="text">
      <style:text-properties style:font-name="Calibri" fo:font-size="11pt" style:font-name-asian="Calibri" style:font-size-asian="11pt" style:font-name-complex="Calibri" style:font-size-complex="11pt"/>
    </style:style>
    <style:style style:name="T5_31" style:family="text">
      <style:text-properties style:font-name="Calibri" fo:font-size="11pt" style:font-name-asian="Calibri" style:font-size-asian="11pt" style:font-name-complex="Calibri" style:font-size-complex="11pt"/>
    </style:style>
    <style:style style:name="T5_32" style:family="text">
      <style:text-properties style:font-name="Calibri" fo:font-size="11pt" style:font-name-asian="Calibri" style:font-size-asian="11pt" style:font-name-complex="Calibri" style:font-size-complex="11pt"/>
    </style:style>
    <style:style style:name="T5_33" style:family="text">
      <style:text-properties style:font-name="Calibri" fo:font-size="11pt" style:font-name-asian="Calibri" style:font-size-asian="11pt" style:font-name-complex="Calibri" style:font-size-complex="11pt"/>
    </style:style>
    <style:style style:name="T5_34" style:family="text">
      <style:text-properties style:font-name="Calibri" fo:font-size="11pt" style:font-name-asian="Calibri" style:font-size-asian="11pt" style:font-name-complex="Calibri" style:font-size-complex="11pt"/>
    </style:style>
    <style:style style:name="T5_35" style:family="text">
      <style:text-properties style:font-name="Calibri" fo:font-size="11pt" style:font-name-asian="Calibri" style:font-size-asian="11pt" style:font-name-complex="Calibri" style:font-size-complex="11pt"/>
    </style:style>
    <style:style style:name="T5_36" style:family="text">
      <style:text-properties style:font-name="Calibri" fo:font-size="11pt" style:font-name-asian="Calibri" style:font-size-asian="11pt" style:font-name-complex="Calibri" style:font-size-complex="11pt"/>
    </style:style>
    <style:style style:name="T5_37" style:family="text">
      <style:text-properties style:font-name="Calibri" fo:font-size="11pt" style:font-name-asian="Calibri" style:font-size-asian="11pt" style:font-name-complex="Calibri" style:font-size-complex="11pt"/>
    </style:style>
    <style:style style:name="T5_38" style:family="text">
      <style:text-properties style:font-name="Calibri" fo:font-size="11pt" style:font-name-asian="Calibri" style:font-size-asian="11pt" style:font-name-complex="Calibri" style:font-size-complex="11pt"/>
    </style:style>
    <style:style style:name="T5_39" style:family="text">
      <style:text-properties style:font-name="Calibri" fo:font-size="11pt" style:font-name-asian="Calibri" style:font-size-asian="11pt" style:font-name-complex="Calibri" style:font-size-complex="11pt"/>
    </style:style>
    <style:style style:name="T5_40" style:family="text">
      <style:text-properties style:font-name="Calibri" fo:font-size="11pt" style:font-name-asian="Calibri" style:font-size-asian="11pt" style:font-name-complex="Calibri" style:font-size-complex="11pt"/>
    </style:style>
    <style:style style:name="T5_41" style:family="text">
      <style:text-properties style:font-name="Calibri" fo:font-size="11pt" style:font-name-asian="Calibri" style:font-size-asian="11pt" style:font-name-complex="Calibri" style:font-size-complex="11pt"/>
    </style:style>
    <style:style style:name="T5_42" style:family="text">
      <style:text-properties style:font-name="Calibri" fo:font-size="11pt" style:font-name-asian="Calibri" style:font-size-asian="11pt" style:font-name-complex="Calibri" style:font-size-complex="11pt"/>
    </style:style>
    <style:style style:name="T5_43" style:family="text">
      <style:text-properties style:font-name="Calibri" fo:font-size="11pt" style:font-name-asian="Calibri" style:font-size-asian="11pt" style:font-name-complex="Calibri" style:font-size-complex="11pt"/>
    </style:style>
    <style:style style:name="T5_44" style:family="text">
      <style:text-properties style:font-name="Calibri" fo:font-size="11pt" style:font-name-asian="Calibri" style:font-size-asian="11pt" style:font-name-complex="Calibri" style:font-size-complex="11pt"/>
    </style:style>
    <style:style style:name="T5_45" style:family="text">
      <style:text-properties style:font-name="Calibri" fo:font-size="11pt" style:font-name-asian="Calibri" style:font-size-asian="11pt" style:font-name-complex="Calibri" style:font-size-complex="11pt"/>
    </style:style>
    <style:style style:name="T5_46" style:family="text">
      <style:text-properties style:font-name="Calibri" fo:font-size="11pt" style:font-name-asian="Calibri" style:font-size-asian="11pt" style:font-name-complex="Calibri" style:font-size-complex="11pt"/>
    </style:style>
    <style:style style:name="T5_47" style:family="text">
      <style:text-properties style:font-name="Calibri" fo:font-size="11pt" style:font-name-asian="Calibri" style:font-size-asian="11pt" style:font-name-complex="Calibri" style:font-size-complex="11pt"/>
    </style:style>
    <style:style style:name="T5_48" style:family="text">
      <style:text-properties style:font-name="Calibri" fo:font-size="11pt" style:font-name-asian="Calibri" style:font-size-asian="11pt" style:font-name-complex="Calibri" style:font-size-complex="11pt"/>
    </style:style>
    <style:style style:name="T5_49" style:family="text">
      <style:text-properties style:font-name="Calibri" fo:font-size="11pt" style:font-name-asian="Calibri" style:font-size-asian="11pt" style:font-name-complex="Calibri" style:font-size-complex="11pt"/>
    </style:style>
    <style:style style:name="T5_50" style:family="text">
      <style:text-properties style:font-name="Calibri" fo:font-size="11pt" style:font-name-asian="Calibri" style:font-size-asian="11pt" style:font-name-complex="Calibri" style:font-size-complex="11pt"/>
    </style:style>
    <style:style style:name="T5_51" style:family="text">
      <style:text-properties style:font-name="Calibri" fo:font-size="11pt" style:font-name-asian="Calibri" style:font-size-asian="11pt" style:font-name-complex="Calibri" style:font-size-complex="11pt"/>
    </style:style>
    <style:style style:name="T5_52" style:family="text">
      <style:text-properties style:font-name="Calibri" fo:font-size="11pt" style:font-name-asian="Calibri" style:font-size-asian="11pt" style:font-name-complex="Calibri" style:font-size-complex="11pt"/>
    </style:style>
    <style:style style:name="T5_53" style:family="text">
      <style:text-properties style:font-name="Calibri" fo:font-size="11pt" style:font-name-asian="Calibri" style:font-size-asian="11pt" style:font-name-complex="Calibri" style:font-size-complex="11pt"/>
    </style:style>
    <style:style style:name="T5_54" style:family="text">
      <style:text-properties style:font-name="Calibri" fo:font-size="11pt" style:font-name-asian="Calibri" style:font-size-asian="11pt" style:font-name-complex="Calibri" style:font-size-complex="11pt"/>
    </style:style>
    <style:style style:name="T5_55" style:family="text">
      <style:text-properties style:font-name="Calibri" fo:font-size="11pt" style:font-name-asian="Calibri" style:font-size-asian="11pt" style:font-name-complex="Calibri" style:font-size-complex="11pt"/>
    </style:style>
    <style:style style:name="T5_56" style:family="text"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style:font-name="Calibri" fo:font-size="11pt" style:font-name-asian="Calibri" style:font-size-asian="11pt" style:font-name-complex="Calibri" style:font-size-complex="11pt"/>
    </style:style>
    <style:style style:name="T6_2" style:family="text">
      <style:text-properties style:font-name="Calibri" fo:font-size="11pt" style:font-name-asian="Calibri" style:font-size-asian="11pt" style:font-name-complex="Calibri" style:font-size-complex="11pt"/>
    </style:style>
    <style:style style:name="T6_3" style:family="text">
      <style:text-properties style:font-name="Calibri" fo:font-size="11pt" style:font-name-asian="Calibri" style:font-size-asian="11pt" style:font-name-complex="Calibri" style:font-size-complex="11pt"/>
    </style:style>
    <style:style style:name="T6_4" style:family="text">
      <style:text-properties style:font-name="Calibri" fo:font-size="11pt" style:font-name-asian="Calibri" style:font-size-asian="11pt" style:font-name-complex="Calibri" style:font-size-complex="11pt"/>
    </style:style>
    <style:style style:name="T6_5" style:family="text">
      <style:text-properties style:font-name="Calibri" fo:font-size="11pt" style:font-name-asian="Calibri" style:font-size-asian="11pt" style:font-name-complex="Calibri" style:font-size-complex="11pt"/>
    </style:style>
    <style:style style:name="T6_6" style:family="text">
      <style:text-properties style:font-name="Calibri" fo:font-size="11pt" style:font-name-asian="Calibri" style:font-size-asian="11pt" style:font-name-complex="Calibri" style:font-size-complex="11pt"/>
    </style:style>
    <style:style style:name="T6_7" style:family="text">
      <style:text-properties style:font-name="Calibri" fo:font-size="11pt" style:font-name-asian="Calibri" style:font-size-asian="11pt" style:font-name-complex="Calibri" style:font-size-complex="11pt"/>
    </style:style>
    <style:style style:name="T6_8" style:family="text">
      <style:text-properties style:font-name="Calibri" fo:font-size="11pt" style:font-name-asian="Calibri" style:font-size-asian="11pt" style:font-name-complex="Calibri" style:font-size-complex="11pt"/>
    </style:style>
    <style:style style:name="T6_9" style:family="text">
      <style:text-properties style:font-name="Calibri" fo:font-size="11pt" style:font-name-asian="Calibri" style:font-size-asian="11pt" style:font-name-complex="Calibri" style:font-size-complex="11pt"/>
    </style:style>
    <style:style style:name="T6_10" style:family="text">
      <style:text-properties style:font-name="Calibri" fo:font-size="11pt" style:font-name-asian="Calibri" style:font-size-asian="11pt" style:font-name-complex="Calibri" style:font-size-complex="11pt"/>
    </style:style>
    <style:style style:name="T6_11" style:family="text">
      <style:text-properties style:font-name="Calibri" fo:font-size="11pt" style:font-name-asian="Calibri" style:font-size-asian="11pt" style:font-name-complex="Calibri" style:font-size-complex="11pt"/>
    </style:style>
    <style:style style:name="T6_12" style:family="text">
      <style:text-properties style:font-name="Calibri" fo:font-size="11pt" style:font-name-asian="Calibri" style:font-size-asian="11pt" style:font-name-complex="Calibri" style:font-size-complex="11pt"/>
    </style:style>
    <style:style style:name="T6_13" style:family="text">
      <style:text-properties style:font-name="Calibri" fo:font-size="11pt" style:font-name-asian="Calibri" style:font-size-asian="11pt" style:font-name-complex="Calibri" style:font-size-complex="11pt"/>
    </style:style>
    <style:style style:name="T6_14" style:family="text">
      <style:text-properties style:font-name="Calibri" fo:font-size="11pt" style:font-name-asian="Calibri" style:font-size-asian="11pt" style:font-name-complex="Calibri" style:font-size-complex="11pt"/>
    </style:style>
    <style:style style:name="T6_15" style:family="text">
      <style:text-properties style:font-name="Calibri" fo:font-size="11pt" style:font-name-asian="Calibri" style:font-size-asian="11pt" style:font-name-complex="Calibri" style:font-size-complex="11pt"/>
    </style:style>
    <style:style style:name="T6_16" style:family="text">
      <style:text-properties style:font-name="Calibri" fo:font-size="11pt" style:font-name-asian="Calibri" style:font-size-asian="11pt" style:font-name-complex="Calibri" style:font-size-complex="11pt"/>
    </style:style>
    <style:style style:name="T6_17" style:family="text">
      <style:text-properties style:font-name="Calibri" fo:font-size="11pt" style:font-name-asian="Calibri" style:font-size-asian="11pt" style:font-name-complex="Calibri" style:font-size-complex="11pt"/>
    </style:style>
    <style:style style:name="T6_18" style:family="text">
      <style:text-properties style:font-name="Calibri" fo:font-size="11pt" style:font-name-asian="Calibri" style:font-size-asian="11pt" style:font-name-complex="Calibri" style:font-size-complex="11pt"/>
    </style:style>
    <style:style style:name="T6_19" style:family="text">
      <style:text-properties style:font-name="Calibri" fo:font-size="11pt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Calibri" fo:font-size="11pt" style:font-name-asian="Calibri" style:font-size-asian="11pt" style:font-name-complex="Calibri" style:font-size-complex="11pt"/>
    </style:style>
    <style:style style:name="T8_2" style:family="text">
      <style:text-properties style:font-name="Calibri" fo:font-size="11pt" style:font-name-asian="Calibri" style:font-size-asian="11pt" style:font-name-complex="Calibri" style:font-size-complex="11pt"/>
    </style:style>
    <style:style style:name="T8_3" style:family="text">
      <style:text-properties style:font-name="Calibri" fo:font-size="11pt" style:font-name-asian="Calibri" style:font-size-asian="11pt" style:font-name-complex="Calibri" style:font-size-complex="11pt"/>
    </style:style>
    <style:style style:name="T8_4" style:family="text">
      <style:text-properties style:font-name="Calibri" fo:font-size="11pt" style:font-name-asian="Calibri" style:font-size-asian="11pt" style:font-name-complex="Calibri" style:font-size-complex="11pt"/>
    </style:style>
    <style:style style:name="T8_5" style:family="text">
      <style:text-properties style:font-name="Calibri" fo:font-size="11pt" style:font-name-asian="Calibri" style:font-size-asian="11pt" style:font-name-complex="Calibri" style:font-size-complex="11pt"/>
    </style:style>
    <style:style style:name="T8_6" style:family="text">
      <style:text-properties style:font-name="Calibri" fo:font-size="11pt" style:font-name-asian="Calibri" style:font-size-asian="11pt" style:font-name-complex="Calibri" style:font-size-complex="11pt"/>
    </style:style>
    <style:style style:name="T8_7" style:family="text">
      <style:text-properties style:font-name="Calibri" fo:font-size="11pt" style:font-name-asian="Calibri" style:font-size-asian="11pt" style:font-name-complex="Calibri" style:font-size-complex="11pt"/>
    </style:style>
    <style:style style:name="T8_8" style:family="text">
      <style:text-properties style:font-name="Calibri" fo:font-size="11pt" style:font-name-asian="Calibri" style:font-size-asian="11pt" style:font-name-complex="Calibri" style:font-size-complex="11pt"/>
    </style:style>
    <style:style style:name="T8_9" style:family="text">
      <style:text-properties style:font-name="Calibri" fo:font-size="11pt" style:font-name-asian="Calibri" style:font-size-asian="11pt" style:font-name-complex="Calibri" style:font-size-complex="11pt"/>
    </style:style>
    <style:style style:name="T8_10" style:family="text">
      <style:text-properties style:font-name="Calibri" fo:font-size="11pt" style:font-name-asian="Calibri" style:font-size-asian="11pt" style:font-name-complex="Calibri" style:font-size-complex="11pt"/>
    </style:style>
    <style:style style:name="T8_11" style:family="text">
      <style:text-properties style:font-name="Calibri" fo:font-size="11pt" style:font-name-asian="Calibri" style:font-size-asian="11pt" style:font-name-complex="Calibri" style:font-size-complex="11pt"/>
    </style:style>
    <style:style style:name="T8_12" style:family="text">
      <style:text-properties style:font-name="Calibri" fo:font-size="11pt" style:font-name-asian="Calibri" style:font-size-asian="11pt" style:font-name-complex="Calibri" style:font-size-complex="11pt"/>
    </style:style>
    <style:style style:name="T8_13" style:family="text">
      <style:text-properties style:font-name="Calibri" fo:font-size="11pt" style:font-name-asian="Calibri" style:font-size-asian="11pt" style:font-name-complex="Calibri" style:font-size-complex="11pt"/>
    </style:style>
    <style:style style:name="T8_14" style:family="text">
      <style:text-properties style:font-name="Calibri" fo:font-size="11pt" style:font-name-asian="Calibri" style:font-size-asian="11pt" style:font-name-complex="Calibri" style:font-size-complex="11pt"/>
    </style:style>
    <style:style style:name="T8_15" style:family="text">
      <style:text-properties style:font-name="Calibri" fo:font-size="11pt" style:font-name-asian="Calibri" style:font-size-asian="11pt" style:font-name-complex="Calibri" style:font-size-complex="11pt"/>
    </style:style>
    <style:style style:name="T8_16" style:family="text">
      <style:text-properties style:font-name="Calibri" fo:font-size="11pt" style:font-name-asian="Calibri" style:font-size-asian="11pt" style:font-name-complex="Calibri" style:font-size-complex="11pt"/>
    </style:style>
    <style:style style:name="T8_17" style:family="text">
      <style:text-properties style:font-name="Calibri" fo:font-size="11pt" style:font-name-asian="Calibri" style:font-size-asian="11pt" style:font-name-complex="Calibri" style:font-size-complex="11pt"/>
    </style:style>
    <style:style style:name="T8_18" style:family="text">
      <style:text-properties style:font-name="Calibri" fo:font-size="11pt" style:font-name-asian="Calibri" style:font-size-asian="11pt" style:font-name-complex="Calibri" style:font-size-complex="11pt"/>
    </style:style>
    <style:style style:name="T8_19" style:family="text">
      <style:text-properties style:font-name="Calibri" fo:font-size="11pt" style:font-name-asian="Calibri" style:font-size-asian="11pt" style:font-name-complex="Calibri" style:font-size-complex="11pt"/>
    </style:style>
    <style:style style:name="T8_20" style:family="text">
      <style:text-properties style:font-name="Calibri" fo:font-size="11pt" style:font-name-asian="Calibri" style:font-size-asian="11pt" style:font-name-complex="Calibri" style:font-size-complex="11pt"/>
    </style:style>
    <style:style style:name="T8_21" style:family="text">
      <style:text-properties style:font-name="Calibri" fo:font-size="11pt" style:font-name-asian="Calibri" style:font-size-asian="11pt" style:font-name-complex="Calibri" style:font-size-complex="11pt"/>
    </style:style>
    <style:style style:name="T8_22" style:family="text">
      <style:text-properties style:font-name="Calibri" fo:font-size="11pt" style:font-name-asian="Calibri" style:font-size-asian="11pt" style:font-name-complex="Calibri" style:font-size-complex="11pt"/>
    </style:style>
    <style:style style:name="T8_23" style:family="text">
      <style:text-properties style:font-name="Calibri" fo:font-size="11pt" style:font-name-asian="Calibri" style:font-size-asian="11pt" style:font-name-complex="Calibri" style:font-size-complex="11pt"/>
    </style:style>
    <style:style style:name="T8_24" style:family="text">
      <style:text-properties style:font-name="Calibri" fo:font-size="11pt" style:font-name-asian="Calibri" style:font-size-asian="11pt" style:font-name-complex="Calibri" style:font-size-complex="11pt"/>
    </style:style>
    <style:style style:name="T8_25" style:family="text">
      <style:text-properties style:font-name="Calibri" fo:font-size="11pt" style:font-name-asian="Calibri" style:font-size-asian="11pt" style:font-name-complex="Calibri" style:font-size-complex="11pt"/>
    </style:style>
    <style:style style:name="T8_26" style:family="text">
      <style:text-properties style:font-name="Calibri" fo:font-size="11pt" style:font-name-asian="Calibri" style:font-size-asian="11pt" style:font-name-complex="Calibri" style:font-size-complex="11pt"/>
    </style:style>
    <style:style style:name="T8_27" style:family="text">
      <style:text-properties style:font-name="Calibri" fo:font-size="11pt" style:font-name-asian="Calibri" style:font-size-asian="11pt" style:font-name-complex="Calibri" style:font-size-complex="11pt"/>
    </style:style>
    <style:style style:name="T8_28" style:family="text">
      <style:text-properties style:font-name="Calibri" fo:font-size="11pt" style:font-name-asian="Calibri" style:font-size-asian="11pt" style:font-name-complex="Calibri" style:font-size-complex="11pt"/>
    </style:style>
    <style:style style:name="T8_29" style:family="text">
      <style:text-properties style:font-name="Calibri" fo:font-size="11pt" style:font-name-asian="Calibri" style:font-size-asian="11pt" style:font-name-complex="Calibri" style:font-size-complex="11pt"/>
    </style:style>
    <style:style style:name="T8_30" style:family="text">
      <style:text-properties style:font-name="Calibri" fo:font-size="11pt" style:font-name-asian="Calibri" style:font-size-asian="11pt" style:font-name-complex="Calibri" style:font-size-complex="11pt"/>
    </style:style>
    <style:style style:name="T8_31" style:family="text">
      <style:text-properties style:font-name="Calibri" fo:font-size="11pt" style:font-name-asian="Calibri" style:font-size-asian="11pt" style:font-name-complex="Calibri" style:font-size-complex="11pt"/>
    </style:style>
    <style:style style:name="T8_32" style:family="text">
      <style:text-properties style:font-name="Calibri" fo:font-size="11pt" style:font-name-asian="Calibri" style:font-size-asian="11pt" style:font-name-complex="Calibri" style:font-size-complex="11pt"/>
    </style:style>
    <style:style style:name="T8_33" style:family="text">
      <style:text-properties style:font-name="Calibri" fo:font-size="11pt" style:font-name-asian="Calibri" style:font-size-asian="11pt" style:font-name-complex="Calibri" style:font-size-complex="11pt"/>
    </style:style>
    <style:style style:name="T8_34" style:family="text">
      <style:text-properties style:font-name="Calibri" fo:font-size="11pt" style:font-name-asian="Calibri" style:font-size-asian="11pt" style:font-name-complex="Calibri" style:font-size-complex="11pt"/>
    </style:style>
    <style:style style:name="T8_35" style:family="text">
      <style:text-properties style:font-name="Calibri" fo:font-size="11pt" style:font-name-asian="Calibri" style:font-size-asian="11pt" style:font-name-complex="Calibri" style:font-size-complex="11pt"/>
    </style:style>
    <style:style style:name="T8_36" style:family="text">
      <style:text-properties style:font-name="Calibri" fo:font-size="11pt" style:font-name-asian="Calibri" style:font-size-asian="11pt" style:font-name-complex="Calibri" style:font-size-complex="11pt"/>
    </style:style>
    <style:style style:name="T8_37" style:family="text">
      <style:text-properties style:font-name="Calibri" fo:font-size="11pt" style:font-name-asian="Calibri" style:font-size-asian="11pt" style:font-name-complex="Calibri" style:font-size-complex="11pt"/>
    </style:style>
    <style:style style:name="T8_38" style:family="text">
      <style:text-properties style:font-name="Calibri" fo:font-size="11pt" style:font-name-asian="Calibri" style:font-size-asian="11pt" style:font-name-complex="Calibri" style:font-size-complex="11pt"/>
    </style:style>
    <style:style style:name="T8_39" style:family="text">
      <style:text-properties style:font-name="Calibri" fo:font-size="11pt" style:font-name-asian="Calibri" style:font-size-asian="11pt" style:font-name-complex="Calibri" style:font-size-complex="11pt"/>
    </style:style>
    <style:style style:name="T8_40" style:family="text">
      <style:text-properties style:font-name="Calibri" fo:font-size="11pt" style:font-name-asian="Calibri" style:font-size-asian="11pt" style:font-name-complex="Calibri" style:font-size-complex="11pt"/>
    </style:style>
    <style:style style:name="T8_41" style:family="text">
      <style:text-properties style:font-name="Calibri" fo:font-size="11pt" style:font-name-asian="Calibri" style:font-size-asian="11pt" style:font-name-complex="Calibri" style:font-size-complex="11pt"/>
    </style:style>
    <style:style style:name="T8_42" style:family="text">
      <style:text-properties style:font-name="Calibri" fo:font-size="11pt" style:font-name-asian="Calibri" style:font-size-asian="11pt" style:font-name-complex="Calibri" style:font-size-complex="11pt"/>
    </style:style>
    <style:style style:name="T8_43" style:family="text">
      <style:text-properties style:font-name="Calibri" fo:font-size="11pt" style:font-name-asian="Calibri" style:font-size-asian="11pt" style:font-name-complex="Calibri" style:font-size-complex="11pt"/>
    </style:style>
    <style:style style:name="T8_44" style:family="text">
      <style:text-properties style:font-name="Calibri" fo:font-size="11pt" style:font-name-asian="Calibri" style:font-size-asian="11pt" style:font-name-complex="Calibri" style:font-size-complex="11pt"/>
    </style:style>
    <style:style style:name="T8_45" style:family="text">
      <style:text-properties style:font-name="Calibri" fo:font-size="11pt" style:font-name-asian="Calibri" style:font-size-asian="11pt" style:font-name-complex="Calibri" style:font-size-complex="11pt"/>
    </style:style>
    <style:style style:name="T8_46" style:family="text">
      <style:text-properties style:font-name="Calibri" fo:font-size="11pt" style:font-name-asian="Calibri" style:font-size-asian="11pt" style:font-name-complex="Calibri" style:font-size-complex="11pt"/>
    </style:style>
    <style:style style:name="T8_47" style:family="text">
      <style:text-properties style:font-name="Calibri" fo:font-size="11pt" style:font-name-asian="Calibri" style:font-size-asian="11pt" style:font-name-complex="Calibri" style:font-size-complex="11pt"/>
    </style:style>
    <style:style style:name="T8_48" style:family="text">
      <style:text-properties style:font-name="Calibri" fo:font-size="11pt" style:font-name-asian="Calibri" style:font-size-asian="11pt" style:font-name-complex="Calibri" style:font-size-complex="11pt"/>
    </style:style>
    <style:style style:name="T8_49" style:family="text">
      <style:text-properties style:font-name="Calibri" fo:font-size="11pt" style:font-name-asian="Calibri" style:font-size-asian="11pt" style:font-name-complex="Calibri" style:font-size-complex="11pt"/>
    </style:style>
    <style:style style:name="T8_50" style:family="text">
      <style:text-properties style:font-name="Calibri" fo:font-size="11pt" style:font-name-asian="Calibri" style:font-size-asian="11pt" style:font-name-complex="Calibri" style:font-size-complex="11pt"/>
    </style:style>
    <style:style style:name="T8_51" style:family="text">
      <style:text-properties style:font-name="Calibri" fo:font-size="11pt" style:font-name-asian="Calibri" style:font-size-asian="11pt" style:font-name-complex="Calibri" style:font-size-complex="11pt"/>
    </style:style>
    <style:style style:name="T8_52" style:family="text">
      <style:text-properties style:font-name="Calibri" fo:font-size="11pt" style:font-name-asian="Calibri" style:font-size-asian="11pt" style:font-name-complex="Calibri" style:font-size-complex="11pt"/>
    </style:style>
    <style:style style:name="T8_53" style:family="text">
      <style:text-properties style:font-name="Calibri" fo:font-size="11pt" style:font-name-asian="Calibri" style:font-size-asian="11pt" style:font-name-complex="Calibri" style:font-size-complex="11pt"/>
    </style:style>
    <style:style style:name="T8_54" style:family="text">
      <style:text-properties style:font-name="Calibri" fo:font-size="11pt" style:font-name-asian="Calibri" style:font-size-asian="11pt" style:font-name-complex="Calibri" style:font-size-complex="11pt"/>
    </style:style>
    <style:style style:name="T8_55" style:family="text">
      <style:text-properties style:font-name="Calibri" fo:font-size="11pt" style:font-name-asian="Calibri" style:font-size-asian="11pt" style:font-name-complex="Calibri" style:font-size-complex="11pt"/>
    </style:style>
    <style:style style:name="T8_56" style:family="text">
      <style:text-properties style:font-name="Calibri" fo:font-size="11pt" style:font-name-asian="Calibri" style:font-size-asian="11pt" style:font-name-complex="Calibri" style:font-size-complex="11pt"/>
    </style:style>
    <style:style style:name="T8_57" style:family="text">
      <style:text-properties style:font-name="Calibri" fo:font-size="11pt" style:font-name-asian="Calibri" style:font-size-asian="11pt" style:font-name-complex="Calibri" style:font-size-complex="11pt"/>
    </style:style>
    <style:style style:name="T8_58" style:family="text">
      <style:text-properties style:font-name="Calibri" fo:font-size="11pt" style:font-name-asian="Calibri" style:font-size-asian="11pt" style:font-name-complex="Calibri" style:font-size-complex="11pt"/>
    </style:style>
    <style:style style:name="T8_59" style:family="text">
      <style:text-properties style:font-name="Calibri" fo:font-size="11pt" style:font-name-asian="Calibri" style:font-size-asian="11pt" style:font-name-complex="Calibri" style:font-size-complex="11pt"/>
    </style:style>
    <style:style style:name="T8_60" style:family="text">
      <style:text-properties style:font-name="Calibri" fo:font-size="11pt" style:font-name-asian="Calibri" style:font-size-asian="11pt" style:font-name-complex="Calibri" style:font-size-complex="11pt"/>
    </style:style>
    <style:style style:name="T8_61" style:family="text">
      <style:text-properties style:font-name="Calibri" fo:font-size="11pt" style:font-name-asian="Calibri" style:font-size-asian="11pt" style:font-name-complex="Calibri" style:font-size-complex="11pt"/>
    </style:style>
    <style:style style:name="T8_62" style:family="text">
      <style:text-properties style:font-name="Calibri" fo:font-size="11pt" style:font-name-asian="Calibri" style:font-size-asian="11pt" style:font-name-complex="Calibri" style:font-size-complex="11pt"/>
    </style:style>
    <style:style style:name="T8_63" style:family="text">
      <style:text-properties style:font-name="Calibri" fo:font-size="11pt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Calibri" fo:font-size="11pt" style:font-name-asian="Calibri" style:font-size-asian="11pt" style:font-name-complex="Calibri" style:font-size-complex="11pt"/>
    </style:style>
    <style:style style:name="T9_2" style:family="text">
      <style:text-properties style:font-name="Calibri" fo:font-size="11pt" style:font-name-asian="Calibri" style:font-size-asian="11pt" style:font-name-complex="Calibri" style:font-size-complex="11pt"/>
    </style:style>
    <style:style style:name="T9_3" style:family="text">
      <style:text-properties style:font-name="Calibri" fo:font-size="11pt" style:font-name-asian="Calibri" style:font-size-asian="11pt" style:font-name-complex="Calibri" style:font-size-complex="11pt"/>
    </style:style>
    <style:style style:name="T9_4" style:family="text">
      <style:text-properties style:font-name="Calibri" fo:font-size="11pt" style:font-name-asian="Calibri" style:font-size-asian="11pt" style:font-name-complex="Calibri" style:font-size-complex="11pt"/>
    </style:style>
    <style:style style:name="T9_5" style:family="text">
      <style:text-properties style:font-name="Calibri" fo:font-size="11pt" style:font-name-asian="Calibri" style:font-size-asian="11pt" style:font-name-complex="Calibri" style:font-size-complex="11pt"/>
    </style:style>
    <style:style style:name="T9_6" style:family="text">
      <style:text-properties style:font-name="Calibri" fo:font-size="11pt" style:font-name-asian="Calibri" style:font-size-asian="11pt" style:font-name-complex="Calibri" style:font-size-complex="11pt"/>
    </style:style>
    <style:style style:name="T9_7" style:family="text">
      <style:text-properties style:font-name="Calibri" fo:font-size="11pt" style:font-name-asian="Calibri" style:font-size-asian="11pt" style:font-name-complex="Calibri" style:font-size-complex="11pt"/>
    </style:style>
    <style:style style:name="T9_8" style:family="text">
      <style:text-properties style:font-name="Calibri" fo:font-size="11pt" style:font-name-asian="Calibri" style:font-size-asian="11pt" style:font-name-complex="Calibri" style:font-size-complex="11pt"/>
    </style:style>
    <style:style style:name="T9_9" style:family="text">
      <style:text-properties style:font-name="Calibri" fo:font-size="11pt" style:font-name-asian="Calibri" style:font-size-asian="11pt" style:font-name-complex="Calibri" style:font-size-complex="11pt"/>
    </style:style>
    <style:style style:name="T9_10" style:family="text">
      <style:text-properties style:font-name="Calibri" fo:font-size="11pt" style:font-name-asian="Calibri" style:font-size-asian="11pt" style:font-name-complex="Calibri" style:font-size-complex="11pt"/>
    </style:style>
    <style:style style:name="T9_11" style:family="text">
      <style:text-properties style:font-name="Calibri" fo:font-size="11pt" style:font-name-asian="Calibri" style:font-size-asian="11pt" style:font-name-complex="Calibri" style:font-size-complex="11pt"/>
    </style:style>
    <style:style style:name="T9_12" style:family="text">
      <style:text-properties style:font-name="Calibri" fo:font-size="11pt" style:font-name-asian="Calibri" style:font-size-asian="11pt" style:font-name-complex="Calibri" style:font-size-complex="11pt"/>
    </style:style>
    <style:style style:name="T9_13" style:family="text">
      <style:text-properties style:font-name="Calibri" fo:font-size="11pt" style:font-name-asian="Calibri" style:font-size-asian="11pt" style:font-name-complex="Calibri" style:font-size-complex="11pt"/>
    </style:style>
    <style:style style:name="T9_14" style:family="text">
      <style:text-properties style:font-name="Calibri" fo:font-size="11pt" style:font-name-asian="Calibri" style:font-size-asian="11pt" style:font-name-complex="Calibri" style:font-size-complex="11pt"/>
    </style:style>
    <style:style style:name="T9_15" style:family="text">
      <style:text-properties style:font-name="Calibri" fo:font-size="11pt" style:font-name-asian="Calibri" style:font-size-asian="11pt" style:font-name-complex="Calibri" style:font-size-complex="11pt"/>
    </style:style>
    <style:style style:name="T9_16" style:family="text">
      <style:text-properties style:font-name="Calibri" fo:font-size="11pt" style:font-name-asian="Calibri" style:font-size-asian="11pt" style:font-name-complex="Calibri" style:font-size-complex="11pt"/>
    </style:style>
    <style:style style:name="T9_17" style:family="text">
      <style:text-properties style:font-name="Calibri" fo:font-size="11pt" style:font-name-asian="Calibri" style:font-size-asian="11pt" style:font-name-complex="Calibri" style:font-size-complex="11pt"/>
    </style:style>
    <style:style style:name="T9_18" style:family="text">
      <style:text-properties style:font-name="Calibri" fo:font-size="11pt" style:font-name-asian="Calibri" style:font-size-asian="11pt" style:font-name-complex="Calibri" style:font-size-complex="11pt"/>
    </style:style>
    <style:style style:name="T9_19" style:family="text">
      <style:text-properties style:font-name="Calibri" fo:font-size="11pt" style:font-name-asian="Calibri" style:font-size-asian="11pt" style:font-name-complex="Calibri" style:font-size-complex="11pt"/>
    </style:style>
    <style:style style:name="T9_20" style:family="text">
      <style:text-properties style:font-name="Calibri" fo:font-size="11pt" style:font-name-asian="Calibri" style:font-size-asian="11pt" style:font-name-complex="Calibri" style:font-size-complex="11pt"/>
    </style:style>
    <style:style style:name="T9_21" style:family="text">
      <style:text-properties style:font-name="Calibri" fo:font-size="11pt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Calibri" fo:font-size="11pt" style:font-name-asian="Calibri" style:font-size-asian="11pt" style:font-name-complex="Calibri" style:font-size-complex="11pt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/>
    </style:style>
    <style:style style:name="T10_3" style:family="text">
      <style:text-properties style:font-name="Calibri" fo:font-size="11pt" style:font-name-asian="Calibri" style:font-size-asian="11pt" style:font-name-complex="Calibri" style:font-size-complex="11pt"/>
    </style:style>
    <style:style style:name="T10_4" style:family="text">
      <style:text-properties style:font-name="Calibri" fo:font-size="11pt" style:font-name-asian="Calibri" style:font-size-asian="11pt" style:font-name-complex="Calibri" style:font-size-complex="11pt"/>
    </style:style>
    <style:style style:name="T10_5" style:family="text">
      <style:text-properties style:font-name="Calibri" fo:font-size="11pt" style:font-name-asian="Calibri" style:font-size-asian="11pt" style:font-name-complex="Calibri" style:font-size-complex="11pt"/>
    </style:style>
    <style:style style:name="T10_6" style:family="text">
      <style:text-properties style:font-name="Calibri" fo:font-size="11pt" style:font-name-asian="Calibri" style:font-size-asian="11pt" style:font-name-complex="Calibri" style:font-size-complex="11pt"/>
    </style:style>
    <style:style style:name="T10_7" style:family="text">
      <style:text-properties style:font-name="Calibri" fo:font-size="11pt" style:font-name-asian="Calibri" style:font-size-asian="11pt" style:font-name-complex="Calibri" style:font-size-complex="11pt"/>
    </style:style>
    <style:style style:name="T10_8" style:family="text">
      <style:text-properties style:font-name="Calibri" fo:font-size="11pt" style:font-name-asian="Calibri" style:font-size-asian="11pt" style:font-name-complex="Calibri" style:font-size-complex="11pt"/>
    </style:style>
    <style:style style:name="T10_9" style:family="text">
      <style:text-properties style:font-name="Calibri" fo:font-size="11pt" style:font-name-asian="Calibri" style:font-size-asian="11pt" style:font-name-complex="Calibri" style:font-size-complex="11pt"/>
    </style:style>
    <style:style style:name="T1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0_17" style:family="text">
      <style:text-properties style:font-name="Calibri" fo:font-size="11pt" style:font-name-asian="Calibri" style:font-size-asian="11pt" style:font-name-complex="Calibri" style:font-size-complex="11pt"/>
    </style:style>
    <style:style style:name="T10_18" style:family="text">
      <style:text-properties style:font-name="Calibri" fo:font-size="11pt" style:font-name-asian="Calibri" style:font-size-asian="11pt" style:font-name-complex="Calibri" style:font-size-complex="11pt"/>
    </style:style>
    <style:style style:name="T10_19" style:family="text">
      <style:text-properties style:font-name="Calibri" fo:font-size="11pt" style:font-name-asian="Calibri" style:font-size-asian="11pt" style:font-name-complex="Calibri" style:font-size-complex="11pt"/>
    </style:style>
    <style:style style:name="T10_20" style:family="text">
      <style:text-properties style:font-name="Calibri" fo:font-size="11pt" style:font-name-asian="Calibri" style:font-size-asian="11pt" style:font-name-complex="Calibri" style:font-size-complex="11pt"/>
    </style:style>
    <style:style style:name="T10_21" style:family="text">
      <style:text-properties style:font-name="Calibri" fo:font-size="11pt" style:font-name-asian="Calibri" style:font-size-asian="11pt" style:font-name-complex="Calibri" style:font-size-complex="11pt"/>
    </style:style>
    <style:style style:name="T10_22" style:family="text">
      <style:text-properties style:font-name="Calibri" fo:font-size="11pt" style:font-name-asian="Calibri" style:font-size-asian="11pt" style:font-name-complex="Calibri" style:font-size-complex="11pt"/>
    </style:style>
    <style:style style:name="T10_23" style:family="text">
      <style:text-properties style:font-name="Calibri" fo:font-size="11pt" style:font-name-asian="Calibri" style:font-size-asian="11pt" style:font-name-complex="Calibri" style:font-size-complex="11pt"/>
    </style:style>
    <style:style style:name="T10_24" style:family="text">
      <style:text-properties style:font-name="Calibri" fo:font-size="11pt" style:font-name-asian="Calibri" style:font-size-asian="11pt" style:font-name-complex="Calibri" style:font-size-complex="11pt"/>
    </style:style>
    <style:style style:name="T10_25" style:family="text">
      <style:text-properties style:font-name="Calibri" fo:font-size="11pt" style:font-name-asian="Calibri" style:font-size-asian="11pt" style:font-name-complex="Calibri" style:font-size-complex="11pt"/>
    </style:style>
    <style:style style:name="T10_26" style:family="text">
      <style:text-properties style:font-name="Calibri" fo:font-size="11pt" style:font-name-asian="Calibri" style:font-size-asian="11pt" style:font-name-complex="Calibri" style:font-size-complex="11pt"/>
    </style:style>
    <style:style style:name="T10_27" style:family="text">
      <style:text-properties style:font-name="Calibri" fo:font-size="11pt" style:font-name-asian="Calibri" style:font-size-asian="11pt" style:font-name-complex="Calibri" style:font-size-complex="11pt"/>
    </style:style>
    <style:style style:name="T10_28" style:family="text">
      <style:text-properties style:font-name="Calibri" fo:font-size="11pt" style:font-name-asian="Calibri" style:font-size-asian="11pt" style:font-name-complex="Calibri" style:font-size-complex="11pt"/>
    </style:style>
    <style:style style:name="T10_29" style:family="text">
      <style:text-properties style:font-name="Calibri" fo:font-size="11pt" style:font-name-asian="Calibri" style:font-size-asian="11pt" style:font-name-complex="Calibri" style:font-size-complex="11pt"/>
    </style:style>
    <style:style style:name="T10_30" style:family="text">
      <style:text-properties style:font-name="Calibri" fo:font-size="11pt" style:font-name-asian="Calibri" style:font-size-asian="11pt" style:font-name-complex="Calibri" style:font-size-complex="11pt"/>
    </style:style>
    <style:style style:name="T10_31" style:family="text">
      <style:text-properties style:font-name="Calibri" fo:font-size="11pt" style:font-name-asian="Calibri" style:font-size-asian="11pt" style:font-name-complex="Calibri" style:font-size-complex="11pt"/>
    </style:style>
    <style:style style:name="T10_32" style:family="text">
      <style:text-properties style:font-name="Calibri" fo:font-size="11pt" style:font-name-asian="Calibri" style:font-size-asian="11pt" style:font-name-complex="Calibri" style:font-size-complex="11pt"/>
    </style:style>
    <style:style style:name="T10_33" style:family="text">
      <style:text-properties style:font-name="Calibri" fo:font-size="11pt" style:font-name-asian="Calibri" style:font-size-asian="11pt" style:font-name-complex="Calibri" style:font-size-complex="11pt"/>
    </style:style>
    <style:style style:name="T10_34" style:family="text">
      <style:text-properties style:font-name="Calibri" fo:font-size="11pt" style:font-name-asian="Calibri" style:font-size-asian="11pt" style:font-name-complex="Calibri" style:font-size-complex="11pt"/>
    </style:style>
    <style:style style:name="T10_35" style:family="text">
      <style:text-properties style:font-name="Calibri" fo:font-size="11pt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Calibri" fo:font-size="11pt" style:font-name-asian="Calibri" style:font-size-asian="11pt" style:font-name-complex="Calibri" style:font-size-complex="11pt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/>
    </style:style>
    <style:style style:name="T11_3" style:family="text">
      <style:text-properties style:font-name="Calibri" fo:font-size="11pt" style:font-name-asian="Calibri" style:font-size-asian="11pt" style:font-name-complex="Calibri" style:font-size-complex="11pt"/>
    </style:style>
    <style:style style:name="T11_4" style:family="text">
      <style:text-properties style:font-name="Calibri" fo:font-size="11pt" style:font-name-asian="Calibri" style:font-size-asian="11pt" style:font-name-complex="Calibri" style:font-size-complex="11pt"/>
    </style:style>
    <style:style style:name="T11_5" style:family="text">
      <style:text-properties style:font-name="Calibri" fo:font-size="11pt" style:font-name-asian="Calibri" style:font-size-asian="11pt" style:font-name-complex="Calibri" style:font-size-complex="11pt"/>
    </style:style>
    <style:style style:name="T11_6" style:family="text">
      <style:text-properties style:font-name="Calibri" fo:font-size="11pt" style:font-name-asian="Calibri" style:font-size-asian="11pt" style:font-name-complex="Calibri" style:font-size-complex="11pt"/>
    </style:style>
    <style:style style:name="T11_7" style:family="text">
      <style:text-properties style:font-name="Calibri" fo:font-size="11pt" style:font-name-asian="Calibri" style:font-size-asian="11pt" style:font-name-complex="Calibri" style:font-size-complex="11pt"/>
    </style:style>
    <style:style style:name="T11_8" style:family="text">
      <style:text-properties style:font-name="Calibri" fo:font-size="11pt" style:font-name-asian="Calibri" style:font-size-asian="11pt" style:font-name-complex="Calibri" style:font-size-complex="11pt"/>
    </style:style>
    <style:style style:name="T11_9" style:family="text">
      <style:text-properties style:font-name="Calibri" fo:font-size="11pt" style:font-name-asian="Calibri" style:font-size-asian="11pt" style:font-name-complex="Calibri" style:font-size-complex="11pt"/>
    </style:style>
    <style:style style:name="T11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_24" style:family="text">
      <style:text-properties style:font-name="Calibri" fo:font-size="11pt" style:font-name-asian="Calibri" style:font-size-asian="11pt" style:font-name-complex="Calibri" style:font-size-complex="11pt"/>
    </style:style>
    <style:style style:name="T11_25" style:family="text">
      <style:text-properties style:font-name="Calibri" fo:font-size="11pt" style:font-name-asian="Calibri" style:font-size-asian="11pt" style:font-name-complex="Calibri" style:font-size-complex="11pt"/>
    </style:style>
    <style:style style:name="T11_26" style:family="text">
      <style:text-properties style:font-name="Calibri" fo:font-size="11pt" style:font-name-asian="Calibri" style:font-size-asian="11pt" style:font-name-complex="Calibri" style:font-size-complex="11pt"/>
    </style:style>
    <style:style style:name="T11_27" style:family="text">
      <style:text-properties style:font-name="Calibri" fo:font-size="11pt" style:font-name-asian="Calibri" style:font-size-asian="11pt" style:font-name-complex="Calibri" style:font-size-complex="11pt"/>
    </style:style>
    <style:style style:name="T11_28" style:family="text">
      <style:text-properties style:font-name="Calibri" fo:font-size="11pt" style:font-name-asian="Calibri" style:font-size-asian="11pt" style:font-name-complex="Calibri" style:font-size-complex="11pt"/>
    </style:style>
    <style:style style:name="T11_29" style:family="text">
      <style:text-properties style:font-name="Calibri" fo:font-size="11pt" style:font-name-asian="Calibri" style:font-size-asian="11pt" style:font-name-complex="Calibri" style:font-size-complex="11pt"/>
    </style:style>
    <style:style style:name="T11_30" style:family="text">
      <style:text-properties style:font-name="Calibri" fo:font-size="11pt" style:font-name-asian="Calibri" style:font-size-asian="11pt" style:font-name-complex="Calibri" style:font-size-complex="11pt"/>
    </style:style>
    <style:style style:name="T11_31" style:family="text">
      <style:text-properties style:font-name="Calibri" fo:font-size="11pt" style:font-name-asian="Calibri" style:font-size-asian="11pt" style:font-name-complex="Calibri" style:font-size-complex="11pt"/>
    </style:style>
    <style:style style:name="T11_32" style:family="text">
      <style:text-properties style:font-name="Calibri" fo:font-size="11pt" style:font-name-asian="Calibri" style:font-size-asian="11pt" style:font-name-complex="Calibri" style:font-size-complex="11pt"/>
    </style:style>
    <style:style style:name="T11_33" style:family="text">
      <style:text-properties style:font-name="Calibri" fo:font-size="11pt" style:font-name-asian="Calibri" style:font-size-asian="11pt" style:font-name-complex="Calibri" style:font-size-complex="11pt"/>
    </style:style>
    <style:style style:name="T11_34" style:family="text">
      <style:text-properties style:font-name="Calibri" fo:font-size="11pt" style:font-name-asian="Calibri" style:font-size-asian="11pt" style:font-name-complex="Calibri" style:font-size-complex="11pt"/>
    </style:style>
    <style:style style:name="T11_35" style:family="text">
      <style:text-properties style:font-name="Calibri" fo:font-size="11pt" style:font-name-asian="Calibri" style:font-size-asian="11pt" style:font-name-complex="Calibri" style:font-size-complex="11pt"/>
    </style:style>
    <style:style style:name="T11_36" style:family="text">
      <style:text-properties style:font-name="Calibri" fo:font-size="11pt" style:font-name-asian="Calibri" style:font-size-asian="11pt" style:font-name-complex="Calibri" style:font-size-complex="11pt"/>
    </style:style>
    <style:style style:name="T11_37" style:family="text">
      <style:text-properties style:font-name="Calibri" fo:font-size="11pt" style:font-name-asian="Calibri" style:font-size-asian="11pt" style:font-name-complex="Calibri" style:font-size-complex="11pt"/>
    </style:style>
    <style:style style:name="T11_38" style:family="text">
      <style:text-properties style:font-name="Calibri" fo:font-size="11pt" style:font-name-asian="Calibri" style:font-size-asian="11pt" style:font-name-complex="Calibri" style:font-size-complex="11pt"/>
    </style:style>
    <style:style style:name="T11_39" style:family="text">
      <style:text-properties style:font-name="Calibri" fo:font-size="11pt" style:font-name-asian="Calibri" style:font-size-asian="11pt" style:font-name-complex="Calibri" style:font-size-complex="11pt"/>
    </style:style>
    <style:style style:name="T11_40" style:family="text">
      <style:text-properties style:font-name="Calibri" fo:font-size="11pt" style:font-name-asian="Calibri" style:font-size-asian="11pt" style:font-name-complex="Calibri" style:font-size-complex="11pt"/>
    </style:style>
    <style:style style:name="T11_41" style:family="text">
      <style:text-properties style:font-name="Calibri" fo:font-size="11pt" style:font-name-asian="Calibri" style:font-size-asian="11pt" style:font-name-complex="Calibri" style:font-size-complex="11pt"/>
    </style:style>
    <style:style style:name="T11_42" style:family="text">
      <style:text-properties style:font-name="Calibri" fo:font-size="11pt" style:font-name-asian="Calibri" style:font-size-asian="11pt" style:font-name-complex="Calibri" style:font-size-complex="11pt"/>
    </style:style>
    <style:style style:name="T11_43" style:family="text">
      <style:text-properties style:font-name="Calibri" fo:font-size="11pt" style:font-name-asian="Calibri" style:font-size-asian="11pt" style:font-name-complex="Calibri" style:font-size-complex="11pt"/>
    </style:style>
    <style:style style:name="T11_44" style:family="text">
      <style:text-properties style:font-name="Calibri" fo:font-size="11pt" style:font-name-asian="Calibri" style:font-size-asian="11pt" style:font-name-complex="Calibri" style:font-size-complex="11pt"/>
    </style:style>
    <style:style style:name="T11_45" style:family="text">
      <style:text-properties style:font-name="Calibri" fo:font-size="11pt" style:font-name-asian="Calibri" style:font-size-asian="11pt" style:font-name-complex="Calibri" style:font-size-complex="11pt"/>
    </style:style>
    <style:style style:name="T11_46" style:family="text">
      <style:text-properties style:font-name="Calibri" fo:font-size="11pt" style:font-name-asian="Calibri" style:font-size-asian="11pt" style:font-name-complex="Calibri" style:font-size-complex="11pt"/>
    </style:style>
    <style:style style:name="T11_47" style:family="text">
      <style:text-properties style:font-name="Calibri" fo:font-size="11pt" style:font-name-asian="Calibri" style:font-size-asian="11pt" style:font-name-complex="Calibri" style:font-size-complex="11pt"/>
    </style:style>
    <style:style style:name="T11_48" style:family="text">
      <style:text-properties style:font-name="Calibri" fo:font-size="11pt" style:font-name-asian="Calibri" style:font-size-asian="11pt" style:font-name-complex="Calibri" style:font-size-complex="11pt"/>
    </style:style>
    <style:style style:name="T11_49" style:family="text">
      <style:text-properties style:font-name="Calibri" fo:font-size="11pt" style:font-name-asian="Calibri" style:font-size-asian="11pt" style:font-name-complex="Calibri" style:font-size-complex="11pt"/>
    </style:style>
    <style:style style:name="T11_50" style:family="text">
      <style:text-properties style:font-name="Calibri" fo:font-size="11pt" style:font-name-asian="Calibri" style:font-size-asian="11pt" style:font-name-complex="Calibri" style:font-size-complex="11pt"/>
    </style:style>
    <style:style style:name="T11_51" style:family="text">
      <style:text-properties style:font-name="Calibri" fo:font-size="11pt" style:font-name-asian="Calibri" style:font-size-asian="11pt" style:font-name-complex="Calibri" style:font-size-complex="11pt"/>
    </style:style>
    <style:style style:name="T11_52" style:family="text">
      <style:text-properties style:font-name="Calibri" fo:font-size="11pt" style:font-name-asian="Calibri" style:font-size-asian="11pt" style:font-name-complex="Calibri" style:font-size-complex="11pt"/>
    </style:style>
    <style:style style:name="T11_53" style:family="text">
      <style:text-properties style:font-name="Calibri" fo:font-size="11pt" style:font-name-asian="Calibri" style:font-size-asian="11pt" style:font-name-complex="Calibri" style:font-size-complex="11pt"/>
    </style:style>
    <style:style style:name="T11_54" style:family="text">
      <style:text-properties style:font-name="Calibri" fo:font-size="11pt" style:font-name-asian="Calibri" style:font-size-asian="11pt" style:font-name-complex="Calibri" style:font-size-complex="11pt"/>
    </style:style>
    <style:style style:name="T11_55" style:family="text">
      <style:text-properties style:font-name="Calibri" fo:font-size="11pt" style:font-name-asian="Calibri" style:font-size-asian="11pt" style:font-name-complex="Calibri" style:font-size-complex="11pt"/>
    </style:style>
    <style:style style:name="T11_56" style:family="text">
      <style:text-properties style:font-name="Calibri" fo:font-size="11pt" style:font-name-asian="Calibri" style:font-size-asian="11pt" style:font-name-complex="Calibri" style:font-size-complex="11pt"/>
    </style:style>
    <style:style style:name="T11_57" style:family="text">
      <style:text-properties style:font-name="Calibri" fo:font-size="11pt" style:font-name-asian="Calibri" style:font-size-asian="11pt" style:font-name-complex="Calibri" style:font-size-complex="11pt"/>
    </style:style>
    <style:style style:name="T11_58" style:family="text">
      <style:text-properties style:font-name="Calibri" fo:font-size="11pt" style:font-name-asian="Calibri" style:font-size-asian="11pt" style:font-name-complex="Calibri" style:font-size-complex="11pt"/>
    </style:style>
    <style:style style:name="T11_59" style:family="text">
      <style:text-properties style:font-name="Calibri" fo:font-size="11pt" style:font-name-asian="Calibri" style:font-size-asian="11pt" style:font-name-complex="Calibri" style:font-size-complex="11pt"/>
    </style:style>
    <style:style style:name="T11_60" style:family="text">
      <style:text-properties style:font-name="Calibri" fo:font-size="11pt" style:font-name-asian="Calibri" style:font-size-asian="11pt" style:font-name-complex="Calibri" style:font-size-complex="11pt"/>
    </style:style>
    <style:style style:name="T11_61" style:family="text">
      <style:text-properties style:font-name="Calibri" fo:font-size="11pt" style:font-name-asian="Calibri" style:font-size-asian="11pt" style:font-name-complex="Calibri" style:font-size-complex="11pt"/>
    </style:style>
    <style:style style:name="T11_62" style:family="text">
      <style:text-properties style:font-name="Calibri" fo:font-size="11pt" style:font-name-asian="Calibri" style:font-size-asian="11pt" style:font-name-complex="Calibri" style:font-size-complex="11pt"/>
    </style:style>
    <style:style style:name="T11_63" style:family="text">
      <style:text-properties style:font-name="Calibri" fo:font-size="11pt" style:font-name-asian="Calibri" style:font-size-asian="11pt" style:font-name-complex="Calibri" style:font-size-complex="11pt"/>
    </style:style>
    <style:style style:name="T11_64" style:family="text">
      <style:text-properties style:font-name="Calibri" fo:font-size="11pt" style:font-name-asian="Calibri" style:font-size-asian="11pt" style:font-name-complex="Calibri" style:font-size-complex="11pt"/>
    </style:style>
    <style:style style:name="T11_65" style:family="text">
      <style:text-properties style:font-name="Calibri" fo:font-size="11pt" style:font-name-asian="Calibri" style:font-size-asian="11pt" style:font-name-complex="Calibri" style:font-size-complex="11pt"/>
    </style:style>
    <style:style style:name="T11_66" style:family="text">
      <style:text-properties style:font-name="Calibri" fo:font-size="11pt" style:font-name-asian="Calibri" style:font-size-asian="11pt" style:font-name-complex="Calibri" style:font-size-complex="11pt"/>
    </style:style>
    <style:style style:name="T11_67" style:family="text">
      <style:text-properties style:font-name="Calibri" fo:font-size="11pt" style:font-name-asian="Calibri" style:font-size-asian="11pt" style:font-name-complex="Calibri" style:font-size-complex="11pt"/>
    </style:style>
    <style:style style:name="T11_68" style:family="text">
      <style:text-properties style:font-name="Calibri" fo:font-size="11pt" style:font-name-asian="Calibri" style:font-size-asian="11pt" style:font-name-complex="Calibri" style:font-size-complex="11pt"/>
    </style:style>
    <style:style style:name="T11_69" style:family="text">
      <style:text-properties style:font-name="Calibri" fo:font-size="11pt" style:font-name-asian="Calibri" style:font-size-asian="11pt" style:font-name-complex="Calibri" style:font-size-complex="11pt"/>
    </style:style>
    <style:style style:name="T11_70" style:family="text">
      <style:text-properties style:font-name="Calibri" fo:font-size="11pt" style:font-name-asian="Calibri" style:font-size-asian="11pt" style:font-name-complex="Calibri" style:font-size-complex="11pt"/>
    </style:style>
    <style:style style:name="T11_71" style:family="text">
      <style:text-properties style:font-name="Calibri" fo:font-size="11pt" style:font-name-asian="Calibri" style:font-size-asian="11pt" style:font-name-complex="Calibri" style:font-size-complex="11pt"/>
    </style:style>
    <style:style style:name="T11_72" style:family="text">
      <style:text-properties style:font-name="Calibri" fo:font-size="11pt" style:font-name-asian="Calibri" style:font-size-asian="11pt" style:font-name-complex="Calibri" style:font-size-complex="11pt"/>
    </style:style>
    <style:style style:name="T11_73" style:family="text">
      <style:text-properties style:font-name="Calibri" fo:font-size="11pt" style:font-name-asian="Calibri" style:font-size-asian="11pt" style:font-name-complex="Calibri" style:font-size-complex="11pt"/>
    </style:style>
    <style:style style:name="T11_74" style:family="text">
      <style:text-properties style:font-name="Calibri" fo:font-size="11pt" style:font-name-asian="Calibri" style:font-size-asian="11pt" style:font-name-complex="Calibri" style:font-size-complex="11pt"/>
    </style:style>
    <style:style style:name="T11_75" style:family="text">
      <style:text-properties style:font-name="Calibri" fo:font-size="11pt" style:font-name-asian="Calibri" style:font-size-asian="11pt" style:font-name-complex="Calibri" style:font-size-complex="11pt"/>
    </style:style>
    <style:style style:name="T11_76" style:family="text">
      <style:text-properties style:font-name="Calibri" fo:font-size="11pt" style:font-name-asian="Calibri" style:font-size-asian="11pt" style:font-name-complex="Calibri" style:font-size-complex="11pt"/>
    </style:style>
    <style:style style:name="T11_77" style:family="text">
      <style:text-properties style:font-name="Calibri" fo:font-size="11pt" style:font-name-asian="Calibri" style:font-size-asian="11pt" style:font-name-complex="Calibri" style:font-size-complex="11pt"/>
    </style:style>
    <style:style style:name="T11_78" style:family="text">
      <style:text-properties style:font-name="Calibri" fo:font-size="11pt" style:font-name-asian="Calibri" style:font-size-asian="11pt" style:font-name-complex="Calibri" style:font-size-complex="11pt"/>
    </style:style>
    <style:style style:name="T11_79" style:family="text">
      <style:text-properties style:font-name="Calibri" fo:font-size="11pt" style:font-name-asian="Calibri" style:font-size-asian="11pt" style:font-name-complex="Calibri" style:font-size-complex="11pt"/>
    </style:style>
    <style:style style:name="T11_80" style:family="text">
      <style:text-properties style:font-name="Calibri" fo:font-size="11pt" style:font-name-asian="Calibri" style:font-size-asian="11pt" style:font-name-complex="Calibri" style:font-size-complex="11pt"/>
    </style:style>
    <style:style style:name="T11_81" style:family="text">
      <style:text-properties style:font-name="Calibri" fo:font-size="11pt" style:font-name-asian="Calibri" style:font-size-asian="11pt" style:font-name-complex="Calibri" style:font-size-complex="11pt"/>
    </style:style>
    <style:style style:name="T11_82" style:family="text">
      <style:text-properties style:font-name="Calibri" fo:font-size="11pt" style:font-name-asian="Calibri" style:font-size-asian="11pt" style:font-name-complex="Calibri" style:font-size-complex="11pt"/>
    </style:style>
    <style:style style:name="T11_83" style:family="text">
      <style:text-properties style:font-name="Calibri" fo:font-size="11pt" style:font-name-asian="Calibri" style:font-size-asian="11pt" style:font-name-complex="Calibri" style:font-size-complex="11pt"/>
    </style:style>
    <style:style style:name="T11_84" style:family="text">
      <style:text-properties style:font-name="Calibri" fo:font-size="11pt" style:font-name-asian="Calibri" style:font-size-asian="11pt" style:font-name-complex="Calibri" style:font-size-complex="11pt"/>
    </style:style>
    <style:style style:name="T11_85" style:family="text">
      <style:text-properties style:font-name="Calibri" fo:font-size="11pt" style:font-name-asian="Calibri" style:font-size-asian="11pt" style:font-name-complex="Calibri" style:font-size-complex="11pt"/>
    </style:style>
    <style:style style:name="T11_86" style:family="text">
      <style:text-properties style:font-name="Calibri" fo:font-size="11pt" style:font-name-asian="Calibri" style:font-size-asian="11pt" style:font-name-complex="Calibri" style:font-size-complex="11pt"/>
    </style:style>
    <style:style style:name="T11_87" style:family="text">
      <style:text-properties style:font-name="Calibri" fo:font-size="11pt" style:font-name-asian="Calibri" style:font-size-asian="11pt" style:font-name-complex="Calibri" style:font-size-complex="11pt"/>
    </style:style>
    <style:style style:name="T11_88" style:family="text">
      <style:text-properties style:font-name="Calibri" fo:font-size="11pt" style:font-name-asian="Calibri" style:font-size-asian="11pt" style:font-name-complex="Calibri" style:font-size-complex="11pt"/>
    </style:style>
    <style:style style:name="T11_89" style:family="text">
      <style:text-properties style:font-name="Calibri" fo:font-size="11pt" style:font-name-asian="Calibri" style:font-size-asian="11pt" style:font-name-complex="Calibri" style:font-size-complex="11pt"/>
    </style:style>
    <style:style style:name="T11_90" style:family="text">
      <style:text-properties style:font-name="Calibri" fo:font-size="11pt" style:font-name-asian="Calibri" style:font-size-asian="11pt" style:font-name-complex="Calibri" style:font-size-complex="11pt"/>
    </style:style>
    <style:style style:name="T11_91" style:family="text">
      <style:text-properties style:font-name="Calibri" fo:font-size="11pt" style:font-name-asian="Calibri" style:font-size-asian="11pt" style:font-name-complex="Calibri" style:font-size-complex="11pt"/>
    </style:style>
    <style:style style:name="T11_92" style:family="text">
      <style:text-properties style:font-name="Calibri" fo:font-size="11pt" style:font-name-asian="Calibri" style:font-size-asian="11pt" style:font-name-complex="Calibri" style:font-size-complex="11pt"/>
    </style:style>
    <style:style style:name="T11_93" style:family="text">
      <style:text-properties style:font-name="Calibri" fo:font-size="11pt" style:font-name-asian="Calibri" style:font-size-asian="11pt" style:font-name-complex="Calibri" style:font-size-complex="11pt"/>
    </style:style>
    <style:style style:name="T11_94" style:family="text">
      <style:text-properties style:font-name="Calibri" fo:font-size="11pt" style:font-name-asian="Calibri" style:font-size-asian="11pt" style:font-name-complex="Calibri" style:font-size-complex="11pt"/>
    </style:style>
    <style:style style:name="T11_95" style:family="text">
      <style:text-properties style:font-name="Calibri" fo:font-size="11pt" style:font-name-asian="Calibri" style:font-size-asian="11pt" style:font-name-complex="Calibri" style:font-size-complex="11pt"/>
    </style:style>
    <style:style style:name="T11_96" style:family="text">
      <style:text-properties style:font-name="Calibri" fo:font-size="11pt" style:font-name-asian="Calibri" style:font-size-asian="11pt" style:font-name-complex="Calibri" style:font-size-complex="11pt"/>
    </style:style>
    <style:style style:name="T11_97" style:family="text">
      <style:text-properties style:font-name="Calibri" fo:font-size="11pt" style:font-name-asian="Calibri" style:font-size-asian="11pt" style:font-name-complex="Calibri" style:font-size-complex="11pt"/>
    </style:style>
    <style:style style:name="T11_98" style:family="text">
      <style:text-properties style:font-name="Calibri" fo:font-size="11pt" style:font-name-asian="Calibri" style:font-size-asian="11pt" style:font-name-complex="Calibri" style:font-size-complex="11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font-name="Calibri" fo:font-size="11pt" style:font-name-asian="Calibri" style:font-size-asian="11pt" style:font-name-complex="Calibri" style:font-size-complex="11pt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/>
    </style:style>
    <style:style style:name="T12_3" style:family="text">
      <style:text-properties style:font-name="Calibri" fo:font-size="11pt" style:font-name-asian="Calibri" style:font-size-asian="11pt" style:font-name-complex="Calibri" style:font-size-complex="11pt"/>
    </style:style>
    <style:style style:name="T12_4" style:family="text">
      <style:text-properties style:font-name="Calibri" fo:font-size="11pt" style:font-name-asian="Calibri" style:font-size-asian="11pt" style:font-name-complex="Calibri" style:font-size-complex="11pt"/>
    </style:style>
    <style:style style:name="T12_5" style:family="text">
      <style:text-properties style:font-name="Calibri" fo:font-size="11pt" style:font-name-asian="Calibri" style:font-size-asian="11pt" style:font-name-complex="Calibri" style:font-size-complex="11pt"/>
    </style:style>
    <style:style style:name="T12_6" style:family="text">
      <style:text-properties style:font-name="Calibri" fo:font-size="11pt" style:font-name-asian="Calibri" style:font-size-asian="11pt" style:font-name-complex="Calibri" style:font-size-complex="11pt"/>
    </style:style>
    <style:style style:name="T12_7" style:family="text">
      <style:text-properties style:font-name="Calibri" fo:font-size="11pt" style:font-name-asian="Calibri" style:font-size-asian="11pt" style:font-name-complex="Calibri" style:font-size-complex="11pt"/>
    </style:style>
    <style:style style:name="T12_8" style:family="text">
      <style:text-properties style:font-name="Calibri" fo:font-size="11pt" style:font-name-asian="Calibri" style:font-size-asian="11pt" style:font-name-complex="Calibri" style:font-size-complex="11pt"/>
    </style:style>
    <style:style style:name="T12_9" style:family="text">
      <style:text-properties style:font-name="Calibri" fo:font-size="11pt" style:font-name-asian="Calibri" style:font-size-asian="11pt" style:font-name-complex="Calibri" style:font-size-complex="11pt"/>
    </style:style>
    <style:style style:name="T1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_21" style:family="text">
      <style:text-properties style:font-name="Calibri" fo:font-size="11pt" style:font-name-asian="Calibri" style:font-size-asian="11pt" style:font-name-complex="Calibri" style:font-size-complex="11pt"/>
    </style:style>
    <style:style style:name="T12_22" style:family="text">
      <style:text-properties style:font-name="Calibri" fo:font-size="11pt" style:font-name-asian="Calibri" style:font-size-asian="11pt" style:font-name-complex="Calibri" style:font-size-complex="11pt"/>
    </style:style>
    <style:style style:name="T12_23" style:family="text">
      <style:text-properties style:font-name="Calibri" fo:font-size="11pt" style:font-name-asian="Calibri" style:font-size-asian="11pt" style:font-name-complex="Calibri" style:font-size-complex="11pt"/>
    </style:style>
    <style:style style:name="T12_24" style:family="text">
      <style:text-properties style:font-name="Calibri" fo:font-size="11pt" style:font-name-asian="Calibri" style:font-size-asian="11pt" style:font-name-complex="Calibri" style:font-size-complex="11pt"/>
    </style:style>
    <style:style style:name="T12_25" style:family="text">
      <style:text-properties style:font-name="Calibri" fo:font-size="11pt" style:font-name-asian="Calibri" style:font-size-asian="11pt" style:font-name-complex="Calibri" style:font-size-complex="11pt"/>
    </style:style>
    <style:style style:name="T12_26" style:family="text">
      <style:text-properties style:font-name="Calibri" fo:font-size="11pt" style:font-name-asian="Calibri" style:font-size-asian="11pt" style:font-name-complex="Calibri" style:font-size-complex="11pt"/>
    </style:style>
    <style:style style:name="T12_27" style:family="text">
      <style:text-properties style:font-name="Calibri" fo:font-size="11pt" style:font-name-asian="Calibri" style:font-size-asian="11pt" style:font-name-complex="Calibri" style:font-size-complex="11pt"/>
    </style:style>
    <style:style style:name="T12_28" style:family="text">
      <style:text-properties style:font-name="Calibri" fo:font-size="11pt" style:font-name-asian="Calibri" style:font-size-asian="11pt" style:font-name-complex="Calibri" style:font-size-complex="11pt"/>
    </style:style>
    <style:style style:name="T12_29" style:family="text">
      <style:text-properties style:font-name="Calibri" fo:font-size="11pt" style:font-name-asian="Calibri" style:font-size-asian="11pt" style:font-name-complex="Calibri" style:font-size-complex="11pt"/>
    </style:style>
    <style:style style:name="T12_30" style:family="text">
      <style:text-properties style:font-name="Calibri" fo:font-size="11pt" style:font-name-asian="Calibri" style:font-size-asian="11pt" style:font-name-complex="Calibri" style:font-size-complex="11pt"/>
    </style:style>
    <style:style style:name="T12_31" style:family="text">
      <style:text-properties style:font-name="Calibri" fo:font-size="11pt" style:font-name-asian="Calibri" style:font-size-asian="11pt" style:font-name-complex="Calibri" style:font-size-complex="11pt"/>
    </style:style>
    <style:style style:name="T12_32" style:family="text">
      <style:text-properties style:font-name="Calibri" fo:font-size="11pt" style:font-name-asian="Calibri" style:font-size-asian="11pt" style:font-name-complex="Calibri" style:font-size-complex="11pt"/>
    </style:style>
    <style:style style:name="T12_33" style:family="text">
      <style:text-properties style:font-name="Calibri" fo:font-size="11pt" style:font-name-asian="Calibri" style:font-size-asian="11pt" style:font-name-complex="Calibri" style:font-size-complex="11pt"/>
    </style:style>
    <style:style style:name="T12_34" style:family="text">
      <style:text-properties style:font-name="Calibri" fo:font-size="11pt" style:font-name-asian="Calibri" style:font-size-asian="11pt" style:font-name-complex="Calibri" style:font-size-complex="11pt"/>
    </style:style>
    <style:style style:name="T12_35" style:family="text">
      <style:text-properties style:font-name="Calibri" fo:font-size="11pt" style:font-name-asian="Calibri" style:font-size-asian="11pt" style:font-name-complex="Calibri" style:font-size-complex="11pt"/>
    </style:style>
    <style:style style:name="T12_36" style:family="text">
      <style:text-properties style:font-name="Calibri" fo:font-size="11pt" style:font-name-asian="Calibri" style:font-size-asian="11pt" style:font-name-complex="Calibri" style:font-size-complex="11pt"/>
    </style:style>
    <style:style style:name="T12_37" style:family="text">
      <style:text-properties style:font-name="Calibri" fo:font-size="11pt" style:font-name-asian="Calibri" style:font-size-asian="11pt" style:font-name-complex="Calibri" style:font-size-complex="11pt"/>
    </style:style>
    <style:style style:name="T12_38" style:family="text">
      <style:text-properties style:font-name="Calibri" fo:font-size="11pt" style:font-name-asian="Calibri" style:font-size-asian="11pt" style:font-name-complex="Calibri" style:font-size-complex="11pt"/>
    </style:style>
    <style:style style:name="T12_39" style:family="text">
      <style:text-properties style:font-name="Calibri" fo:font-size="11pt" style:font-name-asian="Calibri" style:font-size-asian="11pt" style:font-name-complex="Calibri" style:font-size-complex="11pt"/>
    </style:style>
    <style:style style:name="T12_40" style:family="text">
      <style:text-properties style:font-name="Calibri" fo:font-size="11pt" style:font-name-asian="Calibri" style:font-size-asian="11pt" style:font-name-complex="Calibri" style:font-size-complex="11pt"/>
    </style:style>
    <style:style style:name="T12_41" style:family="text">
      <style:text-properties style:font-name="Calibri" fo:font-size="11pt" style:font-name-asian="Calibri" style:font-size-asian="11pt" style:font-name-complex="Calibri" style:font-size-complex="11pt"/>
    </style:style>
    <style:style style:name="T12_42" style:family="text">
      <style:text-properties style:font-name="Calibri" fo:font-size="11pt" style:font-name-asian="Calibri" style:font-size-asian="11pt" style:font-name-complex="Calibri" style:font-size-complex="11pt"/>
    </style:style>
    <style:style style:name="T12_43" style:family="text">
      <style:text-properties style:font-name="Calibri" fo:font-size="11pt" style:font-name-asian="Calibri" style:font-size-asian="11pt" style:font-name-complex="Calibri" style:font-size-complex="11pt"/>
    </style:style>
    <style:style style:name="T12_44" style:family="text">
      <style:text-properties style:font-name="Calibri" fo:font-size="11pt" style:font-name-asian="Calibri" style:font-size-asian="11pt" style:font-name-complex="Calibri" style:font-size-complex="11pt"/>
    </style:style>
    <style:style style:name="T12_45" style:family="text">
      <style:text-properties style:font-name="Calibri" fo:font-size="11pt" style:font-name-asian="Calibri" style:font-size-asian="11pt" style:font-name-complex="Calibri" style:font-size-complex="11pt"/>
    </style:style>
    <style:style style:name="T12_46" style:family="text">
      <style:text-properties style:font-name="Calibri" fo:font-size="11pt" style:font-name-asian="Calibri" style:font-size-asian="11pt" style:font-name-complex="Calibri" style:font-size-complex="11pt"/>
    </style:style>
    <style:style style:name="T12_47" style:family="text">
      <style:text-properties style:font-name="Calibri" fo:font-size="11pt" style:font-name-asian="Calibri" style:font-size-asian="11pt" style:font-name-complex="Calibri" style:font-size-complex="11pt"/>
    </style:style>
    <style:style style:name="T12_48" style:family="text">
      <style:text-properties style:font-name="Calibri" fo:font-size="11pt" style:font-name-asian="Calibri" style:font-size-asian="11pt" style:font-name-complex="Calibri" style:font-size-complex="11pt"/>
    </style:style>
    <style:style style:name="T12_49" style:family="text">
      <style:text-properties style:font-name="Calibri" fo:font-size="11pt" style:font-name-asian="Calibri" style:font-size-asian="11pt" style:font-name-complex="Calibri" style:font-size-complex="11pt"/>
    </style:style>
    <style:style style:name="T12_50" style:family="text">
      <style:text-properties style:font-name="Calibri" fo:font-size="11pt" style:font-name-asian="Calibri" style:font-size-asian="11pt" style:font-name-complex="Calibri" style:font-size-complex="11pt"/>
    </style:style>
    <style:style style:name="T12_51" style:family="text">
      <style:text-properties style:font-name="Calibri" fo:font-size="11pt" style:font-name-asian="Calibri" style:font-size-asian="11pt" style:font-name-complex="Calibri" style:font-size-complex="11pt"/>
    </style:style>
    <style:style style:name="T12_52" style:family="text">
      <style:text-properties style:font-name="Calibri" fo:font-size="11pt" style:font-name-asian="Calibri" style:font-size-asian="11pt" style:font-name-complex="Calibri" style:font-size-complex="11pt"/>
    </style:style>
    <style:style style:name="T12_53" style:family="text">
      <style:text-properties style:font-name="Calibri" fo:font-size="11pt" style:font-name-asian="Calibri" style:font-size-asian="11pt" style:font-name-complex="Calibri" style:font-size-complex="11pt"/>
    </style:style>
    <style:style style:name="T12_54" style:family="text">
      <style:text-properties style:font-name="Calibri" fo:font-size="11pt" style:font-name-asian="Calibri" style:font-size-asian="11pt" style:font-name-complex="Calibri" style:font-size-complex="11pt"/>
    </style:style>
    <style:style style:name="T12_55" style:family="text">
      <style:text-properties style:font-name="Calibri" fo:font-size="11pt" style:font-name-asian="Calibri" style:font-size-asian="11pt" style:font-name-complex="Calibri" style:font-size-complex="11pt"/>
    </style:style>
    <style:style style:name="T12_56" style:family="text">
      <style:text-properties style:font-name="Calibri" fo:font-size="11pt" style:font-name-asian="Calibri" style:font-size-asian="11pt" style:font-name-complex="Calibri" style:font-size-complex="11pt"/>
    </style:style>
    <style:style style:name="T12_57" style:family="text">
      <style:text-properties style:font-name="Calibri" fo:font-size="11pt" style:font-name-asian="Calibri" style:font-size-asian="11pt" style:font-name-complex="Calibri" style:font-size-complex="11pt"/>
    </style:style>
    <style:style style:name="T12_58" style:family="text">
      <style:text-properties style:font-name="Calibri" fo:font-size="11pt" style:font-name-asian="Calibri" style:font-size-asian="11pt" style:font-name-complex="Calibri" style:font-size-complex="11pt"/>
    </style:style>
    <style:style style:name="T12_59" style:family="text">
      <style:text-properties style:font-name="Calibri" fo:font-size="11pt" style:font-name-asian="Calibri" style:font-size-asian="11pt" style:font-name-complex="Calibri" style:font-size-complex="11pt"/>
    </style:style>
    <style:style style:name="T12_60" style:family="text">
      <style:text-properties style:font-name="Calibri" fo:font-size="11pt" style:font-name-asian="Calibri" style:font-size-asian="11pt" style:font-name-complex="Calibri" style:font-size-complex="11pt"/>
    </style:style>
    <style:style style:name="T12_61" style:family="text">
      <style:text-properties style:font-name="Calibri" fo:font-size="11pt" style:font-name-asian="Calibri" style:font-size-asian="11pt" style:font-name-complex="Calibri" style:font-size-complex="11pt"/>
    </style:style>
    <style:style style:name="T12_62" style:family="text">
      <style:text-properties style:font-name="Calibri" fo:font-size="11pt" style:font-name-asian="Calibri" style:font-size-asian="11pt" style:font-name-complex="Calibri" style:font-size-complex="11pt"/>
    </style:style>
    <style:style style:name="T12_63" style:family="text">
      <style:text-properties style:font-name="Calibri" fo:font-size="11pt" style:font-name-asian="Calibri" style:font-size-asian="11pt" style:font-name-complex="Calibri" style:font-size-complex="11pt"/>
    </style:style>
    <style:style style:name="T12_64" style:family="text">
      <style:text-properties style:font-name="Calibri" fo:font-size="11pt" style:font-name-asian="Calibri" style:font-size-asian="11pt" style:font-name-complex="Calibri" style:font-size-complex="11pt"/>
    </style:style>
    <style:style style:name="T12_65" style:family="text">
      <style:text-properties style:font-name="Calibri" fo:font-size="11pt" style:font-name-asian="Calibri" style:font-size-asian="11pt" style:font-name-complex="Calibri" style:font-size-complex="11pt"/>
    </style:style>
    <style:style style:name="T12_66" style:family="text">
      <style:text-properties style:font-name="Calibri" fo:font-size="11pt" style:font-name-asian="Calibri" style:font-size-asian="11pt" style:font-name-complex="Calibri" style:font-size-complex="11pt"/>
    </style:style>
    <style:style style:name="T12_67" style:family="text">
      <style:text-properties style:font-name="Calibri" fo:font-size="11pt" style:font-name-asian="Calibri" style:font-size-asian="11pt" style:font-name-complex="Calibri" style:font-size-complex="11pt"/>
    </style:style>
    <style:style style:name="T12_68" style:family="text">
      <style:text-properties style:font-name="Calibri" fo:font-size="11pt" style:font-name-asian="Calibri" style:font-size-asian="11pt" style:font-name-complex="Calibri" style:font-size-complex="11pt"/>
    </style:style>
    <style:style style:name="T12_69" style:family="text">
      <style:text-properties style:font-name="Calibri" fo:font-size="11pt" style:font-name-asian="Calibri" style:font-size-asian="11pt" style:font-name-complex="Calibri" style:font-size-complex="11pt"/>
    </style:style>
    <style:style style:name="T12_70" style:family="text">
      <style:text-properties style:font-name="Calibri" fo:font-size="11pt" style:font-name-asian="Calibri" style:font-size-asian="11pt" style:font-name-complex="Calibri" style:font-size-complex="11pt"/>
    </style:style>
    <style:style style:name="T12_71" style:family="text">
      <style:text-properties style:font-name="Calibri" fo:font-size="11pt" style:font-name-asian="Calibri" style:font-size-asian="11pt" style:font-name-complex="Calibri" style:font-size-complex="11pt"/>
    </style:style>
    <style:style style:name="T12_72" style:family="text">
      <style:text-properties style:font-name="Calibri" fo:font-size="11pt" style:font-name-asian="Calibri" style:font-size-asian="11pt" style:font-name-complex="Calibri" style:font-size-complex="11pt"/>
    </style:style>
    <style:style style:name="T12_73" style:family="text">
      <style:text-properties style:font-name="Calibri" fo:font-size="11pt" style:font-name-asian="Calibri" style:font-size-asian="11pt" style:font-name-complex="Calibri" style:font-size-complex="11pt"/>
    </style:style>
    <style:style style:name="T12_74" style:family="text">
      <style:text-properties style:font-name="Calibri" fo:font-size="11pt" style:font-name-asian="Calibri" style:font-size-asian="11pt" style:font-name-complex="Calibri" style:font-size-complex="11pt"/>
    </style:style>
    <style:style style:name="T12_75" style:family="text">
      <style:text-properties style:font-name="Calibri" fo:font-size="11pt" style:font-name-asian="Calibri" style:font-size-asian="11pt" style:font-name-complex="Calibri" style:font-size-complex="11pt"/>
    </style:style>
    <style:style style:name="T12_76" style:family="text">
      <style:text-properties style:font-name="Calibri" fo:font-size="11pt" style:font-name-asian="Calibri" style:font-size-asian="11pt" style:font-name-complex="Calibri" style:font-size-complex="11pt"/>
    </style:style>
    <style:style style:name="T12_77" style:family="text">
      <style:text-properties style:font-name="Calibri" fo:font-size="11pt" style:font-name-asian="Calibri" style:font-size-asian="11pt" style:font-name-complex="Calibri" style:font-size-complex="11pt"/>
    </style:style>
    <style:style style:name="T12_78" style:family="text">
      <style:text-properties style:font-name="Calibri" fo:font-size="11pt" style:font-name-asian="Calibri" style:font-size-asian="11pt" style:font-name-complex="Calibri" style:font-size-complex="11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font-name="Calibri" fo:font-size="11pt" style:font-name-asian="Calibri" style:font-size-asian="11pt" style:font-name-complex="Calibri" style:font-size-complex="11pt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/>
    </style:style>
    <style:style style:name="T13_3" style:family="text">
      <style:text-properties style:font-name="Calibri" fo:font-size="11pt" style:font-name-asian="Calibri" style:font-size-asian="11pt" style:font-name-complex="Calibri" style:font-size-complex="11pt"/>
    </style:style>
    <style:style style:name="T13_4" style:family="text">
      <style:text-properties style:font-name="Calibri" fo:font-size="11pt" style:font-name-asian="Calibri" style:font-size-asian="11pt" style:font-name-complex="Calibri" style:font-size-complex="11pt"/>
    </style:style>
    <style:style style:name="T13_5" style:family="text">
      <style:text-properties style:font-name="Calibri" fo:font-size="11pt" style:font-name-asian="Calibri" style:font-size-asian="11pt" style:font-name-complex="Calibri" style:font-size-complex="11pt"/>
    </style:style>
    <style:style style:name="T13_6" style:family="text">
      <style:text-properties style:font-name="Calibri" fo:font-size="11pt" style:font-name-asian="Calibri" style:font-size-asian="11pt" style:font-name-complex="Calibri" style:font-size-complex="11pt"/>
    </style:style>
    <style:style style:name="T13_7" style:family="text">
      <style:text-properties style:font-name="Calibri" fo:font-size="11pt" style:font-name-asian="Calibri" style:font-size-asian="11pt" style:font-name-complex="Calibri" style:font-size-complex="11pt"/>
    </style:style>
    <style:style style:name="T13_8" style:family="text">
      <style:text-properties style:font-name="Calibri" fo:font-size="11pt" style:font-name-asian="Calibri" style:font-size-asian="11pt" style:font-name-complex="Calibri" style:font-size-complex="11pt"/>
    </style:style>
    <style:style style:name="T13_9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_17" style:family="text">
      <style:text-properties style:font-name="Calibri" fo:font-size="11pt" style:font-name-asian="Calibri" style:font-size-asian="11pt" style:font-name-complex="Calibri" style:font-size-complex="11pt"/>
    </style:style>
    <style:style style:name="T13_18" style:family="text">
      <style:text-properties style:font-name="Calibri" fo:font-size="11pt" style:font-name-asian="Calibri" style:font-size-asian="11pt" style:font-name-complex="Calibri" style:font-size-complex="11pt"/>
    </style:style>
    <style:style style:name="T13_19" style:family="text">
      <style:text-properties style:font-name="Calibri" fo:font-size="11pt" style:font-name-asian="Calibri" style:font-size-asian="11pt" style:font-name-complex="Calibri" style:font-size-complex="11pt"/>
    </style:style>
    <style:style style:name="T13_20" style:family="text">
      <style:text-properties style:font-name="Calibri" fo:font-size="11pt" style:font-name-asian="Calibri" style:font-size-asian="11pt" style:font-name-complex="Calibri" style:font-size-complex="11pt"/>
    </style:style>
    <style:style style:name="T13_21" style:family="text">
      <style:text-properties style:font-name="Calibri" fo:font-size="11pt" style:font-name-asian="Calibri" style:font-size-asian="11pt" style:font-name-complex="Calibri" style:font-size-complex="11pt"/>
    </style:style>
    <style:style style:name="T13_22" style:family="text">
      <style:text-properties style:font-name="Calibri" fo:font-size="11pt" style:font-name-asian="Calibri" style:font-size-asian="11pt" style:font-name-complex="Calibri" style:font-size-complex="11pt"/>
    </style:style>
    <style:style style:name="T13_23" style:family="text">
      <style:text-properties style:font-name="Calibri" fo:font-size="11pt" style:font-name-asian="Calibri" style:font-size-asian="11pt" style:font-name-complex="Calibri" style:font-size-complex="11pt"/>
    </style:style>
    <style:style style:name="T13_24" style:family="text">
      <style:text-properties style:font-name="Calibri" fo:font-size="11pt" style:font-name-asian="Calibri" style:font-size-asian="11pt" style:font-name-complex="Calibri" style:font-size-complex="11pt"/>
    </style:style>
    <style:style style:name="T13_25" style:family="text">
      <style:text-properties style:font-name="Calibri" fo:font-size="11pt" style:font-name-asian="Calibri" style:font-size-asian="11pt" style:font-name-complex="Calibri" style:font-size-complex="11pt"/>
    </style:style>
    <style:style style:name="T13_26" style:family="text">
      <style:text-properties style:font-name="Calibri" fo:font-size="11pt" style:font-name-asian="Calibri" style:font-size-asian="11pt" style:font-name-complex="Calibri" style:font-size-complex="11pt"/>
    </style:style>
    <style:style style:name="T13_27" style:family="text">
      <style:text-properties style:font-name="Calibri" fo:font-size="11pt" style:font-name-asian="Calibri" style:font-size-asian="11pt" style:font-name-complex="Calibri" style:font-size-complex="11pt"/>
    </style:style>
    <style:style style:name="T13_28" style:family="text">
      <style:text-properties style:font-name="Calibri" fo:font-size="11pt" style:font-name-asian="Calibri" style:font-size-asian="11pt" style:font-name-complex="Calibri" style:font-size-complex="11pt"/>
    </style:style>
    <style:style style:name="T13_29" style:family="text">
      <style:text-properties style:font-name="Calibri" fo:font-size="11pt" style:font-name-asian="Calibri" style:font-size-asian="11pt" style:font-name-complex="Calibri" style:font-size-complex="11pt"/>
    </style:style>
    <style:style style:name="T13_30" style:family="text">
      <style:text-properties style:font-name="Calibri" fo:font-size="11pt" style:font-name-asian="Calibri" style:font-size-asian="11pt" style:font-name-complex="Calibri" style:font-size-complex="11pt"/>
    </style:style>
    <style:style style:name="T13_31" style:family="text">
      <style:text-properties style:font-name="Calibri" fo:font-size="11pt" style:font-name-asian="Calibri" style:font-size-asian="11pt" style:font-name-complex="Calibri" style:font-size-complex="11pt"/>
    </style:style>
    <style:style style:name="T13_32" style:family="text">
      <style:text-properties style:font-name="Calibri" fo:font-size="11pt" style:font-name-asian="Calibri" style:font-size-asian="11pt" style:font-name-complex="Calibri" style:font-size-complex="11pt"/>
    </style:style>
    <style:style style:name="T13_33" style:family="text">
      <style:text-properties style:font-name="Calibri" fo:font-size="11pt" style:font-name-asian="Calibri" style:font-size-asian="11pt" style:font-name-complex="Calibri" style:font-size-complex="11pt"/>
    </style:style>
    <style:style style:name="T13_34" style:family="text">
      <style:text-properties style:font-name="Calibri" fo:font-size="11pt" style:font-name-asian="Calibri" style:font-size-asian="11pt" style:font-name-complex="Calibri" style:font-size-complex="11pt"/>
    </style:style>
    <style:style style:name="T13_35" style:family="text">
      <style:text-properties style:font-name="Calibri" fo:font-size="11pt" style:font-name-asian="Calibri" style:font-size-asian="11pt" style:font-name-complex="Calibri" style:font-size-complex="11pt"/>
    </style:style>
    <style:style style:name="T13_36" style:family="text">
      <style:text-properties style:font-name="Calibri" fo:font-size="11pt" style:font-name-asian="Calibri" style:font-size-asian="11pt" style:font-name-complex="Calibri" style:font-size-complex="11pt"/>
    </style:style>
    <style:style style:name="T13_37" style:family="text">
      <style:text-properties style:font-name="Calibri" fo:font-size="11pt" style:font-name-asian="Calibri" style:font-size-asian="11pt" style:font-name-complex="Calibri" style:font-size-complex="11pt"/>
    </style:style>
    <style:style style:name="T13_38" style:family="text">
      <style:text-properties style:font-name="Calibri" fo:font-size="11pt" style:font-name-asian="Calibri" style:font-size-asian="11pt" style:font-name-complex="Calibri" style:font-size-complex="11pt"/>
    </style:style>
    <style:style style:name="T13_39" style:family="text">
      <style:text-properties style:font-name="Calibri" fo:font-size="11pt" style:font-name-asian="Calibri" style:font-size-asian="11pt" style:font-name-complex="Calibri" style:font-size-complex="11pt"/>
    </style:style>
    <style:style style:name="T13_40" style:family="text">
      <style:text-properties style:font-name="Calibri" fo:font-size="11pt" style:font-name-asian="Calibri" style:font-size-asian="11pt" style:font-name-complex="Calibri" style:font-size-complex="11pt"/>
    </style:style>
    <style:style style:name="T13_41" style:family="text">
      <style:text-properties style:font-name="Calibri" fo:font-size="11pt" style:font-name-asian="Calibri" style:font-size-asian="11pt" style:font-name-complex="Calibri" style:font-size-complex="11pt"/>
    </style:style>
    <style:style style:name="T13_42" style:family="text">
      <style:text-properties style:font-name="Calibri" fo:font-size="11pt" style:font-name-asian="Calibri" style:font-size-asian="11pt" style:font-name-complex="Calibri" style:font-size-complex="11pt"/>
    </style:style>
    <style:style style:name="T13_43" style:family="text">
      <style:text-properties style:font-name="Calibri" fo:font-size="11pt" style:font-name-asian="Calibri" style:font-size-asian="11pt" style:font-name-complex="Calibri" style:font-size-complex="11pt"/>
    </style:style>
    <style:style style:name="T13_44" style:family="text">
      <style:text-properties style:font-name="Calibri" fo:font-size="11pt" style:font-name-asian="Calibri" style:font-size-asian="11pt" style:font-name-complex="Calibri" style:font-size-complex="11pt"/>
    </style:style>
    <style:style style:name="T13_45" style:family="text">
      <style:text-properties style:font-name="Calibri" fo:font-size="11pt" style:font-name-asian="Calibri" style:font-size-asian="11pt" style:font-name-complex="Calibri" style:font-size-complex="11pt"/>
    </style:style>
    <style:style style:name="T13_46" style:family="text">
      <style:text-properties style:font-name="Calibri" fo:font-size="11pt" style:font-name-asian="Calibri" style:font-size-asian="11pt" style:font-name-complex="Calibri" style:font-size-complex="11pt"/>
    </style:style>
    <style:style style:name="T13_47" style:family="text">
      <style:text-properties style:font-name="Calibri" fo:font-size="11pt" style:font-name-asian="Calibri" style:font-size-asian="11pt" style:font-name-complex="Calibri" style:font-size-complex="11pt"/>
    </style:style>
    <style:style style:name="T13_48" style:family="text">
      <style:text-properties style:font-name="Calibri" fo:font-size="11pt" style:font-name-asian="Calibri" style:font-size-asian="11pt" style:font-name-complex="Calibri" style:font-size-complex="11pt"/>
    </style:style>
    <style:style style:name="T13_49" style:family="text">
      <style:text-properties style:font-name="Calibri" fo:font-size="11pt" style:font-name-asian="Calibri" style:font-size-asian="11pt" style:font-name-complex="Calibri" style:font-size-complex="11pt"/>
    </style:style>
    <style:style style:name="T13_50" style:family="text">
      <style:text-properties style:font-name="Calibri" fo:font-size="11pt" style:font-name-asian="Calibri" style:font-size-asian="11pt" style:font-name-complex="Calibri" style:font-size-complex="11pt"/>
    </style:style>
    <style:style style:name="T13_51" style:family="text">
      <style:text-properties style:font-name="Calibri" fo:font-size="11pt" style:font-name-asian="Calibri" style:font-size-asian="11pt" style:font-name-complex="Calibri" style:font-size-complex="11pt"/>
    </style:style>
    <style:style style:name="T13_52" style:family="text">
      <style:text-properties style:font-name="Calibri" fo:font-size="11pt" style:font-name-asian="Calibri" style:font-size-asian="11pt" style:font-name-complex="Calibri" style:font-size-complex="11pt"/>
    </style:style>
    <style:style style:name="T13_53" style:family="text">
      <style:text-properties style:font-name="Calibri" fo:font-size="11pt" style:font-name-asian="Calibri" style:font-size-asian="11pt" style:font-name-complex="Calibri" style:font-size-complex="11pt"/>
    </style:style>
    <style:style style:name="T13_54" style:family="text">
      <style:text-properties style:font-name="Calibri" fo:font-size="11pt" style:font-name-asian="Calibri" style:font-size-asian="11pt" style:font-name-complex="Calibri" style:font-size-complex="11pt"/>
    </style:style>
    <style:style style:name="T13_55" style:family="text">
      <style:text-properties style:font-name="Calibri" fo:font-size="11pt" style:font-name-asian="Calibri" style:font-size-asian="11pt" style:font-name-complex="Calibri" style:font-size-complex="11pt"/>
    </style:style>
    <style:style style:name="T13_56" style:family="text">
      <style:text-properties style:font-name="Calibri" fo:font-size="11pt" style:font-name-asian="Calibri" style:font-size-asian="11pt" style:font-name-complex="Calibri" style:font-size-complex="11pt"/>
    </style:style>
    <style:style style:name="T13_57" style:family="text">
      <style:text-properties style:font-name="Calibri" fo:font-size="11pt" style:font-name-asian="Calibri" style:font-size-asian="11pt" style:font-name-complex="Calibri" style:font-size-complex="11pt"/>
    </style:style>
    <style:style style:name="T13_58" style:family="text">
      <style:text-properties style:font-name="Calibri" fo:font-size="11pt" style:font-name-asian="Calibri" style:font-size-asian="11pt" style:font-name-complex="Calibri" style:font-size-complex="11pt"/>
    </style:style>
    <style:style style:name="T13_59" style:family="text">
      <style:text-properties style:font-name="Calibri" fo:font-size="11pt" style:font-name-asian="Calibri" style:font-size-asian="11pt" style:font-name-complex="Calibri" style:font-size-complex="11pt"/>
    </style:style>
    <style:style style:name="T13_60" style:family="text">
      <style:text-properties style:font-name="Calibri" fo:font-size="11pt" style:font-name-asian="Calibri" style:font-size-asian="11pt" style:font-name-complex="Calibri" style:font-size-complex="11pt"/>
    </style:style>
    <style:style style:name="T13_61" style:family="text">
      <style:text-properties style:font-name="Calibri" fo:font-size="11pt" style:font-name-asian="Calibri" style:font-size-asian="11pt" style:font-name-complex="Calibri" style:font-size-complex="11pt"/>
    </style:style>
    <style:style style:name="T13_62" style:family="text">
      <style:text-properties style:font-name="Calibri" fo:font-size="11pt" style:font-name-asian="Calibri" style:font-size-asian="11pt" style:font-name-complex="Calibri" style:font-size-complex="11pt"/>
    </style:style>
    <style:style style:name="T13_63" style:family="text">
      <style:text-properties style:font-name="Calibri" fo:font-size="11pt" style:font-name-asian="Calibri" style:font-size-asian="11pt" style:font-name-complex="Calibri" style:font-size-complex="11pt"/>
    </style:style>
    <style:style style:name="T13_64" style:family="text">
      <style:text-properties style:font-name="Calibri" fo:font-size="11pt" style:font-name-asian="Calibri" style:font-size-asian="11pt" style:font-name-complex="Calibri" style:font-size-complex="11pt"/>
    </style:style>
    <style:style style:name="T13_65" style:family="text">
      <style:text-properties style:font-name="Calibri" fo:font-size="11pt" style:font-name-asian="Calibri" style:font-size-asian="11pt" style:font-name-complex="Calibri" style:font-size-complex="11pt"/>
    </style:style>
    <style:style style:name="T13_66" style:family="text">
      <style:text-properties style:font-name="Calibri" fo:font-size="11pt" style:font-name-asian="Calibri" style:font-size-asian="11pt" style:font-name-complex="Calibri" style:font-size-complex="11pt"/>
    </style:style>
    <style:style style:name="T13_67" style:family="text">
      <style:text-properties style:font-name="Calibri" fo:font-size="11pt" style:font-name-asian="Calibri" style:font-size-asian="11pt" style:font-name-complex="Calibri" style:font-size-complex="11pt"/>
    </style:style>
    <style:style style:name="T13_68" style:family="text">
      <style:text-properties style:font-name="Calibri" fo:font-size="11pt" style:font-name-asian="Calibri" style:font-size-asian="11pt" style:font-name-complex="Calibri" style:font-size-complex="11pt"/>
    </style:style>
    <style:style style:name="T13_69" style:family="text">
      <style:text-properties style:font-name="Calibri" fo:font-size="11pt" style:font-name-asian="Calibri" style:font-size-asian="11pt" style:font-name-complex="Calibri" style:font-size-complex="11pt"/>
    </style:style>
    <style:style style:name="T13_70" style:family="text">
      <style:text-properties style:font-name="Calibri" fo:font-size="11pt" style:font-name-asian="Calibri" style:font-size-asian="11pt" style:font-name-complex="Calibri" style:font-size-complex="11pt"/>
    </style:style>
    <style:style style:name="T13_71" style:family="text">
      <style:text-properties style:font-name="Calibri" fo:font-size="11pt" style:font-name-asian="Calibri" style:font-size-asian="11pt" style:font-name-complex="Calibri" style:font-size-complex="11pt"/>
    </style:style>
    <style:style style:name="T13_72" style:family="text">
      <style:text-properties style:font-name="Calibri" fo:font-size="11pt" style:font-name-asian="Calibri" style:font-size-asian="11pt" style:font-name-complex="Calibri" style:font-size-complex="11pt"/>
    </style:style>
    <style:style style:name="T13_73" style:family="text">
      <style:text-properties style:font-name="Calibri" fo:font-size="11pt" style:font-name-asian="Calibri" style:font-size-asian="11pt" style:font-name-complex="Calibri" style:font-size-complex="11pt"/>
    </style:style>
    <style:style style:name="T13_74" style:family="text">
      <style:text-properties style:font-name="Calibri" fo:font-size="11pt" style:font-name-asian="Calibri" style:font-size-asian="11pt" style:font-name-complex="Calibri" style:font-size-complex="11pt"/>
    </style:style>
    <style:style style:name="T13_75" style:family="text">
      <style:text-properties style:font-name="Calibri" fo:font-size="11pt" style:font-name-asian="Calibri" style:font-size-asian="11pt" style:font-name-complex="Calibri" style:font-size-complex="11pt"/>
    </style:style>
    <style:style style:name="T13_76" style:family="text">
      <style:text-properties style:font-name="Calibri" fo:font-size="11pt" style:font-name-asian="Calibri" style:font-size-asian="11pt" style:font-name-complex="Calibri" style:font-size-complex="11pt"/>
    </style:style>
    <style:style style:name="T13_77" style:family="text">
      <style:text-properties style:font-name="Calibri" fo:font-size="11pt" style:font-name-asian="Calibri" style:font-size-asian="11pt" style:font-name-complex="Calibri" style:font-size-complex="11pt"/>
    </style:style>
    <style:style style:name="T13_78" style:family="text">
      <style:text-properties style:font-name="Calibri" fo:font-size="11pt" style:font-name-asian="Calibri" style:font-size-asian="11pt" style:font-name-complex="Calibri" style:font-size-complex="11pt"/>
    </style:style>
    <style:style style:name="T13_79" style:family="text">
      <style:text-properties style:font-name="Calibri" fo:font-size="11pt" style:font-name-asian="Calibri" style:font-size-asian="11pt" style:font-name-complex="Calibri" style:font-size-complex="11pt"/>
    </style:style>
    <style:style style:name="T13_80" style:family="text">
      <style:text-properties style:font-name="Calibri" fo:font-size="11pt" style:font-name-asian="Calibri" style:font-size-asian="11pt" style:font-name-complex="Calibri" style:font-size-complex="11pt"/>
    </style:style>
    <style:style style:name="T13_81" style:family="text">
      <style:text-properties style:font-name="Calibri" fo:font-size="11pt" style:font-name-asian="Calibri" style:font-size-asian="11pt" style:font-name-complex="Calibri" style:font-size-complex="11pt"/>
    </style:style>
    <style:style style:name="T13_82" style:family="text">
      <style:text-properties style:font-name="Calibri" fo:font-size="11pt" style:font-name-asian="Calibri" style:font-size-asian="11pt" style:font-name-complex="Calibri" style:font-size-complex="11pt"/>
    </style:style>
    <style:style style:name="T13_83" style:family="text">
      <style:text-properties style:font-name="Calibri" fo:font-size="11pt" style:font-name-asian="Calibri" style:font-size-asian="11pt" style:font-name-complex="Calibri" style:font-size-complex="11pt"/>
    </style:style>
    <style:style style:name="T13_84" style:family="text">
      <style:text-properties style:font-name="Calibri" fo:font-size="11pt" style:font-name-asian="Calibri" style:font-size-asian="11pt" style:font-name-complex="Calibri" style:font-size-complex="11pt"/>
    </style:style>
    <style:style style:name="T13_85" style:family="text">
      <style:text-properties style:font-name="Calibri" fo:font-size="11pt" style:font-name-asian="Calibri" style:font-size-asian="11pt" style:font-name-complex="Calibri" style:font-size-complex="11pt"/>
    </style:style>
    <style:style style:name="T13_86" style:family="text">
      <style:text-properties style:font-name="Calibri" fo:font-size="11pt" style:font-name-asian="Calibri" style:font-size-asian="11pt" style:font-name-complex="Calibri" style:font-size-complex="11pt"/>
    </style:style>
    <style:style style:name="T13_87" style:family="text">
      <style:text-properties style:font-name="Calibri" fo:font-size="11pt" style:font-name-asian="Calibri" style:font-size-asian="11pt" style:font-name-complex="Calibri" style:font-size-complex="11pt"/>
    </style:style>
    <style:style style:name="T13_88" style:family="text">
      <style:text-properties style:font-name="Calibri" fo:font-size="11pt" style:font-name-asian="Calibri" style:font-size-asian="11pt" style:font-name-complex="Calibri" style:font-size-complex="11pt"/>
    </style:style>
    <style:style style:name="T13_89" style:family="text">
      <style:text-properties style:font-name="Calibri" fo:font-size="11pt" style:font-name-asian="Calibri" style:font-size-asian="11pt" style:font-name-complex="Calibri" style:font-size-complex="11pt"/>
    </style:style>
    <style:style style:name="T13_90" style:family="text">
      <style:text-properties style:font-name="Calibri" fo:font-size="11pt" style:font-name-asian="Calibri" style:font-size-asian="11pt" style:font-name-complex="Calibri" style:font-size-complex="11pt"/>
    </style:style>
    <style:style style:name="T13_91" style:family="text">
      <style:text-properties style:font-name="Calibri" fo:font-size="11pt" style:font-name-asian="Calibri" style:font-size-asian="11pt" style:font-name-complex="Calibri" style:font-size-complex="11pt"/>
    </style:style>
    <style:style style:name="T13_92" style:family="text">
      <style:text-properties style:font-name="Calibri" fo:font-size="11pt" style:font-name-asian="Calibri" style:font-size-asian="11pt" style:font-name-complex="Calibri" style:font-size-complex="11pt"/>
    </style:style>
    <style:style style:name="T13_93" style:family="text">
      <style:text-properties style:font-name="Calibri" fo:font-size="11pt" style:font-name-asian="Calibri" style:font-size-asian="11pt" style:font-name-complex="Calibri" style:font-size-complex="11pt"/>
    </style:style>
    <style:style style:name="T13_94" style:family="text">
      <style:text-properties style:font-name="Calibri" fo:font-size="11pt" style:font-name-asian="Calibri" style:font-size-asian="11pt" style:font-name-complex="Calibri" style:font-size-complex="11pt"/>
    </style:style>
    <style:style style:name="T13_95" style:family="text">
      <style:text-properties style:font-name="Calibri" fo:font-size="11pt" style:font-name-asian="Calibri" style:font-size-asian="11pt" style:font-name-complex="Calibri" style:font-size-complex="11pt"/>
    </style:style>
    <style:style style:name="T13_96" style:family="text">
      <style:text-properties style:font-name="Calibri" fo:font-size="11pt" style:font-name-asian="Calibri" style:font-size-asian="11pt" style:font-name-complex="Calibri" style:font-size-complex="11pt"/>
    </style:style>
    <style:style style:name="T13_97" style:family="text">
      <style:text-properties style:font-name="Calibri" fo:font-size="11pt" style:font-name-asian="Calibri" style:font-size-asian="11pt" style:font-name-complex="Calibri" style:font-size-complex="11pt"/>
    </style:style>
    <style:style style:name="T13_98" style:family="text">
      <style:text-properties style:font-name="Calibri" fo:font-size="11pt" style:font-name-asian="Calibri" style:font-size-asian="11pt" style:font-name-complex="Calibri" style:font-size-complex="11pt"/>
    </style:style>
    <style:style style:name="T13_99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0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1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2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3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4" style:family="text">
      <style:text-properties style:font-name="Calibri" fo:font-size="11pt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Calibri" fo:font-size="11pt" style:font-name-asian="Calibri" style:font-size-asian="11pt" style:font-name-complex="Calibri" style:font-size-complex="11pt"/>
    </style:style>
    <style:style style:name="T14_2" style:family="text">
      <style:text-properties style:font-name="Calibri" fo:font-size="11pt" style:font-name-asian="Calibri" style:font-size-asian="11pt" style:font-name-complex="Calibri" style:font-size-complex="11pt"/>
    </style:style>
    <style:style style:name="T14_3" style:family="text">
      <style:text-properties style:font-name="Calibri" fo:font-size="11pt" style:font-name-asian="Calibri" style:font-size-asian="11pt" style:font-name-complex="Calibri" style:font-size-complex="11pt"/>
    </style:style>
    <style:style style:name="T14_4" style:family="text">
      <style:text-properties style:font-name="Calibri" fo:font-size="11pt" style:font-name-asian="Calibri" style:font-size-asian="11pt" style:font-name-complex="Calibri" style:font-size-complex="11pt"/>
    </style:style>
    <style:style style:name="T14_5" style:family="text">
      <style:text-properties style:font-name="Calibri" fo:font-size="11pt" style:font-name-asian="Calibri" style:font-size-asian="11pt" style:font-name-complex="Calibri" style:font-size-complex="11pt"/>
    </style:style>
    <style:style style:name="T14_6" style:family="text">
      <style:text-properties style:font-name="Calibri" fo:font-size="11pt" style:font-name-asian="Calibri" style:font-size-asian="11pt" style:font-name-complex="Calibri" style:font-size-complex="11pt"/>
    </style:style>
    <style:style style:name="T14_7" style:family="text">
      <style:text-properties style:font-name="Calibri" fo:font-size="11pt" style:font-name-asian="Calibri" style:font-size-asian="11pt" style:font-name-complex="Calibri" style:font-size-complex="11pt"/>
    </style:style>
    <style:style style:name="T14_8" style:family="text">
      <style:text-properties style:font-name="Calibri" fo:font-size="11pt" style:font-name-asian="Calibri" style:font-size-asian="11pt" style:font-name-complex="Calibri" style:font-size-complex="11pt"/>
    </style:style>
    <style:style style:name="T14_9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4_19" style:family="text">
      <style:text-properties style:font-name="Calibri" fo:font-size="11pt" style:font-name-asian="Calibri" style:font-size-asian="11pt" style:font-name-complex="Calibri" style:font-size-complex="11pt"/>
    </style:style>
    <style:style style:name="T14_20" style:family="text">
      <style:text-properties style:font-name="Calibri" fo:font-size="11pt" style:font-name-asian="Calibri" style:font-size-asian="11pt" style:font-name-complex="Calibri" style:font-size-complex="11pt"/>
    </style:style>
    <style:style style:name="T14_21" style:family="text">
      <style:text-properties style:font-name="Calibri" fo:font-size="11pt" style:font-name-asian="Calibri" style:font-size-asian="11pt" style:font-name-complex="Calibri" style:font-size-complex="11pt"/>
    </style:style>
    <style:style style:name="T14_22" style:family="text">
      <style:text-properties style:font-name="Calibri" fo:font-size="11pt" style:font-name-asian="Calibri" style:font-size-asian="11pt" style:font-name-complex="Calibri" style:font-size-complex="11pt"/>
    </style:style>
    <style:style style:name="T14_23" style:family="text">
      <style:text-properties style:font-name="Calibri" fo:font-size="11pt" style:font-name-asian="Calibri" style:font-size-asian="11pt" style:font-name-complex="Calibri" style:font-size-complex="11pt"/>
    </style:style>
    <style:style style:name="T14_24" style:family="text">
      <style:text-properties style:font-name="Calibri" fo:font-size="11pt" style:font-name-asian="Calibri" style:font-size-asian="11pt" style:font-name-complex="Calibri" style:font-size-complex="11pt"/>
    </style:style>
    <style:style style:name="T14_25" style:family="text">
      <style:text-properties style:font-name="Calibri" fo:font-size="11pt" style:font-name-asian="Calibri" style:font-size-asian="11pt" style:font-name-complex="Calibri" style:font-size-complex="11pt"/>
    </style:style>
    <style:style style:name="T14_26" style:family="text">
      <style:text-properties style:font-name="Calibri" fo:font-size="11pt" style:font-name-asian="Calibri" style:font-size-asian="11pt" style:font-name-complex="Calibri" style:font-size-complex="11pt"/>
    </style:style>
    <style:style style:name="T14_27" style:family="text">
      <style:text-properties style:font-name="Calibri" fo:font-size="11pt" style:font-name-asian="Calibri" style:font-size-asian="11pt" style:font-name-complex="Calibri" style:font-size-complex="11pt"/>
    </style:style>
    <style:style style:name="T14_28" style:family="text">
      <style:text-properties style:font-name="Calibri" fo:font-size="11pt" style:font-name-asian="Calibri" style:font-size-asian="11pt" style:font-name-complex="Calibri" style:font-size-complex="11pt"/>
    </style:style>
    <style:style style:name="T14_29" style:family="text">
      <style:text-properties style:font-name="Calibri" fo:font-size="11pt" style:font-name-asian="Calibri" style:font-size-asian="11pt" style:font-name-complex="Calibri" style:font-size-complex="11pt"/>
    </style:style>
    <style:style style:name="T14_30" style:family="text">
      <style:text-properties style:font-name="Calibri" fo:font-size="11pt" style:font-name-asian="Calibri" style:font-size-asian="11pt" style:font-name-complex="Calibri" style:font-size-complex="11pt"/>
    </style:style>
    <style:style style:name="T14_31" style:family="text">
      <style:text-properties style:font-name="Calibri" fo:font-size="11pt" style:font-name-asian="Calibri" style:font-size-asian="11pt" style:font-name-complex="Calibri" style:font-size-complex="11pt"/>
    </style:style>
    <style:style style:name="T14_32" style:family="text">
      <style:text-properties style:font-name="Calibri" fo:font-size="11pt" style:font-name-asian="Calibri" style:font-size-asian="11pt" style:font-name-complex="Calibri" style:font-size-complex="11pt"/>
    </style:style>
    <style:style style:name="T14_33" style:family="text">
      <style:text-properties style:font-name="Calibri" fo:font-size="11pt" style:font-name-asian="Calibri" style:font-size-asian="11pt" style:font-name-complex="Calibri" style:font-size-complex="11pt"/>
    </style:style>
    <style:style style:name="T14_34" style:family="text">
      <style:text-properties style:font-name="Calibri" fo:font-size="11pt" style:font-name-asian="Calibri" style:font-size-asian="11pt" style:font-name-complex="Calibri" style:font-size-complex="11pt"/>
    </style:style>
    <style:style style:name="T14_35" style:family="text">
      <style:text-properties style:font-name="Calibri" fo:font-size="11pt" style:font-name-asian="Calibri" style:font-size-asian="11pt" style:font-name-complex="Calibri" style:font-size-complex="11pt"/>
    </style:style>
    <style:style style:name="T14_36" style:family="text">
      <style:text-properties style:font-name="Calibri" fo:font-size="11pt" style:font-name-asian="Calibri" style:font-size-asian="11pt" style:font-name-complex="Calibri" style:font-size-complex="11pt"/>
    </style:style>
    <style:style style:name="T14_37" style:family="text">
      <style:text-properties style:font-name="Calibri" fo:font-size="11pt" style:font-name-asian="Calibri" style:font-size-asian="11pt" style:font-name-complex="Calibri" style:font-size-complex="11pt"/>
    </style:style>
    <style:style style:name="T14_38" style:family="text">
      <style:text-properties style:font-name="Calibri" fo:font-size="11pt" style:font-name-asian="Calibri" style:font-size-asian="11pt" style:font-name-complex="Calibri" style:font-size-complex="11pt"/>
    </style:style>
    <style:style style:name="T14_39" style:family="text">
      <style:text-properties style:font-name="Calibri" fo:font-size="11pt" style:font-name-asian="Calibri" style:font-size-asian="11pt" style:font-name-complex="Calibri" style:font-size-complex="11pt"/>
    </style:style>
    <style:style style:name="T14_40" style:family="text">
      <style:text-properties style:font-name="Calibri" fo:font-size="11pt" style:font-name-asian="Calibri" style:font-size-asian="11pt" style:font-name-complex="Calibri" style:font-size-complex="11pt"/>
    </style:style>
    <style:style style:name="T14_41" style:family="text">
      <style:text-properties style:font-name="Calibri" fo:font-size="11pt" style:font-name-asian="Calibri" style:font-size-asian="11pt" style:font-name-complex="Calibri" style:font-size-complex="11pt"/>
    </style:style>
    <style:style style:name="T14_42" style:family="text">
      <style:text-properties style:font-name="Calibri" fo:font-size="11pt" style:font-name-asian="Calibri" style:font-size-asian="11pt" style:font-name-complex="Calibri" style:font-size-complex="11pt"/>
    </style:style>
    <style:style style:name="T14_43" style:family="text">
      <style:text-properties style:font-name="Calibri" fo:font-size="11pt" style:font-name-asian="Calibri" style:font-size-asian="11pt" style:font-name-complex="Calibri" style:font-size-complex="11pt"/>
    </style:style>
    <style:style style:name="T14_44" style:family="text">
      <style:text-properties style:font-name="Calibri" fo:font-size="11pt" style:font-name-asian="Calibri" style:font-size-asian="11pt" style:font-name-complex="Calibri" style:font-size-complex="11pt"/>
    </style:style>
    <style:style style:name="T14_45" style:family="text">
      <style:text-properties style:font-name="Calibri" fo:font-size="11pt" style:font-name-asian="Calibri" style:font-size-asian="11pt" style:font-name-complex="Calibri" style:font-size-complex="11pt"/>
    </style:style>
    <style:style style:name="T14_46" style:family="text">
      <style:text-properties style:font-name="Calibri" fo:font-size="11pt" style:font-name-asian="Calibri" style:font-size-asian="11pt" style:font-name-complex="Calibri" style:font-size-complex="11pt"/>
    </style:style>
    <style:style style:name="T14_47" style:family="text">
      <style:text-properties style:font-name="Calibri" fo:font-size="11pt" style:font-name-asian="Calibri" style:font-size-asian="11pt" style:font-name-complex="Calibri" style:font-size-complex="11pt"/>
    </style:style>
    <style:style style:name="T14_48" style:family="text">
      <style:text-properties style:font-name="Calibri" fo:font-size="11pt" style:font-name-asian="Calibri" style:font-size-asian="11pt" style:font-name-complex="Calibri" style:font-size-complex="11pt"/>
    </style:style>
    <style:style style:name="T14_49" style:family="text">
      <style:text-properties style:font-name="Calibri" fo:font-size="11pt" style:font-name-asian="Calibri" style:font-size-asian="11pt" style:font-name-complex="Calibri" style:font-size-complex="11pt"/>
    </style:style>
    <style:style style:name="T14_50" style:family="text">
      <style:text-properties style:font-name="Calibri" fo:font-size="11pt" style:font-name-asian="Calibri" style:font-size-asian="11pt" style:font-name-complex="Calibri" style:font-size-complex="11pt"/>
    </style:style>
    <style:style style:name="T14_51" style:family="text">
      <style:text-properties style:font-name="Calibri" fo:font-size="11pt" style:font-name-asian="Calibri" style:font-size-asian="11pt" style:font-name-complex="Calibri" style:font-size-complex="11pt"/>
    </style:style>
    <style:style style:name="T14_52" style:family="text">
      <style:text-properties style:font-name="Calibri" fo:font-size="11pt" style:font-name-asian="Calibri" style:font-size-asian="11pt" style:font-name-complex="Calibri" style:font-size-complex="11pt"/>
    </style:style>
    <style:style style:name="T14_53" style:family="text">
      <style:text-properties style:font-name="Calibri" fo:font-size="11pt" style:font-name-asian="Calibri" style:font-size-asian="11pt" style:font-name-complex="Calibri" style:font-size-complex="11pt"/>
    </style:style>
    <style:style style:name="T14_54" style:family="text">
      <style:text-properties style:font-name="Calibri" fo:font-size="11pt" style:font-name-asian="Calibri" style:font-size-asian="11pt" style:font-name-complex="Calibri" style:font-size-complex="11pt"/>
    </style:style>
    <style:style style:name="T14_55" style:family="text">
      <style:text-properties style:font-name="Calibri" fo:font-size="11pt" style:font-name-asian="Calibri" style:font-size-asian="11pt" style:font-name-complex="Calibri" style:font-size-complex="11pt"/>
    </style:style>
    <style:style style:name="T14_56" style:family="text">
      <style:text-properties style:font-name="Calibri" fo:font-size="11pt" style:font-name-asian="Calibri" style:font-size-asian="11pt" style:font-name-complex="Calibri" style:font-size-complex="11pt"/>
    </style:style>
    <style:style style:name="T14_57" style:family="text">
      <style:text-properties style:font-name="Calibri" fo:font-size="11pt" style:font-name-asian="Calibri" style:font-size-asian="11pt" style:font-name-complex="Calibri" style:font-size-complex="11pt"/>
    </style:style>
    <style:style style:name="T14_58" style:family="text">
      <style:text-properties style:font-name="Calibri" fo:font-size="11pt" style:font-name-asian="Calibri" style:font-size-asian="11pt" style:font-name-complex="Calibri" style:font-size-complex="11pt"/>
    </style:style>
    <style:style style:name="T14_59" style:family="text">
      <style:text-properties style:font-name="Calibri" fo:font-size="11pt" style:font-name-asian="Calibri" style:font-size-asian="11pt" style:font-name-complex="Calibri" style:font-size-complex="11pt"/>
    </style:style>
    <style:style style:name="T14_60" style:family="text">
      <style:text-properties style:font-name="Calibri" fo:font-size="11pt" style:font-name-asian="Calibri" style:font-size-asian="11pt" style:font-name-complex="Calibri" style:font-size-complex="11pt"/>
    </style:style>
    <style:style style:name="T14_61" style:family="text">
      <style:text-properties style:font-name="Calibri" fo:font-size="11pt" style:font-name-asian="Calibri" style:font-size-asian="11pt" style:font-name-complex="Calibri" style:font-size-complex="11pt"/>
    </style:style>
    <style:style style:name="T14_62" style:family="text">
      <style:text-properties style:font-name="Calibri" fo:font-size="11pt" style:font-name-asian="Calibri" style:font-size-asian="11pt" style:font-name-complex="Calibri" style:font-size-complex="11pt"/>
    </style:style>
    <style:style style:name="T14_63" style:family="text">
      <style:text-properties style:font-name="Calibri" fo:font-size="11pt" style:font-name-asian="Calibri" style:font-size-asian="11pt" style:font-name-complex="Calibri" style:font-size-complex="11pt"/>
    </style:style>
    <style:style style:name="T14_64" style:family="text">
      <style:text-properties style:font-name="Calibri" fo:font-size="11pt" style:font-name-asian="Calibri" style:font-size-asian="11pt" style:font-name-complex="Calibri" style:font-size-complex="11pt"/>
    </style:style>
    <style:style style:name="T14_65" style:family="text">
      <style:text-properties style:font-name="Calibri" fo:font-size="11pt" style:font-name-asian="Calibri" style:font-size-asian="11pt" style:font-name-complex="Calibri" style:font-size-complex="11pt"/>
    </style:style>
    <style:style style:name="T14_66" style:family="text">
      <style:text-properties style:font-name="Calibri" fo:font-size="11pt" style:font-name-asian="Calibri" style:font-size-asian="11pt" style:font-name-complex="Calibri" style:font-size-complex="11pt"/>
    </style:style>
    <style:style style:name="T14_67" style:family="text">
      <style:text-properties style:font-name="Calibri" fo:font-size="11pt" style:font-name-asian="Calibri" style:font-size-asian="11pt" style:font-name-complex="Calibri" style:font-size-complex="11pt"/>
    </style:style>
    <style:style style:name="T14_68" style:family="text">
      <style:text-properties style:font-name="Calibri" fo:font-size="11pt" style:font-name-asian="Calibri" style:font-size-asian="11pt" style:font-name-complex="Calibri" style:font-size-complex="11pt"/>
    </style:style>
    <style:style style:name="T14_69" style:family="text">
      <style:text-properties style:font-name="Calibri" fo:font-size="11pt" style:font-name-asian="Calibri" style:font-size-asian="11pt" style:font-name-complex="Calibri" style:font-size-complex="11pt"/>
    </style:style>
    <style:style style:name="T14_70" style:family="text">
      <style:text-properties style:font-name="Calibri" fo:font-size="11pt" style:font-name-asian="Calibri" style:font-size-asian="11pt" style:font-name-complex="Calibri" style:font-size-complex="11pt"/>
    </style:style>
    <style:style style:name="T14_71" style:family="text">
      <style:text-properties style:font-name="Calibri" fo:font-size="11pt" style:font-name-asian="Calibri" style:font-size-asian="11pt" style:font-name-complex="Calibri" style:font-size-complex="11pt"/>
    </style:style>
    <style:style style:name="T14_72" style:family="text">
      <style:text-properties style:font-name="Calibri" fo:font-size="11pt" style:font-name-asian="Calibri" style:font-size-asian="11pt" style:font-name-complex="Calibri" style:font-size-complex="11pt"/>
    </style:style>
    <style:style style:name="T14_73" style:family="text">
      <style:text-properties style:font-name="Calibri" fo:font-size="11pt" style:font-name-asian="Calibri" style:font-size-asian="11pt" style:font-name-complex="Calibri" style:font-size-complex="11pt"/>
    </style:style>
    <style:style style:name="T14_74" style:family="text">
      <style:text-properties style:font-name="Calibri" fo:font-size="11pt" style:font-name-asian="Calibri" style:font-size-asian="11pt" style:font-name-complex="Calibri" style:font-size-complex="11pt"/>
    </style:style>
    <style:style style:name="T14_75" style:family="text">
      <style:text-properties style:font-name="Calibri" fo:font-size="11pt" style:font-name-asian="Calibri" style:font-size-asian="11pt" style:font-name-complex="Calibri" style:font-size-complex="11pt"/>
    </style:style>
    <style:style style:name="T14_76" style:family="text">
      <style:text-properties style:font-name="Calibri" fo:font-size="11pt" style:font-name-asian="Calibri" style:font-size-asian="11pt" style:font-name-complex="Calibri" style:font-size-complex="11pt"/>
    </style:style>
    <style:style style:name="T14_77" style:family="text">
      <style:text-properties style:font-name="Calibri" fo:font-size="11pt" style:font-name-asian="Calibri" style:font-size-asian="11pt" style:font-name-complex="Calibri" style:font-size-complex="11pt"/>
    </style:style>
    <style:style style:name="T14_78" style:family="text">
      <style:text-properties style:font-name="Calibri" fo:font-size="11pt" style:font-name-asian="Calibri" style:font-size-asian="11pt" style:font-name-complex="Calibri" style:font-size-complex="11pt"/>
    </style:style>
    <style:style style:name="T14_79" style:family="text">
      <style:text-properties style:font-name="Calibri" fo:font-size="11pt" style:font-name-asian="Calibri" style:font-size-asian="11pt" style:font-name-complex="Calibri" style:font-size-complex="11pt"/>
    </style:style>
    <style:style style:name="T14_80" style:family="text">
      <style:text-properties style:font-name="Calibri" fo:font-size="11pt" style:font-name-asian="Calibri" style:font-size-asian="11pt" style:font-name-complex="Calibri" style:font-size-complex="11pt"/>
    </style:style>
    <style:style style:name="T14_81" style:family="text">
      <style:text-properties style:font-name="Calibri" fo:font-size="11pt" style:font-name-asian="Calibri" style:font-size-asian="11pt" style:font-name-complex="Calibri" style:font-size-complex="11pt"/>
    </style:style>
    <style:style style:name="T14_82" style:family="text">
      <style:text-properties style:font-name="Calibri" fo:font-size="11pt" style:font-name-asian="Calibri" style:font-size-asian="11pt" style:font-name-complex="Calibri" style:font-size-complex="11pt"/>
    </style:style>
    <style:style style:name="T14_83" style:family="text">
      <style:text-properties style:font-name="Calibri" fo:font-size="11pt" style:font-name-asian="Calibri" style:font-size-asian="11pt" style:font-name-complex="Calibri" style:font-size-complex="11pt"/>
    </style:style>
    <style:style style:name="T14_84" style:family="text">
      <style:text-properties style:font-name="Calibri" fo:font-size="11pt" style:font-name-asian="Calibri" style:font-size-asian="11pt" style:font-name-complex="Calibri" style:font-size-complex="11pt"/>
    </style:style>
    <style:style style:name="T14_85" style:family="text">
      <style:text-properties style:font-name="Calibri" fo:font-size="11pt" style:font-name-asian="Calibri" style:font-size-asian="11pt" style:font-name-complex="Calibri" style:font-size-complex="11pt"/>
    </style:style>
    <style:style style:name="T14_86" style:family="text">
      <style:text-properties style:font-name="Calibri" fo:font-size="11pt" style:font-name-asian="Calibri" style:font-size-asian="11pt" style:font-name-complex="Calibri" style:font-size-complex="11pt"/>
    </style:style>
    <style:style style:name="T14_87" style:family="text">
      <style:text-properties style:font-name="Calibri" fo:font-size="11pt" style:font-name-asian="Calibri" style:font-size-asian="11pt" style:font-name-complex="Calibri" style:font-size-complex="11pt"/>
    </style:style>
    <style:style style:name="T14_88" style:family="text">
      <style:text-properties style:font-name="Calibri" fo:font-size="11pt" style:font-name-asian="Calibri" style:font-size-asian="11pt" style:font-name-complex="Calibri" style:font-size-complex="11pt"/>
    </style:style>
    <style:style style:name="T14_89" style:family="text">
      <style:text-properties style:font-name="Calibri" fo:font-size="11pt" style:font-name-asian="Calibri" style:font-size-asian="11pt" style:font-name-complex="Calibri" style:font-size-complex="11pt"/>
    </style:style>
    <style:style style:name="T14_90" style:family="text">
      <style:text-properties style:font-name="Calibri" fo:font-size="11pt" style:font-name-asian="Calibri" style:font-size-asian="11pt" style:font-name-complex="Calibri" style:font-size-complex="11pt"/>
    </style:style>
    <style:style style:name="T14_91" style:family="text">
      <style:text-properties style:font-name="Calibri" fo:font-size="11pt" style:font-name-asian="Calibri" style:font-size-asian="11pt" style:font-name-complex="Calibri" style:font-size-complex="11pt"/>
    </style:style>
    <style:style style:name="T14_92" style:family="text">
      <style:text-properties style:font-name="Calibri" fo:font-size="11pt" style:font-name-asian="Calibri" style:font-size-asian="11pt" style:font-name-complex="Calibri" style:font-size-complex="11pt"/>
    </style:style>
    <style:style style:name="T14_93" style:family="text">
      <style:text-properties style:font-name="Calibri" fo:font-size="11pt" style:font-name-asian="Calibri" style:font-size-asian="11pt" style:font-name-complex="Calibri" style:font-size-complex="11pt"/>
    </style:style>
    <style:style style:name="T14_94" style:family="text">
      <style:text-properties style:font-name="Calibri" fo:font-size="11pt" style:font-name-asian="Calibri" style:font-size-asian="11pt" style:font-name-complex="Calibri" style:font-size-complex="11pt"/>
    </style:style>
    <style:style style:name="T14_95" style:family="text">
      <style:text-properties style:font-name="Calibri" fo:font-size="11pt" style:font-name-asian="Calibri" style:font-size-asian="11pt" style:font-name-complex="Calibri" style:font-size-complex="11pt"/>
    </style:style>
    <style:style style:name="T14_96" style:family="text">
      <style:text-properties style:font-name="Calibri" fo:font-size="11pt" style:font-name-asian="Calibri" style:font-size-asian="11pt" style:font-name-complex="Calibri" style:font-size-complex="11pt"/>
    </style:style>
    <style:style style:name="T14_97" style:family="text">
      <style:text-properties style:font-name="Calibri" fo:font-size="11pt" style:font-name-asian="Calibri" style:font-size-asian="11pt" style:font-name-complex="Calibri" style:font-size-complex="11pt"/>
    </style:style>
    <style:style style:name="T14_98" style:family="text">
      <style:text-properties style:font-name="Calibri" fo:font-size="11pt" style:font-name-asian="Calibri" style:font-size-asian="11pt" style:font-name-complex="Calibri" style:font-size-complex="11pt"/>
    </style:style>
    <style:style style:name="T14_99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0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1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2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3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4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5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6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7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8" style:family="text">
      <style:text-properties style:font-name="Calibri" fo:font-size="11pt" style:font-name-asian="Calibri" style:font-size-asian="11pt" style:font-name-complex="Calibri" style:font-size-complex="11pt"/>
    </style:style>
    <style:style style:name="T14_109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0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1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2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3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4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5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6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7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8" style:family="text">
      <style:text-properties style:font-name="Calibri" fo:font-size="11pt" style:font-name-asian="Calibri" style:font-size-asian="11pt" style:font-name-complex="Calibri" style:font-size-complex="11pt"/>
    </style:style>
    <style:style style:name="T14_119" style:family="text">
      <style:text-properties style:font-name="Calibri" fo:font-size="11p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Calibri" fo:font-size="11pt" style:font-name-asian="Calibri" style:font-size-asian="11pt" style:font-name-complex="Calibri" style:font-size-complex="11pt"/>
    </style:style>
    <style:style style:name="T15_2" style:family="text">
      <style:text-properties style:font-name="Calibri" fo:font-size="11pt" style:font-name-asian="Calibri" style:font-size-asian="11pt" style:font-name-complex="Calibri" style:font-size-complex="11pt"/>
    </style:style>
    <style:style style:name="T15_3" style:family="text">
      <style:text-properties style:font-name="Calibri" fo:font-size="11pt" style:font-name-asian="Calibri" style:font-size-asian="11pt" style:font-name-complex="Calibri" style:font-size-complex="11pt"/>
    </style:style>
    <style:style style:name="T15_4" style:family="text">
      <style:text-properties style:font-name="Calibri" fo:font-size="11pt" style:font-name-asian="Calibri" style:font-size-asian="11pt" style:font-name-complex="Calibri" style:font-size-complex="11pt"/>
    </style:style>
    <style:style style:name="T15_5" style:family="text">
      <style:text-properties style:font-name="Calibri" fo:font-size="11pt" style:font-name-asian="Calibri" style:font-size-asian="11pt" style:font-name-complex="Calibri" style:font-size-complex="11pt"/>
    </style:style>
    <style:style style:name="T15_6" style:family="text">
      <style:text-properties style:font-name="Calibri" fo:font-size="11pt" style:font-name-asian="Calibri" style:font-size-asian="11pt" style:font-name-complex="Calibri" style:font-size-complex="11pt"/>
    </style:style>
    <style:style style:name="T15_7" style:family="text">
      <style:text-properties style:font-name="Calibri" fo:font-size="11pt" style:font-name-asian="Calibri" style:font-size-asian="11pt" style:font-name-complex="Calibri" style:font-size-complex="11pt"/>
    </style:style>
    <style:style style:name="T15_8" style:family="text">
      <style:text-properties style:font-name="Calibri" fo:font-size="11pt" style:font-name-asian="Calibri" style:font-size-asian="11pt" style:font-name-complex="Calibri" style:font-size-complex="11pt"/>
    </style:style>
    <style:style style:name="T15_9" style:family="text">
      <style:text-properties style:font-name="Calibri" fo:font-size="11pt" style:font-name-asian="Calibri" style:font-size-asian="11pt" style:font-name-complex="Calibri" style:font-size-complex="11pt"/>
    </style:style>
    <style:style style:name="T1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_23" style:family="text">
      <style:text-properties style:font-name="Calibri" fo:font-size="11pt" style:font-name-asian="Calibri" style:font-size-asian="11pt" style:font-name-complex="Calibri" style:font-size-complex="11pt"/>
    </style:style>
    <style:style style:name="T15_24" style:family="text">
      <style:text-properties style:font-name="Calibri" fo:font-size="11pt" style:font-name-asian="Calibri" style:font-size-asian="11pt" style:font-name-complex="Calibri" style:font-size-complex="11pt"/>
    </style:style>
    <style:style style:name="T15_25" style:family="text">
      <style:text-properties style:font-name="Calibri" fo:font-size="11pt" style:font-name-asian="Calibri" style:font-size-asian="11pt" style:font-name-complex="Calibri" style:font-size-complex="11pt"/>
    </style:style>
    <style:style style:name="T15_26" style:family="text">
      <style:text-properties style:font-name="Calibri" fo:font-size="11pt" style:font-name-asian="Calibri" style:font-size-asian="11pt" style:font-name-complex="Calibri" style:font-size-complex="11pt"/>
    </style:style>
    <style:style style:name="T15_27" style:family="text">
      <style:text-properties style:font-name="Calibri" fo:font-size="11pt" style:font-name-asian="Calibri" style:font-size-asian="11pt" style:font-name-complex="Calibri" style:font-size-complex="11pt"/>
    </style:style>
    <style:style style:name="T15_28" style:family="text">
      <style:text-properties style:font-name="Calibri" fo:font-size="11pt" style:font-name-asian="Calibri" style:font-size-asian="11pt" style:font-name-complex="Calibri" style:font-size-complex="11pt"/>
    </style:style>
    <style:style style:name="T15_29" style:family="text">
      <style:text-properties style:font-name="Calibri" fo:font-size="11pt" style:font-name-asian="Calibri" style:font-size-asian="11pt" style:font-name-complex="Calibri" style:font-size-complex="11pt"/>
    </style:style>
    <style:style style:name="T15_30" style:family="text">
      <style:text-properties style:font-name="Calibri" fo:font-size="11pt" style:font-name-asian="Calibri" style:font-size-asian="11pt" style:font-name-complex="Calibri" style:font-size-complex="11pt"/>
    </style:style>
    <style:style style:name="T15_31" style:family="text">
      <style:text-properties style:font-name="Calibri" fo:font-size="11pt" style:font-name-asian="Calibri" style:font-size-asian="11pt" style:font-name-complex="Calibri" style:font-size-complex="11pt"/>
    </style:style>
    <style:style style:name="P16" style:family="paragraph" style:parent-style-name="Standard">
      <style:paragraph-properties fo:break-before="auto" fo:line-height="115%" fo:margin-top="0cm" fo:margin-bottom="0.353cm" style:writing-mode="lr-tb"/>
    </style:style>
    <style:style style:name="P17" style:family="paragraph" style:parent-style-name="Standard">
      <style:paragraph-properties fo:break-before="auto" fo:line-height="115%" fo:margin-top="0cm" fo:margin-bottom="0.353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P48" style:family="paragraph" style:parent-style-name="Standard">
      <style:paragraph-properties fo:break-before="auto" fo:line-height="115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style:font-name="Calibri" fo:font-size="11pt" style:font-name-asian="Calibri" style:font-size-asian="11pt" style:font-name-complex="Calibri" style:font-size-complex="11pt"/>
    </style:style>
    <style:style style:name="T50_2" style:family="text">
      <style:text-properties style:font-name="Calibri" fo:font-size="11pt" style:font-name-asian="Calibri" style:font-size-asian="11pt" style:font-name-complex="Calibri" style:font-size-complex="11pt"/>
    </style:style>
    <style:style style:name="T50_3" style:family="text">
      <style:text-properties style:font-name="Calibri" fo:font-size="11pt" style:font-name-asian="Calibri" style:font-size-asian="11pt" style:font-name-complex="Calibri" style:font-size-complex="11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style:font-name="Calibri" fo:font-size="11pt" style:font-name-asian="Calibri" style:font-size-asian="11pt" style:font-name-complex="Calibri" style:font-size-complex="11pt"/>
    </style:style>
    <style:style style:name="T51_2" style:family="text">
      <style:text-properties style:font-name="Calibri" fo:font-size="11pt" style:font-name-asian="Calibri" style:font-size-asian="11pt" style:font-name-complex="Calibri" style:font-size-complex="11pt"/>
    </style:style>
    <style:style style:name="T51_3" style:family="text">
      <style:text-properties style:font-name="Calibri" fo:font-size="11pt" style:font-name-asian="Calibri" style:font-size-asian="11pt" style:font-name-complex="Calibri" style:font-size-complex="11pt"/>
    </style:style>
    <style:style style:name="T51_4" style:family="text">
      <style:text-properties style:font-name="Calibri" fo:font-size="11pt" style:font-name-asian="Calibri" style:font-size-asian="11pt" style:font-name-complex="Calibri" style:font-size-complex="11pt"/>
    </style:style>
    <style:style style:name="T51_5" style:family="text">
      <style:text-properties style:font-name="Calibri" fo:font-size="11pt" style:font-name-asian="Calibri" style:font-size-asian="11pt" style:font-name-complex="Calibri" style:font-size-complex="11pt"/>
    </style:style>
    <style:style style:name="T51_6" style:family="text">
      <style:text-properties style:font-name="Calibri" fo:font-size="11pt" style:font-name-asian="Calibri" style:font-size-asian="11pt" style:font-name-complex="Calibri" style:font-size-complex="11pt"/>
    </style:style>
    <style:style style:name="T51_7" style:family="text">
      <style:text-properties style:font-name="Calibri" fo:font-size="11pt" style:font-name-asian="Calibri" style:font-size-asian="11pt" style:font-name-complex="Calibri" style:font-size-complex="11pt"/>
    </style:style>
    <style:style style:name="T51_8" style:family="text">
      <style:text-properties style:font-name="Calibri" fo:font-size="11pt" style:font-name-asian="Calibri" style:font-size-asian="11pt" style:font-name-complex="Calibri" style:font-size-complex="11pt"/>
    </style:style>
    <style:style style:name="T51_9" style:family="text">
      <style:text-properties style:font-name="Calibri" fo:font-size="11pt" style:font-name-asian="Calibri" style:font-size-asian="11pt" style:font-name-complex="Calibri" style:font-size-complex="11pt"/>
    </style:style>
    <style:style style:name="T51_10" style:family="text">
      <style:text-properties style:font-name="Calibri" fo:font-size="11pt" style:font-name-asian="Calibri" style:font-size-asian="11pt" style:font-name-complex="Calibri" style:font-size-complex="11pt"/>
    </style:style>
    <style:style style:name="T51_11" style:family="text">
      <style:text-properties style:font-name="Calibri" fo:font-size="11pt" style:font-name-asian="Calibri" style:font-size-asian="11pt" style:font-name-complex="Calibri" style:font-size-complex="11pt"/>
    </style:style>
    <style:style style:name="T51_12" style:family="text">
      <style:text-properties style:font-name="Calibri" fo:font-size="11pt" style:font-name-asian="Calibri" style:font-size-asian="11pt" style:font-name-complex="Calibri" style:font-size-complex="11pt"/>
    </style:style>
    <style:style style:name="T51_13" style:family="text">
      <style:text-properties style:font-name="Calibri" fo:font-size="11pt" style:font-name-asian="Calibri" style:font-size-asian="11pt" style:font-name-complex="Calibri" style:font-size-complex="11pt"/>
    </style:style>
    <style:style style:name="T51_14" style:family="text">
      <style:text-properties style:font-name="Calibri" fo:font-size="11pt" style:font-name-asian="Calibri" style:font-size-asian="11pt" style:font-name-complex="Calibri" style:font-size-complex="11pt"/>
    </style:style>
    <style:style style:name="T51_15" style:family="text">
      <style:text-properties style:font-name="Calibri" fo:font-size="11pt" style:font-name-asian="Calibri" style:font-size-asian="11pt" style:font-name-complex="Calibri" style:font-size-complex="11pt"/>
    </style:style>
    <style:style style:name="T51_16" style:family="text">
      <style:text-properties style:font-name="Calibri" fo:font-size="11pt" style:font-name-asian="Calibri" style:font-size-asian="11pt" style:font-name-complex="Calibri" style:font-size-complex="11pt"/>
    </style:style>
    <style:style style:name="T51_17" style:family="text">
      <style:text-properties style:font-name="Calibri" fo:font-size="11pt" style:font-name-asian="Calibri" style:font-size-asian="11pt" style:font-name-complex="Calibri" style:font-size-complex="11pt"/>
    </style:style>
    <style:style style:name="T51_18" style:family="text">
      <style:text-properties style:font-name="Calibri" fo:font-size="11pt" style:font-name-asian="Calibri" style:font-size-asian="11pt" style:font-name-complex="Calibri" style:font-size-complex="11pt"/>
    </style:style>
    <style:style style:name="T51_19" style:family="text">
      <style:text-properties style:font-name="Calibri" fo:font-size="11pt" style:font-name-asian="Calibri" style:font-size-asian="11pt" style:font-name-complex="Calibri" style:font-size-complex="11pt"/>
    </style:style>
    <style:style style:name="T51_20" style:family="text">
      <style:text-properties style:font-name="Calibri" fo:font-size="11pt" style:font-name-asian="Calibri" style:font-size-asian="11pt" style:font-name-complex="Calibri" style:font-size-complex="11pt"/>
    </style:style>
    <style:style style:name="T51_21" style:family="text">
      <style:text-properties style:font-name="Calibri" fo:font-size="11pt" style:font-name-asian="Calibri" style:font-size-asian="11pt" style:font-name-complex="Calibri" style:font-size-complex="11pt"/>
    </style:style>
    <style:style style:name="T51_22" style:family="text">
      <style:text-properties style:font-name="Calibri" fo:font-size="11pt" style:font-name-asian="Calibri" style:font-size-asian="11pt" style:font-name-complex="Calibri" style:font-size-complex="11pt"/>
    </style:style>
    <style:style style:name="T51_23" style:family="text">
      <style:text-properties style:font-name="Calibri" fo:font-size="11pt" style:font-name-asian="Calibri" style:font-size-asian="11pt" style:font-name-complex="Calibri" style:font-size-complex="11pt"/>
    </style:style>
    <style:style style:name="T51_24" style:family="text">
      <style:text-properties style:font-name="Calibri" fo:font-size="11pt" style:font-name-asian="Calibri" style:font-size-asian="11pt" style:font-name-complex="Calibri" style:font-size-complex="11pt"/>
    </style:style>
    <style:style style:name="T51_25" style:family="text">
      <style:text-properties style:font-name="Calibri" fo:font-size="11pt" style:font-name-asian="Calibri" style:font-size-asian="11pt" style:font-name-complex="Calibri" style:font-size-complex="11pt"/>
    </style:style>
    <style:style style:name="T51_26" style:family="text">
      <style:text-properties style:font-name="Calibri" fo:font-size="11pt" style:font-name-asian="Calibri" style:font-size-asian="11pt" style:font-name-complex="Calibri" style:font-size-complex="11pt"/>
    </style:style>
    <style:style style:name="T51_27" style:family="text">
      <style:text-properties style:font-name="Calibri" fo:font-size="11pt" style:font-name-asian="Calibri" style:font-size-asian="11pt" style:font-name-complex="Calibri" style:font-size-complex="11pt"/>
    </style:style>
    <style:style style:name="T51_28" style:family="text">
      <style:text-properties style:font-name="Calibri" fo:font-size="11pt" style:font-name-asian="Calibri" style:font-size-asian="11pt" style:font-name-complex="Calibri" style:font-size-complex="11pt"/>
    </style:style>
    <style:style style:name="T51_29" style:family="text">
      <style:text-properties style:font-name="Calibri" fo:font-size="11pt" style:font-name-asian="Calibri" style:font-size-asian="11pt" style:font-name-complex="Calibri" style:font-size-complex="11pt"/>
    </style:style>
    <style:style style:name="T51_30" style:family="text">
      <style:text-properties style:font-name="Calibri" fo:font-size="11pt" style:font-name-asian="Calibri" style:font-size-asian="11pt" style:font-name-complex="Calibri" style:font-size-complex="11pt"/>
    </style:style>
    <style:style style:name="T51_31" style:family="text">
      <style:text-properties style:font-name="Calibri" fo:font-size="11pt" style:font-name-asian="Calibri" style:font-size-asian="11pt" style:font-name-complex="Calibri" style:font-size-complex="11pt"/>
    </style:style>
    <style:style style:name="T51_32" style:family="text">
      <style:text-properties style:font-name="Calibri" fo:font-size="11pt" style:font-name-asian="Calibri" style:font-size-asian="11pt" style:font-name-complex="Calibri" style:font-size-complex="11pt"/>
    </style:style>
    <style:style style:name="T51_33" style:family="text">
      <style:text-properties style:font-name="Calibri" fo:font-size="11pt" style:font-name-asian="Calibri" style:font-size-asian="11pt" style:font-name-complex="Calibri" style:font-size-complex="11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style:font-name="Calibri" fo:font-size="11pt" style:font-name-asian="Calibri" style:font-size-asian="11pt" style:font-name-complex="Calibri" style:font-size-complex="11pt"/>
    </style:style>
    <style:style style:name="T52_2" style:family="text">
      <style:text-properties style:font-name="Calibri" fo:font-size="11pt" style:font-name-asian="Calibri" style:font-size-asian="11pt" style:font-name-complex="Calibri" style:font-size-complex="11pt"/>
    </style:style>
    <style:style style:name="T52_3" style:family="text">
      <style:text-properties style:font-name="Calibri" fo:font-size="11pt" style:font-name-asian="Calibri" style:font-size-asian="11pt" style:font-name-complex="Calibri" style:font-size-complex="11pt"/>
    </style:style>
    <style:style style:name="T52_4" style:family="text">
      <style:text-properties style:font-name="Calibri" fo:font-size="11pt" style:font-name-asian="Calibri" style:font-size-asian="11pt" style:font-name-complex="Calibri" style:font-size-complex="11pt"/>
    </style:style>
    <style:style style:name="T52_5" style:family="text">
      <style:text-properties style:font-name="Calibri" fo:font-size="11pt" style:font-name-asian="Calibri" style:font-size-asian="11pt" style:font-name-complex="Calibri" style:font-size-complex="11pt"/>
    </style:style>
    <style:style style:name="T52_6" style:family="text">
      <style:text-properties style:font-name="Calibri" fo:font-size="11pt" style:font-name-asian="Calibri" style:font-size-asian="11pt" style:font-name-complex="Calibri" style:font-size-complex="11pt"/>
    </style:style>
    <style:style style:name="T52_7" style:family="text">
      <style:text-properties style:font-name="Calibri" fo:font-size="11pt" style:font-name-asian="Calibri" style:font-size-asian="11pt" style:font-name-complex="Calibri" style:font-size-complex="11pt"/>
    </style:style>
    <style:style style:name="T52_8" style:family="text">
      <style:text-properties style:font-name="Calibri" fo:font-size="11pt" style:font-name-asian="Calibri" style:font-size-asian="11pt" style:font-name-complex="Calibri" style:font-size-complex="11pt"/>
    </style:style>
    <style:style style:name="T52_9" style:family="text">
      <style:text-properties style:font-name="Calibri" fo:font-size="11pt" style:font-name-asian="Calibri" style:font-size-asian="11pt" style:font-name-complex="Calibri" style:font-size-complex="11pt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style:font-name="Calibri" fo:font-size="11pt" style:font-name-asian="Calibri" style:font-size-asian="11pt" style:font-name-complex="Calibri" style:font-size-complex="11pt"/>
    </style:style>
    <style:style style:name="T53_2" style:family="text">
      <style:text-properties style:font-name="Calibri" fo:font-size="11pt" style:font-name-asian="Calibri" style:font-size-asian="11pt" style:font-name-complex="Calibri" style:font-size-complex="11pt"/>
    </style:style>
    <style:style style:name="T53_3" style:family="text">
      <style:text-properties style:font-name="Calibri" fo:font-size="11pt" style:font-name-asian="Calibri" style:font-size-asian="11pt" style:font-name-complex="Calibri" style:font-size-complex="11pt"/>
    </style:style>
    <style:style style:name="T53_4" style:family="text">
      <style:text-properties style:font-name="Calibri" fo:font-size="11pt" style:font-name-asian="Calibri" style:font-size-asian="11pt" style:font-name-complex="Calibri" style:font-size-complex="11pt"/>
    </style:style>
    <style:style style:name="T53_5" style:family="text">
      <style:text-properties style:font-name="Calibri" fo:font-size="11pt" style:font-name-asian="Calibri" style:font-size-asian="11pt" style:font-name-complex="Calibri" style:font-size-complex="11pt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style:font-name="Calibri" fo:font-size="11pt" style:font-name-asian="Calibri" style:font-size-asian="11pt" style:font-name-complex="Calibri" style:font-size-complex="11pt"/>
    </style:style>
    <style:style style:name="T54_2" style:family="text">
      <style:text-properties style:font-name="Calibri" fo:font-size="11pt" style:font-name-asian="Calibri" style:font-size-asian="11pt" style:font-name-complex="Calibri" style:font-size-complex="11pt"/>
    </style:style>
    <style:style style:name="T54_3" style:family="text">
      <style:text-properties style:font-name="Calibri" fo:font-size="11pt" style:font-name-asian="Calibri" style:font-size-asian="11pt" style:font-name-complex="Calibri" style:font-size-complex="11pt"/>
    </style:style>
    <style:style style:name="T54_4" style:family="text">
      <style:text-properties style:font-name="Calibri" fo:font-size="11pt" style:font-name-asian="Calibri" style:font-size-asian="11pt" style:font-name-complex="Calibri" style:font-size-complex="11pt"/>
    </style:style>
    <style:style style:name="T54_5" style:family="text">
      <style:text-properties style:font-name="Calibri" fo:font-size="11pt" style:font-name-asian="Calibri" style:font-size-asian="11pt" style:font-name-complex="Calibri" style:font-size-complex="11pt"/>
    </style:style>
    <style:style style:name="T54_6" style:family="text">
      <style:text-properties style:font-name="Calibri" fo:font-size="11pt" style:font-name-asian="Calibri" style:font-size-asian="11pt" style:font-name-complex="Calibri" style:font-size-complex="11pt"/>
    </style:style>
    <style:style style:name="T54_7" style:family="text">
      <style:text-properties style:font-name="Calibri" fo:font-size="11pt" style:font-name-asian="Calibri" style:font-size-asian="11pt" style:font-name-complex="Calibri" style:font-size-complex="11pt"/>
    </style:style>
    <style:style style:name="T54_8" style:family="text">
      <style:text-properties style:font-name="Calibri" fo:font-size="11pt" style:font-name-asian="Calibri" style:font-size-asian="11pt" style:font-name-complex="Calibri" style:font-size-complex="11pt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Calibri" fo:font-size="11pt" style:font-name-asian="Calibri" style:font-size-asian="11pt" style:font-name-complex="Calibri" style:font-size-complex="11pt"/>
    </style:style>
    <style:style style:name="T55_2" style:family="text">
      <style:text-properties style:font-name="Calibri" fo:font-size="11pt" style:font-name-asian="Calibri" style:font-size-asian="11pt" style:font-name-complex="Calibri" style:font-size-complex="11pt"/>
    </style:style>
    <style:style style:name="T55_3" style:family="text">
      <style:text-properties style:font-name="Calibri" fo:font-size="11pt" style:font-name-asian="Calibri" style:font-size-asian="11pt" style:font-name-complex="Calibri" style:font-size-complex="11pt"/>
    </style:style>
    <style:style style:name="T55_4" style:family="text">
      <style:text-properties style:font-name="Calibri" fo:font-size="11pt" style:font-name-asian="Calibri" style:font-size-asian="11pt" style:font-name-complex="Calibri" style:font-size-complex="11pt"/>
    </style:style>
    <style:style style:name="T55_5" style:family="text">
      <style:text-properties style:font-name="Calibri" fo:font-size="11pt" style:font-name-asian="Calibri" style:font-size-asian="11pt" style:font-name-complex="Calibri" style:font-size-complex="11pt"/>
    </style:style>
    <style:style style:name="T55_6" style:family="text">
      <style:text-properties style:font-name="Calibri" fo:font-size="11pt" style:font-name-asian="Calibri" style:font-size-asian="11pt" style:font-name-complex="Calibri" style:font-size-complex="11pt"/>
    </style:style>
    <style:style style:name="T55_7" style:family="text">
      <style:text-properties style:font-name="Calibri" fo:font-size="11pt" style:font-name-asian="Calibri" style:font-size-asian="11pt" style:font-name-complex="Calibri" style:font-size-complex="11pt"/>
    </style:style>
    <style:style style:name="T55_8" style:family="text">
      <style:text-properties style:font-name="Calibri" fo:font-size="11pt" style:font-name-asian="Calibri" style:font-size-asian="11pt" style:font-name-complex="Calibri" style:font-size-complex="11pt"/>
    </style:style>
    <style:style style:name="T55_9" style:family="text">
      <style:text-properties style:font-name="Calibri" fo:font-size="11pt" style:font-name-asian="Calibri" style:font-size-asian="11pt" style:font-name-complex="Calibri" style:font-size-complex="11pt"/>
    </style:style>
    <style:style style:name="T55_10" style:family="text">
      <style:text-properties style:font-name="Calibri" fo:font-size="11pt" style:font-name-asian="Calibri" style:font-size-asian="11pt" style:font-name-complex="Calibri" style:font-size-complex="11pt"/>
    </style:style>
    <style:style style:name="T55_11" style:family="text">
      <style:text-properties style:font-name="Calibri" fo:font-size="11pt" style:font-name-asian="Calibri" style:font-size-asian="11pt" style:font-name-complex="Calibri" style:font-size-complex="11pt"/>
    </style:style>
    <style:style style:name="T55_12" style:family="text">
      <style:text-properties style:font-name="Calibri" fo:font-size="11pt" style:font-name-asian="Calibri" style:font-size-asian="11pt" style:font-name-complex="Calibri" style:font-size-complex="11pt"/>
    </style:style>
    <style:style style:name="T55_13" style:family="text">
      <style:text-properties style:font-name="Calibri" fo:font-size="11pt" style:font-name-asian="Calibri" style:font-size-asian="11pt" style:font-name-complex="Calibri" style:font-size-complex="11pt"/>
    </style:style>
    <style:style style:name="T55_14" style:family="text">
      <style:text-properties style:font-name="Calibri" fo:font-size="11pt" style:font-name-asian="Calibri" style:font-size-asian="11pt" style:font-name-complex="Calibri" style:font-size-complex="11pt"/>
    </style:style>
    <style:style style:name="T55_15" style:family="text">
      <style:text-properties style:font-name="Calibri" fo:font-size="11pt" style:font-name-asian="Calibri" style:font-size-asian="11pt" style:font-name-complex="Calibri" style:font-size-complex="11pt"/>
    </style:style>
    <style:style style:name="T55_16" style:family="text">
      <style:text-properties style:font-name="Calibri" fo:font-size="11pt" style:font-name-asian="Calibri" style:font-size-asian="11pt" style:font-name-complex="Calibri" style:font-size-complex="11pt"/>
    </style:style>
    <style:style style:name="T55_17" style:family="text">
      <style:text-properties style:font-name="Calibri" fo:font-size="11pt" style:font-name-asian="Calibri" style:font-size-asian="11pt" style:font-name-complex="Calibri" style:font-size-complex="11pt"/>
    </style:style>
    <style:style style:name="T55_18" style:family="text">
      <style:text-properties style:font-name="Calibri" fo:font-size="11pt" style:font-name-asian="Calibri" style:font-size-asian="11pt" style:font-name-complex="Calibri" style:font-size-complex="11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style:font-name="Calibri" fo:font-size="11pt" style:font-name-asian="Calibri" style:font-size-asian="11pt" style:font-name-complex="Calibri" style:font-size-complex="11pt"/>
    </style:style>
    <style:style style:name="T56_2" style:family="text">
      <style:text-properties style:font-name="Calibri" fo:font-size="11pt" style:font-name-asian="Calibri" style:font-size-asian="11pt" style:font-name-complex="Calibri" style:font-size-complex="11pt"/>
    </style:style>
    <style:style style:name="T56_3" style:family="text">
      <style:text-properties style:font-name="Calibri" fo:font-size="11pt" style:font-name-asian="Calibri" style:font-size-asian="11pt" style:font-name-complex="Calibri" style:font-size-complex="11pt"/>
    </style:style>
    <style:style style:name="T56_4" style:family="text">
      <style:text-properties style:font-name="Calibri" fo:font-size="11pt" style:font-name-asian="Calibri" style:font-size-asian="11pt" style:font-name-complex="Calibri" style:font-size-complex="11pt"/>
    </style:style>
    <style:style style:name="T56_5" style:family="text">
      <style:text-properties style:font-name="Calibri" fo:font-size="11pt" style:font-name-asian="Calibri" style:font-size-asian="11pt" style:font-name-complex="Calibri" style:font-size-complex="11pt"/>
    </style:style>
    <style:style style:name="T56_6" style:family="text">
      <style:text-properties style:font-name="Calibri" fo:font-size="11pt" style:font-name-asian="Calibri" style:font-size-asian="11pt" style:font-name-complex="Calibri" style:font-size-complex="11pt"/>
    </style:style>
    <style:style style:name="T56_7" style:family="text">
      <style:text-properties style:font-name="Calibri" fo:font-size="11pt" style:font-name-asian="Calibri" style:font-size-asian="11pt" style:font-name-complex="Calibri" style:font-size-complex="11pt"/>
    </style:style>
    <style:style style:name="T56_8" style:family="text">
      <style:text-properties style:font-name="Calibri" fo:font-size="11pt" style:font-name-asian="Calibri" style:font-size-asian="11pt" style:font-name-complex="Calibri" style:font-size-complex="11pt"/>
    </style:style>
    <style:style style:name="T56_9" style:family="text">
      <style:text-properties style:font-name="Calibri" fo:font-size="11pt" style:font-name-asian="Calibri" style:font-size-asian="11pt" style:font-name-complex="Calibri" style:font-size-complex="11pt"/>
    </style:style>
    <style:style style:name="T56_10" style:family="text">
      <style:text-properties style:font-name="Calibri" fo:font-size="11pt" style:font-name-asian="Calibri" style:font-size-asian="11pt" style:font-name-complex="Calibri" style:font-size-complex="11pt"/>
    </style:style>
    <style:style style:name="T56_11" style:family="text">
      <style:text-properties style:font-name="Calibri" fo:font-size="11pt" style:font-name-asian="Calibri" style:font-size-asian="11pt" style:font-name-complex="Calibri" style:font-size-complex="11pt"/>
    </style:style>
    <style:style style:name="T56_12" style:family="text">
      <style:text-properties style:font-name="Calibri" fo:font-size="11pt" style:font-name-asian="Calibri" style:font-size-asian="11pt" style:font-name-complex="Calibri" style:font-size-complex="11pt"/>
    </style:style>
    <style:style style:name="T56_13" style:family="text">
      <style:text-properties style:font-name="Calibri" fo:font-size="11pt" style:font-name-asian="Calibri" style:font-size-asian="11pt" style:font-name-complex="Calibri" style:font-size-complex="11pt"/>
    </style:style>
    <style:style style:name="T56_14" style:family="text">
      <style:text-properties style:font-name="Calibri" fo:font-size="11pt" style:font-name-asian="Calibri" style:font-size-asian="11pt" style:font-name-complex="Calibri" style:font-size-complex="11pt"/>
    </style:style>
    <style:style style:name="T56_15" style:family="text">
      <style:text-properties style:font-name="Calibri" fo:font-size="11pt" style:font-name-asian="Calibri" style:font-size-asian="11pt" style:font-name-complex="Calibri" style:font-size-complex="11pt"/>
    </style:style>
    <style:style style:name="T56_16" style:family="text">
      <style:text-properties style:font-name="Calibri" fo:font-size="11pt" style:font-name-asian="Calibri" style:font-size-asian="11pt" style:font-name-complex="Calibri" style:font-size-complex="11pt"/>
    </style:style>
    <style:style style:name="T56_17" style:family="text">
      <style:text-properties style:font-name="Calibri" fo:font-size="11pt" style:font-name-asian="Calibri" style:font-size-asian="11pt" style:font-name-complex="Calibri" style:font-size-complex="11pt"/>
    </style:style>
    <style:style style:name="T56_18" style:family="text">
      <style:text-properties style:font-name="Calibri" fo:font-size="11pt" style:font-name-asian="Calibri" style:font-size-asian="11pt" style:font-name-complex="Calibri" style:font-size-complex="11pt"/>
    </style:style>
    <style:style style:name="T56_19" style:family="text">
      <style:text-properties style:font-name="Calibri" fo:font-size="11pt" style:font-name-asian="Calibri" style:font-size-asian="11pt" style:font-name-complex="Calibri" style:font-size-complex="11pt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font-name="Calibri" fo:font-size="11pt" style:font-name-asian="Calibri" style:font-size-asian="11pt" style:font-name-complex="Calibri" style:font-size-complex="11pt"/>
    </style:style>
    <style:style style:name="T57_2" style:family="text">
      <style:text-properties style:font-name="Calibri" fo:font-size="11pt" style:font-name-asian="Calibri" style:font-size-asian="11pt" style:font-name-complex="Calibri" style:font-size-complex="11pt"/>
    </style:style>
    <style:style style:name="T57_3" style:family="text">
      <style:text-properties style:font-name="Calibri" fo:font-size="11pt" style:font-name-asian="Calibri" style:font-size-asian="11pt" style:font-name-complex="Calibri" style:font-size-complex="11pt"/>
    </style:style>
    <style:style style:name="T57_4" style:family="text">
      <style:text-properties style:font-name="Calibri" fo:font-size="11pt" style:font-name-asian="Calibri" style:font-size-asian="11pt" style:font-name-complex="Calibri" style:font-size-complex="11pt"/>
    </style:style>
    <style:style style:name="T57_5" style:family="text">
      <style:text-properties style:font-name="Calibri" fo:font-size="11pt" style:font-name-asian="Calibri" style:font-size-asian="11pt" style:font-name-complex="Calibri" style:font-size-complex="11pt"/>
    </style:style>
    <style:style style:name="T57_6" style:family="text">
      <style:text-properties style:font-name="Calibri" fo:font-size="11pt" style:font-name-asian="Calibri" style:font-size-asian="11pt" style:font-name-complex="Calibri" style:font-size-complex="11pt"/>
    </style:style>
    <style:style style:name="T57_7" style:family="text">
      <style:text-properties style:font-name="Calibri" fo:font-size="11pt" style:font-name-asian="Calibri" style:font-size-asian="11pt" style:font-name-complex="Calibri" style:font-size-complex="11pt"/>
    </style:style>
    <style:style style:name="T57_8" style:family="text">
      <style:text-properties style:font-name="Calibri" fo:font-size="11pt" style:font-name-asian="Calibri" style:font-size-asian="11pt" style:font-name-complex="Calibri" style:font-size-complex="11pt"/>
    </style:style>
    <style:style style:name="T57_9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" style:family="text">
      <style:text-properties style:font-name="Calibri" fo:font-size="11pt" style:font-name-asian="Calibri" style:font-size-asian="11pt" style:font-name-complex="Calibri" style:font-size-complex="11pt"/>
    </style:style>
    <style:style style:name="T57_13" style:family="text">
      <style:text-properties style:font-name="Calibri" fo:font-size="11pt" style:font-name-asian="Calibri" style:font-size-asian="11pt" style:font-name-complex="Calibri" style:font-size-complex="11pt"/>
    </style:style>
    <style:style style:name="T57_14" style:family="text">
      <style:text-properties style:font-name="Calibri" fo:font-size="11pt" style:font-name-asian="Calibri" style:font-size-asian="11pt" style:font-name-complex="Calibri" style:font-size-complex="11pt"/>
    </style:style>
    <style:style style:name="T57_15" style:family="text">
      <style:text-properties style:font-name="Calibri" fo:font-size="11pt" style:font-name-asian="Calibri" style:font-size-asian="11pt" style:font-name-complex="Calibri" style:font-size-complex="11pt"/>
    </style:style>
    <style:style style:name="T57_16" style:family="text">
      <style:text-properties style:font-name="Calibri" fo:font-size="11pt" style:font-name-asian="Calibri" style:font-size-asian="11pt" style:font-name-complex="Calibri" style:font-size-complex="11pt"/>
    </style:style>
    <style:style style:name="T57_17" style:family="text">
      <style:text-properties style:font-name="Calibri" fo:font-size="11pt" style:font-name-asian="Calibri" style:font-size-asian="11pt" style:font-name-complex="Calibri" style:font-size-complex="11pt"/>
    </style:style>
    <style:style style:name="T57_18" style:family="text">
      <style:text-properties style:font-name="Calibri" fo:font-size="11pt" style:font-name-asian="Calibri" style:font-size-asian="11pt" style:font-name-complex="Calibri" style:font-size-complex="11pt"/>
    </style:style>
    <style:style style:name="T57_19" style:family="text">
      <style:text-properties style:font-name="Calibri" fo:font-size="11pt" style:font-name-asian="Calibri" style:font-size-asian="11pt" style:font-name-complex="Calibri" style:font-size-complex="11pt"/>
    </style:style>
    <style:style style:name="T57_20" style:family="text">
      <style:text-properties style:font-name="Calibri" fo:font-size="11pt" style:font-name-asian="Calibri" style:font-size-asian="11pt" style:font-name-complex="Calibri" style:font-size-complex="11pt"/>
    </style:style>
    <style:style style:name="T57_21" style:family="text">
      <style:text-properties style:font-name="Calibri" fo:font-size="11pt" style:font-name-asian="Calibri" style:font-size-asian="11pt" style:font-name-complex="Calibri" style:font-size-complex="11pt"/>
    </style:style>
    <style:style style:name="T57_22" style:family="text">
      <style:text-properties style:font-name="Calibri" fo:font-size="11pt" style:font-name-asian="Calibri" style:font-size-asian="11pt" style:font-name-complex="Calibri" style:font-size-complex="11pt"/>
    </style:style>
    <style:style style:name="T57_23" style:family="text">
      <style:text-properties style:font-name="Calibri" fo:font-size="11pt" style:font-name-asian="Calibri" style:font-size-asian="11pt" style:font-name-complex="Calibri" style:font-size-complex="11pt"/>
    </style:style>
    <style:style style:name="T57_24" style:family="text">
      <style:text-properties style:font-name="Calibri" fo:font-size="11pt" style:font-name-asian="Calibri" style:font-size-asian="11pt" style:font-name-complex="Calibri" style:font-size-complex="11pt"/>
    </style:style>
    <style:style style:name="T57_25" style:family="text">
      <style:text-properties style:font-name="Calibri" fo:font-size="11pt" style:font-name-asian="Calibri" style:font-size-asian="11pt" style:font-name-complex="Calibri" style:font-size-complex="11pt"/>
    </style:style>
    <style:style style:name="T57_26" style:family="text">
      <style:text-properties style:font-name="Calibri" fo:font-size="11pt" style:font-name-asian="Calibri" style:font-size-asian="11pt" style:font-name-complex="Calibri" style:font-size-complex="11pt"/>
    </style:style>
    <style:style style:name="T57_27" style:family="text">
      <style:text-properties style:font-name="Calibri" fo:font-size="11pt" style:font-name-asian="Calibri" style:font-size-asian="11pt" style:font-name-complex="Calibri" style:font-size-complex="11pt"/>
    </style:style>
    <style:style style:name="T57_28" style:family="text">
      <style:text-properties style:font-name="Calibri" fo:font-size="11pt" style:font-name-asian="Calibri" style:font-size-asian="11pt" style:font-name-complex="Calibri" style:font-size-complex="11pt"/>
    </style:style>
    <style:style style:name="T57_29" style:family="text">
      <style:text-properties style:font-name="Calibri" fo:font-size="11pt" style:font-name-asian="Calibri" style:font-size-asian="11pt" style:font-name-complex="Calibri" style:font-size-complex="11pt"/>
    </style:style>
    <style:style style:name="T57_30" style:family="text">
      <style:text-properties style:font-name="Calibri" fo:font-size="11pt" style:font-name-asian="Calibri" style:font-size-asian="11pt" style:font-name-complex="Calibri" style:font-size-complex="11pt"/>
    </style:style>
    <style:style style:name="T57_31" style:family="text">
      <style:text-properties style:font-name="Calibri" fo:font-size="11pt" style:font-name-asian="Calibri" style:font-size-asian="11pt" style:font-name-complex="Calibri" style:font-size-complex="11pt"/>
    </style:style>
    <style:style style:name="T57_32" style:family="text">
      <style:text-properties style:font-name="Calibri" fo:font-size="11pt" style:font-name-asian="Calibri" style:font-size-asian="11pt" style:font-name-complex="Calibri" style:font-size-complex="11pt"/>
    </style:style>
    <style:style style:name="T57_33" style:family="text">
      <style:text-properties style:font-name="Calibri" fo:font-size="11pt" style:font-name-asian="Calibri" style:font-size-asian="11pt" style:font-name-complex="Calibri" style:font-size-complex="11pt"/>
    </style:style>
    <style:style style:name="T57_34" style:family="text">
      <style:text-properties style:font-name="Calibri" fo:font-size="11pt" style:font-name-asian="Calibri" style:font-size-asian="11pt" style:font-name-complex="Calibri" style:font-size-complex="11pt"/>
    </style:style>
    <style:style style:name="T57_35" style:family="text">
      <style:text-properties style:font-name="Calibri" fo:font-size="11pt" style:font-name-asian="Calibri" style:font-size-asian="11pt" style:font-name-complex="Calibri" style:font-size-complex="11pt"/>
    </style:style>
    <style:style style:name="T57_36" style:family="text">
      <style:text-properties style:font-name="Calibri" fo:font-size="11pt" style:font-name-asian="Calibri" style:font-size-asian="11pt" style:font-name-complex="Calibri" style:font-size-complex="11pt"/>
    </style:style>
    <style:style style:name="T57_37" style:family="text">
      <style:text-properties style:font-name="Calibri" fo:font-size="11pt" style:font-name-asian="Calibri" style:font-size-asian="11pt" style:font-name-complex="Calibri" style:font-size-complex="11pt"/>
    </style:style>
    <style:style style:name="T57_38" style:family="text">
      <style:text-properties style:font-name="Calibri" fo:font-size="11pt" style:font-name-asian="Calibri" style:font-size-asian="11pt" style:font-name-complex="Calibri" style:font-size-complex="11pt"/>
    </style:style>
    <style:style style:name="T57_39" style:family="text">
      <style:text-properties style:font-name="Calibri" fo:font-size="11pt" style:font-name-asian="Calibri" style:font-size-asian="11pt" style:font-name-complex="Calibri" style:font-size-complex="11pt"/>
    </style:style>
    <style:style style:name="T57_40" style:family="text">
      <style:text-properties style:font-name="Calibri" fo:font-size="11pt" style:font-name-asian="Calibri" style:font-size-asian="11pt" style:font-name-complex="Calibri" style:font-size-complex="11pt"/>
    </style:style>
    <style:style style:name="T57_41" style:family="text">
      <style:text-properties style:font-name="Calibri" fo:font-size="11pt" style:font-name-asian="Calibri" style:font-size-asian="11pt" style:font-name-complex="Calibri" style:font-size-complex="11pt"/>
    </style:style>
    <style:style style:name="T57_42" style:family="text">
      <style:text-properties style:font-name="Calibri" fo:font-size="11pt" style:font-name-asian="Calibri" style:font-size-asian="11pt" style:font-name-complex="Calibri" style:font-size-complex="11pt"/>
    </style:style>
    <style:style style:name="T57_43" style:family="text">
      <style:text-properties style:font-name="Calibri" fo:font-size="11pt" style:font-name-asian="Calibri" style:font-size-asian="11pt" style:font-name-complex="Calibri" style:font-size-complex="11pt"/>
    </style:style>
    <style:style style:name="T57_44" style:family="text">
      <style:text-properties style:font-name="Calibri" fo:font-size="11pt" style:font-name-asian="Calibri" style:font-size-asian="11pt" style:font-name-complex="Calibri" style:font-size-complex="11pt"/>
    </style:style>
    <style:style style:name="T57_45" style:family="text">
      <style:text-properties style:font-name="Calibri" fo:font-size="11pt" style:font-name-asian="Calibri" style:font-size-asian="11pt" style:font-name-complex="Calibri" style:font-size-complex="11pt"/>
    </style:style>
    <style:style style:name="T57_46" style:family="text">
      <style:text-properties style:font-name="Calibri" fo:font-size="11pt" style:font-name-asian="Calibri" style:font-size-asian="11pt" style:font-name-complex="Calibri" style:font-size-complex="11pt"/>
    </style:style>
    <style:style style:name="T57_47" style:family="text">
      <style:text-properties style:font-name="Calibri" fo:font-size="11pt" style:font-name-asian="Calibri" style:font-size-asian="11pt" style:font-name-complex="Calibri" style:font-size-complex="11pt"/>
    </style:style>
    <style:style style:name="T57_48" style:family="text">
      <style:text-properties style:font-name="Calibri" fo:font-size="11pt" style:font-name-asian="Calibri" style:font-size-asian="11pt" style:font-name-complex="Calibri" style:font-size-complex="11pt"/>
    </style:style>
    <style:style style:name="T57_49" style:family="text">
      <style:text-properties style:font-name="Calibri" fo:font-size="11pt" style:font-name-asian="Calibri" style:font-size-asian="11pt" style:font-name-complex="Calibri" style:font-size-complex="11pt"/>
    </style:style>
    <style:style style:name="T57_50" style:family="text">
      <style:text-properties style:font-name="Calibri" fo:font-size="11pt" style:font-name-asian="Calibri" style:font-size-asian="11pt" style:font-name-complex="Calibri" style:font-size-complex="11pt"/>
    </style:style>
    <style:style style:name="T57_51" style:family="text">
      <style:text-properties style:font-name="Calibri" fo:font-size="11pt" style:font-name-asian="Calibri" style:font-size-asian="11pt" style:font-name-complex="Calibri" style:font-size-complex="11pt"/>
    </style:style>
    <style:style style:name="T57_52" style:family="text">
      <style:text-properties style:font-name="Calibri" fo:font-size="11pt" style:font-name-asian="Calibri" style:font-size-asian="11pt" style:font-name-complex="Calibri" style:font-size-complex="11pt"/>
    </style:style>
    <style:style style:name="T57_53" style:family="text">
      <style:text-properties style:font-name="Calibri" fo:font-size="11pt" style:font-name-asian="Calibri" style:font-size-asian="11pt" style:font-name-complex="Calibri" style:font-size-complex="11pt"/>
    </style:style>
    <style:style style:name="T57_54" style:family="text">
      <style:text-properties style:font-name="Calibri" fo:font-size="11pt" style:font-name-asian="Calibri" style:font-size-asian="11pt" style:font-name-complex="Calibri" style:font-size-complex="11pt"/>
    </style:style>
    <style:style style:name="T57_55" style:family="text">
      <style:text-properties style:font-name="Calibri" fo:font-size="11pt" style:font-name-asian="Calibri" style:font-size-asian="11pt" style:font-name-complex="Calibri" style:font-size-complex="11pt"/>
    </style:style>
    <style:style style:name="T57_56" style:family="text">
      <style:text-properties style:font-name="Calibri" fo:font-size="11pt" style:font-name-asian="Calibri" style:font-size-asian="11pt" style:font-name-complex="Calibri" style:font-size-complex="11pt"/>
    </style:style>
    <style:style style:name="T57_57" style:family="text">
      <style:text-properties style:font-name="Calibri" fo:font-size="11pt" style:font-name-asian="Calibri" style:font-size-asian="11pt" style:font-name-complex="Calibri" style:font-size-complex="11pt"/>
    </style:style>
    <style:style style:name="T57_58" style:family="text">
      <style:text-properties style:font-name="Calibri" fo:font-size="11pt" style:font-name-asian="Calibri" style:font-size-asian="11pt" style:font-name-complex="Calibri" style:font-size-complex="11pt"/>
    </style:style>
    <style:style style:name="T57_59" style:family="text">
      <style:text-properties style:font-name="Calibri" fo:font-size="11pt" style:font-name-asian="Calibri" style:font-size-asian="11pt" style:font-name-complex="Calibri" style:font-size-complex="11pt"/>
    </style:style>
    <style:style style:name="T57_60" style:family="text">
      <style:text-properties style:font-name="Calibri" fo:font-size="11pt" style:font-name-asian="Calibri" style:font-size-asian="11pt" style:font-name-complex="Calibri" style:font-size-complex="11pt"/>
    </style:style>
    <style:style style:name="T57_61" style:family="text">
      <style:text-properties style:font-name="Calibri" fo:font-size="11pt" style:font-name-asian="Calibri" style:font-size-asian="11pt" style:font-name-complex="Calibri" style:font-size-complex="11pt"/>
    </style:style>
    <style:style style:name="T57_62" style:family="text">
      <style:text-properties style:font-name="Calibri" fo:font-size="11pt" style:font-name-asian="Calibri" style:font-size-asian="11pt" style:font-name-complex="Calibri" style:font-size-complex="11pt"/>
    </style:style>
    <style:style style:name="T57_63" style:family="text">
      <style:text-properties style:font-name="Calibri" fo:font-size="11pt" style:font-name-asian="Calibri" style:font-size-asian="11pt" style:font-name-complex="Calibri" style:font-size-complex="11pt"/>
    </style:style>
    <style:style style:name="T57_64" style:family="text">
      <style:text-properties style:font-name="Calibri" fo:font-size="11pt" style:font-name-asian="Calibri" style:font-size-asian="11pt" style:font-name-complex="Calibri" style:font-size-complex="11pt"/>
    </style:style>
    <style:style style:name="T57_65" style:family="text">
      <style:text-properties style:font-name="Calibri" fo:font-size="11pt" style:font-name-asian="Calibri" style:font-size-asian="11pt" style:font-name-complex="Calibri" style:font-size-complex="11pt"/>
    </style:style>
    <style:style style:name="T57_66" style:family="text">
      <style:text-properties style:font-name="Calibri" fo:font-size="11pt" style:font-name-asian="Calibri" style:font-size-asian="11pt" style:font-name-complex="Calibri" style:font-size-complex="11pt"/>
    </style:style>
    <style:style style:name="T57_67" style:family="text">
      <style:text-properties style:font-name="Calibri" fo:font-size="11pt" style:font-name-asian="Calibri" style:font-size-asian="11pt" style:font-name-complex="Calibri" style:font-size-complex="11pt"/>
    </style:style>
    <style:style style:name="T57_68" style:family="text">
      <style:text-properties style:font-name="Calibri" fo:font-size="11pt" style:font-name-asian="Calibri" style:font-size-asian="11pt" style:font-name-complex="Calibri" style:font-size-complex="11pt"/>
    </style:style>
    <style:style style:name="T57_69" style:family="text">
      <style:text-properties style:font-name="Calibri" fo:font-size="11pt" style:font-name-asian="Calibri" style:font-size-asian="11pt" style:font-name-complex="Calibri" style:font-size-complex="11pt"/>
    </style:style>
    <style:style style:name="T57_70" style:family="text">
      <style:text-properties style:font-name="Calibri" fo:font-size="11pt" style:font-name-asian="Calibri" style:font-size-asian="11pt" style:font-name-complex="Calibri" style:font-size-complex="11pt"/>
    </style:style>
    <style:style style:name="T57_71" style:family="text">
      <style:text-properties style:font-name="Calibri" fo:font-size="11pt" style:font-name-asian="Calibri" style:font-size-asian="11pt" style:font-name-complex="Calibri" style:font-size-complex="11pt"/>
    </style:style>
    <style:style style:name="T57_72" style:family="text">
      <style:text-properties style:font-name="Calibri" fo:font-size="11pt" style:font-name-asian="Calibri" style:font-size-asian="11pt" style:font-name-complex="Calibri" style:font-size-complex="11pt"/>
    </style:style>
    <style:style style:name="T57_73" style:family="text">
      <style:text-properties style:font-name="Calibri" fo:font-size="11pt" style:font-name-asian="Calibri" style:font-size-asian="11pt" style:font-name-complex="Calibri" style:font-size-complex="11pt"/>
    </style:style>
    <style:style style:name="T57_74" style:family="text">
      <style:text-properties style:font-name="Calibri" fo:font-size="11pt" style:font-name-asian="Calibri" style:font-size-asian="11pt" style:font-name-complex="Calibri" style:font-size-complex="11pt"/>
    </style:style>
    <style:style style:name="T57_75" style:family="text">
      <style:text-properties style:font-name="Calibri" fo:font-size="11pt" style:font-name-asian="Calibri" style:font-size-asian="11pt" style:font-name-complex="Calibri" style:font-size-complex="11pt"/>
    </style:style>
    <style:style style:name="T57_76" style:family="text">
      <style:text-properties style:font-name="Calibri" fo:font-size="11pt" style:font-name-asian="Calibri" style:font-size-asian="11pt" style:font-name-complex="Calibri" style:font-size-complex="11pt"/>
    </style:style>
    <style:style style:name="T57_77" style:family="text">
      <style:text-properties style:font-name="Calibri" fo:font-size="11pt" style:font-name-asian="Calibri" style:font-size-asian="11pt" style:font-name-complex="Calibri" style:font-size-complex="11pt"/>
    </style:style>
    <style:style style:name="T57_78" style:family="text">
      <style:text-properties style:font-name="Calibri" fo:font-size="11pt" style:font-name-asian="Calibri" style:font-size-asian="11pt" style:font-name-complex="Calibri" style:font-size-complex="11pt"/>
    </style:style>
    <style:style style:name="T57_79" style:family="text">
      <style:text-properties style:font-name="Calibri" fo:font-size="11pt" style:font-name-asian="Calibri" style:font-size-asian="11pt" style:font-name-complex="Calibri" style:font-size-complex="11pt"/>
    </style:style>
    <style:style style:name="T57_80" style:family="text">
      <style:text-properties style:font-name="Calibri" fo:font-size="11pt" style:font-name-asian="Calibri" style:font-size-asian="11pt" style:font-name-complex="Calibri" style:font-size-complex="11pt"/>
    </style:style>
    <style:style style:name="T57_81" style:family="text">
      <style:text-properties style:font-name="Calibri" fo:font-size="11pt" style:font-name-asian="Calibri" style:font-size-asian="11pt" style:font-name-complex="Calibri" style:font-size-complex="11pt"/>
    </style:style>
    <style:style style:name="T57_82" style:family="text">
      <style:text-properties style:font-name="Calibri" fo:font-size="11pt" style:font-name-asian="Calibri" style:font-size-asian="11pt" style:font-name-complex="Calibri" style:font-size-complex="11pt"/>
    </style:style>
    <style:style style:name="T57_83" style:family="text">
      <style:text-properties style:font-name="Calibri" fo:font-size="11pt" style:font-name-asian="Calibri" style:font-size-asian="11pt" style:font-name-complex="Calibri" style:font-size-complex="11pt"/>
    </style:style>
    <style:style style:name="T57_84" style:family="text">
      <style:text-properties style:font-name="Calibri" fo:font-size="11pt" style:font-name-asian="Calibri" style:font-size-asian="11pt" style:font-name-complex="Calibri" style:font-size-complex="11pt"/>
    </style:style>
    <style:style style:name="T57_85" style:family="text">
      <style:text-properties style:font-name="Calibri" fo:font-size="11pt" style:font-name-asian="Calibri" style:font-size-asian="11pt" style:font-name-complex="Calibri" style:font-size-complex="11pt"/>
    </style:style>
    <style:style style:name="T57_86" style:family="text">
      <style:text-properties style:font-name="Calibri" fo:font-size="11pt" style:font-name-asian="Calibri" style:font-size-asian="11pt" style:font-name-complex="Calibri" style:font-size-complex="11pt"/>
    </style:style>
    <style:style style:name="T57_87" style:family="text">
      <style:text-properties style:font-name="Calibri" fo:font-size="11pt" style:font-name-asian="Calibri" style:font-size-asian="11pt" style:font-name-complex="Calibri" style:font-size-complex="11pt"/>
    </style:style>
    <style:style style:name="T57_88" style:family="text">
      <style:text-properties style:font-name="Calibri" fo:font-size="11pt" style:font-name-asian="Calibri" style:font-size-asian="11pt" style:font-name-complex="Calibri" style:font-size-complex="11pt"/>
    </style:style>
    <style:style style:name="T57_89" style:family="text">
      <style:text-properties style:font-name="Calibri" fo:font-size="11pt" style:font-name-asian="Calibri" style:font-size-asian="11pt" style:font-name-complex="Calibri" style:font-size-complex="11pt"/>
    </style:style>
    <style:style style:name="T57_90" style:family="text">
      <style:text-properties style:font-name="Calibri" fo:font-size="11pt" style:font-name-asian="Calibri" style:font-size-asian="11pt" style:font-name-complex="Calibri" style:font-size-complex="11pt"/>
    </style:style>
    <style:style style:name="T57_91" style:family="text">
      <style:text-properties style:font-name="Calibri" fo:font-size="11pt" style:font-name-asian="Calibri" style:font-size-asian="11pt" style:font-name-complex="Calibri" style:font-size-complex="11pt"/>
    </style:style>
    <style:style style:name="T57_92" style:family="text">
      <style:text-properties style:font-name="Calibri" fo:font-size="11pt" style:font-name-asian="Calibri" style:font-size-asian="11pt" style:font-name-complex="Calibri" style:font-size-complex="11pt"/>
    </style:style>
    <style:style style:name="T57_93" style:family="text">
      <style:text-properties style:font-name="Calibri" fo:font-size="11pt" style:font-name-asian="Calibri" style:font-size-asian="11pt" style:font-name-complex="Calibri" style:font-size-complex="11pt"/>
    </style:style>
    <style:style style:name="T57_94" style:family="text">
      <style:text-properties style:font-name="Calibri" fo:font-size="11pt" style:font-name-asian="Calibri" style:font-size-asian="11pt" style:font-name-complex="Calibri" style:font-size-complex="11pt"/>
    </style:style>
    <style:style style:name="T57_95" style:family="text">
      <style:text-properties style:font-name="Calibri" fo:font-size="11pt" style:font-name-asian="Calibri" style:font-size-asian="11pt" style:font-name-complex="Calibri" style:font-size-complex="11pt"/>
    </style:style>
    <style:style style:name="T57_96" style:family="text">
      <style:text-properties style:font-name="Calibri" fo:font-size="11pt" style:font-name-asian="Calibri" style:font-size-asian="11pt" style:font-name-complex="Calibri" style:font-size-complex="11pt"/>
    </style:style>
    <style:style style:name="T57_97" style:family="text">
      <style:text-properties style:font-name="Calibri" fo:font-size="11pt" style:font-name-asian="Calibri" style:font-size-asian="11pt" style:font-name-complex="Calibri" style:font-size-complex="11pt"/>
    </style:style>
    <style:style style:name="T57_98" style:family="text">
      <style:text-properties style:font-name="Calibri" fo:font-size="11pt" style:font-name-asian="Calibri" style:font-size-asian="11pt" style:font-name-complex="Calibri" style:font-size-complex="11pt"/>
    </style:style>
    <style:style style:name="T57_99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0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1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2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3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4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5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6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7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8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9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0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1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2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3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4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5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6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7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8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9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0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1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2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3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4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5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6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7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8" style:family="text">
      <style:text-properties style:font-name="Calibri" fo:font-size="11pt" style:font-name-asian="Calibri" style:font-size-asian="11pt" style:font-name-complex="Calibri" style:font-size-complex="11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Calibri" fo:font-size="11pt" style:font-name-asian="Calibri" style:font-size-asian="11pt" style:font-name-complex="Calibri" style:font-size-complex="11pt"/>
    </style:style>
    <style:style style:name="T58_2" style:family="text">
      <style:text-properties style:font-name="Calibri" fo:font-size="11pt" style:font-name-asian="Calibri" style:font-size-asian="11pt" style:font-name-complex="Calibri" style:font-size-complex="11pt"/>
    </style:style>
    <style:style style:name="T58_3" style:family="text">
      <style:text-properties style:font-name="Calibri" fo:font-size="11pt" style:font-name-asian="Calibri" style:font-size-asian="11pt" style:font-name-complex="Calibri" style:font-size-complex="11pt"/>
    </style:style>
    <style:style style:name="T58_4" style:family="text">
      <style:text-properties style:font-name="Calibri" fo:font-size="11pt" style:font-name-asian="Calibri" style:font-size-asian="11pt" style:font-name-complex="Calibri" style:font-size-complex="11pt"/>
    </style:style>
    <style:style style:name="T58_5" style:family="text">
      <style:text-properties style:font-name="Calibri" fo:font-size="11pt" style:font-name-asian="Calibri" style:font-size-asian="11pt" style:font-name-complex="Calibri" style:font-size-complex="11pt"/>
    </style:style>
    <style:style style:name="T58_6" style:family="text">
      <style:text-properties style:font-name="Calibri" fo:font-size="11pt" style:font-name-asian="Calibri" style:font-size-asian="11pt" style:font-name-complex="Calibri" style:font-size-complex="11pt"/>
    </style:style>
    <style:style style:name="T58_7" style:family="text">
      <style:text-properties style:font-name="Calibri" fo:font-size="11pt" style:font-name-asian="Calibri" style:font-size-asian="11pt" style:font-name-complex="Calibri" style:font-size-complex="11pt"/>
    </style:style>
    <style:style style:name="T58_8" style:family="text">
      <style:text-properties style:font-name="Calibri" fo:font-size="11pt" style:font-name-asian="Calibri" style:font-size-asian="11pt" style:font-name-complex="Calibri" style:font-size-complex="11pt"/>
    </style:style>
    <style:style style:name="T58_9" style:family="text">
      <style:text-properties style:font-name="Calibri" fo:font-size="11pt" style:font-name-asian="Calibri" style:font-size-asian="11pt" style:font-name-complex="Calibri" style:font-size-complex="11pt"/>
    </style:style>
    <style:style style:name="T58_10" style:family="text">
      <style:text-properties style:font-name="Calibri" fo:font-size="11pt" style:font-name-asian="Calibri" style:font-size-asian="11pt" style:font-name-complex="Calibri" style:font-size-complex="11pt"/>
    </style:style>
    <style:style style:name="T58_11" style:family="text">
      <style:text-properties style:font-name="Calibri" fo:font-size="11pt" style:font-name-asian="Calibri" style:font-size-asian="11pt" style:font-name-complex="Calibri" style:font-size-complex="11pt"/>
    </style:style>
    <style:style style:name="T58_12" style:family="text">
      <style:text-properties style:font-name="Calibri" fo:font-size="11pt" style:font-name-asian="Calibri" style:font-size-asian="11pt" style:font-name-complex="Calibri" style:font-size-complex="11pt"/>
    </style:style>
    <style:style style:name="T58_13" style:family="text">
      <style:text-properties style:font-name="Calibri" fo:font-size="11pt" style:font-name-asian="Calibri" style:font-size-asian="11pt" style:font-name-complex="Calibri" style:font-size-complex="11pt"/>
    </style:style>
    <style:style style:name="T58_14" style:family="text">
      <style:text-properties style:font-name="Calibri" fo:font-size="11pt" style:font-name-asian="Calibri" style:font-size-asian="11pt" style:font-name-complex="Calibri" style:font-size-complex="11pt"/>
    </style:style>
    <style:style style:name="T58_15" style:family="text">
      <style:text-properties style:font-name="Calibri" fo:font-size="11pt" style:font-name-asian="Calibri" style:font-size-asian="11pt" style:font-name-complex="Calibri" style:font-size-complex="11pt"/>
    </style:style>
    <style:style style:name="T58_16" style:family="text">
      <style:text-properties style:font-name="Calibri" fo:font-size="11pt" style:font-name-asian="Calibri" style:font-size-asian="11pt" style:font-name-complex="Calibri" style:font-size-complex="11pt"/>
    </style:style>
    <style:style style:name="T58_17" style:family="text">
      <style:text-properties style:font-name="Calibri" fo:font-size="11pt" style:font-name-asian="Calibri" style:font-size-asian="11pt" style:font-name-complex="Calibri" style:font-size-complex="11pt"/>
    </style:style>
    <style:style style:name="T58_18" style:family="text">
      <style:text-properties style:font-name="Calibri" fo:font-size="11pt" style:font-name-asian="Calibri" style:font-size-asian="11pt" style:font-name-complex="Calibri" style:font-size-complex="11pt"/>
    </style:style>
    <style:style style:name="T58_19" style:family="text">
      <style:text-properties style:font-name="Calibri" fo:font-size="11pt" style:font-name-asian="Calibri" style:font-size-asian="11pt" style:font-name-complex="Calibri" style:font-size-complex="11pt"/>
    </style:style>
    <style:style style:name="T58_20" style:family="text">
      <style:text-properties style:font-name="Calibri" fo:font-size="11pt" style:font-name-asian="Calibri" style:font-size-asian="11pt" style:font-name-complex="Calibri" style:font-size-complex="11pt"/>
    </style:style>
    <style:style style:name="T58_21" style:family="text">
      <style:text-properties style:font-name="Calibri" fo:font-size="11pt" style:font-name-asian="Calibri" style:font-size-asian="11pt" style:font-name-complex="Calibri" style:font-size-complex="11pt"/>
    </style:style>
    <style:style style:name="T58_22" style:family="text">
      <style:text-properties style:font-name="Calibri" fo:font-size="11pt" style:font-name-asian="Calibri" style:font-size-asian="11pt" style:font-name-complex="Calibri" style:font-size-complex="11pt"/>
    </style:style>
    <style:style style:name="T58_23" style:family="text">
      <style:text-properties style:font-name="Calibri" fo:font-size="11pt" style:font-name-asian="Calibri" style:font-size-asian="11pt" style:font-name-complex="Calibri" style:font-size-complex="11pt"/>
    </style:style>
    <style:style style:name="T58_24" style:family="text">
      <style:text-properties style:font-name="Calibri" fo:font-size="11pt" style:font-name-asian="Calibri" style:font-size-asian="11pt" style:font-name-complex="Calibri" style:font-size-complex="11pt"/>
    </style:style>
    <style:style style:name="T58_25" style:family="text">
      <style:text-properties style:font-name="Calibri" fo:font-size="11pt" style:font-name-asian="Calibri" style:font-size-asian="11pt" style:font-name-complex="Calibri" style:font-size-complex="11pt"/>
    </style:style>
    <style:style style:name="T58_26" style:family="text">
      <style:text-properties style:font-name="Calibri" fo:font-size="11pt" style:font-name-asian="Calibri" style:font-size-asian="11pt" style:font-name-complex="Calibri" style:font-size-complex="11pt"/>
    </style:style>
    <style:style style:name="T58_27" style:family="text">
      <style:text-properties style:font-name="Calibri" fo:font-size="11pt" style:font-name-asian="Calibri" style:font-size-asian="11pt" style:font-name-complex="Calibri" style:font-size-complex="11pt"/>
    </style:style>
    <style:style style:name="T58_28" style:family="text">
      <style:text-properties style:font-name="Calibri" fo:font-size="11pt" style:font-name-asian="Calibri" style:font-size-asian="11pt" style:font-name-complex="Calibri" style:font-size-complex="11pt"/>
    </style:style>
    <style:style style:name="T58_29" style:family="text">
      <style:text-properties style:font-name="Calibri" fo:font-size="11pt" style:font-name-asian="Calibri" style:font-size-asian="11pt" style:font-name-complex="Calibri" style:font-size-complex="11pt"/>
    </style:style>
    <style:style style:name="T58_30" style:family="text">
      <style:text-properties style:font-name="Calibri" fo:font-size="11pt" style:font-name-asian="Calibri" style:font-size-asian="11pt" style:font-name-complex="Calibri" style:font-size-complex="11pt"/>
    </style:style>
    <style:style style:name="T58_31" style:family="text">
      <style:text-properties style:font-name="Calibri" fo:font-size="11pt" style:font-name-asian="Calibri" style:font-size-asian="11pt" style:font-name-complex="Calibri" style:font-size-complex="11pt"/>
    </style:style>
    <style:style style:name="T58_32" style:family="text">
      <style:text-properties style:font-name="Calibri" fo:font-size="11pt" style:font-name-asian="Calibri" style:font-size-asian="11pt" style:font-name-complex="Calibri" style:font-size-complex="11pt"/>
    </style:style>
    <style:style style:name="T58_33" style:family="text">
      <style:text-properties style:font-name="Calibri" fo:font-size="11pt" style:font-name-asian="Calibri" style:font-size-asian="11pt" style:font-name-complex="Calibri" style:font-size-complex="11pt"/>
    </style:style>
    <style:style style:name="T58_34" style:family="text">
      <style:text-properties style:font-name="Calibri" fo:font-size="11pt" style:font-name-asian="Calibri" style:font-size-asian="11pt" style:font-name-complex="Calibri" style:font-size-complex="11pt"/>
    </style:style>
    <style:style style:name="T58_35" style:family="text">
      <style:text-properties style:font-name="Calibri" fo:font-size="11pt" style:font-name-asian="Calibri" style:font-size-asian="11pt" style:font-name-complex="Calibri" style:font-size-complex="11pt"/>
    </style:style>
    <style:style style:name="T58_36" style:family="text">
      <style:text-properties style:font-name="Calibri" fo:font-size="11pt" style:font-name-asian="Calibri" style:font-size-asian="11pt" style:font-name-complex="Calibri" style:font-size-complex="11pt"/>
    </style:style>
    <style:style style:name="T58_37" style:family="text">
      <style:text-properties style:font-name="Calibri" fo:font-size="11pt" style:font-name-asian="Calibri" style:font-size-asian="11pt" style:font-name-complex="Calibri" style:font-size-complex="11pt"/>
    </style:style>
    <style:style style:name="T58_38" style:family="text">
      <style:text-properties style:font-name="Calibri" fo:font-size="11pt" style:font-name-asian="Calibri" style:font-size-asian="11pt" style:font-name-complex="Calibri" style:font-size-complex="11pt"/>
    </style:style>
    <style:style style:name="T58_39" style:family="text">
      <style:text-properties style:font-name="Calibri" fo:font-size="11pt" style:font-name-asian="Calibri" style:font-size-asian="11pt" style:font-name-complex="Calibri" style:font-size-complex="11pt"/>
    </style:style>
    <style:style style:name="T58_40" style:family="text">
      <style:text-properties style:font-name="Calibri" fo:font-size="11pt" style:font-name-asian="Calibri" style:font-size-asian="11pt" style:font-name-complex="Calibri" style:font-size-complex="11pt"/>
    </style:style>
    <style:style style:name="T58_41" style:family="text">
      <style:text-properties style:font-name="Calibri" fo:font-size="11pt" style:font-name-asian="Calibri" style:font-size-asian="11pt" style:font-name-complex="Calibri" style:font-size-complex="11pt"/>
    </style:style>
    <style:style style:name="T58_42" style:family="text">
      <style:text-properties style:font-name="Calibri" fo:font-size="11pt" style:font-name-asian="Calibri" style:font-size-asian="11pt" style:font-name-complex="Calibri" style:font-size-complex="11pt"/>
    </style:style>
    <style:style style:name="T58_43" style:family="text">
      <style:text-properties style:font-name="Calibri" fo:font-size="11pt" style:font-name-asian="Calibri" style:font-size-asian="11pt" style:font-name-complex="Calibri" style:font-size-complex="11pt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Calibri" fo:font-size="11pt" style:font-name-asian="Calibri" style:font-size-asian="11pt" style:font-name-complex="Calibri" style:font-size-complex="11pt"/>
    </style:style>
    <style:style style:name="T59_2" style:family="text">
      <style:text-properties style:font-name="Calibri" fo:font-size="11pt" style:font-name-asian="Calibri" style:font-size-asian="11pt" style:font-name-complex="Calibri" style:font-size-complex="11pt"/>
    </style:style>
    <style:style style:name="T59_3" style:family="text">
      <style:text-properties style:font-name="Calibri" fo:font-size="11pt" style:font-name-asian="Calibri" style:font-size-asian="11pt" style:font-name-complex="Calibri" style:font-size-complex="11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style:font-name="Calibri" fo:font-size="11pt" style:font-name-asian="Calibri" style:font-size-asian="11pt" style:font-name-complex="Calibri" style:font-size-complex="11pt"/>
    </style:style>
    <style:style style:name="T60_2" style:family="text">
      <style:text-properties style:font-name="Calibri" fo:font-size="11pt" style:font-name-asian="Calibri" style:font-size-asian="11pt" style:font-name-complex="Calibri" style:font-size-complex="11pt"/>
    </style:style>
    <style:style style:name="T60_3" style:family="text">
      <style:text-properties style:font-name="Calibri" fo:font-size="11pt" style:font-name-asian="Calibri" style:font-size-asian="11pt" style:font-name-complex="Calibri" style:font-size-complex="11pt"/>
    </style:style>
    <style:style style:name="T60_4" style:family="text">
      <style:text-properties style:font-name="Calibri" fo:font-size="11pt" style:font-name-asian="Calibri" style:font-size-asian="11pt" style:font-name-complex="Calibri" style:font-size-complex="11pt"/>
    </style:style>
    <style:style style:name="T60_5" style:family="text">
      <style:text-properties style:font-name="Calibri" fo:font-size="11pt" style:font-name-asian="Calibri" style:font-size-asian="11pt" style:font-name-complex="Calibri" style:font-size-complex="11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Calibri" fo:font-size="11pt" style:font-name-asian="Calibri" style:font-size-asian="11pt" style:font-name-complex="Calibri" style:font-size-complex="11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Calibri" fo:font-size="11pt" style:font-name-asian="Calibri" style:font-size-asian="11pt" style:font-name-complex="Calibri" style:font-size-complex="11pt"/>
    </style:style>
    <style:style style:name="T62_2" style:family="text">
      <style:text-properties style:font-name="Calibri" fo:font-size="11pt" style:font-name-asian="Calibri" style:font-size-asian="11pt" style:font-name-complex="Calibri" style:font-size-complex="11pt"/>
    </style:style>
    <style:style style:name="T62_3" style:family="text">
      <style:text-properties style:font-name="Calibri" fo:font-size="11pt" style:font-name-asian="Calibri" style:font-size-asian="11pt" style:font-name-complex="Calibri" style:font-size-complex="11pt"/>
    </style:style>
    <style:style style:name="T62_4" style:family="text">
      <style:text-properties style:font-name="Calibri" fo:font-size="11pt" style:font-name-asian="Calibri" style:font-size-asian="11pt" style:font-name-complex="Calibri" style:font-size-complex="11pt"/>
    </style:style>
    <style:style style:name="T62_5" style:family="text">
      <style:text-properties style:font-name="Calibri" fo:font-size="11pt" style:font-name-asian="Calibri" style:font-size-asian="11pt" style:font-name-complex="Calibri" style:font-size-complex="11pt"/>
    </style:style>
    <style:style style:name="T62_6" style:family="text">
      <style:text-properties style:font-name="Calibri" fo:font-size="11pt" style:font-name-asian="Calibri" style:font-size-asian="11pt" style:font-name-complex="Calibri" style:font-size-complex="11pt"/>
    </style:style>
    <style:style style:name="T62_7" style:family="text">
      <style:text-properties style:font-name="Calibri" fo:font-size="11pt" style:font-name-asian="Calibri" style:font-size-asian="11pt" style:font-name-complex="Calibri" style:font-size-complex="11pt"/>
    </style:style>
    <style:style style:name="T62_8" style:family="text">
      <style:text-properties style:font-name="Calibri" fo:font-size="11pt" style:font-name-asian="Calibri" style:font-size-asian="11pt" style:font-name-complex="Calibri" style:font-size-complex="11pt"/>
    </style:style>
    <style:style style:name="T62_9" style:family="text">
      <style:text-properties style:font-name="Calibri" fo:font-size="11pt" style:font-name-asian="Calibri" style:font-size-asian="11pt" style:font-name-complex="Calibri" style:font-size-complex="11pt"/>
    </style:style>
    <style:style style:name="T62_10" style:family="text">
      <style:text-properties style:font-name="Calibri" fo:font-size="11pt" style:font-name-asian="Calibri" style:font-size-asian="11pt" style:font-name-complex="Calibri" style:font-size-complex="11pt"/>
    </style:style>
    <style:style style:name="T62_11" style:family="text">
      <style:text-properties style:font-name="Calibri" fo:font-size="11pt" style:font-name-asian="Calibri" style:font-size-asian="11pt" style:font-name-complex="Calibri" style:font-size-complex="11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Calibri" fo:font-size="11pt" style:font-name-asian="Calibri" style:font-size-asian="11pt" style:font-name-complex="Calibri" style:font-size-complex="11pt"/>
    </style:style>
    <style:style style:name="T63_2" style:family="text">
      <style:text-properties style:font-name="Calibri" fo:font-size="11pt" style:font-name-asian="Calibri" style:font-size-asian="11pt" style:font-name-complex="Calibri" style:font-size-complex="11pt"/>
    </style:style>
    <style:style style:name="T63_3" style:family="text">
      <style:text-properties style:font-name="Calibri" fo:font-size="11pt" style:font-name-asian="Calibri" style:font-size-asian="11pt" style:font-name-complex="Calibri" style:font-size-complex="11pt"/>
    </style:style>
    <style:style style:name="T63_4" style:family="text">
      <style:text-properties style:font-name="Calibri" fo:font-size="11pt" style:font-name-asian="Calibri" style:font-size-asian="11pt" style:font-name-complex="Calibri" style:font-size-complex="11pt"/>
    </style:style>
    <style:style style:name="T63_5" style:family="text">
      <style:text-properties style:font-name="Calibri" fo:font-size="11pt" style:font-name-asian="Calibri" style:font-size-asian="11pt" style:font-name-complex="Calibri" style:font-size-complex="11pt"/>
    </style:style>
    <style:style style:name="T63_6" style:family="text">
      <style:text-properties style:font-name="Calibri" fo:font-size="11pt" style:font-name-asian="Calibri" style:font-size-asian="11pt" style:font-name-complex="Calibri" style:font-size-complex="11pt"/>
    </style:style>
    <style:style style:name="T63_7" style:family="text">
      <style:text-properties style:font-name="Calibri" fo:font-size="11pt" style:font-name-asian="Calibri" style:font-size-asian="11pt" style:font-name-complex="Calibri" style:font-size-complex="11pt"/>
    </style:style>
    <style:style style:name="T63_8" style:family="text">
      <style:text-properties style:font-name="Calibri" fo:font-size="11pt" style:font-name-asian="Calibri" style:font-size-asian="11pt" style:font-name-complex="Calibri" style:font-size-complex="11pt"/>
    </style:style>
    <style:style style:name="T63_9" style:family="text">
      <style:text-properties style:font-name="Calibri" fo:font-size="11pt" style:font-name-asian="Calibri" style:font-size-asian="11pt" style:font-name-complex="Calibri" style:font-size-complex="11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Calibri" fo:font-size="11pt" style:font-name-asian="Calibri" style:font-size-asian="11pt" style:font-name-complex="Calibri" style:font-size-complex="11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Calibri" fo:font-size="11pt" style:font-name-asian="Calibri" style:font-size-asian="11pt" style:font-name-complex="Calibri" style:font-size-complex="11pt"/>
    </style:style>
    <style:style style:name="T65_2" style:family="text">
      <style:text-properties style:font-name="Calibri" fo:font-size="11pt" style:font-name-asian="Calibri" style:font-size-asian="11pt" style:font-name-complex="Calibri" style:font-size-complex="11pt"/>
    </style:style>
    <style:style style:name="T65_3" style:family="text">
      <style:text-properties style:font-name="Calibri" fo:font-size="11pt" style:font-name-asian="Calibri" style:font-size-asian="11pt" style:font-name-complex="Calibri" style:font-size-complex="11pt"/>
    </style:style>
    <style:style style:name="T65_4" style:family="text">
      <style:text-properties style:font-name="Calibri" fo:font-size="11pt" style:font-name-asian="Calibri" style:font-size-asian="11pt" style:font-name-complex="Calibri" style:font-size-complex="11pt"/>
    </style:style>
    <style:style style:name="T65_5" style:family="text">
      <style:text-properties style:font-name="Calibri" fo:font-size="11pt" style:font-name-asian="Calibri" style:font-size-asian="11pt" style:font-name-complex="Calibri" style:font-size-complex="11pt"/>
    </style:style>
    <style:style style:name="T65_6" style:family="text">
      <style:text-properties style:font-name="Calibri" fo:font-size="11pt" style:font-name-asian="Calibri" style:font-size-asian="11pt" style:font-name-complex="Calibri" style:font-size-complex="11pt"/>
    </style:style>
    <style:style style:name="T65_7" style:family="text">
      <style:text-properties style:font-name="Calibri" fo:font-size="11pt" style:font-name-asian="Calibri" style:font-size-asian="11pt" style:font-name-complex="Calibri" style:font-size-complex="11pt"/>
    </style:style>
    <style:style style:name="T65_8" style:family="text">
      <style:text-properties style:font-name="Calibri" fo:font-size="11pt" style:font-name-asian="Calibri" style:font-size-asian="11pt" style:font-name-complex="Calibri" style:font-size-complex="11pt"/>
    </style:style>
    <style:style style:name="T65_9" style:family="text">
      <style:text-properties style:font-name="Calibri" fo:font-size="11pt" style:font-name-asian="Calibri" style:font-size-asian="11pt" style:font-name-complex="Calibri" style:font-size-complex="11pt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font-name="Calibri" fo:font-size="11pt" style:font-name-asian="Calibri" style:font-size-asian="11pt" style:font-name-complex="Calibri" style:font-size-complex="11pt"/>
    </style:style>
    <style:style style:name="T66_2" style:family="text">
      <style:text-properties style:font-name="Calibri" fo:font-size="11pt" style:font-name-asian="Calibri" style:font-size-asian="11pt" style:font-name-complex="Calibri" style:font-size-complex="11pt"/>
    </style:style>
    <style:style style:name="T66_3" style:family="text">
      <style:text-properties style:font-name="Calibri" fo:font-size="11pt" style:font-name-asian="Calibri" style:font-size-asian="11pt" style:font-name-complex="Calibri" style:font-size-complex="11pt"/>
    </style:style>
    <style:style style:name="T66_4" style:family="text">
      <style:text-properties style:font-name="Calibri" fo:font-size="11pt" style:font-name-asian="Calibri" style:font-size-asian="11pt" style:font-name-complex="Calibri" style:font-size-complex="11pt"/>
    </style:style>
    <style:style style:name="T66_5" style:family="text">
      <style:text-properties style:font-name="Calibri" fo:font-size="11pt" style:font-name-asian="Calibri" style:font-size-asian="11pt" style:font-name-complex="Calibri" style:font-size-complex="11pt"/>
    </style:style>
    <style:style style:name="T66_6" style:family="text">
      <style:text-properties style:font-name="Calibri" fo:font-size="11pt" style:font-name-asian="Calibri" style:font-size-asian="11pt" style:font-name-complex="Calibri" style:font-size-complex="11pt"/>
    </style:style>
    <style:style style:name="T66_7" style:family="text">
      <style:text-properties style:font-name="Calibri" fo:font-size="11pt" style:font-name-asian="Calibri" style:font-size-asian="11pt" style:font-name-complex="Calibri" style:font-size-complex="11pt"/>
    </style:style>
    <style:style style:name="T66_8" style:family="text">
      <style:text-properties style:font-name="Calibri" fo:font-size="11pt" style:font-name-asian="Calibri" style:font-size-asian="11pt" style:font-name-complex="Calibri" style:font-size-complex="11pt"/>
    </style:style>
    <style:style style:name="T66_9" style:family="text">
      <style:text-properties style:font-name="Calibri" fo:font-size="11pt" style:font-name-asian="Calibri" style:font-size-asian="11pt" style:font-name-complex="Calibri" style:font-size-complex="11pt"/>
    </style:style>
    <style:style style:name="T66_10" style:family="text">
      <style:text-properties style:font-name="Calibri" fo:font-size="11pt" style:font-name-asian="Calibri" style:font-size-asian="11pt" style:font-name-complex="Calibri" style:font-size-complex="11pt"/>
    </style:style>
    <style:style style:name="T66_11" style:family="text">
      <style:text-properties style:font-name="Calibri" fo:font-size="11pt" style:font-name-asian="Calibri" style:font-size-asian="11pt" style:font-name-complex="Calibri" style:font-size-complex="11pt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style:font-name="Calibri" fo:font-size="11pt" style:font-name-asian="Calibri" style:font-size-asian="11pt" style:font-name-complex="Calibri" style:font-size-complex="11pt"/>
    </style:style>
    <style:style style:name="T67_2" style:family="text">
      <style:text-properties style:font-name="Calibri" fo:font-size="11pt" style:font-name-asian="Calibri" style:font-size-asian="11pt" style:font-name-complex="Calibri" style:font-size-complex="11pt"/>
    </style:style>
    <style:style style:name="T67_3" style:family="text">
      <style:text-properties style:font-name="Calibri" fo:font-size="11pt" style:font-name-asian="Calibri" style:font-size-asian="11pt" style:font-name-complex="Calibri" style:font-size-complex="11pt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style:font-name="Calibri" fo:font-size="11pt" style:font-name-asian="Calibri" style:font-size-asian="11pt" style:font-name-complex="Calibri" style:font-size-complex="11pt"/>
    </style:style>
    <style:style style:name="T68_2" style:family="text">
      <style:text-properties style:font-name="Calibri" fo:font-size="11pt" style:font-name-asian="Calibri" style:font-size-asian="11pt" style:font-name-complex="Calibri" style:font-size-complex="11pt"/>
    </style:style>
    <style:style style:name="T68_3" style:family="text">
      <style:text-properties style:font-name="Calibri" fo:font-size="11pt" style:font-name-asian="Calibri" style:font-size-asian="11pt" style:font-name-complex="Calibri" style:font-size-complex="11pt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style:font-name="Calibri" fo:font-size="11pt" style:font-name-asian="Calibri" style:font-size-asian="11pt" style:font-name-complex="Calibri" style:font-size-complex="11pt"/>
    </style:style>
    <style:style style:name="T69_2" style:family="text">
      <style:text-properties style:font-name="Calibri" fo:font-size="11pt" style:font-name-asian="Calibri" style:font-size-asian="11pt" style:font-name-complex="Calibri" style:font-size-complex="11pt"/>
    </style:style>
    <style:style style:name="T69_3" style:family="text">
      <style:text-properties style:font-name="Calibri" fo:font-size="11pt" style:font-name-asian="Calibri" style:font-size-asian="11pt" style:font-name-complex="Calibri" style:font-size-complex="11pt"/>
    </style:style>
    <style:style style:name="T69_4" style:family="text">
      <style:text-properties style:font-name="Calibri" fo:font-size="11pt" style:font-name-asian="Calibri" style:font-size-asian="11pt" style:font-name-complex="Calibri" style:font-size-complex="11pt"/>
    </style:style>
    <style:style style:name="T69_5" style:family="text">
      <style:text-properties style:font-name="Calibri" fo:font-size="11pt" style:font-name-asian="Calibri" style:font-size-asian="11pt" style:font-name-complex="Calibri" style:font-size-complex="11pt"/>
    </style:style>
    <style:style style:name="T69_6" style:family="text">
      <style:text-properties style:font-name="Calibri" fo:font-size="11pt" style:font-name-asian="Calibri" style:font-size-asian="11pt" style:font-name-complex="Calibri" style:font-size-complex="11pt"/>
    </style:style>
    <style:style style:name="T69_7" style:family="text">
      <style:text-properties style:font-name="Calibri" fo:font-size="11pt" style:font-name-asian="Calibri" style:font-size-asian="11pt" style:font-name-complex="Calibri" style:font-size-complex="11pt"/>
    </style:style>
    <style:style style:name="T69_8" style:family="text">
      <style:text-properties style:font-name="Calibri" fo:font-size="11pt" style:font-name-asian="Calibri" style:font-size-asian="11pt" style:font-name-complex="Calibri" style:font-size-complex="11pt"/>
    </style:style>
    <style:style style:name="T69_9" style:family="text">
      <style:text-properties style:font-name="Calibri" fo:font-size="11pt" style:font-name-asian="Calibri" style:font-size-asian="11pt" style:font-name-complex="Calibri" style:font-size-complex="11pt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style:font-name="Calibri" fo:font-size="11pt" style:font-name-asian="Calibri" style:font-size-asian="11pt" style:font-name-complex="Calibri" style:font-size-complex="11pt"/>
    </style:style>
    <style:style style:name="T70_2" style:family="text">
      <style:text-properties style:font-name="Calibri" fo:font-size="11pt" style:font-name-asian="Calibri" style:font-size-asian="11pt" style:font-name-complex="Calibri" style:font-size-complex="11pt"/>
    </style:style>
    <style:style style:name="T70_3" style:family="text">
      <style:text-properties style:font-name="Calibri" fo:font-size="11pt" style:font-name-asian="Calibri" style:font-size-asian="11pt" style:font-name-complex="Calibri" style:font-size-complex="11pt"/>
    </style:style>
    <style:style style:name="T70_4" style:family="text">
      <style:text-properties style:font-name="Calibri" fo:font-size="11pt" style:font-name-asian="Calibri" style:font-size-asian="11pt" style:font-name-complex="Calibri" style:font-size-complex="11pt"/>
    </style:style>
    <style:style style:name="T70_5" style:family="text">
      <style:text-properties style:font-name="Calibri" fo:font-size="11pt" style:font-name-asian="Calibri" style:font-size-asian="11pt" style:font-name-complex="Calibri" style:font-size-complex="11pt"/>
    </style:style>
    <style:style style:name="T70_6" style:family="text">
      <style:text-properties style:font-name="Calibri" fo:font-size="11pt" style:font-name-asian="Calibri" style:font-size-asian="11pt" style:font-name-complex="Calibri" style:font-size-complex="11pt"/>
    </style:style>
    <style:style style:name="T70_7" style:family="text">
      <style:text-properties style:font-name="Calibri" fo:font-size="11pt" style:font-name-asian="Calibri" style:font-size-asian="11pt" style:font-name-complex="Calibri" style:font-size-complex="11pt"/>
    </style:style>
    <style:style style:name="T70_8" style:family="text">
      <style:text-properties style:font-name="Calibri" fo:font-size="11pt" style:font-name-asian="Calibri" style:font-size-asian="11pt" style:font-name-complex="Calibri" style:font-size-complex="11pt"/>
    </style:style>
    <style:style style:name="T70_9" style:family="text">
      <style:text-properties style:font-name="Calibri" fo:font-size="11pt" style:font-name-asian="Calibri" style:font-size-asian="11pt" style:font-name-complex="Calibri" style:font-size-complex="11pt"/>
    </style:style>
    <style:style style:name="T70_10" style:family="text">
      <style:text-properties style:font-name="Calibri" fo:font-size="11pt" style:font-name-asian="Calibri" style:font-size-asian="11pt" style:font-name-complex="Calibri" style:font-size-complex="11pt"/>
    </style:style>
    <style:style style:name="T70_11" style:family="text">
      <style:text-properties style:font-name="Calibri" fo:font-size="11pt" style:font-name-asian="Calibri" style:font-size-asian="11pt" style:font-name-complex="Calibri" style:font-size-complex="11pt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font-name="Calibri" fo:font-size="11pt" style:font-name-asian="Calibri" style:font-size-asian="11pt" style:font-name-complex="Calibri" style:font-size-complex="11pt"/>
    </style:style>
    <style:style style:name="T71_2" style:family="text">
      <style:text-properties style:font-name="Calibri" fo:font-size="11pt" style:font-name-asian="Calibri" style:font-size-asian="11pt" style:font-name-complex="Calibri" style:font-size-complex="11pt"/>
    </style:style>
    <style:style style:name="T71_3" style:family="text">
      <style:text-properties style:font-name="Calibri" fo:font-size="11pt" style:font-name-asian="Calibri" style:font-size-asian="11pt" style:font-name-complex="Calibri" style:font-size-complex="11pt"/>
    </style:style>
    <style:style style:name="T71_4" style:family="text">
      <style:text-properties style:font-name="Calibri" fo:font-size="11pt" style:font-name-asian="Calibri" style:font-size-asian="11pt" style:font-name-complex="Calibri" style:font-size-complex="11pt"/>
    </style:style>
    <style:style style:name="T71_5" style:family="text">
      <style:text-properties style:font-name="Calibri" fo:font-size="11pt" style:font-name-asian="Calibri" style:font-size-asian="11pt" style:font-name-complex="Calibri" style:font-size-complex="11pt"/>
    </style:style>
    <style:style style:name="T71_6" style:family="text">
      <style:text-properties style:font-name="Calibri" fo:font-size="11pt" style:font-name-asian="Calibri" style:font-size-asian="11pt" style:font-name-complex="Calibri" style:font-size-complex="11pt"/>
    </style:style>
    <style:style style:name="T71_7" style:family="text">
      <style:text-properties style:font-name="Calibri" fo:font-size="11pt" style:font-name-asian="Calibri" style:font-size-asian="11pt" style:font-name-complex="Calibri" style:font-size-complex="11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Calibri" fo:font-size="11pt" style:font-name-asian="Calibri" style:font-size-asian="11pt" style:font-name-complex="Calibri" style:font-size-complex="11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Calibri" fo:font-size="11pt" style:font-name-asian="Calibri" style:font-size-asian="11pt" style:font-name-complex="Calibri" style:font-size-complex="11pt"/>
    </style:style>
    <style:style style:name="T73_2" style:family="text">
      <style:text-properties style:font-name="Calibri" fo:font-size="11pt" style:font-name-asian="Calibri" style:font-size-asian="11pt" style:font-name-complex="Calibri" style:font-size-complex="11pt"/>
    </style:style>
    <style:style style:name="T73_3" style:family="text">
      <style:text-properties style:font-name="Calibri" fo:font-size="11pt" style:font-name-asian="Calibri" style:font-size-asian="11pt" style:font-name-complex="Calibri" style:font-size-complex="11pt"/>
    </style:style>
    <style:style style:name="T73_4" style:family="text">
      <style:text-properties style:font-name="Calibri" fo:font-size="11pt" style:font-name-asian="Calibri" style:font-size-asian="11pt" style:font-name-complex="Calibri" style:font-size-complex="11pt"/>
    </style:style>
    <style:style style:name="T73_5" style:family="text">
      <style:text-properties style:font-name="Calibri" fo:font-size="11pt" style:font-name-asian="Calibri" style:font-size-asian="11pt" style:font-name-complex="Calibri" style:font-size-complex="11pt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Calibri" fo:font-size="11pt" style:font-name-asian="Calibri" style:font-size-asian="11pt" style:font-name-complex="Calibri" style:font-size-complex="11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style:font-name="Calibri" fo:font-size="11pt" style:font-name-asian="Calibri" style:font-size-asian="11pt" style:font-name-complex="Calibri" style:font-size-complex="11pt"/>
    </style:style>
    <style:style style:name="T75_2" style:family="text">
      <style:text-properties style:font-name="Calibri" fo:font-size="11pt" style:font-name-asian="Calibri" style:font-size-asian="11pt" style:font-name-complex="Calibri" style:font-size-complex="11pt"/>
    </style:style>
    <style:style style:name="T75_3" style:family="text">
      <style:text-properties style:font-name="Calibri" fo:font-size="11pt" style:font-name-asian="Calibri" style:font-size-asian="11pt" style:font-name-complex="Calibri" style:font-size-complex="11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style:font-name="Calibri" fo:font-size="11pt" style:font-name-asian="Calibri" style:font-size-asian="11pt" style:font-name-complex="Calibri" style:font-size-complex="11pt"/>
    </style:style>
    <style:style style:name="T76_2" style:family="text">
      <style:text-properties style:font-name="Calibri" fo:font-size="11pt" style:font-name-asian="Calibri" style:font-size-asian="11pt" style:font-name-complex="Calibri" style:font-size-complex="11pt"/>
    </style:style>
    <style:style style:name="T76_3" style:family="text">
      <style:text-properties style:font-name="Calibri" fo:font-size="11pt" style:font-name-asian="Calibri" style:font-size-asian="11pt" style:font-name-complex="Calibri" style:font-size-complex="11pt"/>
    </style:style>
    <style:style style:name="T76_4" style:family="text">
      <style:text-properties style:font-name="Calibri" fo:font-size="11pt" style:font-name-asian="Calibri" style:font-size-asian="11pt" style:font-name-complex="Calibri" style:font-size-complex="11pt"/>
    </style:style>
    <style:style style:name="T76_5" style:family="text">
      <style:text-properties style:font-name="Calibri" fo:font-size="11pt" style:font-name-asian="Calibri" style:font-size-asian="11pt" style:font-name-complex="Calibri" style:font-size-complex="11pt"/>
    </style:style>
    <style:style style:name="T76_6" style:family="text">
      <style:text-properties style:font-name="Calibri" fo:font-size="11pt" style:font-name-asian="Calibri" style:font-size-asian="11pt" style:font-name-complex="Calibri" style:font-size-complex="11pt"/>
    </style:style>
    <style:style style:name="T76_7" style:family="text">
      <style:text-properties style:font-name="Calibri" fo:font-size="11pt" style:font-name-asian="Calibri" style:font-size-asian="11pt" style:font-name-complex="Calibri" style:font-size-complex="11pt"/>
    </style:style>
    <style:style style:name="T76_8" style:family="text">
      <style:text-properties style:font-name="Calibri" fo:font-size="11pt" style:font-name-asian="Calibri" style:font-size-asian="11pt" style:font-name-complex="Calibri" style:font-size-complex="11pt"/>
    </style:style>
    <style:style style:name="T76_9" style:family="text">
      <style:text-properties style:font-name="Calibri" fo:font-size="11pt" style:font-name-asian="Calibri" style:font-size-asian="11pt" style:font-name-complex="Calibri" style:font-size-complex="11pt"/>
    </style:style>
    <style:style style:name="T76_10" style:family="text">
      <style:text-properties style:font-name="Calibri" fo:font-size="11pt" style:font-name-asian="Calibri" style:font-size-asian="11pt" style:font-name-complex="Calibri" style:font-size-complex="11pt"/>
    </style:style>
    <style:style style:name="T76_11" style:family="text">
      <style:text-properties style:font-name="Calibri" fo:font-size="11pt" style:font-name-asian="Calibri" style:font-size-asian="11pt" style:font-name-complex="Calibri" style:font-size-complex="11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style:font-name="Calibri" fo:font-size="11pt" style:font-name-asian="Calibri" style:font-size-asian="11pt" style:font-name-complex="Calibri" style:font-size-complex="11pt"/>
    </style:style>
    <style:style style:name="T77_2" style:family="text">
      <style:text-properties style:font-name="Calibri" fo:font-size="11pt" style:font-name-asian="Calibri" style:font-size-asian="11pt" style:font-name-complex="Calibri" style:font-size-complex="11pt"/>
    </style:style>
    <style:style style:name="T77_3" style:family="text">
      <style:text-properties style:font-name="Calibri" fo:font-size="11pt" style:font-name-asian="Calibri" style:font-size-asian="11pt" style:font-name-complex="Calibri" style:font-size-complex="11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style:font-name="Calibri" fo:font-size="11pt" style:font-name-asian="Calibri" style:font-size-asian="11pt" style:font-name-complex="Calibri" style:font-size-complex="11pt"/>
    </style:style>
    <style:style style:name="T78_2" style:family="text">
      <style:text-properties style:font-name="Calibri" fo:font-size="11pt" style:font-name-asian="Calibri" style:font-size-asian="11pt" style:font-name-complex="Calibri" style:font-size-complex="11pt"/>
    </style:style>
    <style:style style:name="T78_3" style:family="text">
      <style:text-properties style:font-name="Calibri" fo:font-size="11pt" style:font-name-asian="Calibri" style:font-size-asian="11pt" style:font-name-complex="Calibri" style:font-size-complex="11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style:font-name="Calibri" fo:font-size="11pt" style:font-name-asian="Calibri" style:font-size-asian="11pt" style:font-name-complex="Calibri" style:font-size-complex="11pt"/>
    </style:style>
    <style:style style:name="T79_2" style:family="text">
      <style:text-properties style:font-name="Calibri" fo:font-size="11pt" style:font-name-asian="Calibri" style:font-size-asian="11pt" style:font-name-complex="Calibri" style:font-size-complex="11pt"/>
    </style:style>
    <style:style style:name="T79_3" style:family="text">
      <style:text-properties style:font-name="Calibri" fo:font-size="11pt" style:font-name-asian="Calibri" style:font-size-asian="11pt" style:font-name-complex="Calibri" style:font-size-complex="11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style:font-name="Calibri" fo:font-size="11pt" style:font-name-asian="Calibri" style:font-size-asian="11pt" style:font-name-complex="Calibri" style:font-size-complex="11pt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1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1_2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82_1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style:font-name="Calibri" fo:font-size="11pt" style:font-name-asian="Calibri" style:font-size-asian="11pt" style:font-name-complex="Calibri" style:font-size-complex="11pt"/>
    </style:style>
    <style:style style:name="T83_2" style:family="text">
      <style:text-properties style:font-name="Calibri" fo:font-size="11pt" style:font-name-asian="Calibri" style:font-size-asian="11pt" style:font-name-complex="Calibri" style:font-size-complex="11pt"/>
    </style:style>
    <style:style style:name="T83_3" style:family="text">
      <style:text-properties style:font-name="Calibri" fo:font-size="11pt" style:font-name-asian="Calibri" style:font-size-asian="11pt" style:font-name-complex="Calibri" style:font-size-complex="11pt"/>
    </style:style>
    <style:style style:name="T83_4" style:family="text">
      <style:text-properties style:font-name="Calibri" fo:font-size="11pt" style:font-name-asian="Calibri" style:font-size-asian="11pt" style:font-name-complex="Calibri" style:font-size-complex="11pt"/>
    </style:style>
    <style:style style:name="T83_5" style:family="text">
      <style:text-properties style:font-name="Calibri" fo:font-size="11pt" style:font-name-asian="Calibri" style:font-size-asian="11pt" style:font-name-complex="Calibri" style:font-size-complex="11pt"/>
    </style:style>
    <style:style style:name="T83_6" style:family="text">
      <style:text-properties style:font-name="Calibri" fo:font-size="11pt" style:font-name-asian="Calibri" style:font-size-asian="11pt" style:font-name-complex="Calibri" style:font-size-complex="11pt"/>
    </style:style>
    <style:style style:name="T83_7" style:family="text">
      <style:text-properties style:font-name="Calibri" fo:font-size="11pt" style:font-name-asian="Calibri" style:font-size-asian="11pt" style:font-name-complex="Calibri" style:font-size-complex="11pt"/>
    </style:style>
    <style:style style:name="T83_8" style:family="text">
      <style:text-properties style:font-name="Calibri" fo:font-size="11pt" style:font-name-asian="Calibri" style:font-size-asian="11pt" style:font-name-complex="Calibri" style:font-size-complex="11pt"/>
    </style:style>
    <style:style style:name="T83_9" style:family="text">
      <style:text-properties style:font-name="Calibri" fo:font-size="11pt" style:font-name-asian="Calibri" style:font-size-asian="11pt" style:font-name-complex="Calibri" style:font-size-complex="11pt"/>
    </style:style>
    <style:style style:name="T83_10" style:family="text">
      <style:text-properties style:font-name="Calibri" fo:font-size="11pt" style:font-name-asian="Calibri" style:font-size-asian="11pt" style:font-name-complex="Calibri" style:font-size-complex="11pt"/>
    </style:style>
    <style:style style:name="T83_11" style:family="text">
      <style:text-properties style:font-name="Calibri" fo:font-size="11pt" style:font-name-asian="Calibri" style:font-size-asian="11pt" style:font-name-complex="Calibri" style:font-size-complex="11pt"/>
    </style:style>
    <style:style style:name="T83_12" style:family="text">
      <style:text-properties style:font-name="Calibri" fo:font-size="11pt" style:font-name-asian="Calibri" style:font-size-asian="11pt" style:font-name-complex="Calibri" style:font-size-complex="11pt"/>
    </style:style>
    <style:style style:name="T83_13" style:family="text">
      <style:text-properties style:font-name="Calibri" fo:font-size="11pt" style:font-name-asian="Calibri" style:font-size-asian="11pt" style:font-name-complex="Calibri" style:font-size-complex="11pt"/>
    </style:style>
    <style:style style:name="T83_14" style:family="text">
      <style:text-properties style:font-name="Calibri" fo:font-size="11pt" style:font-name-asian="Calibri" style:font-size-asian="11pt" style:font-name-complex="Calibri" style:font-size-complex="11pt"/>
    </style:style>
    <style:style style:name="T83_15" style:family="text">
      <style:text-properties style:font-name="Calibri" fo:font-size="11pt" style:font-name-asian="Calibri" style:font-size-asian="11pt" style:font-name-complex="Calibri" style:font-size-complex="11pt"/>
    </style:style>
    <style:style style:name="T83_16" style:family="text">
      <style:text-properties style:font-name="Calibri" fo:font-size="11pt" style:font-name-asian="Calibri" style:font-size-asian="11pt" style:font-name-complex="Calibri" style:font-size-complex="11pt"/>
    </style:style>
    <style:style style:name="T83_17" style:family="text">
      <style:text-properties style:font-name="Calibri" fo:font-size="11pt" style:font-name-asian="Calibri" style:font-size-asian="11pt" style:font-name-complex="Calibri" style:font-size-complex="11pt"/>
    </style:style>
    <style:style style:name="T83_18" style:family="text">
      <style:text-properties style:font-name="Calibri" fo:font-size="11pt" style:font-name-asian="Calibri" style:font-size-asian="11pt" style:font-name-complex="Calibri" style:font-size-complex="11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style:font-name="Calibri" fo:font-size="11pt" style:font-name-asian="Calibri" style:font-size-asian="11pt" style:font-name-complex="Calibri" style:font-size-complex="11pt"/>
    </style:style>
    <style:style style:name="T84_2" style:family="text">
      <style:text-properties style:font-name="Calibri" fo:font-size="11pt" style:font-name-asian="Calibri" style:font-size-asian="11pt" style:font-name-complex="Calibri" style:font-size-complex="11pt"/>
    </style:style>
    <style:style style:name="T84_3" style:family="text">
      <style:text-properties style:font-name="Calibri" fo:font-size="11pt" style:font-name-asian="Calibri" style:font-size-asian="11pt" style:font-name-complex="Calibri" style:font-size-complex="11pt"/>
    </style:style>
    <style:style style:name="T84_4" style:family="text">
      <style:text-properties style:font-name="Calibri" fo:font-size="11pt" style:font-name-asian="Calibri" style:font-size-asian="11pt" style:font-name-complex="Calibri" style:font-size-complex="11pt"/>
    </style:style>
    <style:style style:name="T84_5" style:family="text">
      <style:text-properties style:font-name="Calibri" fo:font-size="11pt" style:font-name-asian="Calibri" style:font-size-asian="11pt" style:font-name-complex="Calibri" style:font-size-complex="11pt"/>
    </style:style>
    <style:style style:name="T84_6" style:family="text">
      <style:text-properties style:font-name="Calibri" fo:font-size="11pt" style:font-name-asian="Calibri" style:font-size-asian="11pt" style:font-name-complex="Calibri" style:font-size-complex="11pt"/>
    </style:style>
    <style:style style:name="T84_7" style:family="text">
      <style:text-properties style:font-name="Calibri" fo:font-size="11pt" style:font-name-asian="Calibri" style:font-size-asian="11pt" style:font-name-complex="Calibri" style:font-size-complex="11pt"/>
    </style:style>
    <style:style style:name="T84_8" style:family="text">
      <style:text-properties style:font-name="Calibri" fo:font-size="11pt" style:font-name-asian="Calibri" style:font-size-asian="11pt" style:font-name-complex="Calibri" style:font-size-complex="11pt"/>
    </style:style>
    <style:style style:name="T84_9" style:family="text">
      <style:text-properties style:font-name="Calibri" fo:font-size="11pt" style:font-name-asian="Calibri" style:font-size-asian="11pt" style:font-name-complex="Calibri" style:font-size-complex="11pt"/>
    </style:style>
    <style:style style:name="T84_10" style:family="text">
      <style:text-properties style:font-name="Calibri" fo:font-size="11pt" style:font-name-asian="Calibri" style:font-size-asian="11pt" style:font-name-complex="Calibri" style:font-size-complex="11pt"/>
    </style:style>
    <style:style style:name="T84_11" style:family="text">
      <style:text-properties style:font-name="Calibri" fo:font-size="11pt" style:font-name-asian="Calibri" style:font-size-asian="11pt" style:font-name-complex="Calibri" style:font-size-complex="11pt"/>
    </style:style>
    <style:style style:name="T84_12" style:family="text">
      <style:text-properties style:font-name="Calibri" fo:font-size="11pt" style:font-name-asian="Calibri" style:font-size-asian="11pt" style:font-name-complex="Calibri" style:font-size-complex="11pt"/>
    </style:style>
    <style:style style:name="T84_13" style:family="text">
      <style:text-properties style:font-name="Calibri" fo:font-size="11pt" style:font-name-asian="Calibri" style:font-size-asian="11pt" style:font-name-complex="Calibri" style:font-size-complex="11pt"/>
    </style:style>
    <style:style style:name="T84_14" style:family="text">
      <style:text-properties style:font-name="Calibri" fo:font-size="11pt" style:font-name-asian="Calibri" style:font-size-asian="11pt" style:font-name-complex="Calibri" style:font-size-complex="11pt"/>
    </style:style>
    <style:style style:name="T84_15" style:family="text">
      <style:text-properties style:font-name="Calibri" fo:font-size="11pt" style:font-name-asian="Calibri" style:font-size-asian="11pt" style:font-name-complex="Calibri" style:font-size-complex="11pt"/>
    </style:style>
    <style:style style:name="T84_16" style:family="text">
      <style:text-properties style:font-name="Calibri" fo:font-size="11pt" style:font-name-asian="Calibri" style:font-size-asian="11pt" style:font-name-complex="Calibri" style:font-size-complex="11pt"/>
    </style:style>
    <style:style style:name="T84_17" style:family="text">
      <style:text-properties style:font-name="Calibri" fo:font-size="11pt" style:font-name-asian="Calibri" style:font-size-asian="11pt" style:font-name-complex="Calibri" style:font-size-complex="11pt"/>
    </style:style>
    <style:style style:name="T84_18" style:family="text">
      <style:text-properties style:font-name="Calibri" fo:font-size="11pt" style:font-name-asian="Calibri" style:font-size-asian="11pt" style:font-name-complex="Calibri" style:font-size-complex="11pt"/>
    </style:style>
    <style:style style:name="T84_19" style:family="text">
      <style:text-properties style:font-name="Calibri" fo:font-size="11pt" style:font-name-asian="Calibri" style:font-size-asian="11pt" style:font-name-complex="Calibri" style:font-size-complex="11pt"/>
    </style:style>
    <style:style style:name="T84_20" style:family="text">
      <style:text-properties style:font-name="Calibri" fo:font-size="11pt" style:font-name-asian="Calibri" style:font-size-asian="11pt" style:font-name-complex="Calibri" style:font-size-complex="11pt"/>
    </style:style>
    <style:style style:name="T84_21" style:family="text">
      <style:text-properties style:font-name="Calibri" fo:font-size="11pt" style:font-name-asian="Calibri" style:font-size-asian="11pt" style:font-name-complex="Calibri" style:font-size-complex="11pt"/>
    </style:style>
    <style:style style:name="T84_22" style:family="text">
      <style:text-properties style:font-name="Calibri" fo:font-size="11pt" style:font-name-asian="Calibri" style:font-size-asian="11pt" style:font-name-complex="Calibri" style:font-size-complex="11pt"/>
    </style:style>
    <style:style style:name="T84_23" style:family="text">
      <style:text-properties style:font-name="Calibri" fo:font-size="11pt" style:font-name-asian="Calibri" style:font-size-asian="11pt" style:font-name-complex="Calibri" style:font-size-complex="11pt"/>
    </style:style>
    <style:style style:name="T84_24" style:family="text">
      <style:text-properties style:font-name="Calibri" fo:font-size="11pt" style:font-name-asian="Calibri" style:font-size-asian="11pt" style:font-name-complex="Calibri" style:font-size-complex="11pt"/>
    </style:style>
    <style:style style:name="T84_25" style:family="text">
      <style:text-properties style:font-name="Calibri" fo:font-size="11pt" style:font-name-asian="Calibri" style:font-size-asian="11pt" style:font-name-complex="Calibri" style:font-size-complex="11pt"/>
    </style:style>
    <style:style style:name="T84_26" style:family="text">
      <style:text-properties style:font-name="Calibri" fo:font-size="11pt" style:font-name-asian="Calibri" style:font-size-asian="11pt" style:font-name-complex="Calibri" style:font-size-complex="11pt"/>
    </style:style>
    <style:style style:name="T84_27" style:family="text">
      <style:text-properties style:font-name="Calibri" fo:font-size="11pt" style:font-name-asian="Calibri" style:font-size-asian="11pt" style:font-name-complex="Calibri" style:font-size-complex="11pt"/>
    </style:style>
    <style:style style:name="T84_28" style:family="text">
      <style:text-properties style:font-name="Calibri" fo:font-size="11pt" style:font-name-asian="Calibri" style:font-size-asian="11pt" style:font-name-complex="Calibri" style:font-size-complex="11pt"/>
    </style:style>
    <style:style style:name="T84_29" style:family="text">
      <style:text-properties style:font-name="Calibri" fo:font-size="11pt" style:font-name-asian="Calibri" style:font-size-asian="11pt" style:font-name-complex="Calibri" style:font-size-complex="11pt"/>
    </style:style>
    <style:style style:name="T84_30" style:family="text">
      <style:text-properties style:font-name="Calibri" fo:font-size="11pt" style:font-name-asian="Calibri" style:font-size-asian="11pt" style:font-name-complex="Calibri" style:font-size-complex="11pt"/>
    </style:style>
    <style:style style:name="T84_31" style:family="text">
      <style:text-properties style:font-name="Calibri" fo:font-size="11pt" style:font-name-asian="Calibri" style:font-size-asian="11pt" style:font-name-complex="Calibri" style:font-size-complex="11pt"/>
    </style:style>
    <style:style style:name="T84_32" style:family="text">
      <style:text-properties style:font-name="Calibri" fo:font-size="11pt" style:font-name-asian="Calibri" style:font-size-asian="11pt" style:font-name-complex="Calibri" style:font-size-complex="11pt"/>
    </style:style>
    <style:style style:name="T84_33" style:family="text">
      <style:text-properties style:font-name="Calibri" fo:font-size="11pt" style:font-name-asian="Calibri" style:font-size-asian="11pt" style:font-name-complex="Calibri" style:font-size-complex="11pt"/>
    </style:style>
    <style:style style:name="T84_34" style:family="text">
      <style:text-properties style:font-name="Calibri" fo:font-size="11pt" style:font-name-asian="Calibri" style:font-size-asian="11pt" style:font-name-complex="Calibri" style:font-size-complex="11pt"/>
    </style:style>
    <style:style style:name="T84_35" style:family="text">
      <style:text-properties style:font-name="Calibri" fo:font-size="11pt" style:font-name-asian="Calibri" style:font-size-asian="11pt" style:font-name-complex="Calibri" style:font-size-complex="11pt"/>
    </style:style>
    <style:style style:name="T84_36" style:family="text">
      <style:text-properties style:font-name="Calibri" fo:font-size="11pt" style:font-name-asian="Calibri" style:font-size-asian="11pt" style:font-name-complex="Calibri" style:font-size-complex="11pt"/>
    </style:style>
    <style:style style:name="T84_37" style:family="text">
      <style:text-properties style:font-name="Calibri" fo:font-size="11pt" style:font-name-asian="Calibri" style:font-size-asian="11pt" style:font-name-complex="Calibri" style:font-size-complex="11pt"/>
    </style:style>
    <style:style style:name="T84_38" style:family="text">
      <style:text-properties style:font-name="Calibri" fo:font-size="11pt" style:font-name-asian="Calibri" style:font-size-asian="11pt" style:font-name-complex="Calibri" style:font-size-complex="11pt"/>
    </style:style>
    <style:style style:name="T84_39" style:family="text">
      <style:text-properties style:font-name="Calibri" fo:font-size="11pt" style:font-name-asian="Calibri" style:font-size-asian="11pt" style:font-name-complex="Calibri" style:font-size-complex="11pt"/>
    </style:style>
    <style:style style:name="T84_40" style:family="text">
      <style:text-properties style:font-name="Calibri" fo:font-size="11pt" style:font-name-asian="Calibri" style:font-size-asian="11pt" style:font-name-complex="Calibri" style:font-size-complex="11pt"/>
    </style:style>
    <style:style style:name="T84_41" style:family="text">
      <style:text-properties style:font-name="Calibri" fo:font-size="11pt" style:font-name-asian="Calibri" style:font-size-asian="11pt" style:font-name-complex="Calibri" style:font-size-complex="11pt"/>
    </style:style>
    <style:style style:name="T84_42" style:family="text">
      <style:text-properties style:font-name="Calibri" fo:font-size="11pt" style:font-name-asian="Calibri" style:font-size-asian="11pt" style:font-name-complex="Calibri" style:font-size-complex="11pt"/>
    </style:style>
    <style:style style:name="T84_43" style:family="text">
      <style:text-properties style:font-name="Calibri" fo:font-size="11pt" style:font-name-asian="Calibri" style:font-size-asian="11pt" style:font-name-complex="Calibri" style:font-size-complex="11pt"/>
    </style:style>
    <style:style style:name="T84_44" style:family="text">
      <style:text-properties style:font-name="Calibri" fo:font-size="11pt" style:font-name-asian="Calibri" style:font-size-asian="11pt" style:font-name-complex="Calibri" style:font-size-complex="11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font-name="Calibri" fo:font-size="11pt" style:font-name-asian="Calibri" style:font-size-asian="11pt" style:font-name-complex="Calibri" style:font-size-complex="11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font-name="Calibri" fo:font-size="11pt" style:font-name-asian="Calibri" style:font-size-asian="11pt" style:font-name-complex="Calibri" style:font-size-complex="11pt"/>
    </style:style>
    <style:style style:name="T86_2" style:family="text">
      <style:text-properties style:font-name="Calibri" fo:font-size="11pt" style:font-name-asian="Calibri" style:font-size-asian="11pt" style:font-name-complex="Calibri" style:font-size-complex="11pt"/>
    </style:style>
    <style:style style:name="T86_3" style:family="text">
      <style:text-properties style:font-name="Calibri" fo:font-size="11pt" style:font-name-asian="Calibri" style:font-size-asian="11pt" style:font-name-complex="Calibri" style:font-size-complex="11pt"/>
    </style:style>
    <style:style style:name="T86_4" style:family="text">
      <style:text-properties style:font-name="Calibri" fo:font-size="11pt" style:font-name-asian="Calibri" style:font-size-asian="11pt" style:font-name-complex="Calibri" style:font-size-complex="11pt"/>
    </style:style>
    <style:style style:name="T86_5" style:family="text">
      <style:text-properties style:font-name="Calibri" fo:font-size="11pt" style:font-name-asian="Calibri" style:font-size-asian="11pt" style:font-name-complex="Calibri" style:font-size-complex="11pt"/>
    </style:style>
    <style:style style:name="T86_6" style:family="text">
      <style:text-properties style:font-name="Calibri" fo:font-size="11pt" style:font-name-asian="Calibri" style:font-size-asian="11pt" style:font-name-complex="Calibri" style:font-size-complex="11pt"/>
    </style:style>
    <style:style style:name="T86_7" style:family="text">
      <style:text-properties style:font-name="Calibri" fo:font-size="11pt" style:font-name-asian="Calibri" style:font-size-asian="11pt" style:font-name-complex="Calibri" style:font-size-complex="11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Calibri" fo:font-size="11pt" style:font-name-asian="Calibri" style:font-size-asian="11pt" style:font-name-complex="Calibri" style:font-size-complex="11pt"/>
    </style:style>
    <style:style style:name="T87_2" style:family="text">
      <style:text-properties style:font-name="Calibri" fo:font-size="11pt" style:font-name-asian="Calibri" style:font-size-asian="11pt" style:font-name-complex="Calibri" style:font-size-complex="11pt"/>
    </style:style>
    <style:style style:name="T87_3" style:family="text">
      <style:text-properties style:font-name="Calibri" fo:font-size="11pt" style:font-name-asian="Calibri" style:font-size-asian="11pt" style:font-name-complex="Calibri" style:font-size-complex="11pt"/>
    </style:style>
    <style:style style:name="T87_4" style:family="text">
      <style:text-properties style:font-name="Calibri" fo:font-size="11pt" style:font-name-asian="Calibri" style:font-size-asian="11pt" style:font-name-complex="Calibri" style:font-size-complex="11pt"/>
    </style:style>
    <style:style style:name="T87_5" style:family="text">
      <style:text-properties style:font-name="Calibri" fo:font-size="11pt" style:font-name-asian="Calibri" style:font-size-asian="11pt" style:font-name-complex="Calibri" style:font-size-complex="11pt"/>
    </style:style>
    <style:style style:name="T87_6" style:family="text">
      <style:text-properties style:font-name="Calibri" fo:font-size="11pt" style:font-name-asian="Calibri" style:font-size-asian="11pt" style:font-name-complex="Calibri" style:font-size-complex="11pt"/>
    </style:style>
    <style:style style:name="T87_7" style:family="text">
      <style:text-properties style:font-name="Calibri" fo:font-size="11pt" style:font-name-asian="Calibri" style:font-size-asian="11pt" style:font-name-complex="Calibri" style:font-size-complex="11pt"/>
    </style:style>
    <style:style style:name="T87_8" style:family="text">
      <style:text-properties style:font-name="Calibri" fo:font-size="11pt" style:font-name-asian="Calibri" style:font-size-asian="11pt" style:font-name-complex="Calibri" style:font-size-complex="11pt"/>
    </style:style>
    <style:style style:name="T87_9" style:family="text">
      <style:text-properties style:font-name="Calibri" fo:font-size="11pt" style:font-name-asian="Calibri" style:font-size-asian="11pt" style:font-name-complex="Calibri" style:font-size-complex="11pt"/>
    </style:style>
    <style:style style:name="T87_10" style:family="text">
      <style:text-properties style:font-name="Calibri" fo:font-size="11pt" style:font-name-asian="Calibri" style:font-size-asian="11pt" style:font-name-complex="Calibri" style:font-size-complex="11pt"/>
    </style:style>
    <style:style style:name="T87_11" style:family="text">
      <style:text-properties style:font-name="Calibri" fo:font-size="11pt" style:font-name-asian="Calibri" style:font-size-asian="11pt" style:font-name-complex="Calibri" style:font-size-complex="11pt"/>
    </style:style>
    <style:style style:name="T87_12" style:family="text">
      <style:text-properties style:font-name="Calibri" fo:font-size="11pt" style:font-name-asian="Calibri" style:font-size-asian="11pt" style:font-name-complex="Calibri" style:font-size-complex="11pt"/>
    </style:style>
    <style:style style:name="T87_13" style:family="text">
      <style:text-properties style:font-name="Calibri" fo:font-size="11pt" style:font-name-asian="Calibri" style:font-size-asian="11pt" style:font-name-complex="Calibri" style:font-size-complex="11pt"/>
    </style:style>
    <style:style style:name="T87_14" style:family="text">
      <style:text-properties style:font-name="Calibri" fo:font-size="11pt" style:font-name-asian="Calibri" style:font-size-asian="11pt" style:font-name-complex="Calibri" style:font-size-complex="11pt"/>
    </style:style>
    <style:style style:name="T87_15" style:family="text">
      <style:text-properties style:font-name="Calibri" fo:font-size="11pt" style:font-name-asian="Calibri" style:font-size-asian="11pt" style:font-name-complex="Calibri" style:font-size-complex="11pt"/>
    </style:style>
    <style:style style:name="T87_16" style:family="text">
      <style:text-properties style:font-name="Calibri" fo:font-size="11pt" style:font-name-asian="Calibri" style:font-size-asian="11pt" style:font-name-complex="Calibri" style:font-size-complex="11pt"/>
    </style:style>
    <style:style style:name="T87_17" style:family="text">
      <style:text-properties style:font-name="Calibri" fo:font-size="11pt" style:font-name-asian="Calibri" style:font-size-asian="11pt" style:font-name-complex="Calibri" style:font-size-complex="11pt"/>
    </style:style>
    <style:style style:name="T87_18" style:family="text">
      <style:text-properties style:font-name="Calibri" fo:font-size="11pt" style:font-name-asian="Calibri" style:font-size-asian="11pt" style:font-name-complex="Calibri" style:font-size-complex="11pt"/>
    </style:style>
    <style:style style:name="T87_19" style:family="text">
      <style:text-properties style:font-name="Calibri" fo:font-size="11pt" style:font-name-asian="Calibri" style:font-size-asian="11pt" style:font-name-complex="Calibri" style:font-size-complex="11pt"/>
    </style:style>
    <style:style style:name="T87_20" style:family="text">
      <style:text-properties style:font-name="Calibri" fo:font-size="11pt" style:font-name-asian="Calibri" style:font-size-asian="11pt" style:font-name-complex="Calibri" style:font-size-complex="11pt"/>
    </style:style>
    <style:style style:name="T87_21" style:family="text">
      <style:text-properties style:font-name="Calibri" fo:font-size="11pt" style:font-name-asian="Calibri" style:font-size-asian="11pt" style:font-name-complex="Calibri" style:font-size-complex="11pt"/>
    </style:style>
    <style:style style:name="T87_22" style:family="text">
      <style:text-properties style:font-name="Calibri" fo:font-size="11pt" style:font-name-asian="Calibri" style:font-size-asian="11pt" style:font-name-complex="Calibri" style:font-size-complex="11pt"/>
    </style:style>
    <style:style style:name="T87_23" style:family="text">
      <style:text-properties style:font-name="Calibri" fo:font-size="11pt" style:font-name-asian="Calibri" style:font-size-asian="11pt" style:font-name-complex="Calibri" style:font-size-complex="11pt"/>
    </style:style>
    <style:style style:name="T87_24" style:family="text">
      <style:text-properties style:font-name="Calibri" fo:font-size="11pt" style:font-name-asian="Calibri" style:font-size-asian="11pt" style:font-name-complex="Calibri" style:font-size-complex="11pt"/>
    </style:style>
    <style:style style:name="T87_25" style:family="text">
      <style:text-properties style:font-name="Calibri" fo:font-size="11pt" style:font-name-asian="Calibri" style:font-size-asian="11pt" style:font-name-complex="Calibri" style:font-size-complex="11pt"/>
    </style:style>
    <style:style style:name="T87_26" style:family="text">
      <style:text-properties style:font-name="Calibri" fo:font-size="11pt" style:font-name-asian="Calibri" style:font-size-asian="11pt" style:font-name-complex="Calibri" style:font-size-complex="11pt"/>
    </style:style>
    <style:style style:name="T87_27" style:family="text">
      <style:text-properties style:font-name="Calibri" fo:font-size="11pt" style:font-name-asian="Calibri" style:font-size-asian="11pt" style:font-name-complex="Calibri" style:font-size-complex="11pt"/>
    </style:style>
    <style:style style:name="T87_28" style:family="text">
      <style:text-properties style:font-name="Calibri" fo:font-size="11pt" style:font-name-asian="Calibri" style:font-size-asian="11pt" style:font-name-complex="Calibri" style:font-size-complex="11pt"/>
    </style:style>
    <style:style style:name="T87_29" style:family="text">
      <style:text-properties style:font-name="Calibri" fo:font-size="11pt" style:font-name-asian="Calibri" style:font-size-asian="11pt" style:font-name-complex="Calibri" style:font-size-complex="11pt"/>
    </style:style>
    <style:style style:name="T87_30" style:family="text">
      <style:text-properties style:font-name="Calibri" fo:font-size="11pt" style:font-name-asian="Calibri" style:font-size-asian="11pt" style:font-name-complex="Calibri" style:font-size-complex="11pt"/>
    </style:style>
    <style:style style:name="T87_31" style:family="text">
      <style:text-properties style:font-name="Calibri" fo:font-size="11pt" style:font-name-asian="Calibri" style:font-size-asian="11pt" style:font-name-complex="Calibri" style:font-size-complex="11pt"/>
    </style:style>
    <style:style style:name="T87_32" style:family="text">
      <style:text-properties style:font-name="Calibri" fo:font-size="11pt" style:font-name-asian="Calibri" style:font-size-asian="11pt" style:font-name-complex="Calibri" style:font-size-complex="11pt"/>
    </style:style>
    <style:style style:name="T87_33" style:family="text">
      <style:text-properties style:font-name="Calibri" fo:font-size="11pt" style:font-name-asian="Calibri" style:font-size-asian="11pt" style:font-name-complex="Calibri" style:font-size-complex="11pt"/>
    </style:style>
    <style:style style:name="T87_34" style:family="text">
      <style:text-properties style:font-name="Calibri" fo:font-size="11pt" style:font-name-asian="Calibri" style:font-size-asian="11pt" style:font-name-complex="Calibri" style:font-size-complex="11pt"/>
    </style:style>
    <style:style style:name="T87_35" style:family="text">
      <style:text-properties style:font-name="Calibri" fo:font-size="11pt" style:font-name-asian="Calibri" style:font-size-asian="11pt" style:font-name-complex="Calibri" style:font-size-complex="11pt"/>
    </style:style>
    <style:style style:name="T87_36" style:family="text">
      <style:text-properties style:font-name="Calibri" fo:font-size="11pt" style:font-name-asian="Calibri" style:font-size-asian="11pt" style:font-name-complex="Calibri" style:font-size-complex="11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font-name="Calibri" fo:font-size="11pt" style:font-name-asian="Calibri" style:font-size-asian="11pt" style:font-name-complex="Calibri" style:font-size-complex="11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style:font-name="Calibri" fo:font-size="11pt" style:font-name-asian="Calibri" style:font-size-asian="11pt" style:font-name-complex="Calibri" style:font-size-complex="11pt"/>
    </style:style>
    <style:style style:name="T89_2" style:family="text">
      <style:text-properties style:font-name="Calibri" fo:font-size="11pt" style:font-name-asian="Calibri" style:font-size-asian="11pt" style:font-name-complex="Calibri" style:font-size-complex="11pt"/>
    </style:style>
    <style:style style:name="T89_3" style:family="text">
      <style:text-properties style:font-name="Calibri" fo:font-size="11pt" style:font-name-asian="Calibri" style:font-size-asian="11pt" style:font-name-complex="Calibri" style:font-size-complex="11pt"/>
    </style:style>
    <style:style style:name="T89_4" style:family="text">
      <style:text-properties style:font-name="Calibri" fo:font-size="11pt" style:font-name-asian="Calibri" style:font-size-asian="11pt" style:font-name-complex="Calibri" style:font-size-complex="11pt"/>
    </style:style>
    <style:style style:name="T89_5" style:family="text">
      <style:text-properties style:font-name="Calibri" fo:font-size="11pt" style:font-name-asian="Calibri" style:font-size-asian="11pt" style:font-name-complex="Calibri" style:font-size-complex="11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font-name="Calibri" fo:font-size="11pt" style:font-name-asian="Calibri" style:font-size-asian="11pt" style:font-name-complex="Calibri" style:font-size-complex="11pt"/>
    </style:style>
    <style:style style:name="T90_2" style:family="text">
      <style:text-properties style:font-name="Calibri" fo:font-size="11pt" style:font-name-asian="Calibri" style:font-size-asian="11pt" style:font-name-complex="Calibri" style:font-size-complex="11pt"/>
    </style:style>
    <style:style style:name="T90_3" style:family="text">
      <style:text-properties style:font-name="Calibri" fo:font-size="11pt" style:font-name-asian="Calibri" style:font-size-asian="11pt" style:font-name-complex="Calibri" style:font-size-complex="11pt"/>
    </style:style>
    <style:style style:name="T90_4" style:family="text">
      <style:text-properties style:font-name="Calibri" fo:font-size="11pt" style:font-name-asian="Calibri" style:font-size-asian="11pt" style:font-name-complex="Calibri" style:font-size-complex="11pt"/>
    </style:style>
    <style:style style:name="T90_5" style:family="text">
      <style:text-properties style:font-name="Calibri" fo:font-size="11pt" style:font-name-asian="Calibri" style:font-size-asian="11pt" style:font-name-complex="Calibri" style:font-size-complex="11pt"/>
    </style:style>
    <style:style style:name="T90_6" style:family="text">
      <style:text-properties style:font-name="Calibri" fo:font-size="11pt" style:font-name-asian="Calibri" style:font-size-asian="11pt" style:font-name-complex="Calibri" style:font-size-complex="11pt"/>
    </style:style>
    <style:style style:name="T90_7" style:family="text">
      <style:text-properties style:font-name="Calibri" fo:font-size="11pt" style:font-name-asian="Calibri" style:font-size-asian="11pt" style:font-name-complex="Calibri" style:font-size-complex="11pt"/>
    </style:style>
    <style:style style:name="T90_8" style:family="text">
      <style:text-properties style:font-name="Calibri" fo:font-size="11pt" style:font-name-asian="Calibri" style:font-size-asian="11pt" style:font-name-complex="Calibri" style:font-size-complex="11pt"/>
    </style:style>
    <style:style style:name="T90_9" style:family="text">
      <style:text-properties style:font-name="Calibri" fo:font-size="11pt" style:font-name-asian="Calibri" style:font-size-asian="11pt" style:font-name-complex="Calibri" style:font-size-complex="11pt"/>
    </style:style>
    <style:style style:name="T90_10" style:family="text">
      <style:text-properties style:font-name="Calibri" fo:font-size="11pt" style:font-name-asian="Calibri" style:font-size-asian="11pt" style:font-name-complex="Calibri" style:font-size-complex="11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font-name="Calibri" fo:font-size="11pt" style:font-name-asian="Calibri" style:font-size-asian="11pt" style:font-name-complex="Calibri" style:font-size-complex="11pt"/>
    </style:style>
    <style:style style:name="T91_2" style:family="text">
      <style:text-properties style:font-name="Calibri" fo:font-size="11pt" style:font-name-asian="Calibri" style:font-size-asian="11pt" style:font-name-complex="Calibri" style:font-size-complex="11pt"/>
    </style:style>
    <style:style style:name="T91_3" style:family="text">
      <style:text-properties style:font-name="Calibri" fo:font-size="11pt" style:font-name-asian="Calibri" style:font-size-asian="11pt" style:font-name-complex="Calibri" style:font-size-complex="11pt"/>
    </style:style>
    <style:style style:name="T91_4" style:family="text">
      <style:text-properties style:font-name="Calibri" fo:font-size="11pt" style:font-name-asian="Calibri" style:font-size-asian="11pt" style:font-name-complex="Calibri" style:font-size-complex="11pt"/>
    </style:style>
    <style:style style:name="T91_5" style:family="text">
      <style:text-properties style:font-name="Calibri" fo:font-size="11pt" style:font-name-asian="Calibri" style:font-size-asian="11pt" style:font-name-complex="Calibri" style:font-size-complex="11pt"/>
    </style:style>
    <style:style style:name="T91_6" style:family="text">
      <style:text-properties style:font-name="Calibri" fo:font-size="11pt" style:font-name-asian="Calibri" style:font-size-asian="11pt" style:font-name-complex="Calibri" style:font-size-complex="11pt"/>
    </style:style>
    <style:style style:name="T91_7" style:family="text">
      <style:text-properties style:font-name="Calibri" fo:font-size="11pt" style:font-name-asian="Calibri" style:font-size-asian="11pt" style:font-name-complex="Calibri" style:font-size-complex="11pt"/>
    </style:style>
    <style:style style:name="T91_8" style:family="text">
      <style:text-properties style:font-name="Calibri" fo:font-size="11pt" style:font-name-asian="Calibri" style:font-size-asian="11pt" style:font-name-complex="Calibri" style:font-size-complex="11pt"/>
    </style:style>
    <style:style style:name="T91_9" style:family="text">
      <style:text-properties style:font-name="Calibri" fo:font-size="11pt" style:font-name-asian="Calibri" style:font-size-asian="11pt" style:font-name-complex="Calibri" style:font-size-complex="11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font-name="Calibri" fo:font-size="11pt" style:font-name-asian="Calibri" style:font-size-asian="11pt" style:font-name-complex="Calibri" style:font-size-complex="11pt"/>
    </style:style>
    <style:style style:name="T92_2" style:family="text">
      <style:text-properties style:font-name="Calibri" fo:font-size="11pt" style:font-name-asian="Calibri" style:font-size-asian="11pt" style:font-name-complex="Calibri" style:font-size-complex="11pt"/>
    </style:style>
    <style:style style:name="T92_3" style:family="text">
      <style:text-properties style:font-name="Calibri" fo:font-size="11pt" style:font-name-asian="Calibri" style:font-size-asian="11pt" style:font-name-complex="Calibri" style:font-size-complex="11pt"/>
    </style:style>
    <style:style style:name="T92_4" style:family="text">
      <style:text-properties style:font-name="Calibri" fo:font-size="11pt" style:font-name-asian="Calibri" style:font-size-asian="11pt" style:font-name-complex="Calibri" style:font-size-complex="11pt"/>
    </style:style>
    <style:style style:name="T92_5" style:family="text">
      <style:text-properties style:font-name="Calibri" fo:font-size="11pt" style:font-name-asian="Calibri" style:font-size-asian="11pt" style:font-name-complex="Calibri" style:font-size-complex="11pt"/>
    </style:style>
    <style:style style:name="T92_6" style:family="text">
      <style:text-properties style:font-name="Calibri" fo:font-size="11pt" style:font-name-asian="Calibri" style:font-size-asian="11pt" style:font-name-complex="Calibri" style:font-size-complex="11pt"/>
    </style:style>
    <style:style style:name="T92_7" style:family="text">
      <style:text-properties style:font-name="Calibri" fo:font-size="11pt" style:font-name-asian="Calibri" style:font-size-asian="11pt" style:font-name-complex="Calibri" style:font-size-complex="11pt"/>
    </style:style>
    <style:style style:name="T92_8" style:family="text">
      <style:text-properties style:font-name="Calibri" fo:font-size="11pt" style:font-name-asian="Calibri" style:font-size-asian="11pt" style:font-name-complex="Calibri" style:font-size-complex="11pt"/>
    </style:style>
    <style:style style:name="T92_9" style:family="text">
      <style:text-properties style:font-name="Calibri" fo:font-size="11pt" style:font-name-asian="Calibri" style:font-size-asian="11pt" style:font-name-complex="Calibri" style:font-size-complex="11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Calibri" fo:font-size="11pt" style:font-name-asian="Calibri" style:font-size-asian="11pt" style:font-name-complex="Calibri" style:font-size-complex="11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Calibri" fo:font-size="11pt" style:font-name-asian="Calibri" style:font-size-asian="11pt" style:font-name-complex="Calibri" style:font-size-complex="11pt"/>
    </style:style>
    <style:style style:name="T94_2" style:family="text">
      <style:text-properties style:font-name="Calibri" fo:font-size="11pt" style:font-name-asian="Calibri" style:font-size-asian="11pt" style:font-name-complex="Calibri" style:font-size-complex="11pt"/>
    </style:style>
    <style:style style:name="T94_3" style:family="text">
      <style:text-properties style:font-name="Calibri" fo:font-size="11pt" style:font-name-asian="Calibri" style:font-size-asian="11pt" style:font-name-complex="Calibri" style:font-size-complex="11pt"/>
    </style:style>
    <style:style style:name="T94_4" style:family="text">
      <style:text-properties style:font-name="Calibri" fo:font-size="11pt" style:font-name-asian="Calibri" style:font-size-asian="11pt" style:font-name-complex="Calibri" style:font-size-complex="11pt"/>
    </style:style>
    <style:style style:name="T94_5" style:family="text">
      <style:text-properties style:font-name="Calibri" fo:font-size="11pt" style:font-name-asian="Calibri" style:font-size-asian="11pt" style:font-name-complex="Calibri" style:font-size-complex="11pt"/>
    </style:style>
    <style:style style:name="T94_6" style:family="text">
      <style:text-properties style:font-name="Calibri" fo:font-size="11pt" style:font-name-asian="Calibri" style:font-size-asian="11pt" style:font-name-complex="Calibri" style:font-size-complex="11pt"/>
    </style:style>
    <style:style style:name="T94_7" style:family="text">
      <style:text-properties style:font-name="Calibri" fo:font-size="11pt" style:font-name-asian="Calibri" style:font-size-asian="11pt" style:font-name-complex="Calibri" style:font-size-complex="11pt"/>
    </style:style>
    <style:style style:name="T94_8" style:family="text">
      <style:text-properties style:font-name="Calibri" fo:font-size="11pt" style:font-name-asian="Calibri" style:font-size-asian="11pt" style:font-name-complex="Calibri" style:font-size-complex="11pt"/>
    </style:style>
    <style:style style:name="T94_9" style:family="text">
      <style:text-properties style:font-name="Calibri" fo:font-size="11pt" style:font-name-asian="Calibri" style:font-size-asian="11pt" style:font-name-complex="Calibri" style:font-size-complex="11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Calibri" fo:font-size="11pt" style:font-name-asian="Calibri" style:font-size-asian="11pt" style:font-name-complex="Calibri" style:font-size-complex="11pt"/>
    </style:style>
    <style:style style:name="T95_2" style:family="text">
      <style:text-properties style:font-name="Calibri" fo:font-size="11pt" style:font-name-asian="Calibri" style:font-size-asian="11pt" style:font-name-complex="Calibri" style:font-size-complex="11pt"/>
    </style:style>
    <style:style style:name="T95_3" style:family="text">
      <style:text-properties style:font-name="Calibri" fo:font-size="11pt" style:font-name-asian="Calibri" style:font-size-asian="11pt" style:font-name-complex="Calibri" style:font-size-complex="11pt"/>
    </style:style>
    <style:style style:name="T95_4" style:family="text">
      <style:text-properties style:font-name="Calibri" fo:font-size="11pt" style:font-name-asian="Calibri" style:font-size-asian="11pt" style:font-name-complex="Calibri" style:font-size-complex="11pt"/>
    </style:style>
    <style:style style:name="T95_5" style:family="text">
      <style:text-properties style:font-name="Calibri" fo:font-size="11pt" style:font-name-asian="Calibri" style:font-size-asian="11pt" style:font-name-complex="Calibri" style:font-size-complex="11pt"/>
    </style:style>
    <style:style style:name="T95_6" style:family="text">
      <style:text-properties style:font-name="Calibri" fo:font-size="11pt" style:font-name-asian="Calibri" style:font-size-asian="11pt" style:font-name-complex="Calibri" style:font-size-complex="11pt"/>
    </style:style>
    <style:style style:name="T95_7" style:family="text">
      <style:text-properties style:font-name="Calibri" fo:font-size="11pt" style:font-name-asian="Calibri" style:font-size-asian="11pt" style:font-name-complex="Calibri" style:font-size-complex="11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style:font-name="Calibri" fo:font-size="11pt" style:font-name-asian="Calibri" style:font-size-asian="11pt" style:font-name-complex="Calibri" style:font-size-complex="11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style:font-name="Calibri" fo:font-size="11pt" style:font-name-asian="Calibri" style:font-size-asian="11pt" style:font-name-complex="Calibri" style:font-size-complex="11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style:font-name="Calibri" fo:font-size="11pt" style:font-name-asian="Calibri" style:font-size-asian="11pt" style:font-name-complex="Calibri" style:font-size-complex="11pt"/>
    </style:style>
    <style:style style:name="T98_2" style:family="text">
      <style:text-properties style:font-name="Calibri" fo:font-size="11pt" style:font-name-asian="Calibri" style:font-size-asian="11pt" style:font-name-complex="Calibri" style:font-size-complex="11pt"/>
    </style:style>
    <style:style style:name="T98_3" style:family="text">
      <style:text-properties style:font-name="Calibri" fo:font-size="11pt" style:font-name-asian="Calibri" style:font-size-asian="11pt" style:font-name-complex="Calibri" style:font-size-complex="11pt"/>
    </style:style>
    <style:style style:name="T98_4" style:family="text">
      <style:text-properties style:font-name="Calibri" fo:font-size="11pt" style:font-name-asian="Calibri" style:font-size-asian="11pt" style:font-name-complex="Calibri" style:font-size-complex="11pt"/>
    </style:style>
    <style:style style:name="T98_5" style:family="text">
      <style:text-properties style:font-name="Calibri" fo:font-size="11pt" style:font-name-asian="Calibri" style:font-size-asian="11pt" style:font-name-complex="Calibri" style:font-size-complex="11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font-name="Calibri" fo:font-size="11pt" style:font-name-asian="Calibri" style:font-size-asian="11pt" style:font-name-complex="Calibri" style:font-size-complex="11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style:font-name="Calibri" fo:font-size="11pt" style:font-name-asian="Calibri" style:font-size-asian="11pt" style:font-name-complex="Calibri" style:font-size-complex="11pt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font-name="Calibri" fo:font-size="11pt" style:font-name-asian="Calibri" style:font-size-asian="11pt" style:font-name-complex="Calibri" style:font-size-complex="11pt"/>
    </style:style>
    <style:style style:name="T101_2" style:family="text">
      <style:text-properties style:font-name="Calibri" fo:font-size="11pt" style:font-name-asian="Calibri" style:font-size-asian="11pt" style:font-name-complex="Calibri" style:font-size-complex="11pt"/>
    </style:style>
    <style:style style:name="T101_3" style:family="text">
      <style:text-properties style:font-name="Calibri" fo:font-size="11pt" style:font-name-asian="Calibri" style:font-size-asian="11pt" style:font-name-complex="Calibri" style:font-size-complex="11pt"/>
    </style:style>
    <style:style style:name="T101_4" style:family="text">
      <style:text-properties style:font-name="Calibri" fo:font-size="11pt" style:font-name-asian="Calibri" style:font-size-asian="11pt" style:font-name-complex="Calibri" style:font-size-complex="11pt"/>
    </style:style>
    <style:style style:name="T101_5" style:family="text">
      <style:text-properties style:font-name="Calibri" fo:font-size="11pt" style:font-name-asian="Calibri" style:font-size-asian="11pt" style:font-name-complex="Calibri" style:font-size-complex="11pt"/>
    </style:style>
    <style:style style:name="T101_6" style:family="text">
      <style:text-properties style:font-name="Calibri" fo:font-size="11pt" style:font-name-asian="Calibri" style:font-size-asian="11pt" style:font-name-complex="Calibri" style:font-size-complex="11pt"/>
    </style:style>
    <style:style style:name="T101_7" style:family="text">
      <style:text-properties style:font-name="Calibri" fo:font-size="11pt" style:font-name-asian="Calibri" style:font-size-asian="11pt" style:font-name-complex="Calibri" style:font-size-complex="11pt"/>
    </style:style>
    <style:style style:name="T101_8" style:family="text">
      <style:text-properties style:font-name="Calibri" fo:font-size="11pt" style:font-name-asian="Calibri" style:font-size-asian="11pt" style:font-name-complex="Calibri" style:font-size-complex="11pt"/>
    </style:style>
    <style:style style:name="T101_9" style:family="text">
      <style:text-properties style:font-name="Calibri" fo:font-size="11pt" style:font-name-asian="Calibri" style:font-size-asian="11pt" style:font-name-complex="Calibri" style:font-size-complex="11pt"/>
    </style:style>
    <style:style style:name="T101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1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1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1_13" style:family="text">
      <style:text-properties style:font-name="Calibri" fo:font-size="11pt" style:font-name-asian="Calibri" style:font-size-asian="11pt" style:font-name-complex="Calibri" style:font-size-complex="11pt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Calibri" fo:font-size="11pt" style:font-name-asian="Calibri" style:font-size-asian="11pt" style:font-name-complex="Calibri" style:font-size-complex="11pt"/>
    </style:style>
    <style:style style:name="T102_2" style:family="text">
      <style:text-properties style:font-name="Calibri" fo:font-size="11pt" style:font-name-asian="Calibri" style:font-size-asian="11pt" style:font-name-complex="Calibri" style:font-size-complex="11pt"/>
    </style:style>
    <style:style style:name="T102_3" style:family="text">
      <style:text-properties style:font-name="Calibri" fo:font-size="11pt" style:font-name-asian="Calibri" style:font-size-asian="11pt" style:font-name-complex="Calibri" style:font-size-complex="11pt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Calibri" fo:font-size="11pt" style:font-name-asian="Calibri" style:font-size-asian="11pt" style:font-name-complex="Calibri" style:font-size-complex="11pt"/>
    </style:style>
    <style:style style:name="T103_2" style:family="text">
      <style:text-properties style:font-name="Calibri" fo:font-size="11pt" style:font-name-asian="Calibri" style:font-size-asian="11pt" style:font-name-complex="Calibri" style:font-size-complex="11pt"/>
    </style:style>
    <style:style style:name="T103_3" style:family="text">
      <style:text-properties style:font-name="Calibri" fo:font-size="11pt" style:font-name-asian="Calibri" style:font-size-asian="11pt" style:font-name-complex="Calibri" style:font-size-complex="11pt"/>
    </style:style>
    <style:style style:name="T103_4" style:family="text">
      <style:text-properties style:font-name="Calibri" fo:font-size="11pt" style:font-name-asian="Calibri" style:font-size-asian="11pt" style:font-name-complex="Calibri" style:font-size-complex="11pt"/>
    </style:style>
    <style:style style:name="T103_5" style:family="text">
      <style:text-properties style:font-name="Calibri" fo:font-size="11pt" style:font-name-asian="Calibri" style:font-size-asian="11pt" style:font-name-complex="Calibri" style:font-size-complex="11pt"/>
    </style:style>
    <style:style style:name="T103_6" style:family="text">
      <style:text-properties style:font-name="Calibri" fo:font-size="11pt" style:font-name-asian="Calibri" style:font-size-asian="11pt" style:font-name-complex="Calibri" style:font-size-complex="11pt"/>
    </style:style>
    <style:style style:name="T103_7" style:family="text">
      <style:text-properties style:font-name="Calibri" fo:font-size="11pt" style:font-name-asian="Calibri" style:font-size-asian="11pt" style:font-name-complex="Calibri" style:font-size-complex="11pt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Calibri" fo:font-size="11pt" style:font-name-asian="Calibri" style:font-size-asian="11pt" style:font-name-complex="Calibri" style:font-size-complex="11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" style:family="text">
      <style:text-properties style:font-name="Calibri" fo:font-size="11pt" style:font-name-asian="Calibri" style:font-size-asian="11pt" style:font-name-complex="Calibri" style:font-size-complex="11pt"/>
    </style:style>
    <style:style style:name="T105_5" style:family="text">
      <style:text-properties style:font-name="Calibri" fo:font-size="11pt" style:font-name-asian="Calibri" style:font-size-asian="11pt" style:font-name-complex="Calibri" style:font-size-complex="11pt"/>
    </style:style>
    <style:style style:name="T105_6" style:family="text">
      <style:text-properties style:font-name="Calibri" fo:font-size="11pt" style:font-name-asian="Calibri" style:font-size-asian="11pt" style:font-name-complex="Calibri" style:font-size-complex="11pt"/>
    </style:style>
    <style:style style:name="T105_7" style:family="text">
      <style:text-properties style:font-name="Calibri" fo:font-size="11pt" style:font-name-asian="Calibri" style:font-size-asian="11pt" style:font-name-complex="Calibri" style:font-size-complex="11pt"/>
    </style:style>
    <style:style style:name="T105_8" style:family="text">
      <style:text-properties style:font-name="Calibri" fo:font-size="11pt" style:font-name-asian="Calibri" style:font-size-asian="11pt" style:font-name-complex="Calibri" style:font-size-complex="11pt"/>
    </style:style>
    <style:style style:name="T105_9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0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0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1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2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3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4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5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6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7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8" style:family="text">
      <style:text-properties style:font-name="Calibri" fo:font-size="11pt" style:font-name-asian="Calibri" style:font-size-asian="11pt" style:font-name-complex="Calibri" style:font-size-complex="11pt"/>
    </style:style>
    <style:style style:name="T105_29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0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1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2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3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4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5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6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7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8" style:family="text">
      <style:text-properties style:font-name="Calibri" fo:font-size="11pt" style:font-name-asian="Calibri" style:font-size-asian="11pt" style:font-name-complex="Calibri" style:font-size-complex="11pt"/>
    </style:style>
    <style:style style:name="T105_39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0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1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2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3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4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5" style:family="text">
      <style:text-properties style:font-name="Calibri" fo:font-size="11pt" style:font-name-asian="Calibri" style:font-size-asian="11pt" style:font-name-complex="Calibri" style:font-size-complex="11pt"/>
    </style:style>
    <style:style style:name="T105_46" style:family="text">
      <style:text-properties style:font-name="Calibri" fo:font-size="11pt" style:font-name-asian="Calibri" style:font-size-asian="11pt" style:font-name-complex="Calibri" style:font-size-complex="11pt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1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2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3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6_3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Calibri" fo:font-size="11pt" style:font-name-asian="Calibri" style:font-size-asian="11pt" style:font-name-complex="Calibri" style:font-size-complex="11pt"/>
    </style:style>
    <style:style style:name="T107_2" style:family="text">
      <style:text-properties style:font-name="Calibri" fo:font-size="11pt" style:font-name-asian="Calibri" style:font-size-asian="11pt" style:font-name-complex="Calibri" style:font-size-complex="11pt"/>
    </style:style>
    <style:style style:name="T107_3" style:family="text">
      <style:text-properties style:font-name="Calibri" fo:font-size="11pt" style:font-name-asian="Calibri" style:font-size-asian="11pt" style:font-name-complex="Calibri" style:font-size-complex="11pt"/>
    </style:style>
    <style:style style:name="T107_4" style:family="text">
      <style:text-properties style:font-name="Calibri" fo:font-size="11pt" style:font-name-asian="Calibri" style:font-size-asian="11pt" style:font-name-complex="Calibri" style:font-size-complex="11pt"/>
    </style:style>
    <style:style style:name="T107_5" style:family="text">
      <style:text-properties style:font-name="Calibri" fo:font-size="11pt" style:font-name-asian="Calibri" style:font-size-asian="11pt" style:font-name-complex="Calibri" style:font-size-complex="11pt"/>
    </style:style>
    <style:style style:name="T107_6" style:family="text">
      <style:text-properties style:font-name="Calibri" fo:font-size="11pt" style:font-name-asian="Calibri" style:font-size-asian="11pt" style:font-name-complex="Calibri" style:font-size-complex="11pt"/>
    </style:style>
    <style:style style:name="T107_7" style:family="text">
      <style:text-properties style:font-name="Calibri" fo:font-size="11pt" style:font-name-asian="Calibri" style:font-size-asian="11pt" style:font-name-complex="Calibri" style:font-size-complex="11pt"/>
    </style:style>
    <style:style style:name="T107_8" style:family="text">
      <style:text-properties style:font-name="Calibri" fo:font-size="11pt" style:font-name-asian="Calibri" style:font-size-asian="11pt" style:font-name-complex="Calibri" style:font-size-complex="11pt"/>
    </style:style>
    <style:style style:name="T107_9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3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4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5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6" style:family="text">
      <style:text-properties style:font-name="Calibri" fo:font-size="11pt" style:font-name-asian="Calibri" style:font-size-asian="11pt" style:font-name-complex="Calibri" style:font-size-complex="11pt"/>
    </style:style>
    <style:style style:name="T107_17" style:family="text">
      <style:text-properties style:font-name="Calibri" fo:font-size="11pt" style:font-name-asian="Calibri" style:font-size-asian="11pt" style:font-name-complex="Calibri" style:font-size-complex="11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Calibri" fo:font-size="11pt" style:font-name-asian="Calibri" style:font-size-asian="11pt" style:font-name-complex="Calibri" style:font-size-complex="11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Calibri" fo:font-size="11pt" style:font-name-asian="Calibri" style:font-size-asian="11pt" style:font-name-complex="Calibri" style:font-size-complex="11pt"/>
    </style:style>
    <style:style style:name="T109_2" style:family="text">
      <style:text-properties style:font-name="Calibri" fo:font-size="11pt" style:font-name-asian="Calibri" style:font-size-asian="11pt" style:font-name-complex="Calibri" style:font-size-complex="11pt"/>
    </style:style>
    <style:style style:name="T109_3" style:family="text">
      <style:text-properties style:font-name="Calibri" fo:font-size="11pt" style:font-name-asian="Calibri" style:font-size-asian="11pt" style:font-name-complex="Calibri" style:font-size-complex="11pt"/>
    </style:style>
    <style:style style:name="T109_4" style:family="text">
      <style:text-properties style:font-name="Calibri" fo:font-size="11pt" style:font-name-asian="Calibri" style:font-size-asian="11pt" style:font-name-complex="Calibri" style:font-size-complex="11pt"/>
    </style:style>
    <style:style style:name="T109_5" style:family="text">
      <style:text-properties style:font-name="Calibri" fo:font-size="11pt" style:font-name-asian="Calibri" style:font-size-asian="11pt" style:font-name-complex="Calibri" style:font-size-complex="11pt"/>
    </style:style>
    <style:style style:name="T109_6" style:family="text">
      <style:text-properties style:font-name="Calibri" fo:font-size="11pt" style:font-name-asian="Calibri" style:font-size-asian="11pt" style:font-name-complex="Calibri" style:font-size-complex="11pt"/>
    </style:style>
    <style:style style:name="T109_7" style:family="text">
      <style:text-properties style:font-name="Calibri" fo:font-size="11pt" style:font-name-asian="Calibri" style:font-size-asian="11pt" style:font-name-complex="Calibri" style:font-size-complex="11pt"/>
    </style:style>
    <style:style style:name="T109_8" style:family="text">
      <style:text-properties style:font-name="Calibri" fo:font-size="11pt" style:font-name-asian="Calibri" style:font-size-asian="11pt" style:font-name-complex="Calibri" style:font-size-complex="11pt"/>
    </style:style>
    <style:style style:name="T109_9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3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4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5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6" style:family="text">
      <style:text-properties style:font-name="Calibri" fo:font-size="11pt" style:font-name-asian="Calibri" style:font-size-asian="11pt" style:font-name-complex="Calibri" style:font-size-complex="11pt"/>
    </style:style>
    <style:style style:name="T109_17" style:family="text">
      <style:text-properties style:font-name="Calibri" fo:font-size="11pt" style:font-name-asian="Calibri" style:font-size-asian="11pt" style:font-name-complex="Calibri" style:font-size-complex="11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" style:family="text">
      <style:text-properties style:font-name="Calibri" fo:font-size="11pt" style:font-name-asian="Calibri" style:font-size-asian="11pt" style:font-name-complex="Calibri" style:font-size-complex="11pt"/>
    </style:style>
    <style:style style:name="T110_3" style:family="text">
      <style:text-properties style:font-name="Calibri" fo:font-size="11pt" style:font-name-asian="Calibri" style:font-size-asian="11pt" style:font-name-complex="Calibri" style:font-size-complex="11pt"/>
    </style:style>
    <style:style style:name="T110_4" style:family="text">
      <style:text-properties style:font-name="Calibri" fo:font-size="11pt" style:font-name-asian="Calibri" style:font-size-asian="11pt" style:font-name-complex="Calibri" style:font-size-complex="11pt"/>
    </style:style>
    <style:style style:name="T110_5" style:family="text">
      <style:text-properties style:font-name="Calibri" fo:font-size="11pt" style:font-name-asian="Calibri" style:font-size-asian="11pt" style:font-name-complex="Calibri" style:font-size-complex="11pt"/>
    </style:style>
    <style:style style:name="T110_6" style:family="text">
      <style:text-properties style:font-name="Calibri" fo:font-size="11pt" style:font-name-asian="Calibri" style:font-size-asian="11pt" style:font-name-complex="Calibri" style:font-size-complex="11pt"/>
    </style:style>
    <style:style style:name="T110_7" style:family="text">
      <style:text-properties style:font-name="Calibri" fo:font-size="11pt" style:font-name-asian="Calibri" style:font-size-asian="11pt" style:font-name-complex="Calibri" style:font-size-complex="11pt"/>
    </style:style>
    <style:style style:name="T110_8" style:family="text">
      <style:text-properties style:font-name="Calibri" fo:font-size="11pt" style:font-name-asian="Calibri" style:font-size-asian="11pt" style:font-name-complex="Calibri" style:font-size-complex="11pt"/>
    </style:style>
    <style:style style:name="T110_9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2" style:family="text">
      <style:text-properties style:font-name="Calibri" fo:font-size="11pt" style:font-name-asian="Calibri" style:font-size-asian="11pt" style:font-name-complex="Calibri" style:font-size-complex="11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Calibri" fo:font-size="11pt" style:font-name-asian="Calibri" style:font-size-asian="11pt" style:font-name-complex="Calibri" style:font-size-complex="11pt"/>
    </style:style>
    <style:style style:name="T111_2" style:family="text">
      <style:text-properties style:font-name="Calibri" fo:font-size="11pt" style:font-name-asian="Calibri" style:font-size-asian="11pt" style:font-name-complex="Calibri" style:font-size-complex="11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" style:family="text">
      <style:text-properties style:font-name="Calibri" fo:font-size="11pt" style:font-name-asian="Calibri" style:font-size-asian="11pt" style:font-name-complex="Calibri" style:font-size-complex="11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Calibri" fo:font-size="11pt" style:font-name-asian="Calibri" style:font-size-asian="11pt" style:font-name-complex="Calibri" style:font-size-complex="11pt"/>
    </style:style>
    <style:style style:name="T113_2" style:family="text">
      <style:text-properties style:font-name="Calibri" fo:font-size="11pt" style:font-name-asian="Calibri" style:font-size-asian="11pt" style:font-name-complex="Calibri" style:font-size-complex="11pt"/>
    </style:style>
    <style:style style:name="T113_3" style:family="text">
      <style:text-properties style:font-name="Calibri" fo:font-size="11pt" style:font-name-asian="Calibri" style:font-size-asian="11pt" style:font-name-complex="Calibri" style:font-size-complex="11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" style:family="text">
      <style:text-properties style:font-name="Calibri" fo:font-size="11pt" style:font-name-asian="Calibri" style:font-size-asian="11pt" style:font-name-complex="Calibri" style:font-size-complex="11pt"/>
    </style:style>
    <style:style style:name="T114_3" style:family="text">
      <style:text-properties style:font-name="Calibri" fo:font-size="11pt" style:font-name-asian="Calibri" style:font-size-asian="11pt" style:font-name-complex="Calibri" style:font-size-complex="11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Calibri" fo:font-size="11pt" style:font-name-asian="Calibri" style:font-size-asian="11pt" style:font-name-complex="Calibri" style:font-size-complex="11pt"/>
    </style:style>
    <style:style style:name="T115_2" style:family="text">
      <style:text-properties style:font-name="Calibri" fo:font-size="11pt" style:font-name-asian="Calibri" style:font-size-asian="11pt" style:font-name-complex="Calibri" style:font-size-complex="11pt"/>
    </style:style>
    <style:style style:name="T115_3" style:family="text">
      <style:text-properties style:font-name="Calibri" fo:font-size="11pt" style:font-name-asian="Calibri" style:font-size-asian="11pt" style:font-name-complex="Calibri" style:font-size-complex="11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Calibri" fo:font-size="11pt" style:font-name-asian="Calibri" style:font-size-asian="11pt" style:font-name-complex="Calibri" style:font-size-complex="11pt"/>
    </style:style>
    <style:style style:name="T116_2" style:family="text">
      <style:text-properties style:font-name="Calibri" fo:font-size="11pt" style:font-name-asian="Calibri" style:font-size-asian="11pt" style:font-name-complex="Calibri" style:font-size-complex="11pt"/>
    </style:style>
    <style:style style:name="T116_3" style:family="text">
      <style:text-properties style:font-name="Calibri" fo:font-size="11pt" style:font-name-asian="Calibri" style:font-size-asian="11pt" style:font-name-complex="Calibri" style:font-size-complex="11pt"/>
    </style:style>
    <style:style style:name="T116_4" style:family="text">
      <style:text-properties style:font-name="Calibri" fo:font-size="11pt" style:font-name-asian="Calibri" style:font-size-asian="11pt" style:font-name-complex="Calibri" style:font-size-complex="11pt"/>
    </style:style>
    <style:style style:name="T116_5" style:family="text">
      <style:text-properties style:font-name="Calibri" fo:font-size="11pt" style:font-name-asian="Calibri" style:font-size-asian="11pt" style:font-name-complex="Calibri" style:font-size-complex="11pt"/>
    </style:style>
    <style:style style:name="T116_6" style:family="text">
      <style:text-properties style:font-name="Calibri" fo:font-size="11pt" style:font-name-asian="Calibri" style:font-size-asian="11pt" style:font-name-complex="Calibri" style:font-size-complex="11pt"/>
    </style:style>
    <style:style style:name="T116_7" style:family="text">
      <style:text-properties style:font-name="Calibri" fo:font-size="11pt" style:font-name-asian="Calibri" style:font-size-asian="11pt" style:font-name-complex="Calibri" style:font-size-complex="11pt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font-name="Calibri" fo:font-size="11pt" style:font-name-asian="Calibri" style:font-size-asian="11pt" style:font-name-complex="Calibri" style:font-size-complex="11pt"/>
    </style:style>
    <style:style style:name="T117_2" style:family="text">
      <style:text-properties style:font-name="Calibri" fo:font-size="11pt" style:font-name-asian="Calibri" style:font-size-asian="11pt" style:font-name-complex="Calibri" style:font-size-complex="11pt"/>
    </style:style>
    <style:style style:name="T117_3" style:family="text">
      <style:text-properties style:font-name="Calibri" fo:font-size="11pt" style:font-name-asian="Calibri" style:font-size-asian="11pt" style:font-name-complex="Calibri" style:font-size-complex="11pt"/>
    </style:style>
    <style:style style:name="T117_4" style:family="text">
      <style:text-properties style:font-name="Calibri" fo:font-size="11pt" style:font-name-asian="Calibri" style:font-size-asian="11pt" style:font-name-complex="Calibri" style:font-size-complex="11pt"/>
    </style:style>
    <style:style style:name="T117_5" style:family="text">
      <style:text-properties style:font-name="Calibri" fo:font-size="11pt" style:font-name-asian="Calibri" style:font-size-asian="11pt" style:font-name-complex="Calibri" style:font-size-complex="11pt"/>
    </style:style>
    <style:style style:name="T117_6" style:family="text">
      <style:text-properties style:font-name="Calibri" fo:font-size="11pt" style:font-name-asian="Calibri" style:font-size-asian="11pt" style:font-name-complex="Calibri" style:font-size-complex="11pt"/>
    </style:style>
    <style:style style:name="T117_7" style:family="text">
      <style:text-properties style:font-name="Calibri" fo:font-size="11pt" style:font-name-asian="Calibri" style:font-size-asian="11pt" style:font-name-complex="Calibri" style:font-size-complex="11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Calibri" fo:font-size="11pt" style:font-name-asian="Calibri" style:font-size-asian="11pt" style:font-name-complex="Calibri" style:font-size-complex="11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Calibri" fo:font-size="11pt" style:font-name-asian="Calibri" style:font-size-asian="11pt" style:font-name-complex="Calibri" style:font-size-complex="11pt"/>
    </style:style>
    <style:style style:name="T119_2" style:family="text">
      <style:text-properties style:font-name="Calibri" fo:font-size="11pt" style:font-name-asian="Calibri" style:font-size-asian="11pt" style:font-name-complex="Calibri" style:font-size-complex="11pt"/>
    </style:style>
    <style:style style:name="T119_3" style:family="text">
      <style:text-properties style:font-name="Calibri" fo:font-size="11pt" style:font-name-asian="Calibri" style:font-size-asian="11pt" style:font-name-complex="Calibri" style:font-size-complex="11pt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font-name="Calibri" fo:font-size="11pt" style:font-name-asian="Calibri" style:font-size-asian="11pt" style:font-name-complex="Calibri" style:font-size-complex="11pt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style:font-name="Calibri" fo:font-size="11pt" style:font-name-asian="Calibri" style:font-size-asian="11pt" style:font-name-complex="Calibri" style:font-size-complex="11pt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8" style:family="text">
      <style:text-properties style:font-name="Calibri" fo:font-size="11pt" style:font-name-asian="Calibri" style:font-size-asian="11pt" style:font-name-complex="Calibri" style:font-size-complex="11pt"/>
    </style:style>
    <style:style style:name="T122_9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8" style:family="text">
      <style:text-properties style:font-name="Calibri" fo:font-size="11pt" style:font-name-asian="Calibri" style:font-size-asian="11pt" style:font-name-complex="Calibri" style:font-size-complex="11pt"/>
    </style:style>
    <style:style style:name="T122_29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0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8" style:family="text">
      <style:text-properties style:font-name="Calibri" fo:font-size="11pt" style:font-name-asian="Calibri" style:font-size-asian="11pt" style:font-name-complex="Calibri" style:font-size-complex="11pt"/>
    </style:style>
    <style:style style:name="T122_39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0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48" style:family="text">
      <style:text-properties style:font-name="Calibri" fo:font-size="11pt" style:font-name-asian="Calibri" style:font-size-asian="11pt" style:font-name-complex="Calibri" style:font-size-complex="11pt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style:font-name="Calibri" fo:font-size="11pt" style:font-name-asian="Calibri" style:font-size-asian="11pt" style:font-name-complex="Calibri" style:font-size-complex="11pt"/>
    </style:style>
    <style:style style:name="T123_2" style:family="text">
      <style:text-properties style:font-name="Calibri" fo:font-size="11pt" style:font-name-asian="Calibri" style:font-size-asian="11pt" style:font-name-complex="Calibri" style:font-size-complex="11pt"/>
    </style:style>
    <style:style style:name="T123_3" style:family="text">
      <style:text-properties style:font-name="Calibri" fo:font-size="11pt" style:font-name-asian="Calibri" style:font-size-asian="11pt" style:font-name-complex="Calibri" style:font-size-complex="11pt"/>
    </style:style>
    <style:style style:name="T123_4" style:family="text">
      <style:text-properties style:font-name="Calibri" fo:font-size="11pt" style:font-name-asian="Calibri" style:font-size-asian="11pt" style:font-name-complex="Calibri" style:font-size-complex="11pt"/>
    </style:style>
    <style:style style:name="T123_5" style:family="text">
      <style:text-properties style:font-name="Calibri" fo:font-size="11pt" style:font-name-asian="Calibri" style:font-size-asian="11pt" style:font-name-complex="Calibri" style:font-size-complex="11pt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>
      <style:text-properties style:font-name="Calibri" fo:font-size="11pt" style:font-name-asian="Calibri" style:font-size-asian="11pt" style:font-name-complex="Calibri" style:font-size-complex="11pt"/>
    </style:style>
    <style:style style:name="T124_2" style:family="text">
      <style:text-properties style:font-name="Calibri" fo:font-size="11pt" style:font-name-asian="Calibri" style:font-size-asian="11pt" style:font-name-complex="Calibri" style:font-size-complex="11pt"/>
    </style:style>
    <style:style style:name="T124_3" style:family="text">
      <style:text-properties style:font-name="Calibri" fo:font-size="11pt" style:font-name-asian="Calibri" style:font-size-asian="11pt" style:font-name-complex="Calibri" style:font-size-complex="11pt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style:font-name="Calibri" fo:font-size="11pt" style:font-name-asian="Calibri" style:font-size-asian="11pt" style:font-name-complex="Calibri" style:font-size-complex="11pt"/>
    </style:style>
    <style:style style:name="T125_2" style:family="text">
      <style:text-properties style:font-name="Calibri" fo:font-size="11pt" style:font-name-asian="Calibri" style:font-size-asian="11pt" style:font-name-complex="Calibri" style:font-size-complex="11pt"/>
    </style:style>
    <style:style style:name="T125_3" style:family="text">
      <style:text-properties style:font-name="Calibri" fo:font-size="11pt" style:font-name-asian="Calibri" style:font-size-asian="11pt" style:font-name-complex="Calibri" style:font-size-complex="11pt"/>
    </style:style>
    <style:style style:name="T125_4" style:family="text">
      <style:text-properties style:font-name="Calibri" fo:font-size="11pt" style:font-name-asian="Calibri" style:font-size-asian="11pt" style:font-name-complex="Calibri" style:font-size-complex="11pt"/>
    </style:style>
    <style:style style:name="T125_5" style:family="text">
      <style:text-properties style:font-name="Calibri" fo:font-size="11pt" style:font-name-asian="Calibri" style:font-size-asian="11pt" style:font-name-complex="Calibri" style:font-size-complex="11pt"/>
    </style:style>
    <style:style style:name="T125_6" style:family="text">
      <style:text-properties style:font-name="Calibri" fo:font-size="11pt" style:font-name-asian="Calibri" style:font-size-asian="11pt" style:font-name-complex="Calibri" style:font-size-complex="11pt"/>
    </style:style>
    <style:style style:name="T125_7" style:family="text">
      <style:text-properties style:font-name="Calibri" fo:font-size="11pt" style:font-name-asian="Calibri" style:font-size-asian="11pt" style:font-name-complex="Calibri" style:font-size-complex="11pt"/>
    </style:style>
    <style:style style:name="T125_8" style:family="text">
      <style:text-properties style:font-name="Calibri" fo:font-size="11pt" style:font-name-asian="Calibri" style:font-size-asian="11pt" style:font-name-complex="Calibri" style:font-size-complex="11pt"/>
    </style:style>
    <style:style style:name="T125_9" style:family="text">
      <style:text-properties style:font-name="Calibri" fo:font-size="11pt" style:font-name-asian="Calibri" style:font-size-asian="11pt" style:font-name-complex="Calibri" style:font-size-complex="11pt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1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>
      <style:text-properties style:font-name="Calibri" fo:font-size="11pt" style:font-name-asian="Calibri" style:font-size-asian="11pt" style:font-name-complex="Calibri" style:font-size-complex="11pt"/>
    </style:style>
    <style:style style:name="T127_2" style:family="text">
      <style:text-properties style:font-name="Calibri" fo:font-size="11pt" style:font-name-asian="Calibri" style:font-size-asian="11pt" style:font-name-complex="Calibri" style:font-size-complex="11pt"/>
    </style:style>
    <style:style style:name="T127_3" style:family="text">
      <style:text-properties style:font-name="Calibri" fo:font-size="11pt" style:font-name-asian="Calibri" style:font-size-asian="11pt" style:font-name-complex="Calibri" style:font-size-complex="11pt"/>
    </style:style>
    <style:style style:name="T127_4" style:family="text">
      <style:text-properties style:font-name="Calibri" fo:font-size="11pt" style:font-name-asian="Calibri" style:font-size-asian="11pt" style:font-name-complex="Calibri" style:font-size-complex="11pt"/>
    </style:style>
    <style:style style:name="T127_5" style:family="text">
      <style:text-properties style:font-name="Calibri" fo:font-size="11pt" style:font-name-asian="Calibri" style:font-size-asian="11pt" style:font-name-complex="Calibri" style:font-size-complex="11pt"/>
    </style:style>
    <style:style style:name="T127_6" style:family="text">
      <style:text-properties style:font-name="Calibri" fo:font-size="11pt" style:font-name-asian="Calibri" style:font-size-asian="11pt" style:font-name-complex="Calibri" style:font-size-complex="11pt"/>
    </style:style>
    <style:style style:name="T127_7" style:family="text">
      <style:text-properties style:font-name="Calibri" fo:font-size="11pt" style:font-name-asian="Calibri" style:font-size-asian="11pt" style:font-name-complex="Calibri" style:font-size-complex="11pt"/>
    </style:style>
    <style:style style:name="T127_8" style:family="text">
      <style:text-properties style:font-name="Calibri" fo:font-size="11pt" style:font-name-asian="Calibri" style:font-size-asian="11pt" style:font-name-complex="Calibri" style:font-size-complex="11pt"/>
    </style:style>
    <style:style style:name="T127_9" style:family="text">
      <style:text-properties style:font-name="Calibri" fo:font-size="11pt" style:font-name-asian="Calibri" style:font-size-asian="11pt" style:font-name-complex="Calibri" style:font-size-complex="11pt"/>
    </style:style>
    <style:style style:name="T12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7_11" style:family="text">
      <style:text-properties style:font-name="Calibri" fo:font-size="11pt" style:font-name-asian="Calibri" style:font-size-asian="11pt" style:font-name-complex="Calibri" style:font-size-complex="11pt"/>
    </style:style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" style:family="text">
      <style:text-properties style:font-name="Calibri" fo:font-size="11pt" style:font-name-asian="Calibri" style:font-size-asian="11pt" style:font-name-complex="Calibri" style:font-size-complex="11pt"/>
    </style:style>
    <style:style style:name="T128_3" style:family="text">
      <style:text-properties style:font-name="Calibri" fo:font-size="11pt" style:font-name-asian="Calibri" style:font-size-asian="11pt" style:font-name-complex="Calibri" style:font-size-complex="11pt"/>
    </style:style>
    <style:style style:name="T128_4" style:family="text">
      <style:text-properties style:font-name="Calibri" fo:font-size="11pt" style:font-name-asian="Calibri" style:font-size-asian="11pt" style:font-name-complex="Calibri" style:font-size-complex="11pt"/>
    </style:style>
    <style:style style:name="T128_5" style:family="text">
      <style:text-properties style:font-name="Calibri" fo:font-size="11pt" style:font-name-asian="Calibri" style:font-size-asian="11pt" style:font-name-complex="Calibri" style:font-size-complex="11pt"/>
    </style:style>
    <style:style style:name="T128_6" style:family="text">
      <style:text-properties style:font-name="Calibri" fo:font-size="11pt" style:font-name-asian="Calibri" style:font-size-asian="11pt" style:font-name-complex="Calibri" style:font-size-complex="11pt"/>
    </style:style>
    <style:style style:name="T128_7" style:family="text">
      <style:text-properties style:font-name="Calibri" fo:font-size="11pt" style:font-name-asian="Calibri" style:font-size-asian="11pt" style:font-name-complex="Calibri" style:font-size-complex="11pt"/>
    </style:style>
    <style:style style:name="T128_8" style:family="text">
      <style:text-properties style:font-name="Calibri" fo:font-size="11pt" style:font-name-asian="Calibri" style:font-size-asian="11pt" style:font-name-complex="Calibri" style:font-size-complex="11pt"/>
    </style:style>
    <style:style style:name="T128_9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1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2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3" style:family="text">
      <style:text-properties style:font-name="Calibri" fo:font-size="11pt" style:font-name-asian="Calibri" style:font-size-asian="11pt" style:font-name-complex="Calibri" style:font-size-complex="11pt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style:font-name="Calibri" fo:font-size="11pt" style:font-name-asian="Calibri" style:font-size-asian="11pt" style:font-name-complex="Calibri" style:font-size-complex="11pt"/>
    </style:style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>
      <style:text-properties style:font-name="Calibri" fo:font-size="11pt" style:font-name-asian="Calibri" style:font-size-asian="11pt" style:font-name-complex="Calibri" style:font-size-complex="11pt"/>
    </style:style>
    <style:style style:name="T130_2" style:family="text">
      <style:text-properties style:font-name="Calibri" fo:font-size="11pt" style:font-name-asian="Calibri" style:font-size-asian="11pt" style:font-name-complex="Calibri" style:font-size-complex="11pt"/>
    </style:style>
    <style:style style:name="T130_3" style:family="text">
      <style:text-properties style:font-name="Calibri" fo:font-size="11pt" style:font-name-asian="Calibri" style:font-size-asian="11pt" style:font-name-complex="Calibri" style:font-size-complex="11pt"/>
    </style:style>
    <style:style style:name="T130_4" style:family="text">
      <style:text-properties style:font-name="Calibri" fo:font-size="11pt" style:font-name-asian="Calibri" style:font-size-asian="11pt" style:font-name-complex="Calibri" style:font-size-complex="11pt"/>
    </style:style>
    <style:style style:name="T130_5" style:family="text">
      <style:text-properties style:font-name="Calibri" fo:font-size="11pt" style:font-name-asian="Calibri" style:font-size-asian="11pt" style:font-name-complex="Calibri" style:font-size-complex="11pt"/>
    </style:style>
    <style:style style:name="T130_6" style:family="text">
      <style:text-properties style:font-name="Calibri" fo:font-size="11pt" style:font-name-asian="Calibri" style:font-size-asian="11pt" style:font-name-complex="Calibri" style:font-size-complex="11pt"/>
    </style:style>
    <style:style style:name="T130_7" style:family="text">
      <style:text-properties style:font-name="Calibri" fo:font-size="11pt" style:font-name-asian="Calibri" style:font-size-asian="11pt" style:font-name-complex="Calibri" style:font-size-complex="11pt"/>
    </style:style>
    <style:style style:name="T130_8" style:family="text">
      <style:text-properties style:font-name="Calibri" fo:font-size="11pt" style:font-name-asian="Calibri" style:font-size-asian="11pt" style:font-name-complex="Calibri" style:font-size-complex="11pt"/>
    </style:style>
    <style:style style:name="T130_9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7" style:family="text">
      <style:text-properties style:font-name="Calibri" fo:font-size="11pt" style:font-name-asian="Calibri" style:font-size-asian="11pt" style:font-name-complex="Calibri" style:font-size-complex="11pt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style:font-name="Calibri" fo:font-size="11pt" style:font-name-asian="Calibri" style:font-size-asian="11pt" style:font-name-complex="Calibri" style:font-size-complex="11pt"/>
    </style:style>
    <style:style style:name="T131_2" style:family="text">
      <style:text-properties style:font-name="Calibri" fo:font-size="11pt" style:font-name-asian="Calibri" style:font-size-asian="11pt" style:font-name-complex="Calibri" style:font-size-complex="11pt"/>
    </style:style>
    <style:style style:name="T131_3" style:family="text">
      <style:text-properties style:font-name="Calibri" fo:font-size="11pt" style:font-name-asian="Calibri" style:font-size-asian="11pt" style:font-name-complex="Calibri" style:font-size-complex="11pt"/>
    </style:style>
    <style:style style:name="T131_4" style:family="text">
      <style:text-properties style:font-name="Calibri" fo:font-size="11pt" style:font-name-asian="Calibri" style:font-size-asian="11pt" style:font-name-complex="Calibri" style:font-size-complex="11pt"/>
    </style:style>
    <style:style style:name="T131_5" style:family="text">
      <style:text-properties style:font-name="Calibri" fo:font-size="11pt" style:font-name-asian="Calibri" style:font-size-asian="11pt" style:font-name-complex="Calibri" style:font-size-complex="11pt"/>
    </style:style>
    <style:style style:name="T131_6" style:family="text">
      <style:text-properties style:font-name="Calibri" fo:font-size="11pt" style:font-name-asian="Calibri" style:font-size-asian="11pt" style:font-name-complex="Calibri" style:font-size-complex="11pt"/>
    </style:style>
    <style:style style:name="T131_7" style:family="text">
      <style:text-properties style:font-name="Calibri" fo:font-size="11pt" style:font-name-asian="Calibri" style:font-size-asian="11pt" style:font-name-complex="Calibri" style:font-size-complex="11pt"/>
    </style:style>
    <style:style style:name="T131_8" style:family="text">
      <style:text-properties style:font-name="Calibri" fo:font-size="11pt" style:font-name-asian="Calibri" style:font-size-asian="11pt" style:font-name-complex="Calibri" style:font-size-complex="11pt"/>
    </style:style>
    <style:style style:name="T131_9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7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8" style:family="text">
      <style:text-properties style:font-name="Calibri" fo:font-size="11pt" style:font-name-asian="Calibri" style:font-size-asian="11pt" style:font-name-complex="Calibri" style:font-size-complex="11pt"/>
    </style:style>
    <style:style style:name="T131_19" style:family="text">
      <style:text-properties style:font-name="Calibri" fo:font-size="11pt" style:font-name-asian="Calibri" style:font-size-asian="11pt" style:font-name-complex="Calibri" style:font-size-complex="11pt"/>
    </style:style>
    <style:style style:name="T131_20" style:family="text">
      <style:text-properties style:font-name="Calibri" fo:font-size="11pt" style:font-name-asian="Calibri" style:font-size-asian="11pt" style:font-name-complex="Calibri" style:font-size-complex="11pt"/>
    </style:style>
    <style:style style:name="T131_21" style:family="text">
      <style:text-properties style:font-name="Calibri" fo:font-size="11pt" style:font-name-asian="Calibri" style:font-size-asian="11pt" style:font-name-complex="Calibri" style:font-size-complex="11pt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2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3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4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5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8" style:family="text">
      <style:text-properties style:font-name="Calibri" fo:font-size="11pt" style:font-name-asian="Calibri" style:font-size-asian="11pt" style:font-name-complex="Calibri" style:font-size-complex="11pt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>
      <style:text-properties style:font-name="Calibri" fo:font-size="11pt" style:font-name-asian="Calibri" style:font-size-asian="11pt" style:font-name-complex="Calibri" style:font-size-complex="11pt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>
      <style:text-properties style:font-name="Calibri" fo:font-size="11pt" style:font-name-asian="Calibri" style:font-size-asian="11pt" style:font-name-complex="Calibri" style:font-size-complex="11pt"/>
    </style:style>
    <style:style style:name="T134_2" style:family="text">
      <style:text-properties style:font-name="Calibri" fo:font-size="11pt" style:font-name-asian="Calibri" style:font-size-asian="11pt" style:font-name-complex="Calibri" style:font-size-complex="11pt"/>
    </style:style>
    <style:style style:name="T134_3" style:family="text">
      <style:text-properties style:font-name="Calibri" fo:font-size="11pt" style:font-name-asian="Calibri" style:font-size-asian="11pt" style:font-name-complex="Calibri" style:font-size-complex="11pt"/>
    </style:style>
    <style:style style:name="T134_4" style:family="text">
      <style:text-properties style:font-name="Calibri" fo:font-size="11pt" style:font-name-asian="Calibri" style:font-size-asian="11pt" style:font-name-complex="Calibri" style:font-size-complex="11pt"/>
    </style:style>
    <style:style style:name="T134_5" style:family="text">
      <style:text-properties style:font-name="Calibri" fo:font-size="11pt" style:font-name-asian="Calibri" style:font-size-asian="11pt" style:font-name-complex="Calibri" style:font-size-complex="11pt"/>
    </style:style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>
      <style:text-properties style:font-name="Calibri" fo:font-size="11pt" style:font-name-asian="Calibri" style:font-size-asian="11pt" style:font-name-complex="Calibri" style:font-size-complex="11pt"/>
    </style:style>
    <style:style style:name="T135_2" style:family="text">
      <style:text-properties style:font-name="Calibri" fo:font-size="11pt" style:font-name-asian="Calibri" style:font-size-asian="11pt" style:font-name-complex="Calibri" style:font-size-complex="11pt"/>
    </style:style>
    <style:style style:name="T135_3" style:family="text">
      <style:text-properties style:font-name="Calibri" fo:font-size="11pt" style:font-name-asian="Calibri" style:font-size-asian="11pt" style:font-name-complex="Calibri" style:font-size-complex="11pt"/>
    </style:style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>
      <style:text-properties style:font-name="Calibri" fo:font-size="11pt" style:font-name-asian="Calibri" style:font-size-asian="11pt" style:font-name-complex="Calibri" style:font-size-complex="11pt"/>
    </style:style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style:font-name="Calibri" fo:font-size="11pt" style:font-name-asian="Calibri" style:font-size-asian="11pt" style:font-name-complex="Calibri" style:font-size-complex="11pt"/>
    </style:style>
    <style:style style:name="T137_2" style:family="text">
      <style:text-properties style:font-name="Calibri" fo:font-size="11pt" style:font-name-asian="Calibri" style:font-size-asian="11pt" style:font-name-complex="Calibri" style:font-size-complex="11pt"/>
    </style:style>
    <style:style style:name="T137_3" style:family="text">
      <style:text-properties style:font-name="Calibri" fo:font-size="11pt" style:font-name-asian="Calibri" style:font-size-asian="11pt" style:font-name-complex="Calibri" style:font-size-complex="11pt"/>
    </style:style>
    <style:style style:name="T137_4" style:family="text">
      <style:text-properties style:font-name="Calibri" fo:font-size="11pt" style:font-name-asian="Calibri" style:font-size-asian="11pt" style:font-name-complex="Calibri" style:font-size-complex="11pt"/>
    </style:style>
    <style:style style:name="T137_5" style:family="text">
      <style:text-properties style:font-name="Calibri" fo:font-size="11pt" style:font-name-asian="Calibri" style:font-size-asian="11pt" style:font-name-complex="Calibri" style:font-size-complex="11pt"/>
    </style:style>
    <style:style style:name="T137_6" style:family="text">
      <style:text-properties style:font-name="Calibri" fo:font-size="11pt" style:font-name-asian="Calibri" style:font-size-asian="11pt" style:font-name-complex="Calibri" style:font-size-complex="11pt"/>
    </style:style>
    <style:style style:name="T137_7" style:family="text">
      <style:text-properties style:font-name="Calibri" fo:font-size="11pt" style:font-name-asian="Calibri" style:font-size-asian="11pt" style:font-name-complex="Calibri" style:font-size-complex="11pt"/>
    </style:style>
    <style:style style:name="T137_8" style:family="text">
      <style:text-properties style:font-name="Calibri" fo:font-size="11pt" style:font-name-asian="Calibri" style:font-size-asian="11pt" style:font-name-complex="Calibri" style:font-size-complex="11pt"/>
    </style:style>
    <style:style style:name="T137_9" style:family="text">
      <style:text-properties style:font-name="Calibri" fo:font-size="11pt" style:font-name-asian="Calibri" style:font-size-asian="11pt" style:font-name-complex="Calibri" style:font-size-complex="11pt"/>
    </style:style>
    <style:style style:name="T13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7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7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7_13" style:family="text">
      <style:text-properties style:font-name="Calibri" fo:font-size="11pt" style:font-name-asian="Calibri" style:font-size-asian="11pt" style:font-name-complex="Calibri" style:font-size-complex="11pt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style:font-name="Calibri" fo:font-size="11pt" style:font-name-asian="Calibri" style:font-size-asian="11pt" style:font-name-complex="Calibri" style:font-size-complex="11pt"/>
    </style:style>
    <style:style style:name="T138_2" style:family="text">
      <style:text-properties style:font-name="Calibri" fo:font-size="11pt" style:font-name-asian="Calibri" style:font-size-asian="11pt" style:font-name-complex="Calibri" style:font-size-complex="11pt"/>
    </style:style>
    <style:style style:name="T138_3" style:family="text">
      <style:text-properties style:font-name="Calibri" fo:font-size="11pt" style:font-name-asian="Calibri" style:font-size-asian="11pt" style:font-name-complex="Calibri" style:font-size-complex="11pt"/>
    </style:style>
    <style:style style:name="T138_4" style:family="text">
      <style:text-properties style:font-name="Calibri" fo:font-size="11pt" style:font-name-asian="Calibri" style:font-size-asian="11pt" style:font-name-complex="Calibri" style:font-size-complex="11pt"/>
    </style:style>
    <style:style style:name="T138_5" style:family="text">
      <style:text-properties style:font-name="Calibri" fo:font-size="11pt" style:font-name-asian="Calibri" style:font-size-asian="11pt" style:font-name-complex="Calibri" style:font-size-complex="11pt"/>
    </style:style>
    <style:style style:name="T138_6" style:family="text">
      <style:text-properties style:font-name="Calibri" fo:font-size="11pt" style:font-name-asian="Calibri" style:font-size-asian="11pt" style:font-name-complex="Calibri" style:font-size-complex="11pt"/>
    </style:style>
    <style:style style:name="T138_7" style:family="text">
      <style:text-properties style:font-name="Calibri" fo:font-size="11pt" style:font-name-asian="Calibri" style:font-size-asian="11pt" style:font-name-complex="Calibri" style:font-size-complex="11pt"/>
    </style:style>
    <style:style style:name="T138_8" style:family="text">
      <style:text-properties style:font-name="Calibri" fo:font-size="11pt" style:font-name-asian="Calibri" style:font-size-asian="11pt" style:font-name-complex="Calibri" style:font-size-complex="11pt"/>
    </style:style>
    <style:style style:name="T138_9" style:family="text">
      <style:text-properties style:font-name="Calibri" fo:font-size="11pt" style:font-name-asian="Calibri" style:font-size-asian="11pt" style:font-name-complex="Calibri" style:font-size-complex="11pt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style:font-name="Calibri" fo:font-size="11pt" style:font-name-asian="Calibri" style:font-size-asian="11pt" style:font-name-complex="Calibri" style:font-size-complex="11pt"/>
    </style:style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>
      <style:text-properties style:font-name="Calibri" fo:font-size="11pt" style:font-name-asian="Calibri" style:font-size-asian="11pt" style:font-name-complex="Calibri" style:font-size-complex="11pt"/>
    </style:style>
    <style:style style:name="T140_2" style:family="text">
      <style:text-properties style:font-name="Calibri" fo:font-size="11pt" style:font-name-asian="Calibri" style:font-size-asian="11pt" style:font-name-complex="Calibri" style:font-size-complex="11pt"/>
    </style:style>
    <style:style style:name="T140_3" style:family="text">
      <style:text-properties style:font-name="Calibri" fo:font-size="11pt" style:font-name-asian="Calibri" style:font-size-asian="11pt" style:font-name-complex="Calibri" style:font-size-complex="11pt"/>
    </style:style>
    <style:style style:name="T140_4" style:family="text">
      <style:text-properties style:font-name="Calibri" fo:font-size="11pt" style:font-name-asian="Calibri" style:font-size-asian="11pt" style:font-name-complex="Calibri" style:font-size-complex="11pt"/>
    </style:style>
    <style:style style:name="T140_5" style:family="text">
      <style:text-properties style:font-name="Calibri" fo:font-size="11pt" style:font-name-asian="Calibri" style:font-size-asian="11pt" style:font-name-complex="Calibri" style:font-size-complex="11pt"/>
    </style:style>
    <style:style style:name="T140_6" style:family="text">
      <style:text-properties style:font-name="Calibri" fo:font-size="11pt" style:font-name-asian="Calibri" style:font-size-asian="11pt" style:font-name-complex="Calibri" style:font-size-complex="11pt"/>
    </style:style>
    <style:style style:name="T140_7" style:family="text">
      <style:text-properties style:font-name="Calibri" fo:font-size="11pt" style:font-name-asian="Calibri" style:font-size-asian="11pt" style:font-name-complex="Calibri" style:font-size-complex="11pt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>
      <style:text-properties style:font-name="Calibri" fo:font-size="11pt" style:font-name-asian="Calibri" style:font-size-asian="11pt" style:font-name-complex="Calibri" style:font-size-complex="11pt"/>
    </style:style>
    <style:style style:name="T141_2" style:family="text">
      <style:text-properties style:font-name="Calibri" fo:font-size="11pt" style:font-name-asian="Calibri" style:font-size-asian="11pt" style:font-name-complex="Calibri" style:font-size-complex="11pt"/>
    </style:style>
    <style:style style:name="T141_3" style:family="text">
      <style:text-properties style:font-name="Calibri" fo:font-size="11pt" style:font-name-asian="Calibri" style:font-size-asian="11pt" style:font-name-complex="Calibri" style:font-size-complex="11pt"/>
    </style:style>
    <style:style style:name="T141_4" style:family="text">
      <style:text-properties style:font-name="Calibri" fo:font-size="11pt" style:font-name-asian="Calibri" style:font-size-asian="11pt" style:font-name-complex="Calibri" style:font-size-complex="11pt"/>
    </style:style>
    <style:style style:name="T141_5" style:family="text">
      <style:text-properties style:font-name="Calibri" fo:font-size="11pt" style:font-name-asian="Calibri" style:font-size-asian="11pt" style:font-name-complex="Calibri" style:font-size-complex="11pt"/>
    </style:style>
    <style:style style:name="T141_6" style:family="text">
      <style:text-properties style:font-name="Calibri" fo:font-size="11pt" style:font-name-asian="Calibri" style:font-size-asian="11pt" style:font-name-complex="Calibri" style:font-size-complex="11pt"/>
    </style:style>
    <style:style style:name="T141_7" style:family="text">
      <style:text-properties style:font-name="Calibri" fo:font-size="11pt" style:font-name-asian="Calibri" style:font-size-asian="11pt" style:font-name-complex="Calibri" style:font-size-complex="11pt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>
      <style:text-properties style:font-name="Calibri" fo:font-size="11pt" style:font-name-asian="Calibri" style:font-size-asian="11pt" style:font-name-complex="Calibri" style:font-size-complex="11pt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style:font-name="Calibri" fo:font-size="11pt" style:font-name-asian="Calibri" style:font-size-asian="11pt" style:font-name-complex="Calibri" style:font-size-complex="11pt"/>
    </style:style>
    <style:style style:name="T143_2" style:family="text">
      <style:text-properties style:font-name="Calibri" fo:font-size="11pt" style:font-name-asian="Calibri" style:font-size-asian="11pt" style:font-name-complex="Calibri" style:font-size-complex="11pt"/>
    </style:style>
    <style:style style:name="T143_3" style:family="text">
      <style:text-properties style:font-name="Calibri" fo:font-size="11pt" style:font-name-asian="Calibri" style:font-size-asian="11pt" style:font-name-complex="Calibri" style:font-size-complex="11pt"/>
    </style:style>
    <style:style style:name="T143_4" style:family="text">
      <style:text-properties style:font-name="Calibri" fo:font-size="11pt" style:font-name-asian="Calibri" style:font-size-asian="11pt" style:font-name-complex="Calibri" style:font-size-complex="11pt"/>
    </style:style>
    <style:style style:name="T143_5" style:family="text">
      <style:text-properties style:font-name="Calibri" fo:font-size="11pt" style:font-name-asian="Calibri" style:font-size-asian="11pt" style:font-name-complex="Calibri" style:font-size-complex="11pt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style:font-name="Calibri" fo:font-size="11pt" style:font-name-asian="Calibri" style:font-size-asian="11pt" style:font-name-complex="Calibri" style:font-size-complex="11pt"/>
    </style:style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>
      <style:text-properties style:font-name="Calibri" fo:font-size="11pt" style:font-name-asian="Calibri" style:font-size-asian="11pt" style:font-name-complex="Calibri" style:font-size-complex="11pt"/>
    </style:style>
    <style:style style:name="T145_2" style:family="text">
      <style:text-properties style:font-name="Calibri" fo:font-size="11pt" style:font-name-asian="Calibri" style:font-size-asian="11pt" style:font-name-complex="Calibri" style:font-size-complex="11pt"/>
    </style:style>
    <style:style style:name="T145_3" style:family="text">
      <style:text-properties style:font-name="Calibri" fo:font-size="11pt" style:font-name-asian="Calibri" style:font-size-asian="11pt" style:font-name-complex="Calibri" style:font-size-complex="11pt"/>
    </style:style>
    <style:style style:name="T145_4" style:family="text">
      <style:text-properties style:font-name="Calibri" fo:font-size="11pt" style:font-name-asian="Calibri" style:font-size-asian="11pt" style:font-name-complex="Calibri" style:font-size-complex="11pt"/>
    </style:style>
    <style:style style:name="T145_5" style:family="text">
      <style:text-properties style:font-name="Calibri" fo:font-size="11pt" style:font-name-asian="Calibri" style:font-size-asian="11pt" style:font-name-complex="Calibri" style:font-size-complex="11pt"/>
    </style:style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" style:family="text">
      <style:text-properties style:font-name="Calibri" fo:font-size="11pt" style:font-name-asian="Calibri" style:font-size-asian="11pt" style:font-name-complex="Calibri" style:font-size-complex="11pt"/>
    </style:style>
    <style:style style:name="T146_4" style:family="text">
      <style:text-properties style:font-name="Calibri" fo:font-size="11pt" style:font-name-asian="Calibri" style:font-size-asian="11pt" style:font-name-complex="Calibri" style:font-size-complex="11pt"/>
    </style:style>
    <style:style style:name="T146_5" style:family="text">
      <style:text-properties style:font-name="Calibri" fo:font-size="11pt" style:font-name-asian="Calibri" style:font-size-asian="11pt" style:font-name-complex="Calibri" style:font-size-complex="11pt"/>
    </style:style>
    <style:style style:name="T146_6" style:family="text">
      <style:text-properties style:font-name="Calibri" fo:font-size="11pt" style:font-name-asian="Calibri" style:font-size-asian="11pt" style:font-name-complex="Calibri" style:font-size-complex="11pt"/>
    </style:style>
    <style:style style:name="T146_7" style:family="text">
      <style:text-properties style:font-name="Calibri" fo:font-size="11pt" style:font-name-asian="Calibri" style:font-size-asian="11pt" style:font-name-complex="Calibri" style:font-size-complex="11pt"/>
    </style:style>
    <style:style style:name="T146_8" style:family="text">
      <style:text-properties style:font-name="Calibri" fo:font-size="11pt" style:font-name-asian="Calibri" style:font-size-asian="11pt" style:font-name-complex="Calibri" style:font-size-complex="11pt"/>
    </style:style>
    <style:style style:name="T146_9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0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1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2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3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4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5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6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7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8" style:family="text">
      <style:text-properties style:font-name="Calibri" fo:font-size="11pt" style:font-name-asian="Calibri" style:font-size-asian="11pt" style:font-name-complex="Calibri" style:font-size-complex="11pt"/>
    </style:style>
    <style:style style:name="T146_19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0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1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2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3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4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5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6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7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8" style:family="text">
      <style:text-properties style:font-name="Calibri" fo:font-size="11pt" style:font-name-asian="Calibri" style:font-size-asian="11pt" style:font-name-complex="Calibri" style:font-size-complex="11pt"/>
    </style:style>
    <style:style style:name="T146_29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0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1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2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3" style:family="text">
      <style:text-properties style:font-name="Calibri" fo:font-size="11pt" style:font-name-asian="Calibri" style:font-size-asian="11pt" style:font-name-complex="Calibri" style:font-size-complex="11pt"/>
    </style:style>
    <style:style style:name="T146_34" style:family="text">
      <style:text-properties style:font-name="Calibri" fo:font-size="11pt" style:font-name-asian="Calibri" style:font-size-asian="11pt" style:font-name-complex="Calibri" style:font-size-complex="11pt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>
      <style:text-properties style:font-name="Calibri" fo:font-size="11pt" style:font-name-asian="Calibri" style:font-size-asian="11pt" style:font-name-complex="Calibri" style:font-size-complex="11pt"/>
    </style:style>
    <style:style style:name="T147_2" style:family="text">
      <style:text-properties style:font-name="Calibri" fo:font-size="11pt" style:font-name-asian="Calibri" style:font-size-asian="11pt" style:font-name-complex="Calibri" style:font-size-complex="11pt"/>
    </style:style>
    <style:style style:name="T147_3" style:family="text">
      <style:text-properties style:font-name="Calibri" fo:font-size="11pt" style:font-name-asian="Calibri" style:font-size-asian="11pt" style:font-name-complex="Calibri" style:font-size-complex="11pt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style:font-name="Calibri" fo:font-size="11pt" style:font-name-asian="Calibri" style:font-size-asian="11pt" style:font-name-complex="Calibri" style:font-size-complex="11pt"/>
    </style:style>
    <style:style style:name="T148_2" style:family="text">
      <style:text-properties style:font-name="Calibri" fo:font-size="11pt" style:font-name-asian="Calibri" style:font-size-asian="11pt" style:font-name-complex="Calibri" style:font-size-complex="11pt"/>
    </style:style>
    <style:style style:name="T148_3" style:family="text">
      <style:text-properties style:font-name="Calibri" fo:font-size="11pt" style:font-name-asian="Calibri" style:font-size-asian="11pt" style:font-name-complex="Calibri" style:font-size-complex="11pt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style:font-name="Calibri" fo:font-size="11pt" style:font-name-asian="Calibri" style:font-size-asian="11pt" style:font-name-complex="Calibri" style:font-size-complex="11pt"/>
    </style:style>
    <style:style style:name="T149_2" style:family="text">
      <style:text-properties style:font-name="Calibri" fo:font-size="11pt" style:font-name-asian="Calibri" style:font-size-asian="11pt" style:font-name-complex="Calibri" style:font-size-complex="11pt"/>
    </style:style>
    <style:style style:name="T149_3" style:family="text">
      <style:text-properties style:font-name="Calibri" fo:font-size="11pt" style:font-name-asian="Calibri" style:font-size-asian="11pt" style:font-name-complex="Calibri" style:font-size-complex="11pt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" style:family="text">
      <style:text-properties style:font-name="Calibri" fo:font-size="11pt" style:font-name-asian="Calibri" style:font-size-asian="11pt" style:font-name-complex="Calibri" style:font-size-complex="11pt"/>
    </style:style>
    <style:style style:name="T150_4" style:family="text">
      <style:text-properties style:font-name="Calibri" fo:font-size="11pt" style:font-name-asian="Calibri" style:font-size-asian="11pt" style:font-name-complex="Calibri" style:font-size-complex="11pt"/>
    </style:style>
    <style:style style:name="T150_5" style:family="text">
      <style:text-properties style:font-name="Calibri" fo:font-size="11pt" style:font-name-asian="Calibri" style:font-size-asian="11pt" style:font-name-complex="Calibri" style:font-size-complex="11pt"/>
    </style:style>
    <style:style style:name="T150_6" style:family="text">
      <style:text-properties style:font-name="Calibri" fo:font-size="11pt" style:font-name-asian="Calibri" style:font-size-asian="11pt" style:font-name-complex="Calibri" style:font-size-complex="11pt"/>
    </style:style>
    <style:style style:name="T150_7" style:family="text">
      <style:text-properties style:font-name="Calibri" fo:font-size="11pt" style:font-name-asian="Calibri" style:font-size-asian="11pt" style:font-name-complex="Calibri" style:font-size-complex="11pt"/>
    </style:style>
    <style:style style:name="T150_8" style:family="text">
      <style:text-properties style:font-name="Calibri" fo:font-size="11pt" style:font-name-asian="Calibri" style:font-size-asian="11pt" style:font-name-complex="Calibri" style:font-size-complex="11pt"/>
    </style:style>
    <style:style style:name="T150_9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3" style:family="text">
      <style:text-properties style:font-name="Calibri" fo:font-size="11pt" style:font-name-asian="Calibri" style:font-size-asian="11pt" style:font-name-complex="Calibri" style:font-size-complex="11pt"/>
    </style:style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1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4" style:family="text">
      <style:text-properties style:font-name="Calibri" fo:font-size="11pt" style:font-name-asian="Calibri" style:font-size-asian="11pt" style:font-name-complex="Calibri" style:font-size-complex="11pt"/>
    </style:style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>
      <style:text-properties style:font-name="Calibri" fo:font-size="11pt" style:font-name-asian="Calibri" style:font-size-asian="11pt" style:font-name-complex="Calibri" style:font-size-complex="11pt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>
      <style:text-properties style:font-name="Calibri" fo:font-size="11pt" style:font-name-asian="Calibri" style:font-size-asian="11pt" style:font-name-complex="Calibri" style:font-size-complex="11pt"/>
    </style:style>
    <style:style style:name="T154_2" style:family="text">
      <style:text-properties style:font-name="Calibri" fo:font-size="11pt" style:font-name-asian="Calibri" style:font-size-asian="11pt" style:font-name-complex="Calibri" style:font-size-complex="11pt"/>
    </style:style>
    <style:style style:name="T154_3" style:family="text">
      <style:text-properties style:font-name="Calibri" fo:font-size="11pt" style:font-name-asian="Calibri" style:font-size-asian="11pt" style:font-name-complex="Calibri" style:font-size-complex="11pt"/>
    </style:style>
    <style:style style:name="T154_4" style:family="text">
      <style:text-properties style:font-name="Calibri" fo:font-size="11pt" style:font-name-asian="Calibri" style:font-size-asian="11pt" style:font-name-complex="Calibri" style:font-size-complex="11pt"/>
    </style:style>
    <style:style style:name="T154_5" style:family="text">
      <style:text-properties style:font-name="Calibri" fo:font-size="11pt" style:font-name-asian="Calibri" style:font-size-asian="11pt" style:font-name-complex="Calibri" style:font-size-complex="11pt"/>
    </style:style>
    <style:style style:name="T154_6" style:family="text">
      <style:text-properties style:font-name="Calibri" fo:font-size="11pt" style:font-name-asian="Calibri" style:font-size-asian="11pt" style:font-name-complex="Calibri" style:font-size-complex="11pt"/>
    </style:style>
    <style:style style:name="T154_7" style:family="text">
      <style:text-properties style:font-name="Calibri" fo:font-size="11pt" style:font-name-asian="Calibri" style:font-size-asian="11pt" style:font-name-complex="Calibri" style:font-size-complex="11pt"/>
    </style:style>
    <style:style style:name="T154_8" style:family="text">
      <style:text-properties style:font-name="Calibri" fo:font-size="11pt" style:font-name-asian="Calibri" style:font-size-asian="11pt" style:font-name-complex="Calibri" style:font-size-complex="11pt"/>
    </style:style>
    <style:style style:name="T154_9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4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4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4_21" style:family="text">
      <style:text-properties style:font-name="Calibri" fo:font-size="11pt" style:font-name-asian="Calibri" style:font-size-asian="11pt" style:font-name-complex="Calibri" style:font-size-complex="11pt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>
      <style:text-properties style:font-name="Calibri" fo:font-size="11pt" style:font-name-asian="Calibri" style:font-size-asian="11pt" style:font-name-complex="Calibri" style:font-size-complex="11pt"/>
    </style:style>
    <style:style style:name="T155_2" style:family="text">
      <style:text-properties style:font-name="Calibri" fo:font-size="11pt" style:font-name-asian="Calibri" style:font-size-asian="11pt" style:font-name-complex="Calibri" style:font-size-complex="11pt"/>
    </style:style>
    <style:style style:name="T155_3" style:family="text">
      <style:text-properties style:font-name="Calibri" fo:font-size="11pt" style:font-name-asian="Calibri" style:font-size-asian="11pt" style:font-name-complex="Calibri" style:font-size-complex="11pt"/>
    </style:style>
    <style:style style:name="T155_4" style:family="text">
      <style:text-properties style:font-name="Calibri" fo:font-size="11pt" style:font-name-asian="Calibri" style:font-size-asian="11pt" style:font-name-complex="Calibri" style:font-size-complex="11pt"/>
    </style:style>
    <style:style style:name="T155_5" style:family="text">
      <style:text-properties style:font-name="Calibri" fo:font-size="11pt" style:font-name-asian="Calibri" style:font-size-asian="11pt" style:font-name-complex="Calibri" style:font-size-complex="11pt"/>
    </style:style>
    <style:style style:name="T155_6" style:family="text">
      <style:text-properties style:font-name="Calibri" fo:font-size="11pt" style:font-name-asian="Calibri" style:font-size-asian="11pt" style:font-name-complex="Calibri" style:font-size-complex="11pt"/>
    </style:style>
    <style:style style:name="T155_7" style:family="text">
      <style:text-properties style:font-name="Calibri" fo:font-size="11pt" style:font-name-asian="Calibri" style:font-size-asian="11pt" style:font-name-complex="Calibri" style:font-size-complex="11pt"/>
    </style:style>
    <style:style style:name="T155_8" style:family="text">
      <style:text-properties style:font-name="Calibri" fo:font-size="11pt" style:font-name-asian="Calibri" style:font-size-asian="11pt" style:font-name-complex="Calibri" style:font-size-complex="11pt"/>
    </style:style>
    <style:style style:name="T155_9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8" style:family="text">
      <style:text-properties style:font-name="Calibri" fo:font-size="11pt" style:font-name-asian="Calibri" style:font-size-asian="11pt" style:font-name-complex="Calibri" style:font-size-complex="11pt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>
      <style:text-properties style:font-name="Calibri" fo:font-size="11pt" style:font-name-asian="Calibri" style:font-size-asian="11pt" style:font-name-complex="Calibri" style:font-size-complex="11pt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" style:family="text">
      <style:text-properties style:font-name="Calibri" fo:font-size="11pt" style:font-name-asian="Calibri" style:font-size-asian="11pt" style:font-name-complex="Calibri" style:font-size-complex="11pt"/>
    </style:style>
    <style:style style:name="T157_3" style:family="text">
      <style:text-properties style:font-name="Calibri" fo:font-size="11pt" style:font-name-asian="Calibri" style:font-size-asian="11pt" style:font-name-complex="Calibri" style:font-size-complex="11pt"/>
    </style:style>
    <style:style style:name="T157_4" style:family="text">
      <style:text-properties style:font-name="Calibri" fo:font-size="11pt" style:font-name-asian="Calibri" style:font-size-asian="11pt" style:font-name-complex="Calibri" style:font-size-complex="11pt"/>
    </style:style>
    <style:style style:name="T157_5" style:family="text">
      <style:text-properties style:font-name="Calibri" fo:font-size="11pt" style:font-name-asian="Calibri" style:font-size-asian="11pt" style:font-name-complex="Calibri" style:font-size-complex="11pt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>
      <style:text-properties style:font-name="Calibri" fo:font-size="11pt" style:font-name-asian="Calibri" style:font-size-asian="11pt" style:font-name-complex="Calibri" style:font-size-complex="11pt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>
      <style:text-properties style:font-name="Calibri" fo:font-size="11pt" style:font-name-asian="Calibri" style:font-size-asian="11pt" style:font-name-complex="Calibri" style:font-size-complex="11pt"/>
    </style:style>
    <style:style style:name="T159_2" style:family="text">
      <style:text-properties style:font-name="Calibri" fo:font-size="11pt" style:font-name-asian="Calibri" style:font-size-asian="11pt" style:font-name-complex="Calibri" style:font-size-complex="11pt"/>
    </style:style>
    <style:style style:name="T159_3" style:family="text">
      <style:text-properties style:font-name="Calibri" fo:font-size="11pt" style:font-name-asian="Calibri" style:font-size-asian="11pt" style:font-name-complex="Calibri" style:font-size-complex="11pt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>
      <style:text-properties style:font-name="Calibri" fo:font-size="11pt" style:font-name-asian="Calibri" style:font-size-asian="11pt" style:font-name-complex="Calibri" style:font-size-complex="11pt"/>
    </style:style>
    <style:style style:name="T160_2" style:family="text">
      <style:text-properties style:font-name="Calibri" fo:font-size="11pt" style:font-name-asian="Calibri" style:font-size-asian="11pt" style:font-name-complex="Calibri" style:font-size-complex="11pt"/>
    </style:style>
    <style:style style:name="T160_3" style:family="text">
      <style:text-properties style:font-name="Calibri" fo:font-size="11pt" style:font-name-asian="Calibri" style:font-size-asian="11pt" style:font-name-complex="Calibri" style:font-size-complex="11pt"/>
    </style:style>
    <style:style style:name="T160_4" style:family="text">
      <style:text-properties style:font-name="Calibri" fo:font-size="11pt" style:font-name-asian="Calibri" style:font-size-asian="11pt" style:font-name-complex="Calibri" style:font-size-complex="11pt"/>
    </style:style>
    <style:style style:name="T160_5" style:family="text">
      <style:text-properties style:font-name="Calibri" fo:font-size="11pt" style:font-name-asian="Calibri" style:font-size-asian="11pt" style:font-name-complex="Calibri" style:font-size-complex="11pt"/>
    </style:style>
    <style:style style:name="T160_6" style:family="text">
      <style:text-properties style:font-name="Calibri" fo:font-size="11pt" style:font-name-asian="Calibri" style:font-size-asian="11pt" style:font-name-complex="Calibri" style:font-size-complex="11pt"/>
    </style:style>
    <style:style style:name="T160_7" style:family="text">
      <style:text-properties style:font-name="Calibri" fo:font-size="11pt" style:font-name-asian="Calibri" style:font-size-asian="11pt" style:font-name-complex="Calibri" style:font-size-complex="11pt"/>
    </style:style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>
      <style:text-properties style:font-name="Calibri" fo:font-size="11pt" style:font-name-asian="Calibri" style:font-size-asian="11pt" style:font-name-complex="Calibri" style:font-size-complex="11pt"/>
    </style:style>
    <style:style style:name="T161_2" style:family="text">
      <style:text-properties style:font-name="Calibri" fo:font-size="11pt" style:font-name-asian="Calibri" style:font-size-asian="11pt" style:font-name-complex="Calibri" style:font-size-complex="11pt"/>
    </style:style>
    <style:style style:name="T161_3" style:family="text">
      <style:text-properties style:font-name="Calibri" fo:font-size="11pt" style:font-name-asian="Calibri" style:font-size-asian="11pt" style:font-name-complex="Calibri" style:font-size-complex="11pt"/>
    </style:style>
    <style:style style:name="T161_4" style:family="text">
      <style:text-properties style:font-name="Calibri" fo:font-size="11pt" style:font-name-asian="Calibri" style:font-size-asian="11pt" style:font-name-complex="Calibri" style:font-size-complex="11pt"/>
    </style:style>
    <style:style style:name="T161_5" style:family="text">
      <style:text-properties style:font-name="Calibri" fo:font-size="11pt" style:font-name-asian="Calibri" style:font-size-asian="11pt" style:font-name-complex="Calibri" style:font-size-complex="11pt"/>
    </style:style>
    <style:style style:name="T161_6" style:family="text">
      <style:text-properties style:font-name="Calibri" fo:font-size="11pt" style:font-name-asian="Calibri" style:font-size-asian="11pt" style:font-name-complex="Calibri" style:font-size-complex="11pt"/>
    </style:style>
    <style:style style:name="T161_7" style:family="text">
      <style:text-properties style:font-name="Calibri" fo:font-size="11pt" style:font-name-asian="Calibri" style:font-size-asian="11pt" style:font-name-complex="Calibri" style:font-size-complex="11pt"/>
    </style:style>
    <style:style style:name="T161_8" style:family="text">
      <style:text-properties style:font-name="Calibri" fo:font-size="11pt" style:font-name-asian="Calibri" style:font-size-asian="11pt" style:font-name-complex="Calibri" style:font-size-complex="11pt"/>
    </style:style>
    <style:style style:name="T161_9" style:family="text">
      <style:text-properties style:font-name="Calibri" fo:font-size="11pt" style:font-name-asian="Calibri" style:font-size-asian="11pt" style:font-name-complex="Calibri" style:font-size-complex="11pt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>
      <style:text-properties style:font-name="Calibri" fo:font-size="11pt" style:font-name-asian="Calibri" style:font-size-asian="11pt" style:font-name-complex="Calibri" style:font-size-complex="11pt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style:font-name="Calibri" fo:font-size="11pt" style:font-name-asian="Calibri" style:font-size-asian="11pt" style:font-name-complex="Calibri" style:font-size-complex="11pt"/>
    </style:style>
    <style:style style:name="T163_2" style:family="text">
      <style:text-properties style:font-name="Calibri" fo:font-size="11pt" style:font-name-asian="Calibri" style:font-size-asian="11pt" style:font-name-complex="Calibri" style:font-size-complex="11pt"/>
    </style:style>
    <style:style style:name="T163_3" style:family="text">
      <style:text-properties style:font-name="Calibri" fo:font-size="11pt" style:font-name-asian="Calibri" style:font-size-asian="11pt" style:font-name-complex="Calibri" style:font-size-complex="11pt"/>
    </style:style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>
      <style:text-properties style:font-name="Calibri" fo:font-size="11pt" style:font-name-asian="Calibri" style:font-size-asian="11pt" style:font-name-complex="Calibri" style:font-size-complex="11pt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style:font-name="Calibri" fo:font-size="11pt" style:font-name-asian="Calibri" style:font-size-asian="11pt" style:font-name-complex="Calibri" style:font-size-complex="11pt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style:font-name="Calibri" fo:font-size="11pt" style:font-name-asian="Calibri" style:font-size-asian="11pt" style:font-name-complex="Calibri" style:font-size-complex="11pt"/>
    </style:style>
    <style:style style:name="T166_2" style:family="text">
      <style:text-properties style:font-name="Calibri" fo:font-size="11pt" style:font-name-asian="Calibri" style:font-size-asian="11pt" style:font-name-complex="Calibri" style:font-size-complex="11pt"/>
    </style:style>
    <style:style style:name="T166_3" style:family="text">
      <style:text-properties style:font-name="Calibri" fo:font-size="11pt" style:font-name-asian="Calibri" style:font-size-asian="11pt" style:font-name-complex="Calibri" style:font-size-complex="11pt"/>
    </style:style>
    <style:style style:name="T166_4" style:family="text">
      <style:text-properties style:font-name="Calibri" fo:font-size="11pt" style:font-name-asian="Calibri" style:font-size-asian="11pt" style:font-name-complex="Calibri" style:font-size-complex="11pt"/>
    </style:style>
    <style:style style:name="T166_5" style:family="text">
      <style:text-properties style:font-name="Calibri" fo:font-size="11pt" style:font-name-asian="Calibri" style:font-size-asian="11pt" style:font-name-complex="Calibri" style:font-size-complex="11pt"/>
    </style:style>
    <style:style style:name="T166_6" style:family="text">
      <style:text-properties style:font-name="Calibri" fo:font-size="11pt" style:font-name-asian="Calibri" style:font-size-asian="11pt" style:font-name-complex="Calibri" style:font-size-complex="11pt"/>
    </style:style>
    <style:style style:name="T166_7" style:family="text">
      <style:text-properties style:font-name="Calibri" fo:font-size="11pt" style:font-name-asian="Calibri" style:font-size-asian="11pt" style:font-name-complex="Calibri" style:font-size-complex="11pt"/>
    </style:style>
    <style:style style:name="T166_8" style:family="text">
      <style:text-properties style:font-name="Calibri" fo:font-size="11pt" style:font-name-asian="Calibri" style:font-size-asian="11pt" style:font-name-complex="Calibri" style:font-size-complex="11pt"/>
    </style:style>
    <style:style style:name="T166_9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0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1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2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3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4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5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6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7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8" style:family="text">
      <style:text-properties style:font-name="Calibri" fo:font-size="11pt" style:font-name-asian="Calibri" style:font-size-asian="11pt" style:font-name-complex="Calibri" style:font-size-complex="11pt"/>
    </style:style>
    <style:style style:name="T166_19" style:family="text">
      <style:text-properties style:font-name="Calibri" fo:font-size="11pt" style:font-name-asian="Calibri" style:font-size-asian="11pt" style:font-name-complex="Calibri" style:font-size-complex="11pt"/>
    </style:style>
    <style:style style:name="T166_20" style:family="text">
      <style:text-properties style:font-name="Calibri" fo:font-size="11pt" style:font-name-asian="Calibri" style:font-size-asian="11pt" style:font-name-complex="Calibri" style:font-size-complex="11pt"/>
    </style:style>
    <style:style style:name="T166_21" style:family="text">
      <style:text-properties style:font-name="Calibri" fo:font-size="11pt" style:font-name-asian="Calibri" style:font-size-asian="11pt" style:font-name-complex="Calibri" style:font-size-complex="11pt"/>
    </style:style>
    <style:style style:name="T166_22" style:family="text">
      <style:text-properties style:font-name="Calibri" fo:font-size="11pt" style:font-name-asian="Calibri" style:font-size-asian="11pt" style:font-name-complex="Calibri" style:font-size-complex="11pt"/>
    </style:style>
    <style:style style:name="T166_23" style:family="text">
      <style:text-properties style:font-name="Calibri" fo:font-size="11pt" style:font-name-asian="Calibri" style:font-size-asian="11pt" style:font-name-complex="Calibri" style:font-size-complex="11pt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font-name="Calibri" fo:font-size="11pt" style:font-name-asian="Calibri" style:font-size-asian="11pt" style:font-name-complex="Calibri" style:font-size-complex="11pt"/>
    </style:style>
    <style:style style:name="T167_2" style:family="text">
      <style:text-properties style:font-name="Calibri" fo:font-size="11pt" style:font-name-asian="Calibri" style:font-size-asian="11pt" style:font-name-complex="Calibri" style:font-size-complex="11pt"/>
    </style:style>
    <style:style style:name="T167_3" style:family="text">
      <style:text-properties style:font-name="Calibri" fo:font-size="11pt" style:font-name-asian="Calibri" style:font-size-asian="11pt" style:font-name-complex="Calibri" style:font-size-complex="11pt"/>
    </style:style>
    <style:style style:name="T167_4" style:family="text">
      <style:text-properties style:font-name="Calibri" fo:font-size="11pt" style:font-name-asian="Calibri" style:font-size-asian="11pt" style:font-name-complex="Calibri" style:font-size-complex="11pt"/>
    </style:style>
    <style:style style:name="T167_5" style:family="text">
      <style:text-properties style:font-name="Calibri" fo:font-size="11pt" style:font-name-asian="Calibri" style:font-size-asian="11pt" style:font-name-complex="Calibri" style:font-size-complex="11pt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style:font-name="Calibri" fo:font-size="11pt" style:font-name-asian="Calibri" style:font-size-asian="11pt" style:font-name-complex="Calibri" style:font-size-complex="11pt"/>
    </style:style>
    <style:style style:name="T168_2" style:family="text">
      <style:text-properties style:font-name="Calibri" fo:font-size="11pt" style:font-name-asian="Calibri" style:font-size-asian="11pt" style:font-name-complex="Calibri" style:font-size-complex="11pt"/>
    </style:style>
    <style:style style:name="T168_3" style:family="text">
      <style:text-properties style:font-name="Calibri" fo:font-size="11pt" style:font-name-asian="Calibri" style:font-size-asian="11pt" style:font-name-complex="Calibri" style:font-size-complex="11pt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style:font-name="Calibri" fo:font-size="11pt" style:font-name-asian="Calibri" style:font-size-asian="11pt" style:font-name-complex="Calibri" style:font-size-complex="11pt"/>
    </style:style>
    <style:style style:name="T169_2" style:family="text">
      <style:text-properties style:font-name="Calibri" fo:font-size="11pt" style:font-name-asian="Calibri" style:font-size-asian="11pt" style:font-name-complex="Calibri" style:font-size-complex="11pt"/>
    </style:style>
    <style:style style:name="T169_3" style:family="text">
      <style:text-properties style:font-name="Calibri" fo:font-size="11pt" style:font-name-asian="Calibri" style:font-size-asian="11pt" style:font-name-complex="Calibri" style:font-size-complex="11pt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2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3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4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5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6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7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8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9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10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70_11" style:family="text"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style:font-name="Calibri" fo:font-size="11pt" style:font-name-asian="Calibri" style:font-size-asian="11pt" style:font-name-complex="Calibri" style:font-size-complex="11pt"/>
    </style:style>
    <style:style style:name="T171_2" style:family="text">
      <style:text-properties style:font-name="Calibri" fo:font-size="11pt" style:font-name-asian="Calibri" style:font-size-asian="11pt" style:font-name-complex="Calibri" style:font-size-complex="11pt"/>
    </style:style>
    <style:style style:name="T171_3" style:family="text">
      <style:text-properties style:font-name="Calibri" fo:font-size="11pt" style:font-name-asian="Calibri" style:font-size-asian="11pt" style:font-name-complex="Calibri" style:font-size-complex="11pt"/>
    </style:style>
    <style:style style:name="T171_4" style:family="text">
      <style:text-properties style:font-name="Calibri" fo:font-size="11pt" style:font-name-asian="Calibri" style:font-size-asian="11pt" style:font-name-complex="Calibri" style:font-size-complex="11pt"/>
    </style:style>
    <style:style style:name="T171_5" style:family="text">
      <style:text-properties style:font-name="Calibri" fo:font-size="11pt" style:font-name-asian="Calibri" style:font-size-asian="11pt" style:font-name-complex="Calibri" style:font-size-complex="11pt"/>
    </style:style>
    <style:style style:name="T171_6" style:family="text">
      <style:text-properties style:font-name="Calibri" fo:font-size="11pt" style:font-name-asian="Calibri" style:font-size-asian="11pt" style:font-name-complex="Calibri" style:font-size-complex="11pt"/>
    </style:style>
    <style:style style:name="T171_7" style:family="text">
      <style:text-properties style:font-name="Calibri" fo:font-size="11pt" style:font-name-asian="Calibri" style:font-size-asian="11pt" style:font-name-complex="Calibri" style:font-size-complex="11pt"/>
    </style:style>
    <style:style style:name="T171_8" style:family="text">
      <style:text-properties style:font-name="Calibri" fo:font-size="11pt" style:font-name-asian="Calibri" style:font-size-asian="11pt" style:font-name-complex="Calibri" style:font-size-complex="11pt"/>
    </style:style>
    <style:style style:name="T171_9" style:family="text">
      <style:text-properties style:font-name="Calibri" fo:font-size="11pt" style:font-name-asian="Calibri" style:font-size-asian="11pt" style:font-name-complex="Calibri" style:font-size-complex="11pt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style:font-name="Calibri" fo:font-size="11pt" style:font-name-asian="Calibri" style:font-size-asian="11pt" style:font-name-complex="Calibri" style:font-size-complex="11pt"/>
    </style:style>
    <style:style style:name="T172_2" style:family="text">
      <style:text-properties style:font-name="Calibri" fo:font-size="11pt" style:font-name-asian="Calibri" style:font-size-asian="11pt" style:font-name-complex="Calibri" style:font-size-complex="11pt"/>
    </style:style>
    <style:style style:name="T172_3" style:family="text">
      <style:text-properties style:font-name="Calibri" fo:font-size="11pt" style:font-name-asian="Calibri" style:font-size-asian="11pt" style:font-name-complex="Calibri" style:font-size-complex="11pt"/>
    </style:style>
    <style:style style:name="T172_4" style:family="text">
      <style:text-properties style:font-name="Calibri" fo:font-size="11pt" style:font-name-asian="Calibri" style:font-size-asian="11pt" style:font-name-complex="Calibri" style:font-size-complex="11pt"/>
    </style:style>
    <style:style style:name="T172_5" style:family="text">
      <style:text-properties style:font-name="Calibri" fo:font-size="11pt" style:font-name-asian="Calibri" style:font-size-asian="11pt" style:font-name-complex="Calibri" style:font-size-complex="11pt"/>
    </style:style>
    <style:style style:name="T172_6" style:family="text">
      <style:text-properties style:font-name="Calibri" fo:font-size="11pt" style:font-name-asian="Calibri" style:font-size-asian="11pt" style:font-name-complex="Calibri" style:font-size-complex="11pt"/>
    </style:style>
    <style:style style:name="T172_7" style:family="text">
      <style:text-properties style:font-name="Calibri" fo:font-size="11pt" style:font-name-asian="Calibri" style:font-size-asian="11pt" style:font-name-complex="Calibri" style:font-size-complex="11pt"/>
    </style:style>
    <style:style style:name="T172_8" style:family="text">
      <style:text-properties style:font-name="Calibri" fo:font-size="11pt" style:font-name-asian="Calibri" style:font-size-asian="11pt" style:font-name-complex="Calibri" style:font-size-complex="11pt"/>
    </style:style>
    <style:style style:name="T172_9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72_19" style:family="text">
      <style:text-properties style:font-name="Calibri" fo:font-size="11pt" style:font-name-asian="Calibri" style:font-size-asian="11pt" style:font-name-complex="Calibri" style:font-size-complex="11pt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style:font-name="Calibri" fo:font-size="11pt" style:font-name-asian="Calibri" style:font-size-asian="11pt" style:font-name-complex="Calibri" style:font-size-complex="11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style:font-name="Calibri" fo:font-size="11pt" style:font-name-asian="Calibri" style:font-size-asian="11pt" style:font-name-complex="Calibri" style:font-size-complex="11pt"/>
    </style:style>
    <style:style style:name="T174_2" style:family="text">
      <style:text-properties style:font-name="Calibri" fo:font-size="11pt" style:font-name-asian="Calibri" style:font-size-asian="11pt" style:font-name-complex="Calibri" style:font-size-complex="11pt"/>
    </style:style>
    <style:style style:name="T174_3" style:family="text">
      <style:text-properties style:font-name="Calibri" fo:font-size="11pt" style:font-name-asian="Calibri" style:font-size-asian="11pt" style:font-name-complex="Calibri" style:font-size-complex="11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" style:family="text">
      <style:text-properties style:font-name="Calibri" fo:font-size="11pt" style:font-name-asian="Calibri" style:font-size-asian="11pt" style:font-name-complex="Calibri" style:font-size-complex="11pt"/>
    </style:style>
    <style:style style:name="T175_3" style:family="text">
      <style:text-properties style:font-name="Calibri" fo:font-size="11pt" style:font-name-asian="Calibri" style:font-size-asian="11pt" style:font-name-complex="Calibri" style:font-size-complex="11pt"/>
    </style:style>
    <style:style style:name="T175_4" style:family="text">
      <style:text-properties style:font-name="Calibri" fo:font-size="11pt" style:font-name-asian="Calibri" style:font-size-asian="11pt" style:font-name-complex="Calibri" style:font-size-complex="11pt"/>
    </style:style>
    <style:style style:name="T175_5" style:family="text">
      <style:text-properties style:font-name="Calibri" fo:font-size="11pt" style:font-name-asian="Calibri" style:font-size-asian="11pt" style:font-name-complex="Calibri" style:font-size-complex="11pt"/>
    </style:style>
    <style:style style:name="T175_6" style:family="text">
      <style:text-properties style:font-name="Calibri" fo:font-size="11pt" style:font-name-asian="Calibri" style:font-size-asian="11pt" style:font-name-complex="Calibri" style:font-size-complex="11pt"/>
    </style:style>
    <style:style style:name="T175_7" style:family="text">
      <style:text-properties style:font-name="Calibri" fo:font-size="11pt" style:font-name-asian="Calibri" style:font-size-asian="11pt" style:font-name-complex="Calibri" style:font-size-complex="11pt"/>
    </style:style>
    <style:style style:name="T175_8" style:family="text">
      <style:text-properties style:font-name="Calibri" fo:font-size="11pt" style:font-name-asian="Calibri" style:font-size-asian="11pt" style:font-name-complex="Calibri" style:font-size-complex="11pt"/>
    </style:style>
    <style:style style:name="T175_9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7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0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1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2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3" style:family="text">
      <style:text-properties style:font-name="Calibri" fo:font-size="11pt" style:font-name-asian="Calibri" style:font-size-asian="11pt" style:font-name-complex="Calibri" style:font-size-complex="11pt"/>
    </style:style>
    <style:style style:name="T175_24" style:family="text">
      <style:text-properties style:font-name="Calibri" fo:font-size="11pt" style:font-name-asian="Calibri" style:font-size-asian="11pt" style:font-name-complex="Calibri" style:font-size-complex="11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2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3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4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5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6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7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8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8" style:family="text">
      <style:text-properties style:font-name="Calibri" fo:font-size="11pt" style:font-name-asian="Calibri" style:font-size-asian="11pt" style:font-name-complex="Calibri" style:font-size-complex="11pt"/>
    </style:style>
    <style:style style:name="T176_99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0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1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2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3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4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5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6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7" style:family="text">
      <style:text-properties style:font-name="Calibri" fo:font-size="11pt" style:font-name-asian="Calibri" style:font-size-asian="11pt" style:font-name-complex="Calibri" style:font-size-complex="11pt"/>
    </style:style>
    <style:style style:name="T176_108" style:family="text">
      <style:text-properties style:font-name="Calibri" fo:font-size="11pt" style:font-name-asian="Calibri" style:font-size-asian="11pt" style:font-name-complex="Calibri" style:font-size-complex="11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" style:family="text">
      <style:text-properties style:font-name="Calibri" fo:font-size="11pt" style:font-name-asian="Calibri" style:font-size-asian="11pt" style:font-name-complex="Calibri" style:font-size-complex="11pt"/>
    </style:style>
    <style:style style:name="T177_5" style:family="text">
      <style:text-properties style:font-name="Calibri" fo:font-size="11pt" style:font-name-asian="Calibri" style:font-size-asian="11pt" style:font-name-complex="Calibri" style:font-size-complex="11pt"/>
    </style:style>
    <style:style style:name="T177_6" style:family="text">
      <style:text-properties style:font-name="Calibri" fo:font-size="11pt" style:font-name-asian="Calibri" style:font-size-asian="11pt" style:font-name-complex="Calibri" style:font-size-complex="11pt"/>
    </style:style>
    <style:style style:name="T177_7" style:family="text">
      <style:text-properties style:font-name="Calibri" fo:font-size="11pt" style:font-name-asian="Calibri" style:font-size-asian="11pt" style:font-name-complex="Calibri" style:font-size-complex="11pt"/>
    </style:style>
    <style:style style:name="T177_8" style:family="text">
      <style:text-properties style:font-name="Calibri" fo:font-size="11pt" style:font-name-asian="Calibri" style:font-size-asian="11pt" style:font-name-complex="Calibri" style:font-size-complex="11pt"/>
    </style:style>
    <style:style style:name="T177_9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1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2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3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4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5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6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7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8" style:family="text">
      <style:text-properties style:font-name="Calibri" fo:font-size="11pt" style:font-name-asian="Calibri" style:font-size-asian="11pt" style:font-name-complex="Calibri" style:font-size-complex="11pt"/>
    </style:style>
    <style:style style:name="T177_19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0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1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2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3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4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5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6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7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8" style:family="text">
      <style:text-properties style:font-name="Calibri" fo:font-size="11pt" style:font-name-asian="Calibri" style:font-size-asian="11pt" style:font-name-complex="Calibri" style:font-size-complex="11pt"/>
    </style:style>
    <style:style style:name="T177_29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0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1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2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3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4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5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6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7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8" style:family="text">
      <style:text-properties style:font-name="Calibri" fo:font-size="11pt" style:font-name-asian="Calibri" style:font-size-asian="11pt" style:font-name-complex="Calibri" style:font-size-complex="11pt"/>
    </style:style>
    <style:style style:name="T177_39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0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1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2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3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4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5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6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7" style:family="text">
      <style:text-properties style:font-name="Calibri" fo:font-size="11pt" style:font-name-asian="Calibri" style:font-size-asian="11pt" style:font-name-complex="Calibri" style:font-size-complex="11pt"/>
    </style:style>
    <style:style style:name="T177_48" style:family="text">
      <style:text-properties style:font-name="Calibri" fo:font-size="11pt" style:font-name-asian="Calibri" style:font-size-asian="11pt" style:font-name-complex="Calibri" style:font-size-complex="11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style:font-name="Calibri" fo:font-size="11pt" style:font-name-asian="Calibri" style:font-size-asian="11pt" style:font-name-complex="Calibri" style:font-size-complex="11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" style:family="text">
      <style:text-properties style:font-name="Calibri" fo:font-size="11pt" style:font-name-asian="Calibri" style:font-size-asian="11pt" style:font-name-complex="Calibri" style:font-size-complex="11pt"/>
    </style:style>
    <style:style style:name="T179_3" style:family="text">
      <style:text-properties style:font-name="Calibri" fo:font-size="11pt" style:font-name-asian="Calibri" style:font-size-asian="11pt" style:font-name-complex="Calibri" style:font-size-complex="11pt"/>
    </style:style>
    <style:style style:name="T179_4" style:family="text">
      <style:text-properties style:font-name="Calibri" fo:font-size="11pt" style:font-name-asian="Calibri" style:font-size-asian="11pt" style:font-name-complex="Calibri" style:font-size-complex="11pt"/>
    </style:style>
    <style:style style:name="T179_5" style:family="text">
      <style:text-properties style:font-name="Calibri" fo:font-size="11pt" style:font-name-asian="Calibri" style:font-size-asian="11pt" style:font-name-complex="Calibri" style:font-size-complex="11pt"/>
    </style:style>
    <style:style style:name="T179_6" style:family="text">
      <style:text-properties style:font-name="Calibri" fo:font-size="11pt" style:font-name-asian="Calibri" style:font-size-asian="11pt" style:font-name-complex="Calibri" style:font-size-complex="11pt"/>
    </style:style>
    <style:style style:name="T179_7" style:family="text">
      <style:text-properties style:font-name="Calibri" fo:font-size="11pt" style:font-name-asian="Calibri" style:font-size-asian="11pt" style:font-name-complex="Calibri" style:font-size-complex="11pt"/>
    </style:style>
    <style:style style:name="T179_8" style:family="text">
      <style:text-properties style:font-name="Calibri" fo:font-size="11pt" style:font-name-asian="Calibri" style:font-size-asian="11pt" style:font-name-complex="Calibri" style:font-size-complex="11pt"/>
    </style:style>
    <style:style style:name="T179_9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0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1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2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3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4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5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6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7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8" style:family="text">
      <style:text-properties style:font-name="Calibri" fo:font-size="11pt" style:font-name-asian="Calibri" style:font-size-asian="11pt" style:font-name-complex="Calibri" style:font-size-complex="11pt"/>
    </style:style>
    <style:style style:name="T179_19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0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1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2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3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4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5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6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7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8" style:family="text">
      <style:text-properties style:font-name="Calibri" fo:font-size="11pt" style:font-name-asian="Calibri" style:font-size-asian="11pt" style:font-name-complex="Calibri" style:font-size-complex="11pt"/>
    </style:style>
    <style:style style:name="T179_29" style:family="text">
      <style:text-properties style:font-name="Calibri" fo:font-size="11pt" style:font-name-asian="Calibri" style:font-size-asian="11pt" style:font-name-complex="Calibri" style:font-size-complex="11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style:font-name="Calibri" fo:font-size="11pt" style:font-name-asian="Calibri" style:font-size-asian="11pt" style:font-name-complex="Calibri" style:font-size-complex="11pt"/>
    </style:style>
    <style:style style:name="T180_2" style:family="text">
      <style:text-properties style:font-name="Calibri" fo:font-size="11pt" style:font-name-asian="Calibri" style:font-size-asian="11pt" style:font-name-complex="Calibri" style:font-size-complex="11pt"/>
    </style:style>
    <style:style style:name="T180_3" style:family="text">
      <style:text-properties style:font-name="Calibri" fo:font-size="11pt" style:font-name-asian="Calibri" style:font-size-asian="11pt" style:font-name-complex="Calibri" style:font-size-complex="11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" style:family="text">
      <style:text-properties style:font-name="Calibri" fo:font-size="11pt" style:font-name-asian="Calibri" style:font-size-asian="11pt" style:font-name-complex="Calibri" style:font-size-complex="11pt"/>
    </style:style>
    <style:style style:name="T181_3" style:family="text">
      <style:text-properties style:font-name="Calibri" fo:font-size="11pt" style:font-name-asian="Calibri" style:font-size-asian="11pt" style:font-name-complex="Calibri" style:font-size-complex="11pt"/>
    </style:style>
    <style:style style:name="T181_4" style:family="text">
      <style:text-properties style:font-name="Calibri" fo:font-size="11pt" style:font-name-asian="Calibri" style:font-size-asian="11pt" style:font-name-complex="Calibri" style:font-size-complex="11pt"/>
    </style:style>
    <style:style style:name="T181_5" style:family="text">
      <style:text-properties style:font-name="Calibri" fo:font-size="11pt" style:font-name-asian="Calibri" style:font-size-asian="11pt" style:font-name-complex="Calibri" style:font-size-complex="11pt"/>
    </style:style>
    <style:style style:name="T181_6" style:family="text">
      <style:text-properties style:font-name="Calibri" fo:font-size="11pt" style:font-name-asian="Calibri" style:font-size-asian="11pt" style:font-name-complex="Calibri" style:font-size-complex="11pt"/>
    </style:style>
    <style:style style:name="T181_7" style:family="text">
      <style:text-properties style:font-name="Calibri" fo:font-size="11pt" style:font-name-asian="Calibri" style:font-size-asian="11pt" style:font-name-complex="Calibri" style:font-size-complex="11pt"/>
    </style:style>
    <style:style style:name="T181_8" style:family="text">
      <style:text-properties style:font-name="Calibri" fo:font-size="11pt" style:font-name-asian="Calibri" style:font-size-asian="11pt" style:font-name-complex="Calibri" style:font-size-complex="11pt"/>
    </style:style>
    <style:style style:name="T181_9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0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1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2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3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4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5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6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7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8" style:family="text">
      <style:text-properties style:font-name="Calibri" fo:font-size="11pt" style:font-name-asian="Calibri" style:font-size-asian="11pt" style:font-name-complex="Calibri" style:font-size-complex="11pt"/>
    </style:style>
    <style:style style:name="T181_19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0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1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2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3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4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5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6" style:family="text">
      <style:text-properties style:font-name="Calibri" fo:font-size="11pt" style:font-name-asian="Calibri" style:font-size-asian="11pt" style:font-name-complex="Calibri" style:font-size-complex="11pt"/>
    </style:style>
    <style:style style:name="T181_27" style:family="text">
      <style:text-properties style:font-name="Calibri" fo:font-size="11pt" style:font-name-asian="Calibri" style:font-size-asian="11pt" style:font-name-complex="Calibri" style:font-size-complex="11pt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style:font-name="Calibri" fo:font-size="11pt" style:font-name-asian="Calibri" style:font-size-asian="11pt" style:font-name-complex="Calibri" style:font-size-complex="11pt"/>
    </style:style>
    <style:style style:name="T182_2" style:family="text">
      <style:text-properties style:font-name="Calibri" fo:font-size="11pt" style:font-name-asian="Calibri" style:font-size-asian="11pt" style:font-name-complex="Calibri" style:font-size-complex="11pt"/>
    </style:style>
    <style:style style:name="T182_3" style:family="text">
      <style:text-properties style:font-name="Calibri" fo:font-size="11pt" style:font-name-asian="Calibri" style:font-size-asian="11pt" style:font-name-complex="Calibri" style:font-size-complex="11pt"/>
    </style:style>
    <style:style style:name="T182_4" style:family="text">
      <style:text-properties style:font-name="Calibri" fo:font-size="11pt" style:font-name-asian="Calibri" style:font-size-asian="11pt" style:font-name-complex="Calibri" style:font-size-complex="11pt"/>
    </style:style>
    <style:style style:name="T182_5" style:family="text">
      <style:text-properties style:font-name="Calibri" fo:font-size="11pt" style:font-name-asian="Calibri" style:font-size-asian="11pt" style:font-name-complex="Calibri" style:font-size-complex="11pt"/>
    </style:style>
    <style:style style:name="T182_6" style:family="text">
      <style:text-properties style:font-name="Calibri" fo:font-size="11pt" style:font-name-asian="Calibri" style:font-size-asian="11pt" style:font-name-complex="Calibri" style:font-size-complex="11pt"/>
    </style:style>
    <style:style style:name="T182_7" style:family="text">
      <style:text-properties style:font-name="Calibri" fo:font-size="11pt" style:font-name-asian="Calibri" style:font-size-asian="11pt" style:font-name-complex="Calibri" style:font-size-complex="11pt"/>
    </style:style>
    <style:style style:name="T182_8" style:family="text">
      <style:text-properties style:font-name="Calibri" fo:font-size="11pt" style:font-name-asian="Calibri" style:font-size-asian="11pt" style:font-name-complex="Calibri" style:font-size-complex="11pt"/>
    </style:style>
    <style:style style:name="T182_9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82_18" style:family="text">
      <style:text-properties style:font-name="Calibri" fo:font-size="11pt" style:font-name-asian="Calibri" style:font-size-asian="11pt" style:font-name-complex="Calibri" style:font-size-complex="11pt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style:font-name="Calibri" fo:font-size="11pt" style:font-name-asian="Calibri" style:font-size-asian="11pt" style:font-name-complex="Calibri" style:font-size-complex="11pt"/>
    </style:style>
    <style:style style:name="T183_2" style:family="text">
      <style:text-properties style:font-name="Calibri" fo:font-size="11pt" style:font-name-asian="Calibri" style:font-size-asian="11pt" style:font-name-complex="Calibri" style:font-size-complex="11pt"/>
    </style:style>
    <style:style style:name="T183_3" style:family="text">
      <style:text-properties style:font-name="Calibri" fo:font-size="11pt" style:font-name-asian="Calibri" style:font-size-asian="11pt" style:font-name-complex="Calibri" style:font-size-complex="11pt"/>
    </style:style>
    <style:style style:name="T183_4" style:family="text">
      <style:text-properties style:font-name="Calibri" fo:font-size="11pt" style:font-name-asian="Calibri" style:font-size-asian="11pt" style:font-name-complex="Calibri" style:font-size-complex="11pt"/>
    </style:style>
    <style:style style:name="T183_5" style:family="text">
      <style:text-properties style:font-name="Calibri" fo:font-size="11pt" style:font-name-asian="Calibri" style:font-size-asian="11pt" style:font-name-complex="Calibri" style:font-size-complex="11pt"/>
    </style:style>
    <style:style style:name="T183_6" style:family="text">
      <style:text-properties style:font-name="Calibri" fo:font-size="11pt" style:font-name-asian="Calibri" style:font-size-asian="11pt" style:font-name-complex="Calibri" style:font-size-complex="11pt"/>
    </style:style>
    <style:style style:name="T183_7" style:family="text">
      <style:text-properties style:font-name="Calibri" fo:font-size="11pt" style:font-name-asian="Calibri" style:font-size-asian="11pt" style:font-name-complex="Calibri" style:font-size-complex="11pt"/>
    </style:style>
    <style:style style:name="T183_8" style:family="text">
      <style:text-properties style:font-name="Calibri" fo:font-size="11pt" style:font-name-asian="Calibri" style:font-size-asian="11pt" style:font-name-complex="Calibri" style:font-size-complex="11pt"/>
    </style:style>
    <style:style style:name="T183_9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0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1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2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3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4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5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6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7" style:family="text">
      <style:text-properties style:font-name="Calibri" fo:font-size="11pt" style:font-name-asian="Calibri" style:font-size-asian="11pt" style:font-name-complex="Calibri" style:font-size-complex="11pt"/>
    </style:style>
    <style:style style:name="T183_18" style:family="text">
      <style:text-properties style:font-name="Calibri" fo:font-size="11pt" style:font-name-asian="Calibri" style:font-size-asian="11pt" style:font-name-complex="Calibri" style:font-size-complex="11pt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style:font-name="Calibri" fo:font-size="11pt" style:font-name-asian="Calibri" style:font-size-asian="11pt" style:font-name-complex="Calibri" style:font-size-complex="11pt"/>
    </style:style>
    <style:style style:name="T184_2" style:family="text">
      <style:text-properties style:font-name="Calibri" fo:font-size="11pt" style:font-name-asian="Calibri" style:font-size-asian="11pt" style:font-name-complex="Calibri" style:font-size-complex="11pt"/>
    </style:style>
    <style:style style:name="T184_3" style:family="text">
      <style:text-properties style:font-name="Calibri" fo:font-size="11pt" style:font-name-asian="Calibri" style:font-size-asian="11pt" style:font-name-complex="Calibri" style:font-size-complex="11pt"/>
    </style:style>
    <style:style style:name="T184_4" style:family="text">
      <style:text-properties style:font-name="Calibri" fo:font-size="11pt" style:font-name-asian="Calibri" style:font-size-asian="11pt" style:font-name-complex="Calibri" style:font-size-complex="11pt"/>
    </style:style>
    <style:style style:name="T184_5" style:family="text">
      <style:text-properties style:font-name="Calibri" fo:font-size="11pt" style:font-name-asian="Calibri" style:font-size-asian="11pt" style:font-name-complex="Calibri" style:font-size-complex="11pt"/>
    </style:style>
    <style:style style:name="T184_6" style:family="text">
      <style:text-properties style:font-name="Calibri" fo:font-size="11pt" style:font-name-asian="Calibri" style:font-size-asian="11pt" style:font-name-complex="Calibri" style:font-size-complex="11pt"/>
    </style:style>
    <style:style style:name="T184_7" style:family="text">
      <style:text-properties style:font-name="Calibri" fo:font-size="11pt" style:font-name-asian="Calibri" style:font-size-asian="11pt" style:font-name-complex="Calibri" style:font-size-complex="11pt"/>
    </style:style>
    <style:style style:name="T184_8" style:family="text">
      <style:text-properties style:font-name="Calibri" fo:font-size="11pt" style:font-name-asian="Calibri" style:font-size-asian="11pt" style:font-name-complex="Calibri" style:font-size-complex="11pt"/>
    </style:style>
    <style:style style:name="T184_9" style:family="text">
      <style:text-properties style:font-name="Calibri" fo:font-size="11pt" style:font-name-asian="Calibri" style:font-size-asian="11pt" style:font-name-complex="Calibri" style:font-size-complex="11pt"/>
    </style:style>
    <style:style style:name="T18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8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84_12" style:family="text">
      <style:text-properties style:font-name="Calibri" fo:font-size="11pt" style:font-name-asian="Calibri" style:font-size-asian="11pt" style:font-name-complex="Calibri" style:font-size-complex="11pt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style:font-name="Calibri" fo:font-size="11pt" style:font-name-asian="Calibri" style:font-size-asian="11pt" style:font-name-complex="Calibri" style:font-size-complex="11pt"/>
    </style:style>
    <style:style style:name="T185_2" style:family="text">
      <style:text-properties style:font-name="Calibri" fo:font-size="11pt" style:font-name-asian="Calibri" style:font-size-asian="11pt" style:font-name-complex="Calibri" style:font-size-complex="11pt"/>
    </style:style>
    <style:style style:name="T185_3" style:family="text">
      <style:text-properties style:font-name="Calibri" fo:font-size="11pt" style:font-name-asian="Calibri" style:font-size-asian="11pt" style:font-name-complex="Calibri" style:font-size-complex="11pt"/>
    </style:style>
    <style:style style:name="T185_4" style:family="text">
      <style:text-properties style:font-name="Calibri" fo:font-size="11pt" style:font-name-asian="Calibri" style:font-size-asian="11pt" style:font-name-complex="Calibri" style:font-size-complex="11pt"/>
    </style:style>
    <style:style style:name="T185_5" style:family="text">
      <style:text-properties style:font-name="Calibri" fo:font-size="11pt" style:font-name-asian="Calibri" style:font-size-asian="11pt" style:font-name-complex="Calibri" style:font-size-complex="11pt"/>
    </style:style>
    <style:style style:name="T185_6" style:family="text">
      <style:text-properties style:font-name="Calibri" fo:font-size="11pt" style:font-name-asian="Calibri" style:font-size-asian="11pt" style:font-name-complex="Calibri" style:font-size-complex="11pt"/>
    </style:style>
    <style:style style:name="T185_7" style:family="text">
      <style:text-properties style:font-name="Calibri" fo:font-size="11pt" style:font-name-asian="Calibri" style:font-size-asian="11pt" style:font-name-complex="Calibri" style:font-size-complex="11pt"/>
    </style:style>
    <style:style style:name="T185_8" style:family="text">
      <style:text-properties style:font-name="Calibri" fo:font-size="11pt" style:font-name-asian="Calibri" style:font-size-asian="11pt" style:font-name-complex="Calibri" style:font-size-complex="11pt"/>
    </style:style>
    <style:style style:name="T185_9" style:family="text">
      <style:text-properties style:font-name="Calibri" fo:font-size="11pt" style:font-name-asian="Calibri" style:font-size-asian="11pt" style:font-name-complex="Calibri" style:font-size-complex="11pt"/>
    </style:style>
    <style:style style:name="T185_10" style:family="text">
      <style:text-properties style:font-name="Calibri" fo:font-size="11pt" style:font-name-asian="Calibri" style:font-size-asian="11pt" style:font-name-complex="Calibri" style:font-size-complex="11pt"/>
    </style:style>
    <style:style style:name="P186" style:family="paragraph" style:parent-style-name="Standard">
      <style:paragraph-properties fo:break-before="auto" fo:line-height="115%" fo:margin-top="0cm" fo:margin-bottom="0.353cm" style:writing-mode="lr-tb"/>
    </style:style>
    <style:style style:name="P187" style:family="paragraph" style:parent-style-name="Standard">
      <style:paragraph-properties fo:break-before="page" fo:line-height="115%" fo:margin-top="0cm" fo:margin-bottom="0.353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fo:line-height="115%" fo:margin-top="0cm" fo:margin-bottom="0.353cm" style:writing-mode="lr-tb"/>
    </style:style>
  </office:automatic-styles>
  <office:body>
    <office:text>
      <text:p text:style-name="P1"><text:span text:style-name="T1_1">Codename</text:span><text:span text:style-name="T1_2">:<text:s/></text:span><text:span text:style-name="T1_3">Penny</text:span><text:span text:style-name="T1_4"><text:s/></text:span><text:span text:style-name="T1_5">Farthing</text:span></text:p>
      <text:p text:style-name="P2"><text:span text:style-name="T2_1">Gameplay</text:span><text:span text:style-name="T2_2">:</text:span></text:p>
      <text:p text:style-name="P3"><text:span text:style-name="T3_1">Controls</text:span><text:span text:style-name="T3_2">:</text:span></text:p>
      <text:list text:style-name="LS1" xml:id="list0">
        <text:list-item>
          <text:p text:style-name="P4"><text:span text:style-name="T4_1">Arrow</text:span><text:span text:style-name="T4_2"><text:s/></text:span><text:span text:style-name="T4_3">keys</text:span><text:span text:style-name="T4_4">,<text:s/></text:span><text:span text:style-name="T4_5">jump</text:span><text:span text:style-name="T4_6"><text:s/></text:span><text:span text:style-name="T4_7">button</text:span><text:span text:style-name="T4_8">,<text:s/></text:span><text:span text:style-name="T4_9">search</text:span><text:span text:style-name="T4_10"><text:s/></text:span><text:span text:style-name="T4_11">button</text:span><text:span text:style-name="T4_12">,<text:s/></text:span><text:span text:style-name="T4_13">taser</text:span><text:span text:style-name="T4_14"><text:s/></text:span><text:span text:style-name="T4_15">button</text:span></text:p>
          <text:list>
            <text:list-item>
              <text:p text:style-name="P5"><text:span text:style-name="T5_1">Taser</text:span><text:span text:style-name="T5_2"><text:s/></text:span><text:span text:style-name="T5_3">can</text:span><text:span text:style-name="T5_4"><text:s/></text:span><text:span text:style-name="T5_5">be</text:span><text:span text:style-name="T5_6"><text:s/></text:span><text:span text:style-name="T5_7">held</text:span><text:span text:style-name="T5_8"><text:s/></text:span><text:span text:style-name="T5_9">out</text:span><text:span text:style-name="T5_10">,<text:s/></text:span><text:span text:style-name="T5_11">electrifies</text:span><text:span text:style-name="T5_12">/</text:span><text:span text:style-name="T5_13">stuns</text:span><text:span text:style-name="T5_14"><text:s/></text:span><text:span text:style-name="T5_15">minions</text:span><text:span text:style-name="T5_16"><text:s/></text:span><text:span text:style-name="T5_17">coming</text:span><text:span text:style-name="T5_18"><text:s/></text:span><text:span text:style-name="T5_19">near</text:span><text:span text:style-name="T5_20"><text:s/></text:span><text:span text:style-name="T5_21">it</text:span><text:span text:style-name="T5_22"><text:s/>(</text:span><text:span text:style-name="T5_23">do</text:span><text:span text:style-name="T5_24"><text:s/></text:span><text:span text:style-name="T5_25">these</text:span><text:span text:style-name="T5_26"><text:s/></text:span><text:span text:style-name="T5_27">fall</text:span><text:span text:style-name="T5_28"><text:s/></text:span><text:span text:style-name="T5_29">off</text:span><text:span text:style-name="T5_30"><text:s/></text:span><text:span text:style-name="T5_31">the</text:span><text:span text:style-name="T5_32"><text:s/></text:span><text:span text:style-name="T5_33">level</text:span><text:span text:style-name="T5_34">,<text:s/></text:span><text:span text:style-name="T5_35">or</text:span><text:span text:style-name="T5_36"><text:s/></text:span><text:span text:style-name="T5_37">just</text:span><text:span text:style-name="T5_38"><text:s/></text:span><text:span text:style-name="T5_39">fall</text:span><text:span text:style-name="T5_40"><text:s/></text:span><text:span text:style-name="T5_41">down</text:span><text:span text:style-name="T5_42">/</text:span><text:span text:style-name="T5_43">get</text:span><text:span text:style-name="T5_44"><text:s/></text:span><text:span text:style-name="T5_45">stunned</text:span><text:span text:style-name="T5_46"><text:s/></text:span><text:span text:style-name="T5_47">so</text:span><text:span text:style-name="T5_48"><text:s/></text:span><text:span text:style-name="T5_49">Penny</text:span><text:span text:style-name="T5_50"><text:s/></text:span><text:span text:style-name="T5_51">can</text:span><text:span text:style-name="T5_52"><text:s/></text:span><text:span text:style-name="T5_53">pass</text:span><text:span text:style-name="T5_54"><text:s/></text:span><text:span text:style-name="T5_55">them</text:span><text:span text:style-name="T5_56">)?</text:span></text:p>
            </text:list-item>
          </text:list>
        </text:list-item>
        <text:list-item>
          <text:p text:style-name="P6"><text:span text:style-name="T6_1">Jumps</text:span><text:span text:style-name="T6_2"><text:s/>3<text:s/>“</text:span><text:span text:style-name="T6_3">bodies</text:span><text:span text:style-name="T6_4">”<text:s/></text:span><text:span text:style-name="T6_5">high</text:span><text:span text:style-name="T6_6"><text:s/>–<text:s/></text:span><text:span text:style-name="T6_7">bosses</text:span><text:span text:style-name="T6_8"><text:s/></text:span><text:span text:style-name="T6_9">will</text:span><text:span text:style-name="T6_10"><text:s/></text:span><text:span text:style-name="T6_11">be</text:span><text:span text:style-name="T6_12"><text:s/></text:span><text:span text:style-name="T6_13">at</text:span><text:span text:style-name="T6_14"><text:s/></text:span><text:span text:style-name="T6_15">least</text:span><text:span text:style-name="T6_16"><text:s/>4<text:s/></text:span><text:span text:style-name="T6_17">bodies</text:span><text:span text:style-name="T6_18"><text:s/></text:span><text:span text:style-name="T6_19">high</text:span></text:p>
        </text:list-item>
      </text:list>
      <text:p text:style-name="P7"><text:span text:style-name="T7_1">Mechanics</text:span><text:span text:style-name="T7_2">:</text:span></text:p>
      <text:list text:style-name="LS1" xml:id="list3">
        <text:list-item>
          <text:p text:style-name="P8"><text:span text:style-name="T8_1">Player</text:span><text:span text:style-name="T8_2"><text:s/></text:span><text:span text:style-name="T8_3">must</text:span><text:span text:style-name="T8_4"><text:s/></text:span><text:span text:style-name="T8_5">collect</text:span><text:span text:style-name="T8_6"><text:s/></text:span><text:span text:style-name="T8_7">letters</text:span><text:span text:style-name="T8_8"><text:s/></text:span><text:span text:style-name="T8_9">hidden</text:span><text:span text:style-name="T8_10">/</text:span><text:span text:style-name="T8_11">spread</text:span><text:span text:style-name="T8_12"><text:s/></text:span><text:span text:style-name="T8_13">throughout</text:span><text:span text:style-name="T8_14"><text:s/></text:span><text:span text:style-name="T8_15">the</text:span><text:span text:style-name="T8_16"><text:s/></text:span><text:span text:style-name="T8_17">level</text:span><text:span text:style-name="T8_18">;<text:s/></text:span><text:span text:style-name="T8_19">these</text:span><text:span text:style-name="T8_20"><text:s/></text:span><text:span text:style-name="T8_21">must</text:span><text:span text:style-name="T8_22"><text:s/></text:span><text:span text:style-name="T8_23">then</text:span><text:span text:style-name="T8_24"><text:s/></text:span><text:span text:style-name="T8_25">be</text:span><text:span text:style-name="T8_26"><text:s/></text:span><text:span text:style-name="T8_27">assembled</text:span><text:span text:style-name="T8_28"><text:s/></text:span><text:span text:style-name="T8_29">at</text:span><text:span text:style-name="T8_30"><text:s/></text:span><text:span text:style-name="T8_31">the</text:span><text:span text:style-name="T8_32"><text:s/></text:span><text:span text:style-name="T8_33">end</text:span><text:span text:style-name="T8_34"><text:s/></text:span><text:span text:style-name="T8_35">in</text:span><text:span text:style-name="T8_36"><text:s/></text:span><text:span text:style-name="T8_37">order</text:span><text:span text:style-name="T8_38"><text:s/></text:span><text:span text:style-name="T8_39">to</text:span><text:span text:style-name="T8_40"><text:s/></text:span><text:span text:style-name="T8_41">spell</text:span><text:span text:style-name="T8_42"><text:s/></text:span><text:span text:style-name="T8_43">out</text:span><text:span text:style-name="T8_44"><text:s/></text:span><text:span text:style-name="T8_45">a</text:span><text:span text:style-name="T8_46"><text:s/></text:span><text:span text:style-name="T8_47">word</text:span><text:span text:style-name="T8_48"><text:s/></text:span><text:span text:style-name="T8_49">to</text:span><text:span text:style-name="T8_50"><text:s/></text:span><text:span text:style-name="T8_51">vanquish</text:span><text:span text:style-name="T8_52"><text:s/></text:span><text:span text:style-name="T8_53">the</text:span><text:span text:style-name="T8_54"><text:s/></text:span><text:span text:style-name="T8_55">final</text:span><text:span text:style-name="T8_56"><text:s/></text:span><text:span text:style-name="T8_57">boss</text:span><text:span text:style-name="T8_58"><text:s/></text:span><text:span text:style-name="T8_59">of</text:span><text:span text:style-name="T8_60"><text:s/></text:span><text:span text:style-name="T8_61">each</text:span><text:span text:style-name="T8_62"><text:s/></text:span><text:span text:style-name="T8_63">section</text:span></text:p>
          <text:list>
            <text:list-item>
              <text:p text:style-name="P9"><text:span text:style-name="T9_1">Scrabble</text:span><text:span text:style-name="T9_2">-</text:span><text:span text:style-name="T9_3">like</text:span><text:span text:style-name="T9_4"><text:s/></text:span><text:span text:style-name="T9_5">interface</text:span><text:span text:style-name="T9_6"><text:s/></text:span><text:span text:style-name="T9_7">at</text:span><text:span text:style-name="T9_8"><text:s/></text:span><text:span text:style-name="T9_9">the</text:span><text:span text:style-name="T9_10"><text:s/></text:span><text:span text:style-name="T9_11">top</text:span><text:span text:style-name="T9_12">,<text:s/></text:span><text:span text:style-name="T9_13">players</text:span><text:span text:style-name="T9_14"><text:s/></text:span><text:span text:style-name="T9_15">can</text:span><text:span text:style-name="T9_16"><text:s/></text:span><text:span text:style-name="T9_17">shuffle</text:span><text:span text:style-name="T9_18"><text:s/></text:span><text:span text:style-name="T9_19">the</text:span><text:span text:style-name="T9_20"><text:s/></text:span><text:span text:style-name="T9_21">letters</text:span></text:p>
            </text:list-item>
            <text:list-item>
              <text:p text:style-name="P10"><text:span text:style-name="T10_1">Once</text:span><text:span text:style-name="T10_2"><text:s/></text:span><text:span text:style-name="T10_3">an</text:span><text:span text:style-name="T10_4"><text:s/></text:span><text:span text:style-name="T10_5">important</text:span><text:span text:style-name="T10_6"><text:s/></text:span><text:span text:style-name="T10_7">word</text:span><text:span text:style-name="T10_8"><text:s/></text:span><text:span text:style-name="T10_9">has</text:span><text:span text:style-name="T10_10"><text:s/></text:span><text:span text:style-name="T10_11">been</text:span><text:span text:style-name="T10_12"><text:s/></text:span><text:span text:style-name="T10_13">connected</text:span><text:span text:style-name="T10_14">,<text:s/></text:span><text:span text:style-name="T10_15">the</text:span><text:span text:style-name="T10_16"><text:s/></text:span><text:span text:style-name="T10_17">word</text:span><text:span text:style-name="T10_18"><text:s/></text:span><text:span text:style-name="T10_19">appears</text:span><text:span text:style-name="T10_20"><text:s/></text:span><text:span text:style-name="T10_21">in</text:span><text:span text:style-name="T10_22"><text:s/>“</text:span><text:span text:style-name="T10_23">inventory</text:span><text:span text:style-name="T10_24">”<text:s/></text:span><text:span text:style-name="T10_25">to</text:span><text:span text:style-name="T10_26"><text:s/></text:span><text:span text:style-name="T10_27">be</text:span><text:span text:style-name="T10_28"><text:s/></text:span><text:span text:style-name="T10_29">used</text:span><text:span text:style-name="T10_30"><text:s/></text:span><text:span text:style-name="T10_31">against</text:span><text:span text:style-name="T10_32"><text:s/></text:span><text:span text:style-name="T10_33">a</text:span><text:span text:style-name="T10_34"><text:s/></text:span><text:span text:style-name="T10_35">boss</text:span></text:p>
              <text:list>
                <text:list-item>
                  <text:p text:style-name="P11"><text:span text:style-name="T11_1">should</text:span><text:span text:style-name="T11_2"><text:s/></text:span><text:span text:style-name="T11_3">the</text:span><text:span text:style-name="T11_4"><text:s/></text:span><text:span text:style-name="T11_5">letters</text:span><text:span text:style-name="T11_6"><text:s/></text:span><text:span text:style-name="T11_7">disappear</text:span><text:span text:style-name="T11_8"><text:s/></text:span><text:span text:style-name="T11_9">entirely</text:span><text:span text:style-name="T11_10"><text:s/></text:span><text:span text:style-name="T11_11">after</text:span><text:span text:style-name="T11_12"><text:s/></text:span><text:span text:style-name="T11_13">being</text:span><text:span text:style-name="T11_14"><text:s/></text:span><text:span text:style-name="T11_15">used</text:span><text:span text:style-name="T11_16"><text:s/></text:span><text:span text:style-name="T11_17">that</text:span><text:span text:style-name="T11_18"><text:s/></text:span><text:span text:style-name="T11_19">way</text:span><text:span text:style-name="T11_20">?<text:s/></text:span><text:span text:style-name="T11_21">If</text:span><text:span text:style-name="T11_22"><text:s/></text:span><text:span text:style-name="T11_23">so</text:span><text:span text:style-name="T11_24">,<text:s/></text:span><text:span text:style-name="T11_25">must</text:span><text:span text:style-name="T11_26"><text:s/></text:span><text:span text:style-name="T11_27">find</text:span><text:span text:style-name="T11_28"><text:s/></text:span><text:span text:style-name="T11_29">a</text:span><text:span text:style-name="T11_30"><text:s/></text:span><text:span text:style-name="T11_31">way</text:span><text:span text:style-name="T11_32"><text:s/></text:span><text:span text:style-name="T11_33">to</text:span><text:span text:style-name="T11_34"><text:s/></text:span><text:span text:style-name="T11_35">ensure</text:span><text:span text:style-name="T11_36"><text:s/></text:span><text:span text:style-name="T11_37">that</text:span><text:span text:style-name="T11_38"><text:s/></text:span><text:span text:style-name="T11_39">players</text:span><text:span text:style-name="T11_40"><text:s/></text:span><text:span text:style-name="T11_41">do</text:span><text:span text:style-name="T11_42"><text:s/></text:span><text:span text:style-name="T11_43">not</text:span><text:span text:style-name="T11_44"><text:s/></text:span><text:span text:style-name="T11_45">assemble</text:span><text:span text:style-name="T11_46"><text:s/></text:span><text:span text:style-name="T11_47">a</text:span><text:span text:style-name="T11_48"><text:s/></text:span><text:span text:style-name="T11_49">word</text:span><text:span text:style-name="T11_50"><text:s/></text:span><text:span text:style-name="T11_51">from</text:span><text:span text:style-name="T11_52"><text:s/></text:span><text:span text:style-name="T11_53">later</text:span><text:span text:style-name="T11_54"><text:s/></text:span><text:span text:style-name="T11_55">level</text:span><text:span text:style-name="T11_56"><text:s/></text:span><text:span text:style-name="T11_57">section</text:span><text:span text:style-name="T11_58"><text:s/></text:span><text:span text:style-name="T11_59">and</text:span><text:span text:style-name="T11_60"><text:s/></text:span><text:span text:style-name="T11_61">end</text:span><text:span text:style-name="T11_62"><text:s/></text:span><text:span text:style-name="T11_63">up</text:span><text:span text:style-name="T11_64"><text:s/></text:span><text:span text:style-name="T11_65">with</text:span><text:span text:style-name="T11_66"><text:s/></text:span><text:span text:style-name="T11_67">no</text:span><text:span text:style-name="T11_68"><text:s/></text:span><text:span text:style-name="T11_69">way</text:span><text:span text:style-name="T11_70"><text:s/></text:span><text:span text:style-name="T11_71">to</text:span><text:span text:style-name="T11_72"><text:s/></text:span><text:span text:style-name="T11_73">make</text:span><text:span text:style-name="T11_74"><text:s/></text:span><text:span text:style-name="T11_75">words</text:span><text:span text:style-name="T11_76"><text:s/></text:span><text:span text:style-name="T11_77">to</text:span><text:span text:style-name="T11_78"><text:s/></text:span><text:span text:style-name="T11_79">bypass</text:span><text:span text:style-name="T11_80"><text:s/></text:span><text:span text:style-name="T11_81">current</text:span><text:span text:style-name="T11_82"><text:s/></text:span><text:span text:style-name="T11_83">section</text:span><text:span text:style-name="T11_84"><text:s/>(</text:span><text:span text:style-name="T11_85">one</text:span><text:span text:style-name="T11_86"><text:s/></text:span><text:span text:style-name="T11_87">answer</text:span><text:span text:style-name="T11_88">:<text:s/></text:span><text:span text:style-name="T11_89">choose</text:span><text:span text:style-name="T11_90"><text:s/></text:span><text:span text:style-name="T11_91">words</text:span><text:span text:style-name="T11_92"><text:s/></text:span><text:span text:style-name="T11_93">with</text:span><text:span text:style-name="T11_94"><text:s/></text:span><text:span text:style-name="T11_95">different</text:span><text:span text:style-name="T11_96"><text:s/></text:span><text:span text:style-name="T11_97">letters</text:span><text:span text:style-name="T11_98">)</text:span></text:p>
                </text:list-item>
                <text:list-item>
                  <text:p text:style-name="P12"><text:bookmark-start text:name="h.gjdgxs"/><text:bookmark-end text:name="h.gjdgxs"/><text:span text:style-name="T12_1">If</text:span><text:span text:style-name="T12_2"><text:s/></text:span><text:span text:style-name="T12_3">there</text:span><text:span text:style-name="T12_4"><text:s/></text:span><text:span text:style-name="T12_5">is</text:span><text:span text:style-name="T12_6"><text:s/></text:span><text:span text:style-name="T12_7">time</text:span><text:span text:style-name="T12_8">,<text:s/></text:span><text:span text:style-name="T12_9">would</text:span><text:span text:style-name="T12_10"><text:s/></text:span><text:span text:style-name="T12_11">suggest</text:span><text:span text:style-name="T12_12"><text:s/></text:span><text:span text:style-name="T12_13">adding</text:span><text:span text:style-name="T12_14"><text:s/></text:span><text:span text:style-name="T12_15">a</text:span><text:span text:style-name="T12_16"><text:s/></text:span><text:span text:style-name="T12_17">few</text:span><text:span text:style-name="T12_18"><text:s/></text:span><text:span text:style-name="T12_19">additional</text:span><text:span text:style-name="T12_20"><text:s/></text:span><text:span text:style-name="T12_21">solution</text:span><text:span text:style-name="T12_22"><text:s/></text:span><text:span text:style-name="T12_23">words</text:span><text:span text:style-name="T12_24"><text:s/></text:span><text:span text:style-name="T12_25">to</text:span><text:span text:style-name="T12_26"><text:s/></text:span><text:span text:style-name="T12_27">each</text:span><text:span text:style-name="T12_28"><text:s/></text:span><text:span text:style-name="T12_29">boss</text:span><text:span text:style-name="T12_30">,<text:s/></text:span><text:span text:style-name="T12_31">partly</text:span><text:span text:style-name="T12_32"><text:s/></text:span><text:span text:style-name="T12_33">due</text:span><text:span text:style-name="T12_34"><text:s/></text:span><text:span text:style-name="T12_35">to</text:span><text:span text:style-name="T12_36"><text:s/></text:span><text:span text:style-name="T12_37">humor</text:span><text:span text:style-name="T12_38">,<text:s/></text:span><text:span text:style-name="T12_39">and</text:span><text:span text:style-name="T12_40"><text:s/></text:span><text:span text:style-name="T12_41">partly</text:span><text:span text:style-name="T12_42"><text:s/></text:span><text:span text:style-name="T12_43">to</text:span><text:span text:style-name="T12_44"><text:s/></text:span><text:span text:style-name="T12_45">give</text:span><text:span text:style-name="T12_46"><text:s/></text:span><text:span text:style-name="T12_47">players</text:span><text:span text:style-name="T12_48"><text:s/></text:span><text:span text:style-name="T12_49">more</text:span><text:span text:style-name="T12_50"><text:s/></text:span><text:span text:style-name="T12_51">choice</text:span><text:span text:style-name="T12_52"><text:s/></text:span><text:span text:style-name="T12_53">on</text:span><text:span text:style-name="T12_54"><text:s/></text:span><text:span text:style-name="T12_55">how</text:span><text:span text:style-name="T12_56"><text:s/></text:span><text:span text:style-name="T12_57">to</text:span><text:span text:style-name="T12_58"><text:s/></text:span><text:span text:style-name="T12_59">approach</text:span><text:span text:style-name="T12_60"><text:s/></text:span><text:span text:style-name="T12_61">a</text:span><text:span text:style-name="T12_62"><text:s/></text:span><text:span text:style-name="T12_63">boss</text:span><text:span text:style-name="T12_64"><text:s/>(</text:span><text:span text:style-name="T12_65">this</text:span><text:span text:style-name="T12_66"><text:s/></text:span><text:span text:style-name="T12_67">will</text:span><text:span text:style-name="T12_68"><text:s/></text:span><text:span text:style-name="T12_69">likely</text:span><text:span text:style-name="T12_70"><text:s/></text:span><text:span text:style-name="T12_71">depend</text:span><text:span text:style-name="T12_72"><text:s/></text:span><text:span text:style-name="T12_73">on</text:span><text:span text:style-name="T12_74"><text:s/></text:span><text:span text:style-name="T12_75">time</text:span><text:span text:style-name="T12_76"><text:s/></text:span><text:span text:style-name="T12_77">etc</text:span><text:span text:style-name="T12_78">)</text:span></text:p>
                </text:list-item>
              </text:list>
            </text:list-item>
            <text:list-item>
              <text:p text:style-name="P13"><text:span text:style-name="T13_1">ORIGINAL</text:span><text:span text:style-name="T13_2"><text:s/></text:span><text:span text:style-name="T13_3">IDEA</text:span><text:span text:style-name="T13_4">:<text:s/></text:span><text:span text:style-name="T13_5">would</text:span><text:span text:style-name="T13_6"><text:s/></text:span><text:span text:style-name="T13_7">collect</text:span><text:span text:style-name="T13_8"><text:s/></text:span><text:span text:style-name="T13_9">whole</text:span><text:span text:style-name="T13_10"><text:s/></text:span><text:span text:style-name="T13_11">words</text:span><text:span text:style-name="T13_12"><text:s/></text:span><text:span text:style-name="T13_13">and</text:span><text:span text:style-name="T13_14"><text:s/></text:span><text:span text:style-name="T13_15">use</text:span><text:span text:style-name="T13_16"><text:s/></text:span><text:span text:style-name="T13_17">one</text:span><text:span text:style-name="T13_18"><text:s/></text:span><text:span text:style-name="T13_19">of</text:span><text:span text:style-name="T13_20"><text:s/></text:span><text:span text:style-name="T13_21">three</text:span><text:span text:style-name="T13_22"><text:s/></text:span><text:span text:style-name="T13_23">against</text:span><text:span text:style-name="T13_24"><text:s/></text:span><text:span text:style-name="T13_25">boss</text:span><text:span text:style-name="T13_26"><text:s/>–<text:s/></text:span><text:span text:style-name="T13_27">keep</text:span><text:span text:style-name="T13_28"><text:s/></text:span><text:span text:style-name="T13_29">this</text:span><text:span text:style-name="T13_30"><text:s/></text:span><text:span text:style-name="T13_31">in</text:span><text:span text:style-name="T13_32"><text:s/></text:span><text:span text:style-name="T13_33">mind</text:span><text:span text:style-name="T13_34"><text:s/></text:span><text:span text:style-name="T13_35">if</text:span><text:span text:style-name="T13_36"><text:s/></text:span><text:span text:style-name="T13_37">we</text:span><text:span text:style-name="T13_38"><text:s/></text:span><text:span text:style-name="T13_39">need</text:span><text:span text:style-name="T13_40"><text:s/></text:span><text:span text:style-name="T13_41">to</text:span><text:span text:style-name="T13_42"><text:s/></text:span><text:span text:style-name="T13_43">scale</text:span><text:span text:style-name="T13_44"><text:s/></text:span><text:span text:style-name="T13_45">back</text:span><text:span text:style-name="T13_46"><text:s/></text:span><text:span text:style-name="T13_47">on</text:span><text:span text:style-name="T13_48"><text:s/></text:span><text:span text:style-name="T13_49">our</text:span><text:span text:style-name="T13_50"><text:s/></text:span><text:span text:style-name="T13_51">ideas</text:span><text:span text:style-name="T13_52"><text:s/></text:span><text:span text:style-name="T13_53">or</text:span><text:span text:style-name="T13_54"><text:s/></text:span><text:span text:style-name="T13_55">if</text:span><text:span text:style-name="T13_56"><text:s/></text:span><text:span text:style-name="T13_57">we</text:span><text:span text:style-name="T13_58"><text:s/></text:span><text:span text:style-name="T13_59">want</text:span><text:span text:style-name="T13_60"><text:s/></text:span><text:span text:style-name="T13_61">to</text:span><text:span text:style-name="T13_62"><text:s/></text:span><text:span text:style-name="T13_63">skew</text:span><text:span text:style-name="T13_64"><text:s/></text:span><text:span text:style-name="T13_65">more</text:span><text:span text:style-name="T13_66"><text:s/></text:span><text:span text:style-name="T13_67">to</text:span><text:span text:style-name="T13_68"><text:s/></text:span><text:span text:style-name="T13_69">an</text:span><text:span text:style-name="T13_70"><text:s/></text:span><text:span text:style-name="T13_71">older</text:span><text:span text:style-name="T13_72"><text:s/></text:span><text:span text:style-name="T13_73">audience</text:span><text:span text:style-name="T13_74">?<text:s/>(</text:span><text:span text:style-name="T13_75">possible</text:span><text:span text:style-name="T13_76"><text:s/></text:span><text:span text:style-name="T13_77">other</text:span><text:span text:style-name="T13_78"><text:s/></text:span><text:span text:style-name="T13_79">way</text:span><text:span text:style-name="T13_80"><text:s/></text:span><text:span text:style-name="T13_81">to</text:span><text:span text:style-name="T13_82"><text:s/></text:span><text:span text:style-name="T13_83">skew</text:span><text:span text:style-name="T13_84"><text:s/></text:span><text:span text:style-name="T13_85">it</text:span><text:span text:style-name="T13_86"><text:s/></text:span><text:span text:style-name="T13_87">older</text:span><text:span text:style-name="T13_88">:<text:s/></text:span><text:span text:style-name="T13_89">make</text:span><text:span text:style-name="T13_90"><text:s/></text:span><text:span text:style-name="T13_91">the</text:span><text:span text:style-name="T13_92"><text:s/></text:span><text:span text:style-name="T13_93">words</text:span><text:span text:style-name="T13_94"><text:s/></text:span><text:span text:style-name="T13_95">more</text:span><text:span text:style-name="T13_96"><text:s/></text:span><text:span text:style-name="T13_97">complicated</text:span><text:span text:style-name="T13_98">,<text:s/></text:span><text:span text:style-name="T13_99">like</text:span><text:span text:style-name="T13_100"><text:s/></text:span><text:span text:style-name="T13_101">femur</text:span><text:span text:style-name="T13_102">,<text:s/></text:span><text:span text:style-name="T13_103">etc</text:span><text:span text:style-name="T13_104">)</text:span></text:p>
            </text:list-item>
          </text:list>
        </text:list-item>
        <text:list-item>
          <text:p text:style-name="P14"><text:span text:style-name="T14_1">DAMAGE</text:span><text:span text:style-name="T14_2"><text:s/></text:span><text:span text:style-name="T14_3">AND</text:span><text:span text:style-name="T14_4"><text:s/></text:span><text:span text:style-name="T14_5">GAME</text:span><text:span text:style-name="T14_6"><text:s/></text:span><text:span text:style-name="T14_7">OVER</text:span><text:span text:style-name="T14_8">:<text:s/></text:span><text:span text:style-name="T14_9">If</text:span><text:span text:style-name="T14_10"><text:s/></text:span><text:span text:style-name="T14_11">a</text:span><text:span text:style-name="T14_12"><text:s/></text:span><text:span text:style-name="T14_13">player</text:span><text:span text:style-name="T14_14"><text:s/></text:span><text:span text:style-name="T14_15">is</text:span><text:span text:style-name="T14_16"><text:s/></text:span><text:span text:style-name="T14_17">touched</text:span><text:span text:style-name="T14_18"><text:s/></text:span><text:span text:style-name="T14_19">by</text:span><text:span text:style-name="T14_20"><text:s/></text:span><text:span text:style-name="T14_21">an</text:span><text:span text:style-name="T14_22"><text:s/></text:span><text:span text:style-name="T14_23">enemy</text:span><text:span text:style-name="T14_24">,<text:s/></text:span><text:span text:style-name="T14_25">they</text:span><text:span text:style-name="T14_26"><text:s/></text:span><text:span text:style-name="T14_27">are</text:span><text:span text:style-name="T14_28"><text:s/></text:span><text:span text:style-name="T14_29">knocked</text:span><text:span text:style-name="T14_30"><text:s/></text:span><text:span text:style-name="T14_31">back</text:span><text:span text:style-name="T14_32"><text:s/></text:span><text:span text:style-name="T14_33">and</text:span><text:span text:style-name="T14_34"><text:s/></text:span><text:span text:style-name="T14_35">drop</text:span><text:span text:style-name="T14_36"><text:s/></text:span><text:span text:style-name="T14_37">a</text:span><text:span text:style-name="T14_38"><text:s/></text:span><text:span text:style-name="T14_39">letter</text:span><text:span text:style-name="T14_40"><text:s/>(</text:span><text:span text:style-name="T14_41">thrown</text:span><text:span text:style-name="T14_42"><text:s/></text:span><text:span text:style-name="T14_43">at</text:span><text:span text:style-name="T14_44"><text:s/></text:span><text:span text:style-name="T14_45">some</text:span><text:span text:style-name="T14_46"><text:s/></text:span><text:span text:style-name="T14_47">distance</text:span><text:span text:style-name="T14_48">);<text:s/></text:span><text:span text:style-name="T14_49">if</text:span><text:span text:style-name="T14_50"><text:s/></text:span><text:span text:style-name="T14_51">a</text:span><text:span text:style-name="T14_52"><text:s/></text:span><text:span text:style-name="T14_53">player</text:span><text:span text:style-name="T14_54"><text:s/></text:span><text:span text:style-name="T14_55">has</text:span><text:span text:style-name="T14_56"><text:s/></text:span><text:span text:style-name="T14_57">NO</text:span><text:span text:style-name="T14_58"><text:s/></text:span><text:span text:style-name="T14_59">letters</text:span><text:span text:style-name="T14_60"><text:s/></text:span><text:span text:style-name="T14_61">left</text:span><text:span text:style-name="T14_62">,<text:s/></text:span><text:span text:style-name="T14_63">cuts</text:span><text:span text:style-name="T14_64"><text:s/></text:span><text:span text:style-name="T14_65">to</text:span><text:span text:style-name="T14_66"><text:s/></text:span><text:span text:style-name="T14_67">Penny</text:span><text:span text:style-name="T14_68">’</text:span><text:span text:style-name="T14_69">s</text:span><text:span text:style-name="T14_70"><text:s/></text:span><text:span text:style-name="T14_71">bedroom</text:span><text:span text:style-name="T14_72"><text:s/>(</text:span><text:span text:style-name="T14_73">or</text:span><text:span text:style-name="T14_74"><text:s/></text:span><text:span text:style-name="T14_75">just</text:span><text:span text:style-name="T14_76"><text:s/></text:span><text:span text:style-name="T14_77">a</text:span><text:span text:style-name="T14_78"><text:s/></text:span><text:span text:style-name="T14_79">text</text:span><text:span text:style-name="T14_80"><text:s/></text:span><text:span text:style-name="T14_81">box</text:span><text:span text:style-name="T14_82">)<text:s/></text:span><text:span text:style-name="T14_83">with</text:span><text:span text:style-name="T14_84"><text:s/></text:span><text:span text:style-name="T14_85">the</text:span><text:span text:style-name="T14_86"><text:s/></text:span><text:span text:style-name="T14_87">mother</text:span><text:span text:style-name="T14_88"><text:s/></text:span><text:span text:style-name="T14_89">saying</text:span><text:span text:style-name="T14_90">,<text:s/>“</text:span><text:span text:style-name="T14_91">That</text:span><text:span text:style-name="T14_92">’</text:span><text:span text:style-name="T14_93">s</text:span><text:span text:style-name="T14_94"><text:s/></text:span><text:span text:style-name="T14_95">enough</text:span><text:span text:style-name="T14_96">,<text:s/></text:span><text:span text:style-name="T14_97">now</text:span><text:span text:style-name="T14_98"><text:s/></text:span><text:span text:style-name="T14_99">you</text:span><text:span text:style-name="T14_100"><text:s/></text:span><text:span text:style-name="T14_101">go</text:span><text:span text:style-name="T14_102"><text:s/></text:span><text:span text:style-name="T14_103">to</text:span><text:span text:style-name="T14_104"><text:s/></text:span><text:span text:style-name="T14_105">sleep</text:span><text:span text:style-name="T14_106">”<text:s/></text:span><text:span text:style-name="T14_107">and</text:span><text:span text:style-name="T14_108"><text:s/></text:span><text:span text:style-name="T14_109">force</text:span><text:span text:style-name="T14_110"><text:s/></text:span><text:span text:style-name="T14_111">the</text:span><text:span text:style-name="T14_112"><text:s/></text:span><text:span text:style-name="T14_113">player</text:span><text:span text:style-name="T14_114"><text:s/></text:span><text:span text:style-name="T14_115">to</text:span><text:span text:style-name="T14_116"><text:s/></text:span><text:span text:style-name="T14_117">start</text:span><text:span text:style-name="T14_118"><text:s/></text:span><text:span text:style-name="T14_119">again</text:span></text:p>
          <text:list>
            <text:list-item>
              <text:p text:style-name="P15"><text:span text:style-name="T15_1">falling</text:span><text:span text:style-name="T15_2"><text:s/></text:span><text:span text:style-name="T15_3">down</text:span><text:span text:style-name="T15_4"><text:s/></text:span><text:span text:style-name="T15_5">in</text:span><text:span text:style-name="T15_6"><text:s/></text:span><text:span text:style-name="T15_7">water</text:span><text:span text:style-name="T15_8"><text:s/></text:span><text:span text:style-name="T15_9">or</text:span><text:span text:style-name="T15_10"><text:s/></text:span><text:span text:style-name="T15_11">pitfalls</text:span><text:span text:style-name="T15_12"><text:s/></text:span><text:span text:style-name="T15_13">just</text:span><text:span text:style-name="T15_14"><text:s/></text:span><text:span text:style-name="T15_15">knocks</text:span><text:span text:style-name="T15_16"><text:s/></text:span><text:span text:style-name="T15_17">you</text:span><text:span text:style-name="T15_18"><text:s/></text:span><text:span text:style-name="T15_19">back</text:span><text:span text:style-name="T15_20">/</text:span><text:span text:style-name="T15_21">puts</text:span><text:span text:style-name="T15_22"><text:s/></text:span><text:span text:style-name="T15_23">you</text:span><text:span text:style-name="T15_24"><text:s/></text:span><text:span text:style-name="T15_25">back</text:span><text:span text:style-name="T15_26"><text:s/></text:span><text:span text:style-name="T15_27">on</text:span><text:span text:style-name="T15_28"><text:s/></text:span><text:span text:style-name="T15_29">last</text:span><text:span text:style-name="T15_30"><text:s/></text:span><text:span text:style-name="T15_31">ledge</text:span></text:p>
            </text:list-item>
          </text:list>
        </text:list-item>
      </text:list>
      <text:p text:style-name="P16"/>
      <text:p text:style-name="P17"><text:span text:style-name="T17_1">Dialogue</text:span><text:span text:style-name="T17_2">/</text:span><text:span text:style-name="T17_3">audio</text:span><text:span text:style-name="T17_4"><text:s/></text:span><text:span text:style-name="T17_5">cues</text:span><text:span text:style-name="T17_6"><text:s/></text:span><text:span text:style-name="T17_7">and</text:span><text:span text:style-name="T17_8"><text:s/></text:span><text:span text:style-name="T17_9">triggers</text:span></text:p>
      <text:list text:style-name="LS2" xml:id="list11">
        <text:list-item>
          <text:p text:style-name="P18"><text:span text:style-name="T18_1"><text:s/></text:span><text:span text:style-name="T18_2">first</text:span><text:span text:style-name="T18_3"><text:s/></text:span><text:span text:style-name="T18_4">scene</text:span><text:span text:style-name="T18_5"><text:s/>(</text:span><text:span text:style-name="T18_6">full</text:span><text:span text:style-name="T18_7"><text:s/></text:span><text:span text:style-name="T18_8">conversation</text:span><text:span text:style-name="T18_9"><text:s/></text:span><text:span text:style-name="T18_10">with</text:span><text:span text:style-name="T18_11"><text:s/></text:span><text:span text:style-name="T18_12">mother</text:span><text:span text:style-name="T18_13"><text:s/></text:span><text:span text:style-name="T18_14">in</text:span><text:span text:style-name="T18_15"><text:s/></text:span><text:span text:style-name="T18_16">beginning</text:span><text:span text:style-name="T18_17"><text:s/></text:span><text:span text:style-name="T18_18">scene</text:span><text:span text:style-name="T18_19">)</text:span></text:p>
        </text:list-item>
        <text:list-item>
          <text:p text:style-name="P19"><text:span text:style-name="T19_1">Transition</text:span><text:span text:style-name="T19_2"><text:s/></text:span><text:span text:style-name="T19_3">from</text:span><text:span text:style-name="T19_4"><text:s/></text:span><text:span text:style-name="T19_5">inside</text:span><text:span text:style-name="T19_6"><text:s/></text:span><text:span text:style-name="T19_7">the</text:span><text:span text:style-name="T19_8"><text:s/></text:span><text:span text:style-name="T19_9">house</text:span><text:span text:style-name="T19_10"><text:s/></text:span><text:span text:style-name="T19_11">to</text:span><text:span text:style-name="T19_12"><text:s/></text:span><text:span text:style-name="T19_13">suburban</text:span><text:span text:style-name="T19_14"><text:s/></text:span><text:span text:style-name="T19_15">street</text:span><text:span text:style-name="T19_16"><text:s/>(</text:span><text:span text:style-name="T19_17">setting</text:span><text:span text:style-name="T19_18"><text:s/></text:span><text:span text:style-name="T19_19">the</text:span><text:span text:style-name="T19_20"><text:s/></text:span><text:span text:style-name="T19_21">scene</text:span><text:span text:style-name="T19_22"><text:s/>-<text:s/>“</text:span><text:span text:style-name="T19_23">So</text:span><text:span text:style-name="T19_24"><text:s/></text:span><text:span text:style-name="T19_25">I</text:span><text:span text:style-name="T19_26"><text:s/></text:span><text:span text:style-name="T19_27">was</text:span><text:span text:style-name="T19_28"><text:s/></text:span><text:span text:style-name="T19_29">walking</text:span><text:span text:style-name="T19_30"><text:s/></text:span><text:span text:style-name="T19_31">home</text:span><text:span text:style-name="T19_32"><text:s/></text:span><text:span text:style-name="T19_33">when</text:span><text:span text:style-name="T19_34"><text:s/></text:span><text:span text:style-name="T19_35">I</text:span><text:span text:style-name="T19_36"><text:s/></text:span><text:span text:style-name="T19_37">took</text:span><text:span text:style-name="T19_38"><text:s/></text:span><text:span text:style-name="T19_39">a</text:span><text:span text:style-name="T19_40"><text:s/></text:span><text:span text:style-name="T19_41">wrong</text:span><text:span text:style-name="T19_42"><text:s/></text:span><text:span text:style-name="T19_43">turn</text:span><text:span text:style-name="T19_44"><text:s/></text:span><text:span text:style-name="T19_45">and</text:span><text:span text:style-name="T19_46"><text:s/></text:span><text:span text:style-name="T19_47">got</text:span><text:span text:style-name="T19_48"><text:s/></text:span><text:span text:style-name="T19_49">lost</text:span><text:span text:style-name="T19_50">...”)</text:span></text:p>
          <text:list>
            <text:list-item>
              <text:list>
                <text:list-item>
                  <text:p text:style-name="P20"><text:span text:style-name="T20_1">NON</text:span><text:span text:style-name="T20_2"><text:s/></text:span><text:span text:style-name="T20_3">DIALOGUE</text:span><text:span text:style-name="T20_4"><text:s/>-<text:s/></text:span><text:span text:style-name="T20_5">quick</text:span><text:span text:style-name="T20_6"><text:s/></text:span><text:span text:style-name="T20_7">text</text:span><text:span text:style-name="T20_8"><text:s/></text:span><text:span text:style-name="T20_9">box</text:span><text:span text:style-name="T20_10"><text:s/></text:span><text:span text:style-name="T20_11">giving</text:span><text:span text:style-name="T20_12"><text:s/></text:span><text:span text:style-name="T20_13">movement</text:span><text:span text:style-name="T20_14"><text:s/></text:span><text:span text:style-name="T20_15">tutorial</text:span><text:span text:style-name="T20_16"><text:s/>(</text:span><text:span text:style-name="T20_17">use</text:span><text:span text:style-name="T20_18"><text:s/></text:span><text:span text:style-name="T20_19">arrow</text:span><text:span text:style-name="T20_20"><text:s/></text:span><text:span text:style-name="T20_21">keys</text:span><text:span text:style-name="T20_22"><text:s/></text:span><text:span text:style-name="T20_23">to</text:span><text:span text:style-name="T20_24"><text:s/></text:span><text:span text:style-name="T20_25">move</text:span><text:span text:style-name="T20_26">,<text:s/></text:span><text:span text:style-name="T20_27">space</text:span><text:span text:style-name="T20_28"><text:s/></text:span><text:span text:style-name="T20_29">to</text:span><text:span text:style-name="T20_30"><text:s/></text:span><text:span text:style-name="T20_31">jump</text:span><text:span text:style-name="T20_32">)</text:span></text:p>
                </text:list-item>
              </text:list>
            </text:list-item>
          </text:list>
        </text:list-item>
        <text:list-item>
          <text:p text:style-name="P21"><text:span text:style-name="T21_1">First</text:span><text:span text:style-name="T21_2"><text:s/></text:span><text:span text:style-name="T21_3">time</text:span><text:span text:style-name="T21_4"><text:s/></text:span><text:span text:style-name="T21_5">Penny</text:span><text:span text:style-name="T21_6"><text:s/></text:span><text:span text:style-name="T21_7">encounters</text:span><text:span text:style-name="T21_8"><text:s/></text:span><text:span text:style-name="T21_9">a</text:span><text:span text:style-name="T21_10"><text:s/></text:span><text:span text:style-name="T21_11">yappy</text:span><text:span text:style-name="T21_12"><text:s/></text:span><text:span text:style-name="T21_13">dog</text:span><text:span text:style-name="T21_14"><text:s/></text:span><text:span text:style-name="T21_15">minion</text:span><text:span text:style-name="T21_16"><text:s/>(“</text:span><text:span text:style-name="T21_17">And</text:span><text:span text:style-name="T21_18"><text:s/></text:span><text:span text:style-name="T21_19">then</text:span><text:span text:style-name="T21_20"><text:s/></text:span><text:span text:style-name="T21_21">there</text:span><text:span text:style-name="T21_22"><text:s/></text:span><text:span text:style-name="T21_23">was</text:span><text:span text:style-name="T21_24"><text:s/></text:span><text:span text:style-name="T21_25">a</text:span><text:span text:style-name="T21_26"><text:s/></text:span><text:span text:style-name="T21_27">dog</text:span><text:span text:style-name="T21_28">,<text:s/></text:span><text:span text:style-name="T21_29">and</text:span><text:span text:style-name="T21_30"><text:s/></text:span><text:span text:style-name="T21_31">it</text:span><text:span text:style-name="T21_32"><text:s/></text:span><text:span text:style-name="T21_33">was</text:span><text:span text:style-name="T21_34"><text:s/></text:span><text:span text:style-name="T21_35">mean</text:span><text:span text:style-name="T21_36">,<text:s/></text:span><text:span text:style-name="T21_37">woof</text:span><text:span text:style-name="T21_38"><text:s/></text:span><text:span text:style-name="T21_39">woof</text:span><text:span text:style-name="T21_40">,<text:s/></text:span><text:span text:style-name="T21_41">etc</text:span><text:span text:style-name="T21_42">”)</text:span></text:p>
        </text:list-item>
        <text:list-item>
          <text:p text:style-name="P22"><text:span text:style-name="T22_1">Introducing</text:span><text:span text:style-name="T22_2"><text:s/></text:span><text:span text:style-name="T22_3">the</text:span><text:span text:style-name="T22_4"><text:s/></text:span><text:span text:style-name="T22_5">taser</text:span><text:span text:style-name="T22_6">,<text:s/></text:span><text:span text:style-name="T22_7">possibly</text:span><text:span text:style-name="T22_8"><text:s/></text:span><text:span text:style-name="T22_9">as</text:span><text:span text:style-name="T22_10"><text:s/></text:span><text:span text:style-name="T22_11">part</text:span><text:span text:style-name="T22_12"><text:s/></text:span><text:span text:style-name="T22_13">of</text:span><text:span text:style-name="T22_14"><text:s/></text:span><text:span text:style-name="T22_15">previous</text:span><text:span text:style-name="T22_16"><text:s/></text:span><text:span text:style-name="T22_17">dog</text:span><text:span text:style-name="T22_18"><text:s/></text:span><text:span text:style-name="T22_19">minion</text:span><text:span text:style-name="T22_20"><text:s/></text:span><text:span text:style-name="T22_21">encounter</text:span><text:span text:style-name="T22_22"><text:s/>(“</text:span><text:span text:style-name="T22_23">SO</text:span><text:span text:style-name="T22_24"><text:s/></text:span><text:span text:style-name="T22_25">I</text:span><text:span text:style-name="T22_26"><text:s/></text:span><text:span text:style-name="T22_27">pulled</text:span><text:span text:style-name="T22_28"><text:s/></text:span><text:span text:style-name="T22_29">out</text:span><text:span text:style-name="T22_30"><text:s/></text:span><text:span text:style-name="T22_31">my</text:span><text:span text:style-name="T22_32"><text:s/></text:span><text:span text:style-name="T22_33">taser</text:span><text:span text:style-name="T22_34">!”)</text:span></text:p>
          <text:list>
            <text:list-item>
              <text:list>
                <text:list-item>
                  <text:p text:style-name="P23"><text:span text:style-name="T23_1">NON</text:span><text:span text:style-name="T23_2"><text:s/></text:span><text:span text:style-name="T23_3">DIALOGUE</text:span><text:span text:style-name="T23_4">:<text:s/></text:span><text:span text:style-name="T23_5">quick</text:span><text:span text:style-name="T23_6"><text:s/></text:span><text:span text:style-name="T23_7">tutorial</text:span><text:span text:style-name="T23_8"><text:s/></text:span><text:span text:style-name="T23_9">text</text:span><text:span text:style-name="T23_10"><text:s/></text:span><text:span text:style-name="T23_11">saying</text:span><text:span text:style-name="T23_12"><text:s/></text:span><text:span text:style-name="T23_13">which</text:span><text:span text:style-name="T23_14"><text:s/></text:span><text:span text:style-name="T23_15">button</text:span><text:span text:style-name="T23_16"><text:s/></text:span><text:span text:style-name="T23_17">to</text:span><text:span text:style-name="T23_18"><text:s/></text:span><text:span text:style-name="T23_19">hold</text:span><text:span text:style-name="T23_20"><text:s/></text:span><text:span text:style-name="T23_21">for</text:span><text:span text:style-name="T23_22"><text:s/></text:span><text:span text:style-name="T23_23">the</text:span><text:span text:style-name="T23_24"><text:s/></text:span><text:span text:style-name="T23_25">taser</text:span><text:span text:style-name="T23_26"><text:s/>(“</text:span><text:span text:style-name="T23_27">Hold</text:span><text:span text:style-name="T23_28"><text:s/></text:span><text:span text:style-name="T23_29">C</text:span><text:span text:style-name="T23_30"><text:s/></text:span><text:span text:style-name="T23_31">to</text:span><text:span text:style-name="T23_32"><text:s/></text:span><text:span text:style-name="T23_33">use</text:span><text:span text:style-name="T23_34"><text:s/></text:span><text:span text:style-name="T23_35">the</text:span><text:span text:style-name="T23_36"><text:s/></text:span><text:span text:style-name="T23_37">taser</text:span><text:span text:style-name="T23_38">”)</text:span></text:p>
                </text:list-item>
              </text:list>
            </text:list-item>
          </text:list>
        </text:list-item>
        <text:list-item>
          <text:p text:style-name="P24"><text:span text:style-name="T24_1">First</text:span><text:span text:style-name="T24_2"><text:s/></text:span><text:span text:style-name="T24_3">time</text:span><text:span text:style-name="T24_4"><text:s/></text:span><text:span text:style-name="T24_5">Penny</text:span><text:span text:style-name="T24_6"><text:s/></text:span><text:span text:style-name="T24_7">encounters</text:span><text:span text:style-name="T24_8"><text:s/></text:span><text:span text:style-name="T24_9">a</text:span><text:span text:style-name="T24_10"><text:s/>“</text:span><text:span text:style-name="T24_11">hiding</text:span><text:span text:style-name="T24_12">”<text:s/></text:span><text:span text:style-name="T24_13">word</text:span><text:span text:style-name="T24_14">/</text:span><text:span text:style-name="T24_15">letter</text:span><text:span text:style-name="T24_16"><text:s/></text:span><text:span text:style-name="T24_17">thing</text:span><text:span text:style-name="T24_18">,<text:s/></text:span><text:span text:style-name="T24_19">hinting</text:span><text:span text:style-name="T24_20"><text:s/></text:span><text:span text:style-name="T24_21">for</text:span><text:span text:style-name="T24_22"><text:s/></text:span><text:span text:style-name="T24_23">player</text:span><text:span text:style-name="T24_24"><text:s/></text:span><text:span text:style-name="T24_25">to</text:span><text:span text:style-name="T24_26"><text:s/></text:span><text:span text:style-name="T24_27">explore</text:span><text:span text:style-name="T24_28"><text:s/>(“</text:span><text:span text:style-name="T24_29">And</text:span><text:span text:style-name="T24_30"><text:s/></text:span><text:span text:style-name="T24_31">then</text:span><text:span text:style-name="T24_32"><text:s/></text:span><text:span text:style-name="T24_33">I</text:span><text:span text:style-name="T24_34"><text:s/></text:span><text:span text:style-name="T24_35">saw</text:span><text:span text:style-name="T24_36"><text:s/></text:span><text:span text:style-name="T24_37">a</text:span><text:span text:style-name="T24_38"><text:s/></text:span><text:span text:style-name="T24_39">garbage</text:span><text:span text:style-name="T24_40"><text:s/></text:span><text:span text:style-name="T24_41">can</text:span><text:span text:style-name="T24_42"><text:s/></text:span><text:span text:style-name="T24_43">with</text:span><text:span text:style-name="T24_44"><text:s/></text:span><text:span text:style-name="T24_45">a</text:span><text:span text:style-name="T24_46"><text:s/></text:span><text:span text:style-name="T24_47">lid</text:span><text:span text:style-name="T24_48"><text:s/></text:span><text:span text:style-name="T24_49">on</text:span><text:span text:style-name="T24_50"><text:s/></text:span><text:span text:style-name="T24_51">it</text:span><text:span text:style-name="T24_52">,<text:s/></text:span><text:span text:style-name="T24_53">and</text:span><text:span text:style-name="T24_54"><text:s/></text:span><text:span text:style-name="T24_55">I</text:span><text:span text:style-name="T24_56"><text:s/></text:span><text:span text:style-name="T24_57">had</text:span><text:span text:style-name="T24_58"><text:s/></text:span><text:span text:style-name="T24_59">to</text:span><text:span text:style-name="T24_60"><text:s/></text:span><text:span text:style-name="T24_61">check</text:span><text:span text:style-name="T24_62"><text:s/></text:span><text:span text:style-name="T24_63">it</text:span><text:span text:style-name="T24_64"><text:s/></text:span><text:span text:style-name="T24_65">out</text:span><text:span text:style-name="T24_66">!”)</text:span></text:p>
          <text:list>
            <text:list-item>
              <text:list>
                <text:list-item>
                  <text:p text:style-name="P25"><text:span text:style-name="T25_1">NON</text:span><text:span text:style-name="T25_2"><text:s/></text:span><text:span text:style-name="T25_3">DIALOGUE</text:span><text:span text:style-name="T25_4">:<text:s/></text:span><text:span text:style-name="T25_5">quick</text:span><text:span text:style-name="T25_6"><text:s/></text:span><text:span text:style-name="T25_7">tutorial</text:span><text:span text:style-name="T25_8"><text:s/></text:span><text:span text:style-name="T25_9">text</text:span><text:span text:style-name="T25_10"><text:s/></text:span><text:span text:style-name="T25_11">saying</text:span><text:span text:style-name="T25_12"><text:s/></text:span><text:span text:style-name="T25_13">which</text:span><text:span text:style-name="T25_14"><text:s/></text:span><text:span text:style-name="T25_15">button</text:span><text:span text:style-name="T25_16"><text:s/></text:span><text:span text:style-name="T25_17">to</text:span><text:span text:style-name="T25_18"><text:s/></text:span><text:span text:style-name="T25_19">press</text:span><text:span text:style-name="T25_20"><text:s/></text:span><text:span text:style-name="T25_21">for</text:span><text:span text:style-name="T25_22"><text:s/></text:span><text:span text:style-name="T25_23">search</text:span><text:span text:style-name="T25_24"><text:s/>(“</text:span><text:span text:style-name="T25_25">Press</text:span><text:span text:style-name="T25_26"><text:s/></text:span><text:span text:style-name="T25_27">S</text:span><text:span text:style-name="T25_28"><text:s/></text:span><text:span text:style-name="T25_29">to</text:span><text:span text:style-name="T25_30"><text:s/></text:span><text:span text:style-name="T25_31">search</text:span><text:span text:style-name="T25_32"><text:s/></text:span><text:span text:style-name="T25_33">for</text:span><text:span text:style-name="T25_34"><text:s/></text:span><text:span text:style-name="T25_35">hidden</text:span><text:span text:style-name="T25_36"><text:s/></text:span><text:span text:style-name="T25_37">things</text:span><text:span text:style-name="T25_38">.”)</text:span></text:p>
                </text:list-item>
              </text:list>
            </text:list-item>
          </text:list>
        </text:list-item>
        <text:list-item>
          <text:p text:style-name="P26"><text:span text:style-name="T26_1">Penny</text:span><text:span text:style-name="T26_2"><text:s/></text:span><text:span text:style-name="T26_3">approaching</text:span><text:span text:style-name="T26_4">/</text:span><text:span text:style-name="T26_5">proximity</text:span><text:span text:style-name="T26_6"><text:s/></text:span><text:span text:style-name="T26_7">to</text:span><text:span text:style-name="T26_8"><text:s/></text:span><text:span text:style-name="T26_9">end</text:span><text:span text:style-name="T26_10"><text:s/></text:span><text:span text:style-name="T26_11">boss</text:span><text:span text:style-name="T26_12"><text:s/></text:span><text:span text:style-name="T26_13">Cerberus</text:span><text:span text:style-name="T26_14"><text:s/></text:span><text:span text:style-name="T26_15">dog</text:span><text:span text:style-name="T26_16"><text:s/>(“</text:span><text:span text:style-name="T26_17">He</text:span><text:span text:style-name="T26_18"><text:s/></text:span><text:span text:style-name="T26_19">was</text:span><text:span text:style-name="T26_20"><text:s/></text:span><text:span text:style-name="T26_21">a</text:span><text:span text:style-name="T26_22"><text:s/></text:span><text:span text:style-name="T26_23">dog</text:span><text:span text:style-name="T26_24">.<text:s/></text:span><text:span text:style-name="T26_25">No</text:span><text:span text:style-name="T26_26">!<text:s/></text:span><text:span text:style-name="T26_27">he</text:span><text:span text:style-name="T26_28"><text:s/></text:span><text:span text:style-name="T26_29">was</text:span><text:span text:style-name="T26_30"><text:s/></text:span><text:span text:style-name="T26_31">really</text:span><text:span text:style-name="T26_32"><text:s/></text:span><text:span text:style-name="T26_33">mean</text:span><text:span text:style-name="T26_34">!”<text:s/>-<text:s/></text:span><text:span text:style-name="T26_35">animation</text:span><text:span text:style-name="T26_36"><text:s/></text:span><text:span text:style-name="T26_37">of</text:span><text:span text:style-name="T26_38"><text:s/></text:span><text:span text:style-name="T26_39">big</text:span><text:span text:style-name="T26_40"><text:s/></text:span><text:span text:style-name="T26_41">yappy</text:span><text:span text:style-name="T26_42"><text:s/></text:span><text:span text:style-name="T26_43">dog</text:span><text:span text:style-name="T26_44"><text:s/></text:span><text:span text:style-name="T26_45">turning</text:span><text:span text:style-name="T26_46"><text:s/></text:span><text:span text:style-name="T26_47">into</text:span><text:span text:style-name="T26_48"><text:s/></text:span><text:span text:style-name="T26_49">cerberus</text:span><text:span text:style-name="T26_50">??)</text:span></text:p>
        </text:list-item>
        <text:list-item>
          <text:p text:style-name="P27"><text:span text:style-name="T27_1">Overcoming</text:span><text:span text:style-name="T27_2"><text:s/></text:span><text:span text:style-name="T27_3">the</text:span><text:span text:style-name="T27_4"><text:s/></text:span><text:span text:style-name="T27_5">obstacle</text:span><text:span text:style-name="T27_6"><text:s/></text:span><text:span text:style-name="T27_7">with</text:span><text:span text:style-name="T27_8"><text:s/></text:span><text:span text:style-name="T27_9">the</text:span><text:span text:style-name="T27_10"><text:s/>“</text:span><text:span text:style-name="T27_11">bone</text:span><text:span text:style-name="T27_12">”<text:s/></text:span><text:span text:style-name="T27_13">word</text:span><text:span text:style-name="T27_14"><text:s/>(“</text:span><text:span text:style-name="T27_15">But</text:span><text:span text:style-name="T27_16"><text:s/></text:span><text:span text:style-name="T27_17">then</text:span><text:span text:style-name="T27_18"><text:s/></text:span><text:span text:style-name="T27_19">I</text:span><text:span text:style-name="T27_20"><text:s/></text:span><text:span text:style-name="T27_21">threw</text:span><text:span text:style-name="T27_22"><text:s/></text:span><text:span text:style-name="T27_23">a</text:span><text:span text:style-name="T27_24"><text:s/></text:span><text:span text:style-name="T27_25">bone</text:span><text:span text:style-name="T27_26">,<text:s/></text:span><text:span text:style-name="T27_27">and</text:span><text:span text:style-name="T27_28"><text:s/></text:span><text:span text:style-name="T27_29">he</text:span><text:span text:style-name="T27_30"><text:s/></text:span><text:span text:style-name="T27_31">ran</text:span><text:span text:style-name="T27_32"><text:s/></text:span><text:span text:style-name="T27_33">away</text:span><text:span text:style-name="T27_34">!”)</text:span></text:p>
          <text:list>
            <text:list-item>
              <text:p text:style-name="P28"><text:span text:style-name="T28_1">`</text:span><text:span text:style-name="T28_2">Immediately</text:span><text:span text:style-name="T28_3"><text:s/></text:span><text:span text:style-name="T28_4">after</text:span><text:span text:style-name="T28_5">,<text:s/></text:span><text:span text:style-name="T28_6">triggers</text:span><text:span text:style-name="T28_7"><text:s/></text:span><text:span text:style-name="T28_8">the</text:span><text:span text:style-name="T28_9"><text:s/></text:span><text:span text:style-name="T28_10">regular</text:span><text:span text:style-name="T28_11"><text:s/></text:span><text:span text:style-name="T28_12">boy</text:span><text:span text:style-name="T28_13"><text:s/></text:span><text:span text:style-name="T28_14">dialogue</text:span><text:span text:style-name="T28_15"><text:s/>“</text:span><text:span text:style-name="T28_16">ANd</text:span><text:span text:style-name="T28_17"><text:s/></text:span><text:span text:style-name="T28_18">then</text:span><text:span text:style-name="T28_19"><text:s/></text:span><text:span text:style-name="T28_20">I</text:span><text:span text:style-name="T28_21"><text:s/></text:span><text:span text:style-name="T28_22">met</text:span><text:span text:style-name="T28_23"><text:s/></text:span><text:span text:style-name="T28_24">a</text:span><text:span text:style-name="T28_25"><text:s/></text:span><text:span text:style-name="T28_26">boy</text:span><text:span text:style-name="T28_27">.<text:s/></text:span><text:span text:style-name="T28_28">Boys</text:span><text:span text:style-name="T28_29"><text:s/></text:span><text:span text:style-name="T28_30">are</text:span><text:span text:style-name="T28_31"><text:s/></text:span><text:span text:style-name="T28_32">dumb</text:span><text:span text:style-name="T28_33">!”</text:span></text:p>
            </text:list-item>
          </text:list>
        </text:list-item>
        <text:list-item>
          <text:p text:style-name="P29"><text:span text:style-name="T29_1">Transition</text:span><text:span text:style-name="T29_2"><text:s/></text:span><text:span text:style-name="T29_3">from</text:span><text:span text:style-name="T29_4"><text:s/></text:span><text:span text:style-name="T29_5">suburbs</text:span><text:span text:style-name="T29_6"><text:s/></text:span><text:span text:style-name="T29_7">to</text:span><text:span text:style-name="T29_8"><text:s/></text:span><text:span text:style-name="T29_9">forest</text:span><text:span text:style-name="T29_10"><text:s/>(“</text:span><text:span text:style-name="T29_11">And</text:span><text:span text:style-name="T29_12"><text:s/></text:span><text:span text:style-name="T29_13">then</text:span><text:span text:style-name="T29_14"><text:s/></text:span><text:span text:style-name="T29_15">I</text:span><text:span text:style-name="T29_16"><text:s/></text:span><text:span text:style-name="T29_17">got</text:span><text:span text:style-name="T29_18"><text:s/></text:span><text:span text:style-name="T29_19">lost</text:span><text:span text:style-name="T29_20"><text:s/></text:span><text:span text:style-name="T29_21">in</text:span><text:span text:style-name="T29_22"><text:s/></text:span><text:span text:style-name="T29_23">the</text:span><text:span text:style-name="T29_24"><text:s/></text:span><text:span text:style-name="T29_25">forest</text:span><text:span text:style-name="T29_26">!”)</text:span></text:p>
        </text:list-item>
        <text:list-item>
          <text:p text:style-name="P30"><text:span text:style-name="T30_1">First</text:span><text:span text:style-name="T30_2"><text:s/></text:span><text:span text:style-name="T30_3">encounter</text:span><text:span text:style-name="T30_4"><text:s/></text:span><text:span text:style-name="T30_5">with</text:span><text:span text:style-name="T30_6"><text:s/></text:span><text:span text:style-name="T30_7">deer</text:span><text:span text:style-name="T30_8"><text:s/></text:span><text:span text:style-name="T30_9">minions</text:span><text:span text:style-name="T30_10"><text:s/>(“</text:span><text:span text:style-name="T30_11">And</text:span><text:span text:style-name="T30_12"><text:s/></text:span><text:span text:style-name="T30_13">there</text:span><text:span text:style-name="T30_14"><text:s/></text:span><text:span text:style-name="T30_15">were</text:span><text:span text:style-name="T30_16"><text:s/></text:span><text:span text:style-name="T30_17">deer</text:span><text:span text:style-name="T30_18"><text:s/></text:span><text:span text:style-name="T30_19">in</text:span><text:span text:style-name="T30_20"><text:s/></text:span><text:span text:style-name="T30_21">the</text:span><text:span text:style-name="T30_22"><text:s/></text:span><text:span text:style-name="T30_23">forest</text:span><text:span text:style-name="T30_24">,<text:s/></text:span><text:span text:style-name="T30_25">and</text:span><text:span text:style-name="T30_26"><text:s/></text:span><text:span text:style-name="T30_27">they</text:span><text:span text:style-name="T30_28"><text:s/></text:span><text:span text:style-name="T30_29">were</text:span><text:span text:style-name="T30_30"><text:s/></text:span><text:span text:style-name="T30_31">mean</text:span><text:span text:style-name="T30_32">!”</text:span></text:p>
        </text:list-item>
        <text:list-item>
          <text:p text:style-name="P31"><text:span text:style-name="T31_1">Penny</text:span><text:span text:style-name="T31_2"><text:s/></text:span><text:span text:style-name="T31_3">approaching</text:span><text:span text:style-name="T31_4">/</text:span><text:span text:style-name="T31_5">proximity</text:span><text:span text:style-name="T31_6"><text:s/></text:span><text:span text:style-name="T31_7">to</text:span><text:span text:style-name="T31_8"><text:s/></text:span><text:span text:style-name="T31_9">end</text:span><text:span text:style-name="T31_10"><text:s/></text:span><text:span text:style-name="T31_11">boss</text:span><text:span text:style-name="T31_12"><text:s/></text:span><text:span text:style-name="T31_13">Witch</text:span><text:span text:style-name="T31_14"><text:s/></text:span><text:span text:style-name="T31_15">with</text:span><text:span text:style-name="T31_16"><text:s/></text:span><text:span text:style-name="T31_17">Apple</text:span><text:span text:style-name="T31_18"><text:s/>(“</text:span><text:span text:style-name="T31_19">And</text:span><text:span text:style-name="T31_20"><text:s/></text:span><text:span text:style-name="T31_21">then</text:span><text:span text:style-name="T31_22"><text:s/></text:span><text:span text:style-name="T31_23">there</text:span><text:span text:style-name="T31_24"><text:s/></text:span><text:span text:style-name="T31_25">was</text:span><text:span text:style-name="T31_26"><text:s/></text:span><text:span text:style-name="T31_27">a</text:span><text:span text:style-name="T31_28"><text:s/></text:span><text:span text:style-name="T31_29">witch</text:span><text:span text:style-name="T31_30"><text:s/></text:span><text:span text:style-name="T31_31">giving</text:span><text:span text:style-name="T31_32"><text:s/></text:span><text:span text:style-name="T31_33">me</text:span><text:span text:style-name="T31_34"><text:s/></text:span><text:span text:style-name="T31_35">an</text:span><text:span text:style-name="T31_36"><text:s/></text:span><text:span text:style-name="T31_37">apple</text:span><text:span text:style-name="T31_38">!”</text:span></text:p>
        </text:list-item>
        <text:list-item>
          <text:p text:style-name="P32"><text:span text:style-name="T32_1">Overcoming</text:span><text:span text:style-name="T32_2"><text:s/></text:span><text:span text:style-name="T32_3">the</text:span><text:span text:style-name="T32_4"><text:s/></text:span><text:span text:style-name="T32_5">witch</text:span><text:span text:style-name="T32_6"><text:s/></text:span><text:span text:style-name="T32_7">obstacle</text:span><text:span text:style-name="T32_8"><text:s/></text:span><text:span text:style-name="T32_9">with</text:span><text:span text:style-name="T32_10"><text:s/></text:span><text:span text:style-name="T32_11">the</text:span><text:span text:style-name="T32_12"><text:s/>“</text:span><text:span text:style-name="T32_13">cookie</text:span><text:span text:style-name="T32_14">”<text:s/></text:span><text:span text:style-name="T32_15">word</text:span><text:span text:style-name="T32_16"><text:s/>(“</text:span><text:span text:style-name="T32_17">But</text:span><text:span text:style-name="T32_18"><text:s/></text:span><text:span text:style-name="T32_19">I</text:span><text:span text:style-name="T32_20"><text:s/></text:span><text:span text:style-name="T32_21">didn</text:span><text:span text:style-name="T32_22">’</text:span><text:span text:style-name="T32_23">t</text:span><text:span text:style-name="T32_24"><text:s/></text:span><text:span text:style-name="T32_25">want</text:span><text:span text:style-name="T32_26"><text:s/></text:span><text:span text:style-name="T32_27">the</text:span><text:span text:style-name="T32_28"><text:s/></text:span><text:span text:style-name="T32_29">apple</text:span><text:span text:style-name="T32_30"><text:s/></text:span><text:span text:style-name="T32_31">because</text:span><text:span text:style-name="T32_32"><text:s/></text:span><text:span text:style-name="T32_33">I</text:span><text:span text:style-name="T32_34"><text:s/></text:span><text:span text:style-name="T32_35">was</text:span><text:span text:style-name="T32_36"><text:s/></text:span><text:span text:style-name="T32_37">full</text:span><text:span text:style-name="T32_38"><text:s/></text:span><text:span text:style-name="T32_39">of</text:span><text:span text:style-name="T32_40"><text:s/></text:span><text:span text:style-name="T32_41">cookies</text:span><text:span text:style-name="T32_42">!”<text:s/>-<text:s/></text:span><text:span text:style-name="T32_43">witch</text:span><text:span text:style-name="T32_44"><text:s/></text:span><text:span text:style-name="T32_45">turns</text:span><text:span text:style-name="T32_46"><text:s/></text:span><text:span text:style-name="T32_47">around</text:span><text:span text:style-name="T32_48"><text:s/></text:span><text:span text:style-name="T32_49">and</text:span><text:span text:style-name="T32_50"><text:s/></text:span><text:span text:style-name="T32_51">leaves</text:span><text:span text:style-name="T32_52">)</text:span></text:p>
          <text:list>
            <text:list-item>
              <text:p text:style-name="P33"><text:span text:style-name="T33_1">`</text:span><text:span text:style-name="T33_2">Immediately</text:span><text:span text:style-name="T33_3"><text:s/></text:span><text:span text:style-name="T33_4">after</text:span><text:span text:style-name="T33_5">,<text:s/></text:span><text:span text:style-name="T33_6">triggers</text:span><text:span text:style-name="T33_7"><text:s/></text:span><text:span text:style-name="T33_8">the</text:span><text:span text:style-name="T33_9"><text:s/></text:span><text:span text:style-name="T33_10">boy</text:span><text:span text:style-name="T33_11"><text:s/></text:span><text:span text:style-name="T33_12">elf</text:span><text:span text:style-name="T33_13"><text:s/></text:span><text:span text:style-name="T33_14">dialogue</text:span><text:span text:style-name="T33_15"><text:s/>“</text:span><text:span text:style-name="T33_16">ANd</text:span><text:span text:style-name="T33_17"><text:s/></text:span><text:span text:style-name="T33_18">then</text:span><text:span text:style-name="T33_19"><text:s/></text:span><text:span text:style-name="T33_20">I</text:span><text:span text:style-name="T33_21"><text:s/></text:span><text:span text:style-name="T33_22">met</text:span><text:span text:style-name="T33_23"><text:s/></text:span><text:span text:style-name="T33_24">an</text:span><text:span text:style-name="T33_25"><text:s/></text:span><text:span text:style-name="T33_26">elf</text:span><text:span text:style-name="T33_27">,<text:s/></text:span><text:span text:style-name="T33_28">but</text:span><text:span text:style-name="T33_29"><text:s/></text:span><text:span text:style-name="T33_30">he</text:span><text:span text:style-name="T33_31"><text:s/></text:span><text:span text:style-name="T33_32">was</text:span><text:span text:style-name="T33_33"><text:s/></text:span><text:span text:style-name="T33_34">a</text:span><text:span text:style-name="T33_35"><text:s text:c="2"/></text:span><text:span text:style-name="T33_36">boy</text:span><text:span text:style-name="T33_37">.<text:s/></text:span><text:span text:style-name="T33_38">Boys</text:span><text:span text:style-name="T33_39"><text:s/></text:span><text:span text:style-name="T33_40">are</text:span><text:span text:style-name="T33_41"><text:s/></text:span><text:span text:style-name="T33_42">dumb</text:span><text:span text:style-name="T33_43">!”</text:span></text:p>
            </text:list-item>
          </text:list>
        </text:list-item>
        <text:list-item>
          <text:p text:style-name="P34"><text:span text:style-name="T34_1">Transition</text:span><text:span text:style-name="T34_2"><text:s/></text:span><text:span text:style-name="T34_3">from</text:span><text:span text:style-name="T34_4"><text:s/></text:span><text:span text:style-name="T34_5">forest</text:span><text:span text:style-name="T34_6"><text:s/></text:span><text:span text:style-name="T34_7">to</text:span><text:span text:style-name="T34_8"><text:s/></text:span><text:span text:style-name="T34_9">river</text:span><text:span text:style-name="T34_10"><text:s/>(“</text:span><text:span text:style-name="T34_11">And</text:span><text:span text:style-name="T34_12"><text:s/></text:span><text:span text:style-name="T34_13">then</text:span><text:span text:style-name="T34_14"><text:s/></text:span><text:span text:style-name="T34_15">there</text:span><text:span text:style-name="T34_16"><text:s/></text:span><text:span text:style-name="T34_17">was</text:span><text:span text:style-name="T34_18"><text:s/></text:span><text:span text:style-name="T34_19">a</text:span><text:span text:style-name="T34_20"><text:s/></text:span><text:span text:style-name="T34_21">big</text:span><text:span text:style-name="T34_22"><text:s/></text:span><text:span text:style-name="T34_23">river</text:span><text:span text:style-name="T34_24">!<text:s/></text:span><text:span text:style-name="T34_25">And</text:span><text:span text:style-name="T34_26"><text:s/></text:span><text:span text:style-name="T34_27">I</text:span><text:span text:style-name="T34_28"><text:s/></text:span><text:span text:style-name="T34_29">had</text:span><text:span text:style-name="T34_30"><text:s/></text:span><text:span text:style-name="T34_31">to</text:span><text:span text:style-name="T34_32"><text:s/></text:span><text:span text:style-name="T34_33">be</text:span><text:span text:style-name="T34_34"><text:s/></text:span><text:span text:style-name="T34_35">careful</text:span><text:span text:style-name="T34_36"><text:s/></text:span><text:span text:style-name="T34_37">and</text:span><text:span text:style-name="T34_38"><text:s/></text:span><text:span text:style-name="T34_39">jump</text:span><text:span text:style-name="T34_40"><text:s/></text:span><text:span text:style-name="T34_41">from</text:span><text:span text:style-name="T34_42"><text:s/></text:span><text:span text:style-name="T34_43">stone</text:span><text:span text:style-name="T34_44"><text:s/></text:span><text:span text:style-name="T34_45">to</text:span><text:span text:style-name="T34_46"><text:s/></text:span><text:span text:style-name="T34_47">stone</text:span><text:span text:style-name="T34_48"><text:s/></text:span><text:span text:style-name="T34_49">so</text:span><text:span text:style-name="T34_50"><text:s/></text:span><text:span text:style-name="T34_51">I</text:span><text:span text:style-name="T34_52"><text:s/></text:span><text:span text:style-name="T34_53">couldn</text:span><text:span text:style-name="T34_54">’</text:span><text:span text:style-name="T34_55">t</text:span><text:span text:style-name="T34_56"><text:s/></text:span><text:span text:style-name="T34_57">get</text:span><text:span text:style-name="T34_58"><text:s/></text:span><text:span text:style-name="T34_59">wet</text:span><text:span text:style-name="T34_60">.”)</text:span></text:p>
        </text:list-item>
        <text:list-item>
          <text:p text:style-name="P35"><text:span text:style-name="T35_1">First</text:span><text:span text:style-name="T35_2"><text:s/></text:span><text:span text:style-name="T35_3">encounter</text:span><text:span text:style-name="T35_4"><text:s/></text:span><text:span text:style-name="T35_5">with</text:span><text:span text:style-name="T35_6"><text:s/></text:span><text:span text:style-name="T35_7">beaver</text:span><text:span text:style-name="T35_8"><text:s/></text:span><text:span text:style-name="T35_9">minions</text:span><text:span text:style-name="T35_10"><text:s/>(“</text:span><text:span text:style-name="T35_11">And</text:span><text:span text:style-name="T35_12"><text:s/></text:span><text:span text:style-name="T35_13">then</text:span><text:span text:style-name="T35_14"><text:s/></text:span><text:span text:style-name="T35_15">there</text:span><text:span text:style-name="T35_16"><text:s/></text:span><text:span text:style-name="T35_17">were</text:span><text:span text:style-name="T35_18"><text:s/></text:span><text:span text:style-name="T35_19">beavers</text:span><text:span text:style-name="T35_20">,<text:s/></text:span><text:span text:style-name="T35_21">and</text:span><text:span text:style-name="T35_22"><text:s/></text:span><text:span text:style-name="T35_23">they</text:span><text:span text:style-name="T35_24"><text:s/></text:span><text:span text:style-name="T35_25">had</text:span><text:span text:style-name="T35_26"><text:s/></text:span><text:span text:style-name="T35_27">big</text:span><text:span text:style-name="T35_28"><text:s/></text:span><text:span text:style-name="T35_29">teeth</text:span><text:span text:style-name="T35_30">!”</text:span></text:p>
        </text:list-item>
        <text:list-item>
          <text:p text:style-name="P36"><text:span text:style-name="T36_1">Proximity</text:span><text:span text:style-name="T36_2"><text:s/></text:span><text:span text:style-name="T36_3">to</text:span><text:span text:style-name="T36_4"><text:s/></text:span><text:span text:style-name="T36_5">end</text:span><text:span text:style-name="T36_6"><text:s/></text:span><text:span text:style-name="T36_7">boss</text:span><text:span text:style-name="T36_8"><text:s/></text:span><text:span text:style-name="T36_9">Wide</text:span><text:span text:style-name="T36_10"><text:s/></text:span><text:span text:style-name="T36_11">river</text:span><text:span text:style-name="T36_12">/</text:span><text:span text:style-name="T36_13">River</text:span><text:span text:style-name="T36_14"><text:s/></text:span><text:span text:style-name="T36_15">God</text:span><text:span text:style-name="T36_16"><text:s/>(“</text:span><text:span text:style-name="T36_17">And</text:span><text:span text:style-name="T36_18"><text:s/></text:span><text:span text:style-name="T36_19">then</text:span><text:span text:style-name="T36_20"><text:s/></text:span><text:span text:style-name="T36_21">there</text:span><text:span text:style-name="T36_22"><text:s/></text:span><text:span text:style-name="T36_23">was</text:span><text:span text:style-name="T36_24"><text:s/></text:span><text:span text:style-name="T36_25">a</text:span><text:span text:style-name="T36_26"><text:s/></text:span><text:span text:style-name="T36_27">big</text:span><text:span text:style-name="T36_28">,<text:s/></text:span><text:span text:style-name="T36_29">biiiiiiiig</text:span><text:span text:style-name="T36_30"><text:s/></text:span><text:span text:style-name="T36_31">river</text:span><text:span text:style-name="T36_32">...<text:s/></text:span><text:span text:style-name="T36_33">with</text:span><text:span text:style-name="T36_34"><text:s/></text:span><text:span text:style-name="T36_35">a</text:span><text:span text:style-name="T36_36"><text:s/></text:span><text:span text:style-name="T36_37">fish</text:span><text:span text:style-name="T36_38"><text:s/></text:span><text:span text:style-name="T36_39">in</text:span><text:span text:style-name="T36_40"><text:s/></text:span><text:span text:style-name="T36_41">it</text:span><text:span text:style-name="T36_42">!<text:s/></text:span><text:span text:style-name="T36_43">a</text:span><text:span text:style-name="T36_44"><text:s/></text:span><text:span text:style-name="T36_45">big</text:span><text:span text:style-name="T36_46"><text:s/></text:span><text:span text:style-name="T36_47">fish</text:span><text:span text:style-name="T36_48">!”)</text:span></text:p>
        </text:list-item>
        <text:list-item>
          <text:p text:style-name="P37"><text:span text:style-name="T37_1">Overcoming</text:span><text:span text:style-name="T37_2"><text:s/></text:span><text:span text:style-name="T37_3">River</text:span><text:span text:style-name="T37_4"><text:s/></text:span><text:span text:style-name="T37_5">God</text:span><text:span text:style-name="T37_6"><text:s/></text:span><text:span text:style-name="T37_7">obstacle</text:span><text:span text:style-name="T37_8"><text:s/>(“</text:span><text:span text:style-name="T37_9">But</text:span><text:span text:style-name="T37_10"><text:s/></text:span><text:span text:style-name="T37_11">then</text:span><text:span text:style-name="T37_12"><text:s/></text:span><text:span text:style-name="T37_13">I</text:span><text:span text:style-name="T37_14"><text:s/></text:span><text:span text:style-name="T37_15">grew</text:span><text:span text:style-name="T37_16"><text:s/></text:span><text:span text:style-name="T37_17">wings</text:span><text:span text:style-name="T37_18"><text:s/></text:span><text:span text:style-name="T37_19">and</text:span><text:span text:style-name="T37_20"><text:s/></text:span><text:span text:style-name="T37_21">flew</text:span><text:span text:style-name="T37_22"><text:s/></text:span><text:span text:style-name="T37_23">over</text:span><text:span text:style-name="T37_24">!”)</text:span></text:p>
        </text:list-item>
        <text:list-item>
          <text:p text:style-name="P38"><text:span text:style-name="T38_1">Transition</text:span><text:span text:style-name="T38_2"><text:s/></text:span><text:span text:style-name="T38_3">from</text:span><text:span text:style-name="T38_4"><text:s/></text:span><text:span text:style-name="T38_5">river</text:span><text:span text:style-name="T38_6"><text:s/></text:span><text:span text:style-name="T38_7">to</text:span><text:span text:style-name="T38_8"><text:s/></text:span><text:span text:style-name="T38_9">glacier</text:span></text:p>
        </text:list-item>
        <text:list-item>
          <text:p text:style-name="P39"><text:span text:style-name="T39_1">First</text:span><text:span text:style-name="T39_2"><text:s/></text:span><text:span text:style-name="T39_3">encounter</text:span><text:span text:style-name="T39_4"><text:s/></text:span><text:span text:style-name="T39_5">with</text:span><text:span text:style-name="T39_6"><text:s/></text:span><text:span text:style-name="T39_7">polar</text:span><text:span text:style-name="T39_8"><text:s/></text:span><text:span text:style-name="T39_9">cub</text:span><text:span text:style-name="T39_10"><text:s/></text:span><text:span text:style-name="T39_11">minions</text:span></text:p>
        </text:list-item>
        <text:list-item>
          <text:p text:style-name="P40"><text:span text:style-name="T40_1">Proximity</text:span><text:span text:style-name="T40_2"><text:s/></text:span><text:span text:style-name="T40_3">to</text:span><text:span text:style-name="T40_4"><text:s/></text:span><text:span text:style-name="T40_5">ice</text:span><text:span text:style-name="T40_6"><text:s/></text:span><text:span text:style-name="T40_7">golem</text:span><text:span text:style-name="T40_8"><text:s/></text:span><text:span text:style-name="T40_9">final</text:span><text:span text:style-name="T40_10"><text:s/></text:span><text:span text:style-name="T40_11">boss</text:span></text:p>
        </text:list-item>
        <text:list-item>
          <text:p text:style-name="P41"><text:span text:style-name="T41_1">Transition</text:span><text:span text:style-name="T41_2"><text:s/></text:span><text:span text:style-name="T41_3">from</text:span><text:span text:style-name="T41_4"><text:s/></text:span><text:span text:style-name="T41_5">FOREST</text:span><text:span text:style-name="T41_6"><text:s/></text:span><text:span text:style-name="T41_7">to</text:span><text:span text:style-name="T41_8"><text:s/></text:span><text:span text:style-name="T41_9">mountain</text:span><text:span text:style-name="T41_10"><text:s/>(“</text:span><text:span text:style-name="T41_11">And</text:span><text:span text:style-name="T41_12"><text:s/></text:span><text:span text:style-name="T41_13">then</text:span><text:span text:style-name="T41_14"><text:s/></text:span><text:span text:style-name="T41_15">outside</text:span><text:span text:style-name="T41_16"><text:s/></text:span><text:span text:style-name="T41_17">the</text:span><text:span text:style-name="T41_18"><text:s/></text:span><text:span text:style-name="T41_19">forest</text:span><text:span text:style-name="T41_20">,<text:s/></text:span><text:span text:style-name="T41_21">there</text:span><text:span text:style-name="T41_22"><text:s/></text:span><text:span text:style-name="T41_23">was</text:span><text:span text:style-name="T41_24"><text:s/></text:span><text:span text:style-name="T41_25">a</text:span><text:span text:style-name="T41_26"><text:s/></text:span><text:span text:style-name="T41_27">big</text:span><text:span text:style-name="T41_28"><text:s/></text:span><text:span text:style-name="T41_29">giant</text:span><text:span text:style-name="T41_30"><text:s/></text:span><text:span text:style-name="T41_31">mountain</text:span><text:span text:style-name="T41_32">!”)</text:span></text:p>
        </text:list-item>
        <text:list-item>
          <text:p text:style-name="P42"><text:span text:style-name="T42_1">First</text:span><text:span text:style-name="T42_2"><text:s/></text:span><text:span text:style-name="T42_3">encounter</text:span><text:span text:style-name="T42_4"><text:s/></text:span><text:span text:style-name="T42_5">with</text:span><text:span text:style-name="T42_6"><text:s/></text:span><text:span text:style-name="T42_7">goat</text:span><text:span text:style-name="T42_8"><text:s/></text:span><text:span text:style-name="T42_9">minions</text:span><text:span text:style-name="T42_10"><text:s/>(“</text:span><text:span text:style-name="T42_11">There</text:span><text:span text:style-name="T42_12"><text:s/></text:span><text:span text:style-name="T42_13">were</text:span><text:span text:style-name="T42_14"><text:s/></text:span><text:span text:style-name="T42_15">boats</text:span><text:span text:style-name="T42_16"><text:s/></text:span><text:span text:style-name="T42_17">in</text:span><text:span text:style-name="T42_18"><text:s/></text:span><text:span text:style-name="T42_19">the</text:span><text:span text:style-name="T42_20"><text:s/></text:span><text:span text:style-name="T42_21">mountains</text:span><text:span text:style-name="T42_22">...<text:s/></text:span><text:span text:style-name="T42_23">big</text:span><text:span text:style-name="T42_24"><text:s/></text:span><text:span text:style-name="T42_25">mean</text:span><text:span text:style-name="T42_26"><text:s/></text:span><text:span text:style-name="T42_27">goats</text:span><text:span text:style-name="T42_28"><text:s/></text:span><text:span text:style-name="T42_29">who</text:span><text:span text:style-name="T42_30"><text:s/></text:span><text:span text:style-name="T42_31">bit</text:span><text:span text:style-name="T42_32">!”)</text:span></text:p>
        </text:list-item>
        <text:list-item>
          <text:p text:style-name="P43"><text:span text:style-name="T43_1">Proximity</text:span><text:span text:style-name="T43_2"><text:s/></text:span><text:span text:style-name="T43_3">to</text:span><text:span text:style-name="T43_4"><text:s/></text:span><text:span text:style-name="T43_5">sleeping</text:span><text:span text:style-name="T43_6"><text:s/></text:span><text:span text:style-name="T43_7">dragon</text:span><text:span text:style-name="T43_8"><text:s/></text:span><text:span text:style-name="T43_9">end</text:span><text:span text:style-name="T43_10"><text:s/></text:span><text:span text:style-name="T43_11">boss</text:span><text:span text:style-name="T43_12"><text:s/>(“</text:span><text:span text:style-name="T43_13">But</text:span><text:span text:style-name="T43_14"><text:s/></text:span><text:span text:style-name="T43_15">then</text:span><text:span text:style-name="T43_16"><text:s/></text:span><text:span text:style-name="T43_17">there</text:span><text:span text:style-name="T43_18"><text:s/></text:span><text:span text:style-name="T43_19">was</text:span><text:span text:style-name="T43_20"><text:s/></text:span><text:span text:style-name="T43_21">a</text:span><text:span text:style-name="T43_22"><text:s/></text:span><text:span text:style-name="T43_23">sleeping</text:span><text:span text:style-name="T43_24"><text:s/></text:span><text:span text:style-name="T43_25">dragon</text:span><text:span text:style-name="T43_26">,<text:s/></text:span><text:span text:style-name="T43_27">bigger</text:span><text:span text:style-name="T43_28"><text:s/></text:span><text:span text:style-name="T43_29">than</text:span><text:span text:style-name="T43_30"><text:s/></text:span><text:span text:style-name="T43_31">the</text:span><text:span text:style-name="T43_32"><text:s/></text:span><text:span text:style-name="T43_33">mountain</text:span><text:span text:style-name="T43_34">!”)</text:span></text:p>
        </text:list-item>
        <text:list-item>
          <text:p text:style-name="P44"><text:span text:style-name="T44_1">Overcoming</text:span><text:span text:style-name="T44_2"><text:s/></text:span><text:span text:style-name="T44_3">sleeping</text:span><text:span text:style-name="T44_4"><text:s/></text:span><text:span text:style-name="T44_5">dragon</text:span><text:span text:style-name="T44_6"><text:s/></text:span><text:span text:style-name="T44_7">end</text:span><text:span text:style-name="T44_8"><text:s/></text:span><text:span text:style-name="T44_9">boss</text:span><text:span text:style-name="T44_10"><text:s/></text:span><text:span text:style-name="T44_11">with</text:span><text:span text:style-name="T44_12"><text:s/></text:span><text:span text:style-name="T44_13">feather</text:span><text:span text:style-name="T44_14"><text:s/></text:span><text:span text:style-name="T44_15">word</text:span><text:span text:style-name="T44_16"><text:s/>(“</text:span><text:span text:style-name="T44_17">I</text:span><text:span text:style-name="T44_18">*<text:s/></text:span><text:span text:style-name="T44_19">tickled</text:span><text:span text:style-name="T44_20"><text:s/></text:span><text:span text:style-name="T44_21">his</text:span><text:span text:style-name="T44_22"><text:s/></text:span><text:span text:style-name="T44_23">nose</text:span><text:span text:style-name="T44_24">,<text:s/></text:span><text:span text:style-name="T44_25">and</text:span><text:span text:style-name="T44_26"><text:s/></text:span><text:span text:style-name="T44_27">he</text:span><text:span text:style-name="T44_28"><text:s/></text:span><text:span text:style-name="T44_29">sneezed</text:span><text:span text:style-name="T44_30"><text:s/></text:span><text:span text:style-name="T44_31">and</text:span><text:span text:style-name="T44_32"><text:s/></text:span><text:span text:style-name="T44_33">flew</text:span><text:span text:style-name="T44_34"><text:s/></text:span><text:span text:style-name="T44_35">off</text:span><text:span text:style-name="T44_36">!”)</text:span></text:p>
          <text:list>
            <text:list-item>
              <text:p text:style-name="P45"><text:span text:style-name="T45_1">Immediately</text:span><text:span text:style-name="T45_2"><text:s/></text:span><text:span text:style-name="T45_3">after</text:span><text:span text:style-name="T45_4">,<text:s/></text:span><text:span text:style-name="T45_5">trigger</text:span><text:span text:style-name="T45_6"><text:s/></text:span><text:span text:style-name="T45_7">boy</text:span><text:span text:style-name="T45_8"><text:s/></text:span><text:span text:style-name="T45_9">knight</text:span><text:span text:style-name="T45_10"><text:s/></text:span><text:span text:style-name="T45_11">dialogue</text:span><text:span text:style-name="T45_12"><text:s/>(“</text:span><text:span text:style-name="T45_13">And</text:span><text:span text:style-name="T45_14"><text:s/></text:span><text:span text:style-name="T45_15">then</text:span><text:span text:style-name="T45_16"><text:s/></text:span><text:span text:style-name="T45_17">I</text:span><text:span text:style-name="T45_18"><text:s/></text:span><text:span text:style-name="T45_19">met</text:span><text:span text:style-name="T45_20"><text:s/></text:span><text:span text:style-name="T45_21">a</text:span><text:span text:style-name="T45_22"><text:s/></text:span><text:span text:style-name="T45_23">knight</text:span><text:span text:style-name="T45_24">.<text:s/></text:span><text:span text:style-name="T45_25">But</text:span><text:span text:style-name="T45_26"><text:s/></text:span><text:span text:style-name="T45_27">he</text:span><text:span text:style-name="T45_28"><text:s/></text:span><text:span text:style-name="T45_29">was</text:span><text:span text:style-name="T45_30"><text:s/></text:span><text:span text:style-name="T45_31">a</text:span><text:span text:style-name="T45_32"><text:s/></text:span><text:span text:style-name="T45_33">boy</text:span><text:span text:style-name="T45_34">.<text:s/></text:span><text:span text:style-name="T45_35">Boys</text:span><text:span text:style-name="T45_36"><text:s/></text:span><text:span text:style-name="T45_37">are</text:span><text:span text:style-name="T45_38"><text:s/></text:span><text:span text:style-name="T45_39">dumb</text:span><text:span text:style-name="T45_40">!”)</text:span></text:p>
            </text:list-item>
          </text:list>
        </text:list-item>
        <text:list-item>
          <text:p text:style-name="P46"><text:span text:style-name="T46_1">Transition</text:span><text:span text:style-name="T46_2"><text:s/></text:span><text:span text:style-name="T46_3">from</text:span><text:span text:style-name="T46_4"><text:s/></text:span><text:span text:style-name="T46_5">mountain</text:span><text:span text:style-name="T46_6"><text:s/></text:span><text:span text:style-name="T46_7">to</text:span><text:span text:style-name="T46_8"><text:s/></text:span><text:span text:style-name="T46_9">home</text:span><text:span text:style-name="T46_10"><text:s/>(“</text:span><text:span text:style-name="T46_11">Then</text:span><text:span text:style-name="T46_12"><text:s/></text:span><text:span text:style-name="T46_13">I</text:span><text:span text:style-name="T46_14"><text:s/></text:span><text:span text:style-name="T46_15">came</text:span><text:span text:style-name="T46_16"><text:s/></text:span><text:span text:style-name="T46_17">down</text:span><text:span text:style-name="T46_18"><text:s/></text:span><text:span text:style-name="T46_19">the</text:span><text:span text:style-name="T46_20"><text:s/></text:span><text:span text:style-name="T46_21">mountain</text:span><text:span text:style-name="T46_22"><text:s/></text:span><text:span text:style-name="T46_23">and</text:span><text:span text:style-name="T46_24"><text:s/></text:span><text:span text:style-name="T46_25">came</text:span><text:span text:style-name="T46_26"><text:s/></text:span><text:span text:style-name="T46_27">home</text:span><text:span text:style-name="T46_28">.”</text:span></text:p>
        </text:list-item>
        <text:list-item>
          <text:p text:style-name="P47"><text:span text:style-name="T47_1">Closing</text:span><text:span text:style-name="T47_2"><text:s/></text:span><text:span text:style-name="T47_3">dialogue</text:span><text:span text:style-name="T47_4"><text:s/></text:span><text:span text:style-name="T47_5">in</text:span><text:span text:style-name="T47_6"><text:s/></text:span><text:span text:style-name="T47_7">Penny</text:span><text:span text:style-name="T47_8">’</text:span><text:span text:style-name="T47_9">s</text:span><text:span text:style-name="T47_10"><text:s/></text:span><text:span text:style-name="T47_11">house</text:span><text:span text:style-name="T47_12"><text:s/>(</text:span><text:span text:style-name="T47_13">Mother</text:span><text:span text:style-name="T47_14">:<text:s/>“</text:span><text:span text:style-name="T47_15">So</text:span><text:span text:style-name="T47_16"><text:s/></text:span><text:span text:style-name="T47_17">what</text:span><text:span text:style-name="T47_18"><text:s/></text:span><text:span text:style-name="T47_19">really</text:span><text:span text:style-name="T47_20"><text:s/></text:span><text:span text:style-name="T47_21">happened</text:span><text:span text:style-name="T47_22">?”<text:s/></text:span><text:span text:style-name="T47_23">Penny</text:span><text:span text:style-name="T47_24">:<text:s/>“</text:span><text:span text:style-name="T47_25">I</text:span><text:span text:style-name="T47_26"><text:s/></text:span><text:span text:style-name="T47_27">went</text:span><text:span text:style-name="T47_28"><text:s/></text:span><text:span text:style-name="T47_29">to</text:span><text:span text:style-name="T47_30"><text:s/></text:span><text:span text:style-name="T47_31">the</text:span><text:span text:style-name="T47_32"><text:s/></text:span><text:span text:style-name="T47_33">arcade</text:span><text:span text:style-name="T47_34"><text:s/></text:span><text:span text:style-name="T47_35">and</text:span><text:span text:style-name="T47_36"><text:s/></text:span><text:span text:style-name="T47_37">spent</text:span><text:span text:style-name="T47_38"><text:s/></text:span><text:span text:style-name="T47_39">all</text:span><text:span text:style-name="T47_40"><text:s/></text:span><text:span text:style-name="T47_41">my</text:span><text:span text:style-name="T47_42"><text:s/></text:span><text:span text:style-name="T47_43">money</text:span><text:span text:style-name="T47_44">.”)</text:span></text:p>
        </text:list-item>
      </text:list>
      <text:p text:style-name="P48"/>
      <text:p text:style-name="P49"><text:span text:style-name="T49_1">Game</text:span><text:span text:style-name="T49_2">/</text:span><text:span text:style-name="T49_3">level</text:span><text:span text:style-name="T49_4"><text:s/></text:span><text:span text:style-name="T49_5">Structure</text:span></text:p>
      <text:list text:style-name="LS1" xml:id="list41">
        <text:list-item>
          <text:p text:style-name="P50"><text:span text:style-name="T50_1">Opening</text:span><text:span text:style-name="T50_2"><text:s/></text:span><text:span text:style-name="T50_3">scene</text:span></text:p>
          <text:list>
            <text:list-item>
              <text:p text:style-name="P51"><text:span text:style-name="T51_1">Interior</text:span><text:span text:style-name="T51_2"><text:s/></text:span><text:span text:style-name="T51_3">of</text:span><text:span text:style-name="T51_4"><text:s/></text:span><text:span text:style-name="T51_5">house</text:span><text:span text:style-name="T51_6"><text:s/>–<text:s/></text:span><text:span text:style-name="T51_7">living</text:span><text:span text:style-name="T51_8"><text:s/></text:span><text:span text:style-name="T51_9">room</text:span><text:span text:style-name="T51_10">,<text:s/></text:span><text:span text:style-name="T51_11">kitchen</text:span><text:span text:style-name="T51_12"><text:s/>–<text:s/></text:span><text:span text:style-name="T51_13">possibly</text:span><text:span text:style-name="T51_14"><text:s/></text:span><text:span text:style-name="T51_15">a</text:span><text:span text:style-name="T51_16"><text:s/></text:span><text:span text:style-name="T51_17">cross</text:span><text:span text:style-name="T51_18">-</text:span><text:span text:style-name="T51_19">section</text:span><text:span text:style-name="T51_20"><text:s/></text:span><text:span text:style-name="T51_21">of</text:span><text:span text:style-name="T51_22"><text:s/></text:span><text:span text:style-name="T51_23">house</text:span><text:span text:style-name="T51_24"><text:s/></text:span><text:span text:style-name="T51_25">showing</text:span><text:span text:style-name="T51_26"><text:s/></text:span><text:span text:style-name="T51_27">Penny</text:span><text:span text:style-name="T51_28">’</text:span><text:span text:style-name="T51_29">s</text:span><text:span text:style-name="T51_30"><text:s/></text:span><text:span text:style-name="T51_31">bedroom</text:span><text:span text:style-name="T51_32"><text:s/></text:span><text:span text:style-name="T51_33">beyond</text:span></text:p>
              <text:list>
                <text:list-item>
                  <text:p text:style-name="P52"><text:span text:style-name="T52_1">Mother</text:span><text:span text:style-name="T52_2"><text:s/></text:span><text:span text:style-name="T52_3">waits</text:span><text:span text:style-name="T52_4"><text:s/></text:span><text:span text:style-name="T52_5">for</text:span><text:span text:style-name="T52_6"><text:s/></text:span><text:span text:style-name="T52_7">daughter</text:span><text:span text:style-name="T52_8">,<text:s/></text:span><text:span text:style-name="T52_9">pacing</text:span></text:p>
                </text:list-item>
                <text:list-item>
                  <text:p text:style-name="P53"><text:span text:style-name="T53_1">Daughter</text:span><text:span text:style-name="T53_2"><text:s/></text:span><text:span text:style-name="T53_3">gets</text:span><text:span text:style-name="T53_4"><text:s/></text:span><text:span text:style-name="T53_5">home</text:span></text:p>
                  <text:list>
                    <text:list-item>
                      <text:p text:style-name="P54"><text:span text:style-name="T54_1">Mother</text:span><text:span text:style-name="T54_2">:<text:s/>“</text:span><text:span text:style-name="T54_3">Penelope</text:span><text:span text:style-name="T54_4"><text:s/></text:span><text:span text:style-name="T54_5">J</text:span><text:span text:style-name="T54_6"><text:s/></text:span><text:span text:style-name="T54_7">Farthingworth</text:span><text:span text:style-name="T54_8">!”</text:span></text:p>
                    </text:list-item>
                    <text:list-item>
                      <text:p text:style-name="P55"><text:span text:style-name="T55_1">Daughter</text:span><text:span text:style-name="T55_2">:<text:s/></text:span><text:span text:style-name="T55_3">No</text:span><text:span text:style-name="T55_4">,<text:s/></text:span><text:span text:style-name="T55_5">Mom</text:span><text:span text:style-name="T55_6">,<text:s/></text:span><text:span text:style-name="T55_7">it</text:span><text:span text:style-name="T55_8">’</text:span><text:span text:style-name="T55_9">s</text:span><text:span text:style-name="T55_10"><text:s/>“</text:span><text:span text:style-name="T55_11">PennyFarthing</text:span><text:span text:style-name="T55_12">!”<text:s/>(</text:span><text:span text:style-name="T55_13">Title</text:span><text:span text:style-name="T55_14"><text:s/></text:span><text:span text:style-name="T55_15">drop</text:span><text:span text:style-name="T55_16">/</text:span><text:span text:style-name="T55_17">logo</text:span><text:span text:style-name="T55_18">?)</text:span></text:p>
                    </text:list-item>
                  </text:list>
                </text:list-item>
                <text:list-item>
                  <text:p text:style-name="P56"><text:span text:style-name="T56_1">Mother</text:span><text:span text:style-name="T56_2"><text:s/></text:span><text:span text:style-name="T56_3">points</text:span><text:span text:style-name="T56_4"><text:s/></text:span><text:span text:style-name="T56_5">out</text:span><text:span text:style-name="T56_6"><text:s/></text:span><text:span text:style-name="T56_7">she</text:span><text:span text:style-name="T56_8">’</text:span><text:span text:style-name="T56_9">s</text:span><text:span text:style-name="T56_10"><text:s/></text:span><text:span text:style-name="T56_11">late</text:span><text:span text:style-name="T56_12"><text:s/></text:span><text:span text:style-name="T56_13">and</text:span><text:span text:style-name="T56_14"><text:s/></text:span><text:span text:style-name="T56_15">it</text:span><text:span text:style-name="T56_16">’</text:span><text:span text:style-name="T56_17">s</text:span><text:span text:style-name="T56_18"><text:s/></text:span><text:span text:style-name="T56_19">bedtime</text:span></text:p>
                  <text:list>
                    <text:list-item>
                      <text:p text:style-name="P57"><text:span text:style-name="T57_1">note</text:span><text:span text:style-name="T57_2">:<text:s/></text:span><text:span text:style-name="T57_3">may</text:span><text:span text:style-name="T57_4"><text:s/></text:span><text:span text:style-name="T57_5">shift</text:span><text:span text:style-name="T57_6"><text:s/></text:span><text:span text:style-name="T57_7">this</text:span><text:span text:style-name="T57_8"><text:s/></text:span><text:span text:style-name="T57_9">slightly</text:span><text:span text:style-name="T57_10"><text:s/></text:span><text:span text:style-name="T57_11">so</text:span><text:span text:style-name="T57_12"><text:s/></text:span><text:span text:style-name="T57_13">that</text:span><text:span text:style-name="T57_14"><text:s/></text:span><text:span text:style-name="T57_15">she</text:span><text:span text:style-name="T57_16">’</text:span><text:span text:style-name="T57_17">s</text:span><text:span text:style-name="T57_18"><text:s/></text:span><text:span text:style-name="T57_19">not</text:span><text:span text:style-name="T57_20"><text:s/></text:span><text:span text:style-name="T57_21">coming</text:span><text:span text:style-name="T57_22"><text:s/></text:span><text:span text:style-name="T57_23">home</text:span><text:span text:style-name="T57_24"><text:s/></text:span><text:span text:style-name="T57_25">super</text:span><text:span text:style-name="T57_26"><text:s/></text:span><text:span text:style-name="T57_27">super</text:span><text:span text:style-name="T57_28"><text:s/></text:span><text:span text:style-name="T57_29">late</text:span><text:span text:style-name="T57_30"><text:s/>(</text:span><text:span text:style-name="T57_31">would</text:span><text:span text:style-name="T57_32"><text:s/></text:span><text:span text:style-name="T57_33">beg</text:span><text:span text:style-name="T57_34"><text:s/></text:span><text:span text:style-name="T57_35">the</text:span><text:span text:style-name="T57_36"><text:s/></text:span><text:span text:style-name="T57_37">question</text:span><text:span text:style-name="T57_38"><text:s/></text:span><text:span text:style-name="T57_39">of</text:span><text:span text:style-name="T57_40"><text:s/></text:span><text:span text:style-name="T57_41">why</text:span><text:span text:style-name="T57_42"><text:s/></text:span><text:span text:style-name="T57_43">her</text:span><text:span text:style-name="T57_44"><text:s/></text:span><text:span text:style-name="T57_45">mother</text:span><text:span text:style-name="T57_46"><text:s/></text:span><text:span text:style-name="T57_47">didn</text:span><text:span text:style-name="T57_48">’</text:span><text:span text:style-name="T57_49">t</text:span><text:span text:style-name="T57_50"><text:s/></text:span><text:span text:style-name="T57_51">panic</text:span><text:span text:style-name="T57_52"><text:s/></text:span><text:span text:style-name="T57_53">when</text:span><text:span text:style-name="T57_54"><text:s/></text:span><text:span text:style-name="T57_55">she</text:span><text:span text:style-name="T57_56"><text:s/></text:span><text:span text:style-name="T57_57">stayed</text:span><text:span text:style-name="T57_58"><text:s/></text:span><text:span text:style-name="T57_59">out</text:span><text:span text:style-name="T57_60"><text:s/></text:span><text:span text:style-name="T57_61">so</text:span><text:span text:style-name="T57_62"><text:s/></text:span><text:span text:style-name="T57_63">late</text:span><text:span text:style-name="T57_64">,<text:s/></text:span><text:span text:style-name="T57_65">particularly</text:span><text:span text:style-name="T57_66"><text:s/></text:span><text:span text:style-name="T57_67">as</text:span><text:span text:style-name="T57_68"><text:s/></text:span><text:span text:style-name="T57_69">she</text:span><text:span text:style-name="T57_70">’</text:span><text:span text:style-name="T57_71">s</text:span><text:span text:style-name="T57_72"><text:s/></text:span><text:span text:style-name="T57_73">pretty</text:span><text:span text:style-name="T57_74"><text:s/></text:span><text:span text:style-name="T57_75">young</text:span><text:span text:style-name="T57_76">)<text:s/>–<text:s/></text:span><text:span text:style-name="T57_77">perhaps</text:span><text:span text:style-name="T57_78"><text:s/></text:span><text:span text:style-name="T57_79">she</text:span><text:span text:style-name="T57_80"><text:s/></text:span><text:span text:style-name="T57_81">sent</text:span><text:span text:style-name="T57_82"><text:s/></text:span><text:span text:style-name="T57_83">Penny</text:span><text:span text:style-name="T57_84"><text:s/></text:span><text:span text:style-name="T57_85">to</text:span><text:span text:style-name="T57_86"><text:s/></text:span><text:span text:style-name="T57_87">the</text:span><text:span text:style-name="T57_88"><text:s/></text:span><text:span text:style-name="T57_89">store</text:span><text:span text:style-name="T57_90"><text:s/></text:span><text:span text:style-name="T57_91">and</text:span><text:span text:style-name="T57_92"><text:s/></text:span><text:span text:style-name="T57_93">Penny</text:span><text:span text:style-name="T57_94"><text:s/></text:span><text:span text:style-name="T57_95">took</text:span><text:span text:style-name="T57_96"><text:s/></text:span><text:span text:style-name="T57_97">longer</text:span><text:span text:style-name="T57_98"><text:s/></text:span><text:span text:style-name="T57_99">than</text:span><text:span text:style-name="T57_100"><text:s/></text:span><text:span text:style-name="T57_101">normal</text:span><text:span text:style-name="T57_102"><text:s/></text:span><text:span text:style-name="T57_103">to</text:span><text:span text:style-name="T57_104"><text:s/></text:span><text:span text:style-name="T57_105">come</text:span><text:span text:style-name="T57_106"><text:s/></text:span><text:span text:style-name="T57_107">back</text:span><text:span text:style-name="T57_108"><text:s/></text:span><text:span text:style-name="T57_109">and</text:span><text:span text:style-name="T57_110"><text:s/></text:span><text:span text:style-name="T57_111">didn</text:span><text:span text:style-name="T57_112">’</text:span><text:span text:style-name="T57_113">t</text:span><text:span text:style-name="T57_114"><text:s/></text:span><text:span text:style-name="T57_115">bring</text:span><text:span text:style-name="T57_116"><text:s/></text:span><text:span text:style-name="T57_117">the</text:span><text:span text:style-name="T57_118"><text:s/></text:span><text:span text:style-name="T57_119">stuff</text:span><text:span text:style-name="T57_120"><text:s/></text:span><text:span text:style-name="T57_121">she</text:span><text:span text:style-name="T57_122"><text:s/></text:span><text:span text:style-name="T57_123">was</text:span><text:span text:style-name="T57_124"><text:s/></text:span><text:span text:style-name="T57_125">supposed</text:span><text:span text:style-name="T57_126"><text:s/></text:span><text:span text:style-name="T57_127">to</text:span><text:span text:style-name="T57_128">?</text:span></text:p>
                    </text:list-item>
                  </text:list>
                </text:list-item>
                <text:list-item>
                  <text:p text:style-name="P58"><text:span text:style-name="T58_1">Daughter</text:span><text:span text:style-name="T58_2"><text:s/></text:span><text:span text:style-name="T58_3">says</text:span><text:span text:style-name="T58_4"><text:s/></text:span><text:span text:style-name="T58_5">that</text:span><text:span text:style-name="T58_6"><text:s/></text:span><text:span text:style-name="T58_7">she</text:span><text:span text:style-name="T58_8"><text:s/></text:span><text:span text:style-name="T58_9">has</text:span><text:span text:style-name="T58_10"><text:s/></text:span><text:span text:style-name="T58_11">a</text:span><text:span text:style-name="T58_12"><text:s/></text:span><text:span text:style-name="T58_13">really</text:span><text:span text:style-name="T58_14"><text:s/></text:span><text:span text:style-name="T58_15">good</text:span><text:span text:style-name="T58_16"><text:s/></text:span><text:span text:style-name="T58_17">reason</text:span><text:span text:style-name="T58_18">,<text:s/></text:span><text:span text:style-name="T58_19">begins</text:span><text:span text:style-name="T58_20"><text:s/></text:span><text:span text:style-name="T58_21">to</text:span><text:span text:style-name="T58_22"><text:s/></text:span><text:span text:style-name="T58_23">relay</text:span><text:span text:style-name="T58_24"><text:s/></text:span><text:span text:style-name="T58_25">the</text:span><text:span text:style-name="T58_26"><text:s/></text:span><text:span text:style-name="T58_27">story</text:span><text:span text:style-name="T58_28"><text:s/></text:span><text:span text:style-name="T58_29">of</text:span><text:span text:style-name="T58_30"><text:s/></text:span><text:span text:style-name="T58_31">how</text:span><text:span text:style-name="T58_32"><text:s/></text:span><text:span text:style-name="T58_33">she</text:span><text:span text:style-name="T58_34"><text:s/></text:span><text:span text:style-name="T58_35">got</text:span><text:span text:style-name="T58_36"><text:s/></text:span><text:span text:style-name="T58_37">lost</text:span><text:span text:style-name="T58_38"><text:s/>–<text:s/></text:span><text:span text:style-name="T58_39">begin</text:span><text:span text:style-name="T58_40"><text:s/></text:span><text:span text:style-name="T58_41">the</text:span><text:span text:style-name="T58_42"><text:s/></text:span><text:span text:style-name="T58_43">game</text:span></text:p>
                </text:list-item>
              </text:list>
            </text:list-item>
          </text:list>
        </text:list-item>
        <text:list-item>
          <text:p text:style-name="P59"><text:span text:style-name="T59_1">Suburban</text:span><text:span text:style-name="T59_2"><text:s/></text:span><text:span text:style-name="T59_3">street</text:span></text:p>
          <text:list>
            <text:list-item>
              <text:p text:style-name="P60"><text:span text:style-name="T60_1">Items</text:span><text:span text:style-name="T60_2"><text:s/></text:span><text:span text:style-name="T60_3">of</text:span><text:span text:style-name="T60_4"><text:s/></text:span><text:span text:style-name="T60_5">interest</text:span></text:p>
              <text:list>
                <text:list-item>
                  <text:p text:style-name="P61"><text:span text:style-name="T61_1">Mailboxes</text:span></text:p>
                  <text:list>
                    <text:list-item>
                      <text:p text:style-name="P62"><text:span text:style-name="T62_1">mail</text:span><text:span text:style-name="T62_2"><text:s/></text:span><text:span text:style-name="T62_3">flag</text:span><text:span text:style-name="T62_4"><text:s/></text:span><text:span text:style-name="T62_5">up</text:span><text:span text:style-name="T62_6"><text:s/>=<text:s/></text:span><text:span text:style-name="T62_7">hiding</text:span><text:span text:style-name="T62_8"><text:s/></text:span><text:span text:style-name="T62_9">word</text:span><text:span text:style-name="T62_10">/</text:span><text:span text:style-name="T62_11">letter</text:span></text:p>
                    </text:list-item>
                    <text:list-item>
                      <text:p text:style-name="P63"><text:span text:style-name="T63_1">flag</text:span><text:span text:style-name="T63_2"><text:s/></text:span><text:span text:style-name="T63_3">down</text:span><text:span text:style-name="T63_4"><text:s/>=<text:s/></text:span><text:span text:style-name="T63_5">no</text:span><text:span text:style-name="T63_6"><text:s/></text:span><text:span text:style-name="T63_7">word</text:span><text:span text:style-name="T63_8">/</text:span><text:span text:style-name="T63_9">letter</text:span></text:p>
                    </text:list-item>
                  </text:list>
                </text:list-item>
                <text:list-item>
                  <text:p text:style-name="P64"><text:span text:style-name="T64_1">Trashcans</text:span></text:p>
                  <text:list>
                    <text:list-item>
                      <text:p text:style-name="P65"><text:span text:style-name="T65_1">Lid</text:span><text:span text:style-name="T65_2"><text:s/></text:span><text:span text:style-name="T65_3">sealed</text:span><text:span text:style-name="T65_4"><text:s/>=<text:s/></text:span><text:span text:style-name="T65_5">hiding</text:span><text:span text:style-name="T65_6"><text:s/></text:span><text:span text:style-name="T65_7">word</text:span><text:span text:style-name="T65_8">/</text:span><text:span text:style-name="T65_9">letter</text:span></text:p>
                    </text:list-item>
                    <text:list-item>
                      <text:p text:style-name="P66"><text:span text:style-name="T66_1">Lid</text:span><text:span text:style-name="T66_2"><text:s/></text:span><text:span text:style-name="T66_3">askew</text:span><text:span text:style-name="T66_4">/</text:span><text:span text:style-name="T66_5">open</text:span><text:span text:style-name="T66_6"><text:s/>=<text:s/></text:span><text:span text:style-name="T66_7">no</text:span><text:span text:style-name="T66_8"><text:s/></text:span><text:span text:style-name="T66_9">word</text:span><text:span text:style-name="T66_10">/</text:span><text:span text:style-name="T66_11">letter</text:span></text:p>
                    </text:list-item>
                  </text:list>
                </text:list-item>
                <text:list-item>
                  <text:p text:style-name="P67"><text:span text:style-name="T67_1">Fire</text:span><text:span text:style-name="T67_2"><text:s/></text:span><text:span text:style-name="T67_3">hydrants</text:span></text:p>
                  <text:list>
                    <text:list-item>
                      <text:p text:style-name="P68"><text:span text:style-name="T68_1">Just</text:span><text:span text:style-name="T68_2"><text:s/></text:span><text:span text:style-name="T68_3">background</text:span></text:p>
                    </text:list-item>
                  </text:list>
                </text:list-item>
                <text:list-item>
                  <text:p text:style-name="P69"><text:span text:style-name="T69_1">Bushes</text:span><text:span text:style-name="T69_2"><text:s/>–<text:s/></text:span><text:span text:style-name="T69_3">USED</text:span><text:span text:style-name="T69_4"><text:s/></text:span><text:span text:style-name="T69_5">IN</text:span><text:span text:style-name="T69_6"><text:s/></text:span><text:span text:style-name="T69_7">EVERY</text:span><text:span text:style-name="T69_8"><text:s/></text:span><text:span text:style-name="T69_9">LEVEL</text:span></text:p>
                  <text:list>
                    <text:list-item>
                      <text:p text:style-name="P70"><text:span text:style-name="T70_1">Shaking</text:span><text:span text:style-name="T70_2"><text:s/></text:span><text:span text:style-name="T70_3">slightly</text:span><text:span text:style-name="T70_4"><text:s/>–<text:s/></text:span><text:span text:style-name="T70_5">hiding</text:span><text:span text:style-name="T70_6"><text:s/></text:span><text:span text:style-name="T70_7">a</text:span><text:span text:style-name="T70_8"><text:s/></text:span><text:span text:style-name="T70_9">word</text:span><text:span text:style-name="T70_10">/</text:span><text:span text:style-name="T70_11">letter</text:span></text:p>
                    </text:list-item>
                    <text:list-item>
                      <text:p text:style-name="P71"><text:span text:style-name="T71_1">Still</text:span><text:span text:style-name="T71_2"><text:s/>–<text:s/></text:span><text:span text:style-name="T71_3">no</text:span><text:span text:style-name="T71_4"><text:s/></text:span><text:span text:style-name="T71_5">word</text:span><text:span text:style-name="T71_6">/</text:span><text:span text:style-name="T71_7">letter</text:span></text:p>
                    </text:list-item>
                  </text:list>
                </text:list-item>
              </text:list>
            </text:list-item>
            <text:list-item>
              <text:p text:style-name="P72"><text:span text:style-name="T72_1">Background</text:span></text:p>
              <text:list>
                <text:list-item>
                  <text:p text:style-name="P73"><text:span text:style-name="T73_1">Suburban</text:span><text:span text:style-name="T73_2"><text:s/></text:span><text:span text:style-name="T73_3">houses</text:span><text:span text:style-name="T73_4">,<text:s/></text:span><text:span text:style-name="T73_5">etc</text:span></text:p>
                </text:list-item>
              </text:list>
            </text:list-item>
            <text:list-item>
              <text:p text:style-name="P74"><text:span text:style-name="T74_1">Minions</text:span></text:p>
              <text:list>
                <text:list-item>
                  <text:p text:style-name="P75"><text:span text:style-name="T75_1">Yappy</text:span><text:span text:style-name="T75_2"><text:s/></text:span><text:span text:style-name="T75_3">dogs</text:span></text:p>
                  <text:list>
                    <text:list-item>
                      <text:p text:style-name="P76"><text:span text:style-name="T76_1">Very</text:span><text:span text:style-name="T76_2"><text:s/></text:span><text:span text:style-name="T76_3">slow</text:span><text:span text:style-name="T76_4">,<text:s/></text:span><text:span text:style-name="T76_5">don</text:span><text:span text:style-name="T76_6">’</text:span><text:span text:style-name="T76_7">t</text:span><text:span text:style-name="T76_8"><text:s/></text:span><text:span text:style-name="T76_9">move</text:span><text:span text:style-name="T76_10"><text:s/></text:span><text:span text:style-name="T76_11">far</text:span></text:p>
                    </text:list-item>
                    <text:list-item>
                      <text:p text:style-name="P77"><text:span text:style-name="T77_1">Look</text:span><text:span text:style-name="T77_2"><text:s/></text:span><text:span text:style-name="T77_3">stupid</text:span></text:p>
                    </text:list-item>
                  </text:list>
                </text:list-item>
              </text:list>
            </text:list-item>
            <text:list-item>
              <text:p text:style-name="P78"><text:span text:style-name="T78_1">Main</text:span><text:span text:style-name="T78_2"><text:s/></text:span><text:span text:style-name="T78_3">boss</text:span></text:p>
              <text:list>
                <text:list-item>
                  <text:p text:style-name="P79"><text:span text:style-name="T79_1">Cerberus</text:span><text:span text:style-name="T79_2"><text:s/></text:span><text:span text:style-name="T79_3">dog</text:span></text:p>
                  <text:list>
                    <text:list-item>
                      <text:p text:style-name="P80"><text:span text:style-name="T80_1">Solutions</text:span></text:p>
                      <text:list>
                        <text:list-item>
                          <text:p text:style-name="P81"><text:span text:style-name="T81_1">Bone</text:span><text:span text:style-name="T81_2"><text:s/>–<text:s/></text:span><text:span text:style-name="T81_3">throw</text:span><text:span text:style-name="T81_4"><text:s/></text:span><text:span text:style-name="T81_5">the</text:span><text:span text:style-name="T81_6"><text:s/></text:span><text:span text:style-name="T81_7">bone</text:span><text:span text:style-name="T81_8">,<text:s/></text:span><text:span text:style-name="T81_9">dog</text:span><text:span text:style-name="T81_10"><text:s/></text:span><text:span text:style-name="T81_11">runs</text:span><text:span text:style-name="T81_12"><text:s/></text:span><text:span text:style-name="T81_13">off</text:span><text:span text:style-name="T81_14"><text:s/>(</text:span><text:span text:style-name="T81_15">dog</text:span><text:span text:style-name="T81_16"><text:s/></text:span><text:span text:style-name="T81_17">has</text:span><text:span text:style-name="T81_18"><text:s/></text:span><text:span text:style-name="T81_19">a</text:span><text:span text:style-name="T81_20"><text:s/></text:span><text:span text:style-name="T81_21">happy</text:span><text:span text:style-name="T81_22"><text:s/></text:span><text:span text:style-name="T81_23">reaction</text:span><text:span text:style-name="T81_24">)</text:span></text:p>
                          <text:list>
                            <text:list-item>
                              <text:p text:style-name="P82"><text:span text:style-name="T82_1">Alternate</text:span><text:span text:style-name="T82_2">:<text:s/></text:span><text:span text:style-name="T82_3">dog</text:span><text:span text:style-name="T82_4"><text:s/></text:span><text:span text:style-name="T82_5">lies</text:span><text:span text:style-name="T82_6"><text:s/></text:span><text:span text:style-name="T82_7">down</text:span><text:span text:style-name="T82_8"><text:s/></text:span><text:span text:style-name="T82_9">and</text:span><text:span text:style-name="T82_10"><text:s/></text:span><text:span text:style-name="T82_11">starts</text:span><text:span text:style-name="T82_12"><text:s/></text:span><text:span text:style-name="T82_13">chewing</text:span><text:span text:style-name="T82_14">,<text:s/></text:span><text:span text:style-name="T82_15">Penny</text:span><text:span text:style-name="T82_16"><text:s/></text:span><text:span text:style-name="T82_17">can</text:span><text:span text:style-name="T82_18"><text:s/></text:span><text:span text:style-name="T82_19">pass</text:span></text:p>
                            </text:list-item>
                          </text:list>
                        </text:list-item>
                        <text:list-item>
                          <text:p text:style-name="P83"><text:span text:style-name="T83_1">Ball</text:span><text:span text:style-name="T83_2"><text:s/>–<text:s/></text:span><text:span text:style-name="T83_3">throw</text:span><text:span text:style-name="T83_4"><text:s/></text:span><text:span text:style-name="T83_5">the</text:span><text:span text:style-name="T83_6"><text:s/></text:span><text:span text:style-name="T83_7">ball</text:span><text:span text:style-name="T83_8">,<text:s/></text:span><text:span text:style-name="T83_9">dog</text:span><text:span text:style-name="T83_10"><text:s/></text:span><text:span text:style-name="T83_11">runs</text:span><text:span text:style-name="T83_12"><text:s/></text:span><text:span text:style-name="T83_13">off</text:span><text:span text:style-name="T83_14"><text:s/>(</text:span><text:span text:style-name="T83_15">happy</text:span><text:span text:style-name="T83_16"><text:s/></text:span><text:span text:style-name="T83_17">reaction</text:span><text:span text:style-name="T83_18">)</text:span></text:p>
                        </text:list-item>
                        <text:list-item>
                          <text:p text:style-name="P84"><text:span text:style-name="T84_1">Chicken</text:span><text:span text:style-name="T84_2"><text:s/>–<text:s/></text:span><text:span text:style-name="T84_3">flies</text:span><text:span text:style-name="T84_4"><text:s/></text:span><text:span text:style-name="T84_5">in</text:span><text:span text:style-name="T84_6"><text:s/></text:span><text:span text:style-name="T84_7">dog</text:span><text:span text:style-name="T84_8">’</text:span><text:span text:style-name="T84_9">s</text:span><text:span text:style-name="T84_10"><text:s/></text:span><text:span text:style-name="T84_11">face</text:span><text:span text:style-name="T84_12">,<text:s/></text:span><text:span text:style-name="T84_13">chases</text:span><text:span text:style-name="T84_14"><text:s/></text:span><text:span text:style-name="T84_15">it</text:span><text:span text:style-name="T84_16"><text:s/></text:span><text:span text:style-name="T84_17">off</text:span><text:span text:style-name="T84_18"><text:s/>(</text:span><text:span text:style-name="T84_19">this</text:span><text:span text:style-name="T84_20"><text:s/></text:span><text:span text:style-name="T84_21">one</text:span><text:span text:style-name="T84_22"><text:s/></text:span><text:span text:style-name="T84_23">seems</text:span><text:span text:style-name="T84_24"><text:s/></text:span><text:span text:style-name="T84_25">a</text:span><text:span text:style-name="T84_26"><text:s/></text:span><text:span text:style-name="T84_27">bit</text:span><text:span text:style-name="T84_28"><text:s/></text:span><text:span text:style-name="T84_29">out</text:span><text:span text:style-name="T84_30"><text:s/></text:span><text:span text:style-name="T84_31">of</text:span><text:span text:style-name="T84_32"><text:s/></text:span><text:span text:style-name="T84_33">place</text:span><text:span text:style-name="T84_34">,<text:s/></text:span><text:span text:style-name="T84_35">might</text:span><text:span text:style-name="T84_36"><text:s/></text:span><text:span text:style-name="T84_37">want</text:span><text:span text:style-name="T84_38"><text:s/></text:span><text:span text:style-name="T84_39">to</text:span><text:span text:style-name="T84_40"><text:s/></text:span><text:span text:style-name="T84_41">consider</text:span><text:span text:style-name="T84_42"><text:s/></text:span><text:span text:style-name="T84_43">alternates</text:span><text:span text:style-name="T84_44">?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<text:span text:style-name="T85_1">Boy</text:span></text:p>
              <text:list>
                <text:list-item>
                  <text:p text:style-name="P86"><text:span text:style-name="T86_1">Boy</text:span><text:span text:style-name="T86_2"><text:s/></text:span><text:span text:style-name="T86_3">in</text:span><text:span text:style-name="T86_4"><text:s/></text:span><text:span text:style-name="T86_5">a</text:span><text:span text:style-name="T86_6"><text:s/></text:span><text:span text:style-name="T86_7">hoodie</text:span></text:p>
                  <text:list>
                    <text:list-item>
                      <text:p text:style-name="P87"><text:span text:style-name="T87_1">“</text:span><text:span text:style-name="T87_2">And</text:span><text:span text:style-name="T87_3"><text:s/></text:span><text:span text:style-name="T87_4">he</text:span><text:span text:style-name="T87_5"><text:s/></text:span><text:span text:style-name="T87_6">was</text:span><text:span text:style-name="T87_7"><text:s/></text:span><text:span text:style-name="T87_8">dumb</text:span><text:span text:style-name="T87_9">!”<text:s/>–<text:s/></text:span><text:span text:style-name="T87_10">Picks</text:span><text:span text:style-name="T87_11"><text:s/></text:span><text:span text:style-name="T87_12">his</text:span><text:span text:style-name="T87_13"><text:s/></text:span><text:span text:style-name="T87_14">nose</text:span><text:span text:style-name="T87_15"><text:s/></text:span><text:span text:style-name="T87_16">and</text:span><text:span text:style-name="T87_17"><text:s/></text:span><text:span text:style-name="T87_18">looks</text:span><text:span text:style-name="T87_19"><text:s/></text:span><text:span text:style-name="T87_20">stupid</text:span><text:span text:style-name="T87_21">;<text:s/></text:span><text:span text:style-name="T87_22">Penny</text:span><text:span text:style-name="T87_23"><text:s/></text:span><text:span text:style-name="T87_24">then</text:span><text:span text:style-name="T87_25"><text:s/></text:span><text:span text:style-name="T87_26">just</text:span><text:span text:style-name="T87_27"><text:s/></text:span><text:span text:style-name="T87_28">walks</text:span><text:span text:style-name="T87_29"><text:s/></text:span><text:span text:style-name="T87_30">by</text:span><text:span text:style-name="T87_31">/</text:span><text:span text:style-name="T87_32">jumps</text:span><text:span text:style-name="T87_33"><text:s/></text:span><text:span text:style-name="T87_34">over</text:span><text:span text:style-name="T87_35"><text:s/></text:span><text:span text:style-name="T87_36">him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<text:span text:style-name="T88_1">Forest</text:span></text:p>
          <text:list>
            <text:list-item>
              <text:p text:style-name="P89"><text:span text:style-name="T89_1">Items</text:span><text:span text:style-name="T89_2"><text:s/></text:span><text:span text:style-name="T89_3">of</text:span><text:span text:style-name="T89_4"><text:s/></text:span><text:span text:style-name="T89_5">interest</text:span></text:p>
              <text:list>
                <text:list-item>
                  <text:list>
                    <text:list-item>
                      <text:p text:style-name="P90"><text:span text:style-name="T90_1">Bee</text:span><text:span text:style-name="T90_2"><text:s/></text:span><text:span text:style-name="T90_3">hive</text:span><text:span text:style-name="T90_4"><text:s/>(</text:span><text:span text:style-name="T90_5">hanging</text:span><text:span text:style-name="T90_6"><text:s/></text:span><text:span text:style-name="T90_7">from</text:span><text:span text:style-name="T90_8"><text:s/></text:span><text:span text:style-name="T90_9">above</text:span><text:span text:style-name="T90_10">?)</text:span></text:p>
                      <text:list>
                        <text:list-item>
                          <text:p text:style-name="P91"><text:span text:style-name="T91_1">Honey</text:span><text:span text:style-name="T91_2"><text:s/></text:span><text:span text:style-name="T91_3">dripping</text:span><text:span text:style-name="T91_4"><text:s/>=<text:s/></text:span><text:span text:style-name="T91_5">hiding</text:span><text:span text:style-name="T91_6"><text:s/></text:span><text:span text:style-name="T91_7">word</text:span><text:span text:style-name="T91_8">/</text:span><text:span text:style-name="T91_9">letter</text:span></text:p>
                        </text:list-item>
                        <text:list-item>
                          <text:p text:style-name="P92"><text:span text:style-name="T92_1">Nothing</text:span><text:span text:style-name="T92_2"><text:s/></text:span><text:span text:style-name="T92_3">dripping</text:span><text:span text:style-name="T92_4"><text:s/>=<text:s/></text:span><text:span text:style-name="T92_5">no</text:span><text:span text:style-name="T92_6"><text:s/></text:span><text:span text:style-name="T92_7">word</text:span><text:span text:style-name="T92_8">/</text:span><text:span text:style-name="T92_9">letter</text:span></text:p>
                        </text:list-item>
                      </text:list>
                    </text:list-item>
                    <text:list-item>
                      <text:p text:style-name="P93"><text:span text:style-name="T93_1">Stumps</text:span></text:p>
                      <text:list>
                        <text:list-item>
                          <text:p text:style-name="P94"><text:span text:style-name="T94_1">Empty</text:span><text:span text:style-name="T94_2">/</text:span><text:span text:style-name="T94_3">hollow</text:span><text:span text:style-name="T94_4"><text:s/>=<text:s/></text:span><text:span text:style-name="T94_5">hiding</text:span><text:span text:style-name="T94_6"><text:s/></text:span><text:span text:style-name="T94_7">word</text:span><text:span text:style-name="T94_8">/</text:span><text:span text:style-name="T94_9">letter</text:span></text:p>
                        </text:list-item>
                        <text:list-item>
                          <text:p text:style-name="P95"><text:span text:style-name="T95_1">Solid</text:span><text:span text:style-name="T95_2"><text:s/>=<text:s/></text:span><text:span text:style-name="T95_3">no</text:span><text:span text:style-name="T95_4"><text:s/></text:span><text:span text:style-name="T95_5">word</text:span><text:span text:style-name="T95_6">/</text:span><text:span text:style-name="T95_7">letter</text:span></text:p>
                        </text:list-item>
                      </text:list>
                    </text:list-item>
                    <text:list-item>
                      <text:p text:style-name="P96"><text:span text:style-name="T96_1">Bushes</text:span></text:p>
                    </text:list-item>
                  </text:list>
                </text:list-item>
              </text:list>
            </text:list-item>
            <text:list-item>
              <text:p text:style-name="P97"><text:span text:style-name="T97_1">Background</text:span></text:p>
              <text:list>
                <text:list-item>
                  <text:p text:style-name="P98"><text:span text:style-name="T98_1">Forest</text:span><text:span text:style-name="T98_2"><text:s/></text:span><text:span text:style-name="T98_3">trunks</text:span><text:span text:style-name="T98_4">,<text:s/></text:span><text:span text:style-name="T98_5">etc</text:span></text:p>
                </text:list-item>
              </text:list>
            </text:list-item>
            <text:list-item>
              <text:p text:style-name="P99"><text:span text:style-name="T99_1">Minions</text:span></text:p>
              <text:list>
                <text:list-item>
                  <text:p text:style-name="P100"><text:span text:style-name="T100_1">deer</text:span></text:p>
                  <text:list>
                    <text:list-item>
                      <text:p text:style-name="P101"><text:span text:style-name="T101_1">slightly</text:span><text:span text:style-name="T101_2"><text:s/></text:span><text:span text:style-name="T101_3">faster</text:span><text:span text:style-name="T101_4">,<text:s/></text:span><text:span text:style-name="T101_5">go</text:span><text:span text:style-name="T101_6"><text:s/></text:span><text:span text:style-name="T101_7">ahead</text:span><text:span text:style-name="T101_8"><text:s/></text:span><text:span text:style-name="T101_9">in</text:span><text:span text:style-name="T101_10"><text:s/></text:span><text:span text:style-name="T101_11">straight</text:span><text:span text:style-name="T101_12"><text:s/></text:span><text:span text:style-name="T101_13">line</text:span></text:p>
                    </text:list-item>
                  </text:list>
                </text:list-item>
              </text:list>
            </text:list-item>
            <text:list-item>
              <text:p text:style-name="P102"><text:span text:style-name="T102_1">Main</text:span><text:span text:style-name="T102_2"><text:s/></text:span><text:span text:style-name="T102_3">boss</text:span></text:p>
              <text:list>
                <text:list-item>
                  <text:p text:style-name="P103"><text:span text:style-name="T103_1">Witch</text:span><text:span text:style-name="T103_2"><text:s/></text:span><text:span text:style-name="T103_3">offering</text:span><text:span text:style-name="T103_4"><text:s/></text:span><text:span text:style-name="T103_5">an</text:span><text:span text:style-name="T103_6"><text:s/></text:span><text:span text:style-name="T103_7">apple</text:span></text:p>
                  <text:list>
                    <text:list-item>
                      <text:p text:style-name="P104"><text:span text:style-name="T104_1">Solutions</text:span></text:p>
                      <text:list>
                        <text:list-item>
                          <text:p text:style-name="P105"><text:span text:style-name="T105_1">Homework</text:span><text:span text:style-name="T105_2"><text:s/>–<text:s/></text:span><text:span text:style-name="T105_3">the</text:span><text:span text:style-name="T105_4"><text:s/></text:span><text:span text:style-name="T105_5">witch</text:span><text:span text:style-name="T105_6"><text:s/></text:span><text:span text:style-name="T105_7">screams</text:span><text:span text:style-name="T105_8"><text:s/></text:span><text:span text:style-name="T105_9">that</text:span><text:span text:style-name="T105_10"><text:s/></text:span><text:span text:style-name="T105_11">French</text:span><text:span text:style-name="T105_12"><text:s/></text:span><text:span text:style-name="T105_13">verbs</text:span><text:span text:style-name="T105_14"><text:s/></text:span><text:span text:style-name="T105_15">are</text:span><text:span text:style-name="T105_16"><text:s/></text:span><text:span text:style-name="T105_17">her</text:span><text:span text:style-name="T105_18"><text:s/></text:span><text:span text:style-name="T105_19">ancient</text:span><text:span text:style-name="T105_20"><text:s/></text:span><text:span text:style-name="T105_21">nemesis</text:span><text:span text:style-name="T105_22"><text:s/></text:span><text:span text:style-name="T105_23">and</text:span><text:span text:style-name="T105_24"><text:s/></text:span><text:span text:style-name="T105_25">runs</text:span><text:span text:style-name="T105_26"><text:s/></text:span><text:span text:style-name="T105_27">off</text:span><text:span text:style-name="T105_28"><text:s/>(</text:span><text:span text:style-name="T105_29">hint</text:span><text:span text:style-name="T105_30">:<text:s/></text:span><text:span text:style-name="T105_31">she</text:span><text:span text:style-name="T105_32"><text:s/></text:span><text:span text:style-name="T105_33">uses</text:span><text:span text:style-name="T105_34"><text:s/></text:span><text:span text:style-name="T105_35">some</text:span><text:span text:style-name="T105_36"><text:s/></text:span><text:span text:style-name="T105_37">horrible</text:span><text:span text:style-name="T105_38"><text:s/></text:span><text:span text:style-name="T105_39">French</text:span><text:span text:style-name="T105_40"><text:s/></text:span><text:span text:style-name="T105_41">in</text:span><text:span text:style-name="T105_42"><text:s/></text:span><text:span text:style-name="T105_43">her</text:span><text:span text:style-name="T105_44"><text:s/></text:span><text:span text:style-name="T105_45">dialogue</text:span><text:span text:style-name="T105_46">?)</text:span></text:p>
                        </text:list-item>
                        <text:list-item>
                          <text:p text:style-name="P106"><text:span text:style-name="T106_1">Cookies</text:span><text:span text:style-name="T106_2"><text:s/>–<text:s/></text:span><text:span text:style-name="T106_3">Penny</text:span><text:span text:style-name="T106_4"><text:s/></text:span><text:span text:style-name="T106_5">is</text:span><text:span text:style-name="T106_6"><text:s/></text:span><text:span text:style-name="T106_7">full</text:span><text:span text:style-name="T106_8"><text:s/></text:span><text:span text:style-name="T106_9">and</text:span><text:span text:style-name="T106_10"><text:s/></text:span><text:span text:style-name="T106_11">so</text:span><text:span text:style-name="T106_12"><text:s/></text:span><text:span text:style-name="T106_13">not</text:span><text:span text:style-name="T106_14"><text:s/></text:span><text:span text:style-name="T106_15">tempted</text:span><text:span text:style-name="T106_16"><text:s/></text:span><text:span text:style-name="T106_17">by</text:span><text:span text:style-name="T106_18"><text:s/></text:span><text:span text:style-name="T106_19">the</text:span><text:span text:style-name="T106_20"><text:s/></text:span><text:span text:style-name="T106_21">apple</text:span><text:span text:style-name="T106_22">,<text:s/></text:span><text:span text:style-name="T106_23">witch</text:span><text:span text:style-name="T106_24"><text:s/></text:span><text:span text:style-name="T106_25">sighs</text:span><text:span text:style-name="T106_26"><text:s/></text:span><text:span text:style-name="T106_27">and</text:span><text:span text:style-name="T106_28"><text:s/></text:span><text:span text:style-name="T106_29">walks</text:span><text:span text:style-name="T106_30"><text:s/></text:span><text:span text:style-name="T106_31">off</text:span></text:p>
                        </text:list-item>
                        <text:list-item>
                          <text:p text:style-name="P107"><text:span text:style-name="T107_1">Mirror</text:span><text:span text:style-name="T107_2"><text:s/>–<text:s/></text:span><text:span text:style-name="T107_3">she</text:span><text:span text:style-name="T107_4"><text:s/></text:span><text:span text:style-name="T107_5">sees</text:span><text:span text:style-name="T107_6"><text:s/></text:span><text:span text:style-name="T107_7">her</text:span><text:span text:style-name="T107_8"><text:s/></text:span><text:span text:style-name="T107_9">reflection</text:span><text:span text:style-name="T107_10">,<text:s/></text:span><text:span text:style-name="T107_11">screams</text:span><text:span text:style-name="T107_12"><text:s/></text:span><text:span text:style-name="T107_13">and</text:span><text:span text:style-name="T107_14"><text:s/></text:span><text:span text:style-name="T107_15">runs</text:span><text:span text:style-name="T107_16"><text:s/></text:span><text:span text:style-name="T107_17">off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<text:span text:style-name="T108_1">Boy</text:span></text:p>
              <text:list>
                <text:list-item>
                  <text:p text:style-name="P109"><text:span text:style-name="T109_1">Elf</text:span><text:span text:style-name="T109_2"><text:s/></text:span><text:span text:style-name="T109_3">boy</text:span><text:span text:style-name="T109_4"><text:s/></text:span><text:span text:style-name="T109_5">in</text:span><text:span text:style-name="T109_6"><text:s/></text:span><text:span text:style-name="T109_7">green</text:span><text:span text:style-name="T109_8"><text:s/></text:span><text:span text:style-name="T109_9">leafy</text:span><text:span text:style-name="T109_10"><text:s/></text:span><text:span text:style-name="T109_11">clothing</text:span><text:span text:style-name="T109_12">,<text:s/></text:span><text:span text:style-name="T109_13">pointy</text:span><text:span text:style-name="T109_14"><text:s/></text:span><text:span text:style-name="T109_15">ears</text:span><text:span text:style-name="T109_16">,<text:s/></text:span><text:span text:style-name="T109_17">etc</text:span></text:p>
                  <text:list>
                    <text:list-item>
                      <text:p text:style-name="P110"><text:span text:style-name="T110_1">“</text:span><text:span text:style-name="T110_2">And</text:span><text:span text:style-name="T110_3"><text:s/></text:span><text:span text:style-name="T110_4">he</text:span><text:span text:style-name="T110_5"><text:s/></text:span><text:span text:style-name="T110_6">was</text:span><text:span text:style-name="T110_7"><text:s/></text:span><text:span text:style-name="T110_8">a</text:span><text:span text:style-name="T110_9"><text:s/></text:span><text:span text:style-name="T110_10">poopie</text:span><text:span text:style-name="T110_11"><text:s/></text:span><text:span text:style-name="T110_12">head</text:span><text:span text:style-name="T110_13">”<text:s/>–<text:s/></text:span><text:span text:style-name="T110_14">gets</text:span><text:span text:style-name="T110_15"><text:s/></text:span><text:span text:style-name="T110_16">an</text:span><text:span text:style-name="T110_17"><text:s/></text:span><text:span text:style-name="T110_18">X</text:span><text:span text:style-name="T110_19"><text:s/></text:span><text:span text:style-name="T110_20">through</text:span><text:span text:style-name="T110_21"><text:s/></text:span><text:span text:style-name="T110_22">him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span text:style-name="T111_1">River</text:span><text:span text:style-name="T111_2"><text:s/></text:span></text:p>
          <text:list>
            <text:list-item>
              <text:p text:style-name="P112"><text:span text:style-name="T112_1">Items</text:span><text:span text:style-name="T112_2"><text:s/></text:span><text:span text:style-name="T112_3">of</text:span><text:span text:style-name="T112_4"><text:s/></text:span><text:span text:style-name="T112_5">interest</text:span></text:p>
              <text:list>
                <text:list-item>
                  <text:p text:style-name="P113"><text:span text:style-name="T113_1">Stumps</text:span><text:span text:style-name="T113_2"><text:s/></text:span><text:span text:style-name="T113_3">again</text:span></text:p>
                </text:list-item>
                <text:list-item>
                  <text:p text:style-name="P114"><text:span text:style-name="T114_1">Bushes</text:span><text:span text:style-name="T114_2"><text:s/></text:span><text:span text:style-name="T114_3">again</text:span></text:p>
                </text:list-item>
                <text:list-item>
                  <text:p text:style-name="P115"><text:span text:style-name="T115_1">River</text:span><text:span text:style-name="T115_2"><text:s/></text:span><text:span text:style-name="T115_3">reeds</text:span></text:p>
                  <text:list>
                    <text:list-item>
                      <text:p text:style-name="P116"><text:span text:style-name="T116_1">Birds</text:span><text:span text:style-name="T116_2"><text:s/></text:span><text:span text:style-name="T116_3">nest</text:span><text:span text:style-name="T116_4"><text:s/>=<text:s/></text:span><text:span text:style-name="T116_5">word</text:span><text:span text:style-name="T116_6">/</text:span><text:span text:style-name="T116_7">letter</text:span></text:p>
                    </text:list-item>
                    <text:list-item>
                      <text:p text:style-name="P117"><text:span text:style-name="T117_1">Empty</text:span><text:span text:style-name="T117_2"><text:s/>=<text:s/></text:span><text:span text:style-name="T117_3">no</text:span><text:span text:style-name="T117_4"><text:s/></text:span><text:span text:style-name="T117_5">word</text:span><text:span text:style-name="T117_6">/</text:span><text:span text:style-name="T117_7">letter</text:span></text:p>
                    </text:list-item>
                  </text:list>
                </text:list-item>
              </text:list>
            </text:list-item>
            <text:list-item>
              <text:p text:style-name="P118"><text:span text:style-name="T118_1">Background</text:span></text:p>
              <text:list>
                <text:list-item>
                  <text:p text:style-name="P119"><text:span text:style-name="T119_1">Angled</text:span><text:span text:style-name="T119_2"><text:s/></text:span><text:span text:style-name="T119_3">river</text:span></text:p>
                </text:list-item>
              </text:list>
            </text:list-item>
            <text:list-item>
              <text:p text:style-name="P120"><text:span text:style-name="T120_1">Minions</text:span></text:p>
              <text:list>
                <text:list-item>
                  <text:p text:style-name="P121"><text:span text:style-name="T121_1">Beavers</text:span></text:p>
                  <text:list>
                    <text:list-item>
                      <text:p text:style-name="P122"><text:span text:style-name="T122_1">Move</text:span><text:span text:style-name="T122_2"><text:s/></text:span><text:span text:style-name="T122_3">in</text:span><text:span text:style-name="T122_4"><text:s/></text:span><text:span text:style-name="T122_5">straight</text:span><text:span text:style-name="T122_6"><text:s/></text:span><text:span text:style-name="T122_7">line</text:span><text:span text:style-name="T122_8">,<text:s/></text:span><text:span text:style-name="T122_9">following</text:span><text:span text:style-name="T122_10"><text:s/></text:span><text:span text:style-name="T122_11">the</text:span><text:span text:style-name="T122_12"><text:s/></text:span><text:span text:style-name="T122_13">stepping</text:span><text:span text:style-name="T122_14"><text:s/></text:span><text:span text:style-name="T122_15">stones</text:span><text:span text:style-name="T122_16"><text:s/>(</text:span><text:span text:style-name="T122_17">i</text:span><text:span text:style-name="T122_18">.</text:span><text:span text:style-name="T122_19">e</text:span><text:span text:style-name="T122_20">.<text:s/></text:span><text:span text:style-name="T122_21">a</text:span><text:span text:style-name="T122_22"><text:s/></text:span><text:span text:style-name="T122_23">bit</text:span><text:span text:style-name="T122_24"><text:s/></text:span><text:span text:style-name="T122_25">like</text:span><text:span text:style-name="T122_26"><text:s/></text:span><text:span text:style-name="T122_27">those</text:span><text:span text:style-name="T122_28"><text:s/></text:span><text:span text:style-name="T122_29">glowing</text:span><text:span text:style-name="T122_30"><text:s/></text:span><text:span text:style-name="T122_31">fire</text:span><text:span text:style-name="T122_32"><text:s/></text:span><text:span text:style-name="T122_33">enemies</text:span><text:span text:style-name="T122_34"><text:s/></text:span><text:span text:style-name="T122_35">that</text:span><text:span text:style-name="T122_36"><text:s/></text:span><text:span text:style-name="T122_37">hug</text:span><text:span text:style-name="T122_38"><text:s/></text:span><text:span text:style-name="T122_39">the</text:span><text:span text:style-name="T122_40"><text:s/></text:span><text:span text:style-name="T122_41">platforms</text:span><text:span text:style-name="T122_42"><text:s/></text:span><text:span text:style-name="T122_43">in</text:span><text:span text:style-name="T122_44"><text:s/></text:span><text:span text:style-name="T122_45">Mario</text:span><text:span text:style-name="T122_46"><text:s/></text:span><text:span text:style-name="T122_47">games</text:span><text:span text:style-name="T122_48">?)</text:span></text:p>
                    </text:list-item>
                    <text:list-item>
                      <text:p text:style-name="P123"><text:span text:style-name="T123_1">Gnashing</text:span><text:span text:style-name="T123_2"><text:s/></text:span><text:span text:style-name="T123_3">teeth</text:span><text:span text:style-name="T123_4"><text:s/></text:span><text:span text:style-name="T123_5">animation</text:span></text:p>
                    </text:list-item>
                  </text:list>
                </text:list-item>
              </text:list>
            </text:list-item>
            <text:list-item>
              <text:p text:style-name="P124"><text:span text:style-name="T124_1">Main</text:span><text:span text:style-name="T124_2"><text:s/></text:span><text:span text:style-name="T124_3">boss</text:span></text:p>
              <text:list>
                <text:list-item>
                  <text:p text:style-name="P125"><text:span text:style-name="T125_1">Fish</text:span><text:span text:style-name="T125_2"><text:s/></text:span><text:span text:style-name="T125_3">god</text:span><text:span text:style-name="T125_4"><text:s/></text:span><text:span text:style-name="T125_5">in</text:span><text:span text:style-name="T125_6"><text:s/></text:span><text:span text:style-name="T125_7">the</text:span><text:span text:style-name="T125_8"><text:s/></text:span><text:span text:style-name="T125_9">river</text:span></text:p>
                  <text:list>
                    <text:list-item>
                      <text:p text:style-name="P126"><text:span text:style-name="T126_1">wings</text:span><text:span text:style-name="T126_2"><text:s/>–<text:s/></text:span><text:span text:style-name="T126_3">Penny</text:span><text:span text:style-name="T126_4"><text:s/></text:span><text:span text:style-name="T126_5">flies</text:span><text:span text:style-name="T126_6"><text:s/></text:span><text:span text:style-name="T126_7">over</text:span><text:span text:style-name="T126_8"><text:s/></text:span><text:span text:style-name="T126_9">the</text:span><text:span text:style-name="T126_10"><text:s/></text:span><text:span text:style-name="T126_11">Fish</text:span><text:span text:style-name="T126_12"><text:s/></text:span><text:span text:style-name="T126_13">God</text:span><text:span text:style-name="T126_14"><text:s/></text:span><text:span text:style-name="T126_15">and</text:span><text:span text:style-name="T126_16"><text:s/></text:span><text:span text:style-name="T126_17">across</text:span><text:span text:style-name="T126_18"><text:s/></text:span><text:span text:style-name="T126_19">the</text:span><text:span text:style-name="T126_20"><text:s/></text:span><text:span text:style-name="T126_21">open</text:span><text:span text:style-name="T126_22"><text:s/></text:span><text:span text:style-name="T126_23">span</text:span><text:span text:style-name="T126_24"><text:s/></text:span><text:span text:style-name="T126_25">of</text:span><text:span text:style-name="T126_26"><text:s/></text:span><text:span text:style-name="T126_27">water</text:span></text:p>
                    </text:list-item>
                    <text:list-item>
                      <text:p text:style-name="P127"><text:span text:style-name="T127_1">Springy</text:span><text:span text:style-name="T127_2"><text:s/></text:span><text:span text:style-name="T127_3">shoes</text:span><text:span text:style-name="T127_4"><text:s/>–<text:s/></text:span><text:span text:style-name="T127_5">bounce</text:span><text:span text:style-name="T127_6"><text:s/></text:span><text:span text:style-name="T127_7">over</text:span><text:span text:style-name="T127_8"><text:s/></text:span><text:span text:style-name="T127_9">the</text:span><text:span text:style-name="T127_10"><text:s/></text:span><text:span text:style-name="T127_11">fish</text:span></text:p>
                    </text:list-item>
                    <text:list-item>
                      <text:p text:style-name="P128"><text:span text:style-name="T128_1">Frying</text:span><text:span text:style-name="T128_2"><text:s/></text:span><text:span text:style-name="T128_3">pan</text:span><text:span text:style-name="T128_4"><text:s/>–<text:s/></text:span><text:span text:style-name="T128_5">knock</text:span><text:span text:style-name="T128_6"><text:s/></text:span><text:span text:style-name="T128_7">out</text:span><text:span text:style-name="T128_8"><text:s/></text:span><text:span text:style-name="T128_9">the</text:span><text:span text:style-name="T128_10"><text:s/></text:span><text:span text:style-name="T128_11">fish</text:span><text:span text:style-name="T128_12">,<text:s/></text:span><text:span text:style-name="T128_13">who</text:span><text:span text:style-name="T128_14"><text:s/></text:span><text:span text:style-name="T128_15">becomes</text:span><text:span text:style-name="T128_16"><text:s/></text:span><text:span text:style-name="T128_17">a</text:span><text:span text:style-name="T128_18"><text:s/></text:span><text:span text:style-name="T128_19">new</text:span><text:span text:style-name="T128_20"><text:s/></text:span><text:span text:style-name="T128_21">stepping</text:span><text:span text:style-name="T128_22"><text:s/></text:span><text:span text:style-name="T128_23">stone</text:span></text:p>
                    </text:list-item>
                  </text:list>
                </text:list-item>
              </text:list>
            </text:list-item>
            <text:list-item>
              <text:p text:style-name="P129"><text:span text:style-name="T129_1">Boy</text:span></text:p>
              <text:list>
                <text:list-item>
                  <text:p text:style-name="P130"><text:span text:style-name="T130_1">merboy</text:span><text:span text:style-name="T130_2"><text:s/></text:span><text:span text:style-name="T130_3">pops</text:span><text:span text:style-name="T130_4"><text:s/></text:span><text:span text:style-name="T130_5">out</text:span><text:span text:style-name="T130_6"><text:s/></text:span><text:span text:style-name="T130_7">of</text:span><text:span text:style-name="T130_8"><text:s/></text:span><text:span text:style-name="T130_9">water</text:span><text:span text:style-name="T130_10"><text:s/></text:span><text:span text:style-name="T130_11">once</text:span><text:span text:style-name="T130_12"><text:s/></text:span><text:span text:style-name="T130_13">Penny</text:span><text:span text:style-name="T130_14"><text:s/></text:span><text:span text:style-name="T130_15">is</text:span><text:span text:style-name="T130_16"><text:s/></text:span><text:span text:style-name="T130_17">safe</text:span></text:p>
                  <text:list>
                    <text:list-item>
                      <text:p text:style-name="P131"><text:span text:style-name="T131_1">“</text:span><text:span text:style-name="T131_2">And</text:span><text:span text:style-name="T131_3"><text:s/></text:span><text:span text:style-name="T131_4">he</text:span><text:span text:style-name="T131_5"><text:s/></text:span><text:span text:style-name="T131_6">was</text:span><text:span text:style-name="T131_7"><text:s/></text:span><text:span text:style-name="T131_8">stupid</text:span><text:span text:style-name="T131_9">.”<text:s/>–<text:s/></text:span><text:span text:style-name="T131_10">starts</text:span><text:span text:style-name="T131_11"><text:s/></text:span><text:span text:style-name="T131_12">crying</text:span><text:span text:style-name="T131_13"><text:s/></text:span><text:span text:style-name="T131_14">giant</text:span><text:span text:style-name="T131_15"><text:s/></text:span><text:span text:style-name="T131_16">rivers</text:span><text:span text:style-name="T131_17"><text:s/></text:span><text:span text:style-name="T131_18">of</text:span><text:span text:style-name="T131_19"><text:s/></text:span><text:span text:style-name="T131_20">tears</text:span><text:span text:style-name="T131_21"><text:s/></text:span></text:p>
                      <text:list>
                        <text:list-item>
                          <text:p text:style-name="P132"><text:span text:style-name="T132_1">ALTERNATE</text:span><text:span text:style-name="T132_2"><text:s/></text:span><text:span text:style-name="T132_3">for</text:span><text:span text:style-name="T132_4"><text:s/></text:span><text:span text:style-name="T132_5">this</text:span><text:span text:style-name="T132_6"><text:s/></text:span><text:span text:style-name="T132_7">and</text:span><text:span text:style-name="T132_8"><text:s/></text:span><text:span text:style-name="T132_9">Glacier</text:span><text:span text:style-name="T132_10">:<text:s/></text:span><text:span text:style-name="T132_11">have</text:span><text:span text:style-name="T132_12"><text:s/></text:span><text:span text:style-name="T132_13">the</text:span><text:span text:style-name="T132_14"><text:s/></text:span><text:span text:style-name="T132_15">boy</text:span><text:span text:style-name="T132_16"><text:s/></text:span><text:span text:style-name="T132_17">vanquishing</text:span><text:span text:style-name="T132_18"><text:s/></text:span><text:span text:style-name="T132_19">be</text:span><text:span text:style-name="T132_20"><text:s/></text:span><text:span text:style-name="T132_21">something</text:span><text:span text:style-name="T132_22"><text:s/></text:span><text:span text:style-name="T132_23">obviously</text:span><text:span text:style-name="T132_24"><text:s/></text:span><text:span text:style-name="T132_25">fourth</text:span><text:span text:style-name="T132_26"><text:s/></text:span><text:span text:style-name="T132_27">wall</text:span><text:span text:style-name="T132_28"><text:s/></text:span><text:span text:style-name="T132_29">breaking</text:span><text:span text:style-name="T132_30">,<text:s/></text:span><text:span text:style-name="T132_31">like</text:span><text:span text:style-name="T132_32"><text:s/></text:span><text:span text:style-name="T132_33">scribbling</text:span><text:span text:style-name="T132_34"><text:s/></text:span><text:span text:style-name="T132_35">them</text:span><text:span text:style-name="T132_36"><text:s/></text:span><text:span text:style-name="T132_37">out</text:span><text:span text:style-name="T132_38"><text:s/></text:span><text:span text:style-name="T132_39">or</text:span><text:span text:style-name="T132_40"><text:s/></text:span><text:span text:style-name="T132_41">just</text:span><text:span text:style-name="T132_42"><text:s/></text:span><text:span text:style-name="T132_43">having</text:span><text:span text:style-name="T132_44"><text:s/></text:span><text:span text:style-name="T132_45">them</text:span><text:span text:style-name="T132_46"><text:s/></text:span><text:span text:style-name="T132_47">rocket</text:span><text:span text:style-name="T132_48"><text:s/></text:span><text:span text:style-name="T132_49">up</text:span><text:span text:style-name="T132_50"><text:s/></text:span><text:span text:style-name="T132_51">into</text:span><text:span text:style-name="T132_52"><text:s/></text:span><text:span text:style-name="T132_53">the</text:span><text:span text:style-name="T132_54"><text:s/></text:span><text:span text:style-name="T132_55">sky</text:span><text:span text:style-name="T132_56"><text:s/></text:span><text:span text:style-name="T132_57">like</text:span><text:span text:style-name="T132_58"><text:s/></text:span><text:span text:style-name="T132_59">the</text:span><text:span text:style-name="T132_60"><text:s/></text:span><text:span text:style-name="T132_61">physics</text:span><text:span text:style-name="T132_62"><text:s/></text:span><text:span text:style-name="T132_63">engine</text:span><text:span text:style-name="T132_64"><text:s/></text:span><text:span text:style-name="T132_65">just</text:span><text:span text:style-name="T132_66"><text:s/></text:span><text:span text:style-name="T132_67">broke</text:span><text:span text:style-name="T132_68"><text:s/>;-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span text:style-name="T133_1">Glacier</text:span></text:p>
          <text:list>
            <text:list-item>
              <text:p text:style-name="P134"><text:span text:style-name="T134_1">Items</text:span><text:span text:style-name="T134_2"><text:s/></text:span><text:span text:style-name="T134_3">of</text:span><text:span text:style-name="T134_4"><text:s/></text:span><text:span text:style-name="T134_5">interest</text:span></text:p>
              <text:list>
                <text:list-item>
                  <text:p text:style-name="P135"><text:span text:style-name="T135_1">White</text:span><text:span text:style-name="T135_2"><text:s/></text:span><text:span text:style-name="T135_3">bushes</text:span></text:p>
                </text:list-item>
                <text:list-item>
                  <text:p text:style-name="P136"><text:span text:style-name="T136_1">Icicles</text:span></text:p>
                  <text:list>
                    <text:list-item>
                      <text:p text:style-name="P137"><text:span text:style-name="T137_1">With</text:span><text:span text:style-name="T137_2"><text:s/></text:span><text:span text:style-name="T137_3">a</text:span><text:span text:style-name="T137_4"><text:s/></text:span><text:span text:style-name="T137_5">misty</text:span><text:span text:style-name="T137_6"><text:s/></text:span><text:span text:style-name="T137_7">core</text:span><text:span text:style-name="T137_8"><text:s/>–<text:s/></text:span><text:span text:style-name="T137_9">hide</text:span><text:span text:style-name="T137_10"><text:s/></text:span><text:span text:style-name="T137_11">word</text:span><text:span text:style-name="T137_12">/</text:span><text:span text:style-name="T137_13">letter</text:span></text:p>
                    </text:list-item>
                    <text:list-item>
                      <text:p text:style-name="P138"><text:span text:style-name="T138_1">No</text:span><text:span text:style-name="T138_2"><text:s/></text:span><text:span text:style-name="T138_3">core</text:span><text:span text:style-name="T138_4"><text:s/>–<text:s/></text:span><text:span text:style-name="T138_5">no</text:span><text:span text:style-name="T138_6"><text:s/></text:span><text:span text:style-name="T138_7">word</text:span><text:span text:style-name="T138_8">/</text:span><text:span text:style-name="T138_9">letter</text:span></text:p>
                    </text:list-item>
                  </text:list>
                </text:list-item>
                <text:list-item>
                  <text:p text:style-name="P139"><text:span text:style-name="T139_1">Snowmen</text:span></text:p>
                  <text:list>
                    <text:list-item>
                      <text:p text:style-name="P140"><text:span text:style-name="T140_1">Smiling</text:span><text:span text:style-name="T140_2"><text:s/>–<text:s/></text:span><text:span text:style-name="T140_3">hide</text:span><text:span text:style-name="T140_4"><text:s/></text:span><text:span text:style-name="T140_5">word</text:span><text:span text:style-name="T140_6">/</text:span><text:span text:style-name="T140_7">letter</text:span></text:p>
                    </text:list-item>
                    <text:list-item>
                      <text:p text:style-name="P141"><text:span text:style-name="T141_1">Frowning</text:span><text:span text:style-name="T141_2"><text:s/>–<text:s/></text:span><text:span text:style-name="T141_3">no</text:span><text:span text:style-name="T141_4"><text:s/></text:span><text:span text:style-name="T141_5">word</text:span><text:span text:style-name="T141_6">/</text:span><text:span text:style-name="T141_7">letter</text:span></text:p>
                    </text:list-item>
                  </text:list>
                </text:list-item>
              </text:list>
            </text:list-item>
            <text:list-item>
              <text:p text:style-name="P142"><text:span text:style-name="T142_1">Background</text:span></text:p>
              <text:list>
                <text:list-item>
                  <text:p text:style-name="P143"><text:span text:style-name="T143_1">Sheet</text:span><text:span text:style-name="T143_2"><text:s/></text:span><text:span text:style-name="T143_3">of</text:span><text:span text:style-name="T143_4"><text:s/></text:span><text:span text:style-name="T143_5">snow</text:span></text:p>
                </text:list-item>
              </text:list>
            </text:list-item>
            <text:list-item>
              <text:p text:style-name="P144"><text:span text:style-name="T144_1">Minions</text:span></text:p>
              <text:list>
                <text:list-item>
                  <text:p text:style-name="P145"><text:span text:style-name="T145_1">Polar</text:span><text:span text:style-name="T145_2"><text:s/></text:span><text:span text:style-name="T145_3">bear</text:span><text:span text:style-name="T145_4"><text:s/></text:span><text:span text:style-name="T145_5">cubs</text:span></text:p>
                  <text:list>
                    <text:list-item>
                      <text:p text:style-name="P146"><text:span text:style-name="T146_1">Move</text:span><text:span text:style-name="T146_2"><text:s/></text:span><text:span text:style-name="T146_3">quicker</text:span><text:span text:style-name="T146_4"><text:s/></text:span><text:span text:style-name="T146_5">than</text:span><text:span text:style-name="T146_6"><text:s/></text:span><text:span text:style-name="T146_7">previous</text:span><text:span text:style-name="T146_8"><text:s/></text:span><text:span text:style-name="T146_9">minions</text:span><text:span text:style-name="T146_10">,<text:s/></text:span><text:span text:style-name="T146_11">they</text:span><text:span text:style-name="T146_12"><text:s/>“</text:span><text:span text:style-name="T146_13">double</text:span><text:span text:style-name="T146_14"><text:s/></text:span><text:span text:style-name="T146_15">back</text:span><text:span text:style-name="T146_16">”<text:s/>(</text:span><text:span text:style-name="T146_17">i</text:span><text:span text:style-name="T146_18">.</text:span><text:span text:style-name="T146_19">e</text:span><text:span text:style-name="T146_20">.<text:s/></text:span><text:span text:style-name="T146_21">reverse</text:span><text:span text:style-name="T146_22"><text:s/></text:span><text:span text:style-name="T146_23">direction</text:span><text:span text:style-name="T146_24">)<text:s/></text:span><text:span text:style-name="T146_25">somewhat</text:span><text:span text:style-name="T146_26"><text:s/></text:span><text:span text:style-name="T146_27">frequently</text:span><text:span text:style-name="T146_28"><text:s/>(</text:span><text:span text:style-name="T146_29">though</text:span><text:span text:style-name="T146_30"><text:s/></text:span><text:span text:style-name="T146_31">still</text:span><text:span text:style-name="T146_32"><text:s/></text:span><text:span text:style-name="T146_33">predictable</text:span><text:span text:style-name="T146_34">?)</text:span></text:p>
                    </text:list-item>
                    <text:list-item>
                      <text:p text:style-name="P147"><text:span text:style-name="T147_1">snarling</text:span><text:span text:style-name="T147_2"><text:s/></text:span><text:span text:style-name="T147_3">animation</text:span></text:p>
                    </text:list-item>
                  </text:list>
                </text:list-item>
              </text:list>
            </text:list-item>
            <text:list-item>
              <text:p text:style-name="P148"><text:span text:style-name="T148_1">Main</text:span><text:span text:style-name="T148_2"><text:s/></text:span><text:span text:style-name="T148_3">boss</text:span></text:p>
              <text:list>
                <text:list-item>
                  <text:p text:style-name="P149"><text:span text:style-name="T149_1">Ice</text:span><text:span text:style-name="T149_2"><text:s/></text:span><text:span text:style-name="T149_3">golem</text:span></text:p>
                  <text:list>
                    <text:list-item>
                      <text:p text:style-name="P150"><text:span text:style-name="T150_1">Coke</text:span><text:span text:style-name="T150_2"><text:s/></text:span><text:span text:style-name="T150_3">glass</text:span><text:span text:style-name="T150_4"><text:s/>–<text:s/></text:span><text:span text:style-name="T150_5">turns</text:span><text:span text:style-name="T150_6"><text:s/></text:span><text:span text:style-name="T150_7">him</text:span><text:span text:style-name="T150_8"><text:s/></text:span><text:span text:style-name="T150_9">into</text:span><text:span text:style-name="T150_10"><text:s/></text:span><text:span text:style-name="T150_11">ice</text:span><text:span text:style-name="T150_12"><text:s/></text:span><text:span text:style-name="T150_13">cubes</text:span></text:p>
                    </text:list-item>
                    <text:list-item>
                      <text:p text:style-name="P151"><text:span text:style-name="T151_1">matches</text:span><text:span text:style-name="T151_2"><text:s/>(</text:span><text:span text:style-name="T151_3">or</text:span><text:span text:style-name="T151_4"><text:s/></text:span><text:span text:style-name="T151_5">candle</text:span><text:span text:style-name="T151_6">)<text:s/>–<text:s/></text:span><text:span text:style-name="T151_7">melts</text:span><text:span text:style-name="T151_8"><text:s/></text:span><text:span text:style-name="T151_9">him</text:span></text:p>
                    </text:list-item>
                    <text:list-item>
                      <text:p text:style-name="P152"><text:span text:style-name="T152_1">hot</text:span><text:span text:style-name="T152_2"><text:s/></text:span><text:span text:style-name="T152_3">chocolate</text:span><text:span text:style-name="T152_4"><text:s/>–<text:s/></text:span><text:span text:style-name="T152_5">melts</text:span><text:span text:style-name="T152_6"><text:s/></text:span><text:span text:style-name="T152_7">him</text:span><text:span text:style-name="T152_8"><text:s/></text:span><text:span text:style-name="T152_9">from</text:span><text:span text:style-name="T152_10"><text:s/></text:span><text:span text:style-name="T152_11">the</text:span><text:span text:style-name="T152_12"><text:s/></text:span><text:span text:style-name="T152_13">inside</text:span><text:span text:style-name="T152_14">!</text:span></text:p>
                    </text:list-item>
                  </text:list>
                </text:list-item>
              </text:list>
            </text:list-item>
            <text:list-item>
              <text:p text:style-name="P153"><text:span text:style-name="T153_1">Boy</text:span></text:p>
              <text:list>
                <text:list-item>
                  <text:p text:style-name="P154"><text:span text:style-name="T154_1">generic</text:span><text:span text:style-name="T154_2"><text:s/>“</text:span><text:span text:style-name="T154_3">bundled</text:span><text:span text:style-name="T154_4"><text:s/></text:span><text:span text:style-name="T154_5">up</text:span><text:span text:style-name="T154_6">”<text:s/></text:span><text:span text:style-name="T154_7">kid</text:span><text:span text:style-name="T154_8"><text:s/></text:span><text:span text:style-name="T154_9">OR</text:span><text:span text:style-name="T154_10"><text:s/></text:span><text:span text:style-name="T154_11">kid</text:span><text:span text:style-name="T154_12"><text:s/></text:span><text:span text:style-name="T154_13">who</text:span><text:span text:style-name="T154_14"><text:s/></text:span><text:span text:style-name="T154_15">looks</text:span><text:span text:style-name="T154_16"><text:s/></text:span><text:span text:style-name="T154_17">like</text:span><text:span text:style-name="T154_18"><text:s/></text:span><text:span text:style-name="T154_19">Luke</text:span><text:span text:style-name="T154_20"><text:s/></text:span><text:span text:style-name="T154_21">Skywalker</text:span></text:p>
                  <text:list>
                    <text:list-item>
                      <text:p text:style-name="P155"><text:span text:style-name="T155_1">“</text:span><text:span text:style-name="T155_2">And</text:span><text:span text:style-name="T155_3"><text:s/></text:span><text:span text:style-name="T155_4">he</text:span><text:span text:style-name="T155_5"><text:s/></text:span><text:span text:style-name="T155_6">was</text:span><text:span text:style-name="T155_7"><text:s/></text:span><text:span text:style-name="T155_8">dumb</text:span><text:span text:style-name="T155_9">.”<text:s/>–<text:s/></text:span><text:span text:style-name="T155_10">slips</text:span><text:span text:style-name="T155_11"><text:s/></text:span><text:span text:style-name="T155_12">and</text:span><text:span text:style-name="T155_13"><text:s/></text:span><text:span text:style-name="T155_14">falls</text:span><text:span text:style-name="T155_15"><text:s/></text:span><text:span text:style-name="T155_16">on</text:span><text:span text:style-name="T155_17"><text:s/></text:span><text:span text:style-name="T155_18">fac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156_1">Mountain</text:span></text:p>
          <text:list>
            <text:list-item>
              <text:p text:style-name="P157"><text:span text:style-name="T157_1">Items</text:span><text:span text:style-name="T157_2"><text:s/></text:span><text:span text:style-name="T157_3">of</text:span><text:span text:style-name="T157_4"><text:s/></text:span><text:span text:style-name="T157_5">interest</text:span></text:p>
              <text:list>
                <text:list-item>
                  <text:list>
                    <text:list-item>
                      <text:p text:style-name="P158"><text:span text:style-name="T158_1">Bushes</text:span></text:p>
                    </text:list-item>
                    <text:list-item>
                      <text:p text:style-name="P159"><text:span text:style-name="T159_1">Treasure</text:span><text:span text:style-name="T159_2"><text:s/></text:span><text:span text:style-name="T159_3">chests</text:span></text:p>
                      <text:list>
                        <text:list-item>
                          <text:p text:style-name="P160"><text:span text:style-name="T160_1">closed</text:span><text:span text:style-name="T160_2"><text:s/>–<text:s/></text:span><text:span text:style-name="T160_3">hide</text:span><text:span text:style-name="T160_4"><text:s/></text:span><text:span text:style-name="T160_5">letter</text:span><text:span text:style-name="T160_6">/</text:span><text:span text:style-name="T160_7">word</text:span></text:p>
                        </text:list-item>
                        <text:list-item>
                          <text:p text:style-name="P161"><text:span text:style-name="T161_1">open</text:span><text:span text:style-name="T161_2">/</text:span><text:span text:style-name="T161_3">empty</text:span><text:span text:style-name="T161_4"><text:s/>–<text:s/></text:span><text:span text:style-name="T161_5">no</text:span><text:span text:style-name="T161_6"><text:s/></text:span><text:span text:style-name="T161_7">letter</text:span><text:span text:style-name="T161_8">/</text:span><text:span text:style-name="T161_9">word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2"><text:span text:style-name="T162_1">Background</text:span></text:p>
              <text:list>
                <text:list-item>
                  <text:p text:style-name="P163"><text:span text:style-name="T163_1">Mountain</text:span><text:span text:style-name="T163_2"><text:s/></text:span><text:span text:style-name="T163_3">peaks</text:span></text:p>
                </text:list-item>
              </text:list>
            </text:list-item>
            <text:list-item>
              <text:p text:style-name="P164"><text:span text:style-name="T164_1">Minions</text:span></text:p>
              <text:list>
                <text:list-item>
                  <text:p text:style-name="P165"><text:span text:style-name="T165_1">Goats</text:span></text:p>
                  <text:list>
                    <text:list-item>
                      <text:p text:style-name="P166"><text:span text:style-name="T166_1">Move</text:span><text:span text:style-name="T166_2"><text:s/>(</text:span><text:span text:style-name="T166_3">randomly</text:span><text:span text:style-name="T166_4">?)<text:s/></text:span><text:span text:style-name="T166_5">back</text:span><text:span text:style-name="T166_6"><text:s/></text:span><text:span text:style-name="T166_7">and</text:span><text:span text:style-name="T166_8"><text:s/></text:span><text:span text:style-name="T166_9">forth</text:span><text:span text:style-name="T166_10">,<text:s/></text:span><text:span text:style-name="T166_11">very</text:span><text:span text:style-name="T166_12"><text:s/></text:span><text:span text:style-name="T166_13">very</text:span><text:span text:style-name="T166_14"><text:s/></text:span><text:span text:style-name="T166_15">quick</text:span><text:span text:style-name="T166_16">,<text:s/></text:span><text:span text:style-name="T166_17">the</text:span><text:span text:style-name="T166_18"><text:s/></text:span><text:span text:style-name="T166_19">most</text:span><text:span text:style-name="T166_20"><text:s/></text:span><text:span text:style-name="T166_21">challenging</text:span><text:span text:style-name="T166_22"><text:s/></text:span><text:span text:style-name="T166_23">minions</text:span></text:p>
                    </text:list-item>
                    <text:list-item>
                      <text:p text:style-name="P167"><text:span text:style-name="T167_1">head</text:span><text:span text:style-name="T167_2"><text:s/></text:span><text:span text:style-name="T167_3">butting</text:span><text:span text:style-name="T167_4"><text:s/></text:span><text:span text:style-name="T167_5">animation</text:span></text:p>
                    </text:list-item>
                  </text:list>
                </text:list-item>
              </text:list>
            </text:list-item>
            <text:list-item>
              <text:p text:style-name="P168"><text:span text:style-name="T168_1">Main</text:span><text:span text:style-name="T168_2"><text:s/></text:span><text:span text:style-name="T168_3">boss</text:span></text:p>
              <text:list>
                <text:list-item>
                  <text:p text:style-name="P169"><text:span text:style-name="T169_1">Sleeping</text:span><text:span text:style-name="T169_2"><text:s/></text:span><text:span text:style-name="T169_3">dragon</text:span></text:p>
                  <text:list>
                    <text:list-item>
                      <text:p text:style-name="P170"><text:span text:style-name="T170_1">Feather</text:span><text:span text:style-name="T170_2"><text:s/>–<text:s/></text:span><text:span text:style-name="T170_3">to</text:span><text:span text:style-name="T170_4"><text:s/></text:span><text:span text:style-name="T170_5">wake</text:span><text:span text:style-name="T170_6"><text:s/></text:span><text:span text:style-name="T170_7">him</text:span><text:span text:style-name="T170_8"><text:s/></text:span><text:span text:style-name="T170_9">by</text:span><text:span text:style-name="T170_10"><text:s/></text:span><text:span text:style-name="T170_11">tickling</text:span></text:p>
                    </text:list-item>
                    <text:list-item>
                      <text:p text:style-name="P171"><text:span text:style-name="T171_1">arrows</text:span><text:span text:style-name="T171_2"><text:s/>–<text:s/></text:span><text:span text:style-name="T171_3">to</text:span><text:span text:style-name="T171_4"><text:s/></text:span><text:span text:style-name="T171_5">poke</text:span><text:span text:style-name="T171_6"><text:s/></text:span><text:span text:style-name="T171_7">him</text:span><text:span text:style-name="T171_8"><text:s/></text:span><text:span text:style-name="T171_9">awake</text:span></text:p>
                    </text:list-item>
                    <text:list-item>
                      <text:p text:style-name="P172"><text:span text:style-name="T172_1">lasso</text:span><text:span text:style-name="T172_2"><text:s/>–<text:s/></text:span><text:span text:style-name="T172_3">to</text:span><text:span text:style-name="T172_4"><text:s/></text:span><text:span text:style-name="T172_5">drag</text:span><text:span text:style-name="T172_6"><text:s/></text:span><text:span text:style-name="T172_7">him</text:span><text:span text:style-name="T172_8"><text:s/></text:span><text:span text:style-name="T172_9">somewhere</text:span><text:span text:style-name="T172_10"><text:s/></text:span><text:span text:style-name="T172_11">else</text:span><text:span text:style-name="T172_12"><text:s/></text:span><text:span text:style-name="T172_13">out</text:span><text:span text:style-name="T172_14"><text:s/></text:span><text:span text:style-name="T172_15">of</text:span><text:span text:style-name="T172_16"><text:s/></text:span><text:span text:style-name="T172_17">the</text:span><text:span text:style-name="T172_18"><text:s/></text:span><text:span text:style-name="T172_19">way</text:span></text:p>
                    </text:list-item>
                  </text:list>
                </text:list-item>
              </text:list>
            </text:list-item>
            <text:list-item>
              <text:p text:style-name="P173"><text:span text:style-name="T173_1">Boy</text:span></text:p>
              <text:list>
                <text:list-item>
                  <text:p text:style-name="P174"><text:span text:style-name="T174_1">Knight</text:span><text:span text:style-name="T174_2"><text:s/>/<text:s/></text:span><text:span text:style-name="T174_3">Dovakiin</text:span></text:p>
                  <text:list>
                    <text:list-item>
                      <text:p text:style-name="P175"><text:span text:style-name="T175_1">“</text:span><text:span text:style-name="T175_2">But</text:span><text:span text:style-name="T175_3"><text:s/></text:span><text:span text:style-name="T175_4">he</text:span><text:span text:style-name="T175_5"><text:s/></text:span><text:span text:style-name="T175_6">was</text:span><text:span text:style-name="T175_7"><text:s/></text:span><text:span text:style-name="T175_8">really</text:span><text:span text:style-name="T175_9"><text:s/></text:span><text:span text:style-name="T175_10">super</text:span><text:span text:style-name="T175_11"><text:s/></text:span><text:span text:style-name="T175_12">ultra</text:span><text:span text:style-name="T175_13"><text:s/></text:span><text:span text:style-name="T175_14">mega</text:span><text:span text:style-name="T175_15"><text:s/></text:span><text:span text:style-name="T175_16">dumb</text:span><text:span text:style-name="T175_17">!”<text:s/>–<text:s/></text:span><text:span text:style-name="T175_18">arrow</text:span><text:span text:style-name="T175_19"><text:s/></text:span><text:span text:style-name="T175_20">to</text:span><text:span text:style-name="T175_21"><text:s/></text:span><text:span text:style-name="T175_22">the</text:span><text:span text:style-name="T175_23"><text:s/></text:span><text:span text:style-name="T175_24">knee</text:span></text:p>
                      <text:list>
                        <text:list-item>
                          <text:p text:style-name="P176"><text:span text:style-name="T176_1">Note</text:span><text:span text:style-name="T176_2">:<text:s/></text:span><text:span text:style-name="T176_3">do</text:span><text:span text:style-name="T176_4"><text:s/></text:span><text:span text:style-name="T176_5">we</text:span><text:span text:style-name="T176_6"><text:s/></text:span><text:span text:style-name="T176_7">want</text:span><text:span text:style-name="T176_8"><text:s/></text:span><text:span text:style-name="T176_9">to</text:span><text:span text:style-name="T176_10"><text:s/></text:span><text:span text:style-name="T176_11">have</text:span><text:span text:style-name="T176_12"><text:s/></text:span><text:span text:style-name="T176_13">any</text:span><text:span text:style-name="T176_14"><text:s/></text:span><text:span text:style-name="T176_15">sort</text:span><text:span text:style-name="T176_16"><text:s/></text:span><text:span text:style-name="T176_17">of</text:span><text:span text:style-name="T176_18"><text:s/></text:span><text:span text:style-name="T176_19">amelioration</text:span><text:span text:style-name="T176_20"><text:s/></text:span><text:span text:style-name="T176_21">of</text:span><text:span text:style-name="T176_22"><text:s/></text:span><text:span text:style-name="T176_23">the</text:span><text:span text:style-name="T176_24"><text:s/></text:span><text:span text:style-name="T176_25">constant</text:span><text:span text:style-name="T176_26"><text:s/></text:span><text:span text:style-name="T176_27">stream</text:span><text:span text:style-name="T176_28"><text:s/></text:span><text:span text:style-name="T176_29">of</text:span><text:span text:style-name="T176_30"><text:s/>“</text:span><text:span text:style-name="T176_31">boys</text:span><text:span text:style-name="T176_32"><text:s/></text:span><text:span text:style-name="T176_33">are</text:span><text:span text:style-name="T176_34"><text:s/></text:span><text:span text:style-name="T176_35">dumb</text:span><text:span text:style-name="T176_36">”<text:s/></text:span><text:span text:style-name="T176_37">coming</text:span><text:span text:style-name="T176_38"><text:s/></text:span><text:span text:style-name="T176_39">from</text:span><text:span text:style-name="T176_40"><text:s/></text:span><text:span text:style-name="T176_41">Penny</text:span><text:span text:style-name="T176_42">?<text:s/></text:span><text:span text:style-name="T176_43">I</text:span><text:span text:style-name="T176_44"><text:s/></text:span><text:span text:style-name="T176_45">think</text:span><text:span text:style-name="T176_46"><text:s/></text:span><text:span text:style-name="T176_47">it</text:span><text:span text:style-name="T176_48">’</text:span><text:span text:style-name="T176_49">s</text:span><text:span text:style-name="T176_50"><text:s/></text:span><text:span text:style-name="T176_51">hilarious</text:span><text:span text:style-name="T176_52"><text:s/></text:span><text:span text:style-name="T176_53">and</text:span><text:span text:style-name="T176_54"><text:s/></text:span><text:span text:style-name="T176_55">the</text:span><text:span text:style-name="T176_56"><text:s/></text:span><text:span text:style-name="T176_57">sort</text:span><text:span text:style-name="T176_58"><text:s/></text:span><text:span text:style-name="T176_59">of</text:span><text:span text:style-name="T176_60"><text:s/></text:span><text:span text:style-name="T176_61">thing</text:span><text:span text:style-name="T176_62"><text:s/></text:span><text:span text:style-name="T176_63">a</text:span><text:span text:style-name="T176_64"><text:s/></text:span><text:span text:style-name="T176_65">little</text:span><text:span text:style-name="T176_66"><text:s/></text:span><text:span text:style-name="T176_67">girl</text:span><text:span text:style-name="T176_68"><text:s/></text:span><text:span text:style-name="T176_69">might</text:span><text:span text:style-name="T176_70"><text:s/></text:span><text:span text:style-name="T176_71">say</text:span><text:span text:style-name="T176_72">,<text:s/></text:span><text:span text:style-name="T176_73">but</text:span><text:span text:style-name="T176_74"><text:s/></text:span><text:span text:style-name="T176_75">not</text:span><text:span text:style-name="T176_76"><text:s/></text:span><text:span text:style-name="T176_77">sure</text:span><text:span text:style-name="T176_78"><text:s/></text:span><text:span text:style-name="T176_79">if</text:span><text:span text:style-name="T176_80"><text:s/></text:span><text:span text:style-name="T176_81">we</text:span><text:span text:style-name="T176_82"><text:s/></text:span><text:span text:style-name="T176_83">need</text:span><text:span text:style-name="T176_84"><text:s/></text:span><text:span text:style-name="T176_85">to</text:span><text:span text:style-name="T176_86"><text:s/></text:span><text:span text:style-name="T176_87">worry</text:span><text:span text:style-name="T176_88"><text:s/></text:span><text:span text:style-name="T176_89">about</text:span><text:span text:style-name="T176_90"><text:s/></text:span><text:span text:style-name="T176_91">people</text:span><text:span text:style-name="T176_92"><text:s/></text:span><text:span text:style-name="T176_93">thinking</text:span><text:span text:style-name="T176_94"><text:s/></text:span><text:span text:style-name="T176_95">the</text:span><text:span text:style-name="T176_96"><text:s/></text:span><text:span text:style-name="T176_97">game</text:span><text:span text:style-name="T176_98"><text:s/></text:span><text:span text:style-name="T176_99">is</text:span><text:span text:style-name="T176_100"><text:s/>“</text:span><text:span text:style-name="T176_101">anti</text:span><text:span text:style-name="T176_102"><text:s/></text:span><text:span text:style-name="T176_103">man</text:span><text:span text:style-name="T176_104">”<text:s/></text:span><text:span text:style-name="T176_105">or</text:span><text:span text:style-name="T176_106"><text:s/></text:span><text:span text:style-name="T176_107">something</text:span><text:span text:style-name="T176_108">?</text:span></text:p>
                          <text:list>
                            <text:list-item>
                              <text:p text:style-name="P177"><text:span text:style-name="T177_1">Maybe</text:span><text:span text:style-name="T177_2"><text:s/></text:span><text:span text:style-name="T177_3">the</text:span><text:span text:style-name="T177_4"><text:s/></text:span><text:span text:style-name="T177_5">ending</text:span><text:span text:style-name="T177_6"><text:s/>(</text:span><text:span text:style-name="T177_7">i</text:span><text:span text:style-name="T177_8">.</text:span><text:span text:style-name="T177_9">e</text:span><text:span text:style-name="T177_10">.<text:s/></text:span><text:span text:style-name="T177_11">credits</text:span><text:span text:style-name="T177_12"><text:s/></text:span><text:span text:style-name="T177_13">rolling</text:span><text:span text:style-name="T177_14"><text:s/></text:span><text:span text:style-name="T177_15">etc</text:span><text:span text:style-name="T177_16">)<text:s/></text:span><text:span text:style-name="T177_17">shows</text:span><text:span text:style-name="T177_18"><text:s/></text:span><text:span text:style-name="T177_19">her</text:span><text:span text:style-name="T177_20"><text:s/></text:span><text:span text:style-name="T177_21">playing</text:span><text:span text:style-name="T177_22"><text:s/></text:span><text:span text:style-name="T177_23">at</text:span><text:span text:style-name="T177_24"><text:s/></text:span><text:span text:style-name="T177_25">the</text:span><text:span text:style-name="T177_26"><text:s/></text:span><text:span text:style-name="T177_27">arcade</text:span><text:span text:style-name="T177_28"><text:s/></text:span><text:span text:style-name="T177_29">with</text:span><text:span text:style-name="T177_30"><text:s/></text:span><text:span text:style-name="T177_31">all</text:span><text:span text:style-name="T177_32"><text:s/></text:span><text:span text:style-name="T177_33">the</text:span><text:span text:style-name="T177_34"><text:s/></text:span><text:span text:style-name="T177_35">boys</text:span><text:span text:style-name="T177_36"><text:s/></text:span><text:span text:style-name="T177_37">she</text:span><text:span text:style-name="T177_38">’</text:span><text:span text:style-name="T177_39">d</text:span><text:span text:style-name="T177_40"><text:s/></text:span><text:span text:style-name="T177_41">met</text:span><text:span text:style-name="T177_42"><text:s/></text:span><text:span text:style-name="T177_43">on</text:span><text:span text:style-name="T177_44"><text:s/></text:span><text:span text:style-name="T177_45">her</text:span><text:span text:style-name="T177_46"><text:s/></text:span><text:span text:style-name="T177_47">journey</text:span><text:span text:style-name="T177_48">?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span text:style-name="T178_1">Homecoming</text:span></text:p>
          <text:list>
            <text:list-item>
              <text:p text:style-name="P179"><text:span text:style-name="T179_1">cutscene</text:span><text:span text:style-name="T179_2"><text:s/>–<text:s/></text:span><text:span text:style-name="T179_3">Penny</text:span><text:span text:style-name="T179_4"><text:s/></text:span><text:span text:style-name="T179_5">climbs</text:span><text:span text:style-name="T179_6"><text:s/></text:span><text:span text:style-name="T179_7">down</text:span><text:span text:style-name="T179_8"><text:s/></text:span><text:span text:style-name="T179_9">from</text:span><text:span text:style-name="T179_10"><text:s/></text:span><text:span text:style-name="T179_11">the</text:span><text:span text:style-name="T179_12"><text:s/></text:span><text:span text:style-name="T179_13">mountain</text:span><text:span text:style-name="T179_14"><text:s/>(</text:span><text:span text:style-name="T179_15">hopping</text:span><text:span text:style-name="T179_16"><text:s/></text:span><text:span text:style-name="T179_17">down</text:span><text:span text:style-name="T179_18"><text:s/></text:span><text:span text:style-name="T179_19">from</text:span><text:span text:style-name="T179_20"><text:s/></text:span><text:span text:style-name="T179_21">ledges</text:span><text:span text:style-name="T179_22">)<text:s/></text:span><text:span text:style-name="T179_23">and</text:span><text:span text:style-name="T179_24"><text:s/></text:span><text:span text:style-name="T179_25">reaches</text:span><text:span text:style-name="T179_26"><text:s/></text:span><text:span text:style-name="T179_27">her</text:span><text:span text:style-name="T179_28"><text:s/></text:span><text:span text:style-name="T179_29">home</text:span></text:p>
            </text:list-item>
          </text:list>
        </text:list-item>
        <text:list-item>
          <text:p text:style-name="P180"><text:span text:style-name="T180_1">Ending</text:span><text:span text:style-name="T180_2"><text:s/></text:span><text:span text:style-name="T180_3">scene</text:span></text:p>
          <text:list>
            <text:list-item>
              <text:p text:style-name="P181"><text:span text:style-name="T181_1">Penny</text:span><text:span text:style-name="T181_2"><text:s/></text:span><text:span text:style-name="T181_3">and</text:span><text:span text:style-name="T181_4"><text:s/></text:span><text:span text:style-name="T181_5">her</text:span><text:span text:style-name="T181_6"><text:s/></text:span><text:span text:style-name="T181_7">mother</text:span><text:span text:style-name="T181_8"><text:s/></text:span><text:span text:style-name="T181_9">are</text:span><text:span text:style-name="T181_10"><text:s/></text:span><text:span text:style-name="T181_11">now</text:span><text:span text:style-name="T181_12"><text:s/></text:span><text:span text:style-name="T181_13">sitting</text:span><text:span text:style-name="T181_14"><text:s/></text:span><text:span text:style-name="T181_15">in</text:span><text:span text:style-name="T181_16"><text:s/></text:span><text:span text:style-name="T181_17">Penny</text:span><text:span text:style-name="T181_18">’</text:span><text:span text:style-name="T181_19">s</text:span><text:span text:style-name="T181_20"><text:s/></text:span><text:span text:style-name="T181_21">bedroom</text:span><text:span text:style-name="T181_22">,<text:s/></text:span><text:span text:style-name="T181_23">Penny</text:span><text:span text:style-name="T181_24"><text:s/></text:span><text:span text:style-name="T181_25">in</text:span><text:span text:style-name="T181_26"><text:s/></text:span><text:span text:style-name="T181_27">bed</text:span></text:p>
              <text:list>
                <text:list-item>
                  <text:p text:style-name="P182"><text:span text:style-name="T182_1">Penny</text:span><text:span text:style-name="T182_2">:<text:s/></text:span><text:span text:style-name="T182_3">And</text:span><text:span text:style-name="T182_4"><text:s/></text:span><text:span text:style-name="T182_5">that</text:span><text:span text:style-name="T182_6">’</text:span><text:span text:style-name="T182_7">s</text:span><text:span text:style-name="T182_8"><text:s/></text:span><text:span text:style-name="T182_9">why</text:span><text:span text:style-name="T182_10"><text:s/></text:span><text:span text:style-name="T182_11">I</text:span><text:span text:style-name="T182_12"><text:s/></text:span><text:span text:style-name="T182_13">was</text:span><text:span text:style-name="T182_14"><text:s/></text:span><text:span text:style-name="T182_15">late</text:span><text:span text:style-name="T182_16">,<text:s/></text:span><text:span text:style-name="T182_17">Mommy</text:span><text:span text:style-name="T182_18">!</text:span></text:p>
                </text:list-item>
                <text:list-item>
                  <text:p text:style-name="P183"><text:span text:style-name="T183_1">Mother</text:span><text:span text:style-name="T183_2">:<text:s/></text:span><text:span text:style-name="T183_3">Uh</text:span><text:span text:style-name="T183_4"><text:s/></text:span><text:span text:style-name="T183_5">huh</text:span><text:span text:style-name="T183_6">.<text:s/></text:span><text:span text:style-name="T183_7">So</text:span><text:span text:style-name="T183_8"><text:s/></text:span><text:span text:style-name="T183_9">why</text:span><text:span text:style-name="T183_10"><text:s/></text:span><text:span text:style-name="T183_11">were</text:span><text:span text:style-name="T183_12"><text:s/></text:span><text:span text:style-name="T183_13">you</text:span><text:span text:style-name="T183_14"><text:s/></text:span><text:span text:style-name="T183_15">REALLY</text:span><text:span text:style-name="T183_16"><text:s/></text:span><text:span text:style-name="T183_17">late</text:span><text:span text:style-name="T183_18">?</text:span></text:p>
                </text:list-item>
                <text:list-item>
                  <text:p text:style-name="P184"><text:span text:style-name="T184_1">Penny</text:span><text:span text:style-name="T184_2">:<text:s/>…</text:span><text:span text:style-name="T184_3">I</text:span><text:span text:style-name="T184_4"><text:s/></text:span><text:span text:style-name="T184_5">was</text:span><text:span text:style-name="T184_6"><text:s/></text:span><text:span text:style-name="T184_7">at</text:span><text:span text:style-name="T184_8"><text:s/></text:span><text:span text:style-name="T184_9">the</text:span><text:span text:style-name="T184_10"><text:s/></text:span><text:span text:style-name="T184_11">arcade</text:span><text:span text:style-name="T184_12">.</text:span></text:p>
                </text:list-item>
              </text:list>
            </text:list-item>
            <text:list-item>
              <text:p text:style-name="P185"><text:span text:style-name="T185_1">Fade</text:span><text:span text:style-name="T185_2"><text:s/></text:span><text:span text:style-name="T185_3">to</text:span><text:span text:style-name="T185_4"><text:s/></text:span><text:span text:style-name="T185_5">black</text:span><text:span text:style-name="T185_6">,<text:s/></text:span><text:span text:style-name="T185_7">roll</text:span><text:span text:style-name="T185_8"><text:s/></text:span><text:span text:style-name="T185_9">credits</text:span><text:span text:style-name="T185_10">!</text:span></text:p>
            </text:list-item>
          </text:list>
        </text:list-item>
      </text:list>
      <text:p text:style-name="P186"/>
      <text:p text:style-name="P187"><text:span text:style-name="T187_1">IN</text:span><text:span text:style-name="T187_2"><text:s/></text:span><text:span text:style-name="T187_3">PROGRESS</text:span><text:span text:style-name="T187_4"><text:s/></text:span><text:span text:style-name="T187_5">CODE</text:span><text:span text:style-name="T187_6"><text:s/></text:span><text:span text:style-name="T187_7">VIEW</text:span><text:span text:style-name="T187_8"><text:s/>-<text:s/></text:span><text:span text:style-name="T187_9">Ernest</text:span><text:span text:style-name="T187_10"><text:s/>@<text:s/></text:span><text:span text:style-name="T187_11">Sat</text:span><text:span text:style-name="T187_12"><text:s/>13<text:s/></text:span><text:span text:style-name="T187_13">Jul</text:span><text:span text:style-name="T187_14"><text:s/>2013<text:s/>1<text:s/></text:span><text:span text:style-name="T187_15">AM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88"><text:span text:style-name="T188_1">Items</text:span></text:p>
          </table:table-cell>
          <table:table-cell table:style-name="Cell2">
            <text:p text:style-name="P189"/>
          </table:table-cell>
          <table:table-cell table:style-name="Cell3">
            <text:p text:style-name="P190"/>
          </table:table-cell>
          <table:table-cell table:style-name="Cell4">
            <text:p text:style-name="P191"/>
          </table:table-cell>
        </table:table-row>
        <table:table-row table:style-name="Row2">
          <table:table-cell table:style-name="Cell5">
            <text:p text:style-name="P192"><text:span text:style-name="T192_1">Scrabble</text:span><text:span text:style-name="T192_2"><text:s/></text:span><text:span text:style-name="T192_3">Interface</text:span></text:p>
          </table:table-cell>
          <table:table-cell table:style-name="Cell6">
            <text:p text:style-name="P193"><text:span text:style-name="T193_1">???</text:span></text:p>
          </table:table-cell>
          <table:table-cell table:style-name="Cell7">
            <text:p text:style-name="P194"/>
          </table:table-cell>
          <table:table-cell table:style-name="Cell8">
            <text:p text:style-name="P195"/>
          </table:table-cell>
        </table:table-row>
        <table:table-row table:style-name="Row3">
          <table:table-cell table:style-name="Cell9">
            <text:p text:style-name="P196"><text:span text:style-name="T196_1">Inventory</text:span><text:span text:style-name="T196_2"><text:s/></text:span><text:span text:style-name="T196_3">Interface</text:span></text:p>
          </table:table-cell>
          <table:table-cell table:style-name="Cell10">
            <text:p text:style-name="P197"><text:span text:style-name="T197_1">???</text:span></text:p>
          </table:table-cell>
          <table:table-cell table:style-name="Cell11">
            <text:p text:style-name="P198"/>
          </table:table-cell>
          <table:table-cell table:style-name="Cell12">
            <text:p text:style-name="P199"/>
          </table:table-cell>
        </table:table-row>
        <table:table-row table:style-name="Row4">
          <table:table-cell table:style-name="Cell13">
            <text:p text:style-name="P200"><text:span text:style-name="T200_1">Penny</text:span><text:span text:style-name="T200_2"><text:s/></text:span><text:span text:style-name="T200_3">Bedroom</text:span><text:span text:style-name="T200_4"><text:s/></text:span><text:span text:style-name="T200_5">Restart</text:span></text:p>
          </table:table-cell>
          <table:table-cell table:style-name="Cell14">
            <text:p text:style-name="P201"><text:span text:style-name="T201_1">Play</text:span><text:span text:style-name="T201_2"><text:s/></text:span><text:span text:style-name="T201_3">dialog</text:span><text:span text:style-name="T201_4">.<text:s/></text:span><text:span text:style-name="T201_5">End</text:span><text:span text:style-name="T201_6">.</text:span></text:p>
          </table:table-cell>
          <table:table-cell table:style-name="Cell15">
            <text:p text:style-name="P202"/>
          </table:table-cell>
          <table:table-cell table:style-name="Cell16">
            <text:p text:style-name="P203"/>
          </table:table-cell>
        </table:table-row>
        <table:table-row table:style-name="Row5">
          <table:table-cell table:style-name="Cell17">
            <text:p text:style-name="P204"><text:span text:style-name="T204_1">Reset</text:span><text:span text:style-name="T204_2"><text:s/></text:span><text:span text:style-name="T204_3">to</text:span><text:span text:style-name="T204_4"><text:s/></text:span><text:span text:style-name="T204_5">before</text:span><text:span text:style-name="T204_6"><text:s/></text:span><text:span text:style-name="T204_7">death</text:span><text:span text:style-name="T204_8"><text:s/></text:span><text:span text:style-name="T204_9">from</text:span><text:span text:style-name="T204_10"><text:s/></text:span><text:span text:style-name="T204_11">ledges</text:span></text:p>
          </table:table-cell>
          <table:table-cell table:style-name="Cell18">
            <text:p text:style-name="P205"><text:span text:style-name="T205_1">Save</text:span><text:span text:style-name="T205_2"><text:s/></text:span><text:span text:style-name="T205_3">the</text:span><text:span text:style-name="T205_4"><text:s/></text:span><text:span text:style-name="T205_5">start</text:span><text:span text:style-name="T205_6"><text:s/></text:span><text:span text:style-name="T205_7">local</text:span><text:span text:style-name="T205_8"><text:s/></text:span><text:span text:style-name="T205_9">to</text:span><text:span text:style-name="T205_10"><text:s/></text:span><text:span text:style-name="T205_11">anytime</text:span><text:span text:style-name="T205_12"><text:s/></text:span><text:span text:style-name="T205_13">you</text:span><text:span text:style-name="T205_14"><text:s/></text:span><text:span text:style-name="T205_15">jump</text:span><text:span text:style-name="T205_16">.<text:s/></text:span><text:span text:style-name="T205_17">Note</text:span><text:span text:style-name="T205_18"><text:s/></text:span><text:span text:style-name="T205_19">anti</text:span><text:span text:style-name="T205_20">-</text:span><text:span text:style-name="T205_21">spam</text:span><text:span text:style-name="T205_22"><text:s/></text:span><text:span text:style-name="T205_23">protection</text:span><text:span text:style-name="T205_24">.<text:s/>/</text:span></text:p>
            <text:p text:style-name="P206"><text:span text:style-name="T206_1">Use</text:span><text:span text:style-name="T206_2"><text:s/></text:span><text:span text:style-name="T206_3">collision</text:span><text:span text:style-name="T206_4"><text:s/></text:span><text:span text:style-name="T206_5">detection</text:span><text:span text:style-name="T206_6"><text:s/></text:span><text:span text:style-name="T206_7">to</text:span><text:span text:style-name="T206_8"><text:s/></text:span><text:span text:style-name="T206_9">place</text:span><text:span text:style-name="T206_10"><text:s/></text:span><text:span text:style-name="T206_11">a</text:span><text:span text:style-name="T206_12"><text:s/></text:span><text:span text:style-name="T206_13">spot</text:span><text:span text:style-name="T206_14"><text:s/></text:span><text:span text:style-name="T206_15">to</text:span><text:span text:style-name="T206_16"><text:s/></text:span><text:span text:style-name="T206_17">move</text:span><text:span text:style-name="T206_18"><text:s/></text:span><text:span text:style-name="T206_19">to</text:span><text:span text:style-name="T206_20">?</text:span></text:p>
            <text:p text:style-name="P207"><text:span text:style-name="T207_1">(</text:span><text:span text:style-name="T207_2">Tricky</text:span><text:span text:style-name="T207_3">?)</text:span></text:p>
          </table:table-cell>
          <table:table-cell table:style-name="Cell19">
            <text:p text:style-name="P208"/>
          </table:table-cell>
          <table:table-cell table:style-name="Cell20">
            <text:p text:style-name="P209"/>
          </table:table-cell>
        </table:table-row>
        <table:table-row table:style-name="Row6">
          <table:table-cell table:style-name="Cell21">
            <text:p text:style-name="P210"><text:span text:style-name="T210_1">Player</text:span></text:p>
          </table:table-cell>
          <table:table-cell table:style-name="Cell22">
            <text:p text:style-name="P211"><text:span text:style-name="T211_1">Navigate</text:span><text:span text:style-name="T211_2">,</text:span></text:p>
            <text:p text:style-name="P212"><text:span text:style-name="T212_1">Collide</text:span><text:span text:style-name="T212_2"><text:s/></text:span></text:p>
            <text:p text:style-name="P213"><text:span text:style-name="T213_1">(</text:span><text:span text:style-name="T213_2">This</text:span><text:span text:style-name="T213_3"><text:s/></text:span><text:span text:style-name="T213_4">should</text:span><text:span text:style-name="T213_5"><text:s/></text:span><text:span text:style-name="T213_6">be</text:span><text:span text:style-name="T213_7"><text:s/></text:span><text:span text:style-name="T213_8">built</text:span><text:span text:style-name="T213_9"><text:s/></text:span><text:span text:style-name="T213_10">in</text:span><text:span text:style-name="T213_11">)</text:span></text:p>
          </table:table-cell>
          <table:table-cell table:style-name="Cell23">
            <text:p text:style-name="P214"/>
          </table:table-cell>
          <table:table-cell table:style-name="Cell24">
            <text:p text:style-name="P215"/>
          </table:table-cell>
        </table:table-row>
        <table:table-row table:style-name="Row7">
          <table:table-cell table:style-name="Cell25">
            <text:p text:style-name="P216"><text:span text:style-name="T216_1">Player</text:span><text:span text:style-name="T216_2"><text:s/></text:span><text:span text:style-name="T216_3">Taser</text:span><text:span text:style-name="T216_4"><text:s/></text:span><text:span text:style-name="T216_5">W</text:span><text:span text:style-name="T216_6">/<text:s/></text:span><text:span text:style-name="T216_7">Arm</text:span></text:p>
          </table:table-cell>
          <table:table-cell table:style-name="Cell26">
            <text:p text:style-name="P217"><text:span text:style-name="T217_1">Has</text:span><text:span text:style-name="T217_2"><text:s/></text:span><text:span text:style-name="T217_3">stun</text:span></text:p>
          </table:table-cell>
          <table:table-cell table:style-name="Cell27">
            <text:p text:style-name="P218"/>
          </table:table-cell>
          <table:table-cell table:style-name="Cell28">
            <text:p text:style-name="P219"/>
          </table:table-cell>
        </table:table-row>
        <table:table-row table:style-name="Row8">
          <table:table-cell table:style-name="Cell29">
            <text:p text:style-name="P220"><text:span text:style-name="T220_1">Jump</text:span><text:span text:style-name="T220_2"><text:s/>“</text:span><text:span text:style-name="T220_3">X</text:span><text:span text:style-name="T220_4">”<text:s/>(4</text:span><text:span text:style-name="T220_5">x</text:span><text:span text:style-name="T220_6"><text:s/></text:span><text:span text:style-name="T220_7">High</text:span><text:span text:style-name="T220_8">)</text:span></text:p>
          </table:table-cell>
          <table:table-cell table:style-name="Cell30">
            <text:p text:style-name="P221"><text:span text:style-name="T221_1">???<text:s/></text:span><text:span text:style-name="T221_2">One</text:span><text:span text:style-name="T221_3"><text:s/></text:span><text:span text:style-name="T221_4">button</text:span><text:span text:style-name="T221_5"><text:s/></text:span><text:span text:style-name="T221_6">only</text:span><text:span text:style-name="T221_7">?</text:span></text:p>
          </table:table-cell>
          <table:table-cell table:style-name="Cell31">
            <text:p text:style-name="P222"/>
          </table:table-cell>
          <table:table-cell table:style-name="Cell32">
            <text:p text:style-name="P223"/>
          </table:table-cell>
        </table:table-row>
        <table:table-row table:style-name="Row9">
          <table:table-cell table:style-name="Cell33">
            <text:p text:style-name="P224"><text:span text:style-name="T224_1">Action</text:span><text:span text:style-name="T224_2"><text:s/>“</text:span><text:span text:style-name="T224_3">C</text:span><text:span text:style-name="T224_4">”</text:span></text:p>
          </table:table-cell>
          <table:table-cell table:style-name="Cell34">
            <text:p text:style-name="P225"><text:span text:style-name="T225_1">???</text:span></text:p>
          </table:table-cell>
          <table:table-cell table:style-name="Cell35">
            <text:p text:style-name="P226"/>
          </table:table-cell>
          <table:table-cell table:style-name="Cell36">
            <text:p text:style-name="P227"/>
          </table:table-cell>
        </table:table-row>
        <table:table-row table:style-name="Row10">
          <table:table-cell table:style-name="Cell37">
            <text:p text:style-name="P228"><text:span text:style-name="T228_1">Dialog</text:span><text:span text:style-name="T228_2"><text:s/></text:span></text:p>
          </table:table-cell>
          <table:table-cell table:style-name="Cell38">
            <text:p text:style-name="P229"><text:span text:style-name="T229_1">Show</text:span><text:span text:style-name="T229_2"><text:s/>[</text:span><text:span text:style-name="T229_3">girl</text:span><text:span text:style-name="T229_4"><text:s/></text:span><text:span text:style-name="T229_5">headshot</text:span><text:span text:style-name="T229_6">]<text:s/>[</text:span><text:span text:style-name="T229_7">adversary</text:span><text:span text:style-name="T229_8"><text:s/></text:span><text:span text:style-name="T229_9">headshot</text:span><text:span text:style-name="T229_10">]</text:span></text:p>
            <text:p text:style-name="P230"><text:span text:style-name="T230_1">and</text:span><text:span text:style-name="T230_2"><text:s/></text:span><text:span text:style-name="T230_3">text</text:span></text:p>
          </table:table-cell>
          <table:table-cell table:style-name="Cell39">
            <text:p text:style-name="P231"/>
          </table:table-cell>
          <table:table-cell table:style-name="Cell40">
            <text:p text:style-name="P232"/>
          </table:table-cell>
        </table:table-row>
        <table:table-row table:style-name="Row11">
          <table:table-cell table:style-name="Cell41">
            <text:p text:style-name="P233"><text:span text:style-name="T233_1">Item</text:span></text:p>
          </table:table-cell>
          <table:table-cell table:style-name="Cell42">
            <text:p text:style-name="P234"><text:span text:style-name="T234_1">Empty</text:span><text:span text:style-name="T234_2"><text:s/></text:span><text:span text:style-name="T234_3">item</text:span><text:span text:style-name="T234_4"><text:s/>/<text:s/></text:span><text:span text:style-name="T234_5">Full</text:span><text:span text:style-name="T234_6"><text:s/></text:span><text:span text:style-name="T234_7">item</text:span><text:span text:style-name="T234_8"><text:s/>/<text:s/></text:span><text:span text:style-name="T234_9">Prop</text:span><text:span text:style-name="T234_10"><text:s/></text:span></text:p>
            <text:p text:style-name="P235"><text:span text:style-name="T235_1">Animate</text:span><text:span text:style-name="T235_2"><text:s/></text:span><text:span text:style-name="T235_3">item</text:span></text:p>
          </table:table-cell>
          <table:table-cell table:style-name="Cell43">
            <text:p text:style-name="P236"/>
          </table:table-cell>
          <table:table-cell table:style-name="Cell44">
            <text:p text:style-name="P237"/>
          </table:table-cell>
        </table:table-row>
        <table:table-row table:style-name="Row12">
          <table:table-cell table:style-name="Cell45">
            <text:p text:style-name="P238"><text:span text:style-name="T238_1">Adversary</text:span><text:span text:style-name="T238_2"><text:s/></text:span></text:p>
          </table:table-cell>
          <table:table-cell table:style-name="Cell46">
            <text:p text:style-name="P239"/>
          </table:table-cell>
          <table:table-cell table:style-name="Cell47">
            <text:p text:style-name="P240"/>
          </table:table-cell>
          <table:table-cell table:style-name="Cell48">
            <text:p text:style-name="P241"/>
          </table:table-cell>
        </table:table-row>
        <table:table-row table:style-name="Row13">
          <table:table-cell table:style-name="Cell49">
            <text:p text:style-name="P242"><text:span text:style-name="T242_1">Adversary</text:span><text:span text:style-name="T242_2"><text:s/></text:span><text:span text:style-name="T242_3">Actions</text:span></text:p>
          </table:table-cell>
          <table:table-cell table:style-name="Cell50">
            <text:p text:style-name="P243"/>
          </table:table-cell>
          <table:table-cell table:style-name="Cell51">
            <text:p text:style-name="P244"/>
          </table:table-cell>
          <table:table-cell table:style-name="Cell52">
            <text:p text:style-name="P245"/>
          </table:table-cell>
        </table:table-row>
        <table:table-row table:style-name="Row14">
          <table:table-cell table:style-name="Cell53">
            <text:p text:style-name="P246"><text:span text:style-name="T246_1">Credits</text:span></text:p>
          </table:table-cell>
          <table:table-cell table:style-name="Cell54">
            <text:p text:style-name="P247"><text:span text:style-name="T247_1">Reuse</text:span><text:span text:style-name="T247_2"><text:s/></text:span><text:span text:style-name="T247_3">the</text:span><text:span text:style-name="T247_4"><text:s/></text:span><text:span text:style-name="T247_5">Dialog</text:span><text:span text:style-name="T247_6"><text:s/></text:span><text:span text:style-name="T247_7">Screen</text:span><text:span text:style-name="T247_8">?</text:span></text:p>
          </table:table-cell>
          <table:table-cell table:style-name="Cell55">
            <text:p text:style-name="P248"/>
          </table:table-cell>
          <table:table-cell table:style-name="Cell56">
            <text:p text:style-name="P249"/>
          </table:table-cell>
        </table:table-row>
      </table:table>
      <text:p text:style-name="P2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